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Pictures/2000000A000000DF000000DFA49E5E3A.svm" manifest:media-type=""/>
  <manifest:file-entry manifest:full-path="Object 5/Pictures/2000000A000000DF000000DF6E63EBE2.svm" manifest:media-type=""/>
  <manifest:file-entry manifest:full-path="Object 5/Pictures/2000000A000000DF000000DF0C73D8B8.svm" manifest:media-type=""/>
  <manifest:file-entry manifest:full-path="Object 5/Pictures/2000000A000000DF000000DFB32BCA89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04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les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fpm</text:p>
          </table:table-cell>
          <table:table-cell table:style-name="Default" office:value-type="string" calcext:value-type="string">
            <text:p><text:s/>updateSteinerGrid</text:p>
          </table:table-cell>
          <table:table-cell office:value-type="string" calcext:value-type="string">
            <text:p><text:s/>shrinkManifold</text:p>
          </table:table-cell>
          <table:table-cell office:value-type="string" calcext:value-type="string">
            <text:p><text:s/>shrinkSingle</text:p>
          </table:table-cell>
          <table:table-cell office:value-type="string" calcext:value-type="string">
            <text:p><text:s/>shrinkSeveral</text:p>
          </table:table-cell>
          <table:table-cell office:value-type="string" calcext:value-type="string">
            <text:p><text:s/>Add new vertices</text:p>
          </table:table-cell>
          <table:table-cell office:value-type="string" calcext:value-type="string">
            <text:p><text:s/>Move vertices</text:p>
          </table:table-cell>
          <table:table-cell office:value-type="string" calcext:value-type="string">
            <text:p><text:s/>Move Cameras</text:p>
          </table:table-cell>
          <table:table-cell office:value-type="string" calcext:value-type="string">
            <text:p><text:s/>rayUntracing</text:p>
          </table:table-cell>
          <table:table-cell office:value-type="string" calcext:value-type="string">
            <text:p><text:s/>rayTracing</text:p>
          </table:table-cell>
          <table:table-cell office:value-type="string" calcext:value-type="string">
            <text:p><text:s/>rayRetracing</text:p>
          </table:table-cell>
          <table:table-cell office:value-type="string" calcext:value-type="string">
            <text:p><text:s/>growManifold</text:p>
          </table:table-cell>
          <table:table-cell office:value-type="string" calcext:value-type="string">
            <text:p><text:s/>growManifoldSev</text:p>
          </table:table-cell>
          <table:table-cell office:value-type="string" calcext:value-type="string">
            <text:p><text:s/>growManifold</text:p>
          </table:table-cell>
          <table:table-cell office:value-type="string" calcext:value-type="string">
            <text:p><text:s/>InsertInBoundary</text:p>
          </table:table-cell>
          <table:table-cell office:value-type="string" calcext:value-type="string">
            <text:p><text:s/>RemoveFromBoundary</text:p>
          </table:table-cell>
          <table:table-cell office:value-type="string" calcext:value-type="string">
            <text:p><text:s/>addedPoints</text:p>
          </table:table-cell>
          <table:table-cell office:value-type="string" calcext:value-type="string">
            <text:p><text:s/>movedPoints</text:p>
          </table:table-cell>
          <table:table-cell office:value-type="string" calcext:value-type="string">
            <text:p><text:s/>Overall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table:formula="of:=AVERAGE([.B$15:.B$59])" office:value-type="float" office:value="0.00133006666666667" calcext:value-type="float">
            <text:p>0.0013300667</text:p>
          </table:table-cell>
          <table:table-cell table:formula="of:=AVERAGE([.C$15:.C$59])" office:value-type="float" office:value="0.473180733333333" calcext:value-type="float">
            <text:p>0.4731807333</text:p>
          </table:table-cell>
          <table:table-cell table:formula="of:=AVERAGE([.D$15:.D$59])" office:value-type="float" office:value="0.393466555555556" calcext:value-type="float">
            <text:p>0.3934665556</text:p>
          </table:table-cell>
          <table:table-cell table:formula="of:=AVERAGE([.E$15:.E$59])" office:value-type="float" office:value="0.0792366" calcext:value-type="float">
            <text:p>0.0792366</text:p>
          </table:table-cell>
          <table:table-cell table:formula="of:=AVERAGE([.F$15:.F$59])" office:value-type="float" office:value="0.0707356666666667" calcext:value-type="float">
            <text:p>0.0707356667</text:p>
          </table:table-cell>
          <table:table-cell table:formula="of:=AVERAGE([.G$15:.G$59])" office:value-type="float" office:value="0" calcext:value-type="float">
            <text:p>0</text:p>
          </table:table-cell>
          <table:table-cell table:formula="of:=AVERAGE([.H$15:.H$59])" office:value-type="float" office:value="0" calcext:value-type="float">
            <text:p>0</text:p>
          </table:table-cell>
          <table:table-cell table:formula="of:=AVERAGE([.I$15:.I$59])" office:value-type="float" office:value="0" calcext:value-type="float">
            <text:p>0</text:p>
          </table:table-cell>
          <table:table-cell table:formula="of:=AVERAGE([.J$15:.J$59])" office:value-type="float" office:value="0.201630022222222" calcext:value-type="float">
            <text:p>0.2016300222</text:p>
          </table:table-cell>
          <table:table-cell table:formula="of:=AVERAGE([.K$15:.K$59])" office:value-type="float" office:value="0.118537844444444" calcext:value-type="float">
            <text:p>0.1185378444</text:p>
          </table:table-cell>
          <table:table-cell table:formula="of:=AVERAGE([.L$15:.L$59])" office:value-type="float" office:value="0.356027533333333" calcext:value-type="float">
            <text:p>0.3560275333</text:p>
          </table:table-cell>
          <table:table-cell table:formula="of:=AVERAGE([.M$15:.M$59])" office:value-type="float" office:value="0.0661495555555555" calcext:value-type="float">
            <text:p>0.0661495556</text:p>
          </table:table-cell>
          <table:table-cell table:formula="of:=AVERAGE([.N$15:.N$59])" office:value-type="float" office:value="0.0368308222222222" calcext:value-type="float">
            <text:p>0.0368308222</text:p>
          </table:table-cell>
          <table:table-cell table:formula="of:=AVERAGE([.O$15:.O$59])" office:value-type="float" office:value="0.074437632" calcext:value-type="float">
            <text:p>0.074437632</text:p>
          </table:table-cell>
          <table:table-cell table:formula="of:=AVERAGE([.P$15:.P$59])" office:value-type="float" office:value="0.0785923942222222" calcext:value-type="float">
            <text:p>0.0785923942</text:p>
          </table:table-cell>
          <table:table-cell table:formula="of:=AVERAGE([.Q$15:.Q$59])" office:value-type="float" office:value="1.34138888888889" calcext:value-type="float">
            <text:p>1.3413888889</text:p>
          </table:table-cell>
          <table:table-cell table:formula="of:=AVERAGE([.R$15:.R$59])" office:value-type="float" office:value="0" calcext:value-type="float">
            <text:p>0</text:p>
          </table:table-cell>
          <table:table-cell table:formula="of:=AVERAGE([.S$15:.S$59])" office:value-type="float" office:value="1.37268206666667" calcext:value-type="float">
            <text:p>1.372682066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AVERAGE([.B$66:.B$110])" office:value-type="float" office:value="0.00138377777777778" calcext:value-type="float">
            <text:p>0.0013837778</text:p>
          </table:table-cell>
          <table:table-cell table:formula="of:=AVERAGE([.C$66:.C$110])" office:value-type="float" office:value="1.12887306666667" calcext:value-type="float">
            <text:p>1.1288730667</text:p>
          </table:table-cell>
          <table:table-cell table:formula="of:=AVERAGE([.D$66:.D$110])" office:value-type="float" office:value="0.994858844444444" calcext:value-type="float">
            <text:p>0.9948588444</text:p>
          </table:table-cell>
          <table:table-cell table:formula="of:=AVERAGE([.E$66:.E$110])" office:value-type="float" office:value="0.133316866666667" calcext:value-type="float">
            <text:p>0.1333168667</text:p>
          </table:table-cell>
          <table:table-cell table:formula="of:=AVERAGE([.F$66:.F$110])" office:value-type="float" office:value="0.193710133333333" calcext:value-type="float">
            <text:p>0.1937101333</text:p>
          </table:table-cell>
          <table:table-cell table:formula="of:=AVERAGE([.G$66:.G$110])" office:value-type="float" office:value="0" calcext:value-type="float">
            <text:p>0</text:p>
          </table:table-cell>
          <table:table-cell table:formula="of:=AVERAGE([.H$66:.H$110])" office:value-type="float" office:value="0" calcext:value-type="float">
            <text:p>0</text:p>
          </table:table-cell>
          <table:table-cell table:formula="of:=AVERAGE([.I$66:.I$110])" office:value-type="float" office:value="0" calcext:value-type="float">
            <text:p>0</text:p>
          </table:table-cell>
          <table:table-cell table:formula="of:=AVERAGE([.J$66:.J$110])" office:value-type="float" office:value="0.464285355555556" calcext:value-type="float">
            <text:p>0.4642853556</text:p>
          </table:table-cell>
          <table:table-cell table:formula="of:=AVERAGE([.K$66:.K$110])" office:value-type="float" office:value="0.276546177777778" calcext:value-type="float">
            <text:p>0.2765461778</text:p>
          </table:table-cell>
          <table:table-cell table:formula="of:=AVERAGE([.L$66:.L$110])" office:value-type="float" office:value="0.941458866666667" calcext:value-type="float">
            <text:p>0.9414588667</text:p>
          </table:table-cell>
          <table:table-cell table:formula="of:=AVERAGE([.M$66:.M$110])" office:value-type="float" office:value="0.113468577777778" calcext:value-type="float">
            <text:p>0.1134685778</text:p>
          </table:table-cell>
          <table:table-cell table:formula="of:=AVERAGE([.N$66:.N$110])" office:value-type="float" office:value="0.0820527111111111" calcext:value-type="float">
            <text:p>0.0820527111</text:p>
          </table:table-cell>
          <table:table-cell table:formula="of:=AVERAGE([.O$66:.O$110])" office:value-type="float" office:value="0.167303035555556" calcext:value-type="float">
            <text:p>0.1673030356</text:p>
          </table:table-cell>
          <table:table-cell table:formula="of:=AVERAGE([.P$66:.P$110])" office:value-type="float" office:value="0.169580324444444" calcext:value-type="float">
            <text:p>0.1695803244</text:p>
          </table:table-cell>
          <table:table-cell table:formula="of:=AVERAGE([.Q$66:.Q$110])" office:value-type="float" office:value="2.68283333333333" calcext:value-type="float">
            <text:p>2.6828333333</text:p>
          </table:table-cell>
          <table:table-cell table:formula="of:=AVERAGE([.R$66:.R$110])" office:value-type="float" office:value="0" calcext:value-type="float">
            <text:p>0</text:p>
          </table:table-cell>
          <table:table-cell table:formula="of:=AVERAGE([.S$66:.S$110])" office:value-type="float" office:value="3.28563577777778" calcext:value-type="float">
            <text:p>3.285635777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AVERAGE([.B$118:.B$162])" office:value-type="float" office:value="0.00149437777777778" calcext:value-type="float">
            <text:p>0.0014943778</text:p>
          </table:table-cell>
          <table:table-cell table:formula="of:=AVERAGE([.C$118:.C$162])" office:value-type="float" office:value="1.98332842222222" calcext:value-type="float">
            <text:p>1.9833284222</text:p>
          </table:table-cell>
          <table:table-cell table:formula="of:=AVERAGE([.D$118:.D$162])" office:value-type="float" office:value="1.8256298" calcext:value-type="float">
            <text:p>1.8256298</text:p>
          </table:table-cell>
          <table:table-cell table:formula="of:=AVERAGE([.E$118:.E$162])" office:value-type="float" office:value="0.156967911111111" calcext:value-type="float">
            <text:p>0.1569679111</text:p>
          </table:table-cell>
          <table:table-cell table:formula="of:=AVERAGE([.F$118:.F$162])" office:value-type="float" office:value="0.3147302" calcext:value-type="float">
            <text:p>0.3147302</text:p>
          </table:table-cell>
          <table:table-cell table:formula="of:=AVERAGE([.G$118:.G$162])" office:value-type="float" office:value="0" calcext:value-type="float">
            <text:p>0</text:p>
          </table:table-cell>
          <table:table-cell table:formula="of:=AVERAGE([.H$118:.H$162])" office:value-type="float" office:value="0" calcext:value-type="float">
            <text:p>0</text:p>
          </table:table-cell>
          <table:table-cell table:formula="of:=AVERAGE([.I$118:.I$162])" office:value-type="float" office:value="0" calcext:value-type="float">
            <text:p>0</text:p>
          </table:table-cell>
          <table:table-cell table:formula="of:=AVERAGE([.J$118:.J$162])" office:value-type="float" office:value="0.751016244444444" calcext:value-type="float">
            <text:p>0.7510162444</text:p>
          </table:table-cell>
          <table:table-cell table:formula="of:=AVERAGE([.K$118:.K$162])" office:value-type="float" office:value="0.463694488888889" calcext:value-type="float">
            <text:p>0.4636944889</text:p>
          </table:table-cell>
          <table:table-cell table:formula="of:=AVERAGE([.L$118:.L$162])" office:value-type="float" office:value="1.78920728888889" calcext:value-type="float">
            <text:p>1.7892072889</text:p>
          </table:table-cell>
          <table:table-cell table:formula="of:=AVERAGE([.M$118:.M$162])" office:value-type="float" office:value="0.134024377777778" calcext:value-type="float">
            <text:p>0.1340243778</text:p>
          </table:table-cell>
          <table:table-cell table:formula="of:=AVERAGE([.N$118:.N$162])" office:value-type="float" office:value="0.122208533333333" calcext:value-type="float">
            <text:p>0.1222085333</text:p>
          </table:table-cell>
          <table:table-cell table:formula="of:=AVERAGE([.O$118:.O$162])" office:value-type="float" office:value="0.269364953333333" calcext:value-type="float">
            <text:p>0.2693649533</text:p>
          </table:table-cell>
          <table:table-cell table:formula="of:=AVERAGE([.P$118:.P$162])" office:value-type="float" office:value="0.26822494" calcext:value-type="float">
            <text:p>0.26822494</text:p>
          </table:table-cell>
          <table:table-cell table:formula="of:=AVERAGE([.Q$118:.Q$162])" office:value-type="float" office:value="4.02455555555556" calcext:value-type="float">
            <text:p>4.0245555556</text:p>
          </table:table-cell>
          <table:table-cell table:formula="of:=AVERAGE([.R$118:.R$162])" office:value-type="float" office:value="0" calcext:value-type="float">
            <text:p>0</text:p>
          </table:table-cell>
          <table:table-cell table:formula="of:=AVERAGE([.S$118:.S$162])" office:value-type="float" office:value="5.68466311111111" calcext:value-type="float">
            <text:p>5.6846631111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AVERAGE([.B$168:.B$212])" office:value-type="float" office:value="0.00444313333333333" calcext:value-type="float">
            <text:p>0.0044431333</text:p>
          </table:table-cell>
          <table:table-cell table:formula="of:=AVERAGE([.C$168:.C$212])" office:value-type="float" office:value="3.23828124444444" calcext:value-type="float">
            <text:p>3.2382812444</text:p>
          </table:table-cell>
          <table:table-cell table:formula="of:=AVERAGE([.D$168:.D$212])" office:value-type="float" office:value="2.97249833333333" calcext:value-type="float">
            <text:p>2.9724983333</text:p>
          </table:table-cell>
          <table:table-cell table:formula="of:=AVERAGE([.E$168:.E$212])" office:value-type="float" office:value="0.264952266666667" calcext:value-type="float">
            <text:p>0.2649522667</text:p>
          </table:table-cell>
          <table:table-cell table:formula="of:=AVERAGE([.F$168:.F$212])" office:value-type="float" office:value="0.454469866666667" calcext:value-type="float">
            <text:p>0.4544698667</text:p>
          </table:table-cell>
          <table:table-cell table:formula="of:=AVERAGE([.G$168:.G$212])" office:value-type="float" office:value="0" calcext:value-type="float">
            <text:p>0</text:p>
          </table:table-cell>
          <table:table-cell table:formula="of:=AVERAGE([.H$168:.H$212])" office:value-type="float" office:value="0" calcext:value-type="float">
            <text:p>0</text:p>
          </table:table-cell>
          <table:table-cell table:formula="of:=AVERAGE([.I$168:.I$212])" office:value-type="float" office:value="0" calcext:value-type="float">
            <text:p>0</text:p>
          </table:table-cell>
          <table:table-cell table:formula="of:=AVERAGE([.J$168:.J$212])" office:value-type="float" office:value="1.12775786666667" calcext:value-type="float">
            <text:p>1.1277578667</text:p>
          </table:table-cell>
          <table:table-cell table:formula="of:=AVERAGE([.K$168:.K$212])" office:value-type="float" office:value="0.687255022222222" calcext:value-type="float">
            <text:p>0.6872550222</text:p>
          </table:table-cell>
          <table:table-cell table:formula="of:=AVERAGE([.L$168:.L$212])" office:value-type="float" office:value="2.9775144" calcext:value-type="float">
            <text:p>2.9775144</text:p>
          </table:table-cell>
          <table:table-cell table:formula="of:=AVERAGE([.M$168:.M$212])" office:value-type="float" office:value="0.157751177777778" calcext:value-type="float">
            <text:p>0.1577511778</text:p>
          </table:table-cell>
          <table:table-cell table:formula="of:=AVERAGE([.N$168:.N$212])" office:value-type="float" office:value="0.177583933333333" calcext:value-type="float">
            <text:p>0.1775839333</text:p>
          </table:table-cell>
          <table:table-cell table:formula="of:=AVERAGE([.O$168:.O$212])" office:value-type="float" office:value="0.402364911111111" calcext:value-type="float">
            <text:p>0.4023649111</text:p>
          </table:table-cell>
          <table:table-cell table:formula="of:=AVERAGE([.P$168:.P$212])" office:value-type="float" office:value="0.397847468888889" calcext:value-type="float">
            <text:p>0.3978474689</text:p>
          </table:table-cell>
          <table:table-cell table:formula="of:=AVERAGE([.Q$168:.Q$212])" office:value-type="float" office:value="5.36633333333333" calcext:value-type="float">
            <text:p>5.3663333333</text:p>
          </table:table-cell>
          <table:table-cell table:formula="of:=AVERAGE([.R$168:.R$212])" office:value-type="float" office:value="0" calcext:value-type="float">
            <text:p>0</text:p>
          </table:table-cell>
          <table:table-cell table:formula="of:=AVERAGE([.S$168:.S$212])" office:value-type="float" office:value="8.99617266666667" calcext:value-type="float">
            <text:p>8.9961726667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 office:value-type="string" calcext:value-type="string">
            <text:p>fpm</text:p>
          </table:table-cell>
          <table:table-cell table:style-name="Default" office:value-type="string" calcext:value-type="string">
            <text:p><text:s/>updateSteinerGrid</text:p>
          </table:table-cell>
          <table:table-cell office:value-type="string" calcext:value-type="string">
            <text:p><text:s/>shrinkManifold</text:p>
          </table:table-cell>
          <table:table-cell office:value-type="string" calcext:value-type="string">
            <text:p><text:s/>shrinkSingle</text:p>
          </table:table-cell>
          <table:table-cell office:value-type="string" calcext:value-type="string">
            <text:p><text:s/>shrinkSeveral</text:p>
          </table:table-cell>
          <table:table-cell office:value-type="string" calcext:value-type="string">
            <text:p><text:s/>Add new vertices</text:p>
          </table:table-cell>
          <table:table-cell office:value-type="string" calcext:value-type="string">
            <text:p><text:s/>Move vertices</text:p>
          </table:table-cell>
          <table:table-cell office:value-type="string" calcext:value-type="string">
            <text:p><text:s/>Move Cameras</text:p>
          </table:table-cell>
          <table:table-cell office:value-type="string" calcext:value-type="string">
            <text:p><text:s/>rayUntracing</text:p>
          </table:table-cell>
          <table:table-cell office:value-type="string" calcext:value-type="string">
            <text:p><text:s/>rayTracing</text:p>
          </table:table-cell>
          <table:table-cell office:value-type="string" calcext:value-type="string">
            <text:p><text:s/>rayRetracing</text:p>
          </table:table-cell>
          <table:table-cell office:value-type="string" calcext:value-type="string">
            <text:p><text:s/>growManifold</text:p>
          </table:table-cell>
          <table:table-cell office:value-type="string" calcext:value-type="string">
            <text:p><text:s/>growManifoldSev</text:p>
          </table:table-cell>
          <table:table-cell office:value-type="string" calcext:value-type="string">
            <text:p><text:s/>growManifold</text:p>
          </table:table-cell>
          <table:table-cell office:value-type="string" calcext:value-type="string">
            <text:p><text:s/>InsertInBoundary</text:p>
          </table:table-cell>
          <table:table-cell office:value-type="string" calcext:value-type="string">
            <text:p><text:s/>RemoveFromBoundary</text:p>
          </table:table-cell>
          <table:table-cell office:value-type="string" calcext:value-type="string">
            <text:p><text:s/>addedPoints</text:p>
          </table:table-cell>
          <table:table-cell office:value-type="string" calcext:value-type="string">
            <text:p><text:s/>movedPoints</text:p>
          </table:table-cell>
          <table:table-cell office:value-type="string" calcext:value-type="string">
            <text:p><text:s/>Overall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table:formula="of:=AVERAGE([.B$15:.B$59])/([.$A8]+1)" office:value-type="float" office:value="0.00133006666666667" calcext:value-type="float">
            <text:p>0.0013300667</text:p>
          </table:table-cell>
          <table:table-cell table:formula="of:=AVERAGE([.C$15:.C$59])/([.$A8]+1)" office:value-type="float" office:value="0.473180733333333" calcext:value-type="float">
            <text:p>0.4731807333</text:p>
          </table:table-cell>
          <table:table-cell table:formula="of:=AVERAGE([.D$15:.D$59])/([.$A8]+1)" office:value-type="float" office:value="0.393466555555556" calcext:value-type="float">
            <text:p>0.3934665556</text:p>
          </table:table-cell>
          <table:table-cell table:formula="of:=AVERAGE([.E$15:.E$59])/([.$A8]+1)" office:value-type="float" office:value="0.0792366" calcext:value-type="float">
            <text:p>0.0792366</text:p>
          </table:table-cell>
          <table:table-cell table:formula="of:=AVERAGE([.F$15:.F$59])/([.$A8]+1)" office:value-type="float" office:value="0.0707356666666667" calcext:value-type="float">
            <text:p>0.0707356667</text:p>
          </table:table-cell>
          <table:table-cell table:formula="of:=AVERAGE([.G$15:.G$59])/([.$A8]+1)" office:value-type="float" office:value="0" calcext:value-type="float">
            <text:p>0</text:p>
          </table:table-cell>
          <table:table-cell table:formula="of:=AVERAGE([.H$15:.H$59])/([.$A8]+1)" office:value-type="float" office:value="0" calcext:value-type="float">
            <text:p>0</text:p>
          </table:table-cell>
          <table:table-cell table:formula="of:=AVERAGE([.I$15:.I$59])/([.$A8]+1)" office:value-type="float" office:value="0" calcext:value-type="float">
            <text:p>0</text:p>
          </table:table-cell>
          <table:table-cell table:formula="of:=AVERAGE([.J$15:.J$59])/([.$A8]+1)" office:value-type="float" office:value="0.201630022222222" calcext:value-type="float">
            <text:p>0.2016300222</text:p>
          </table:table-cell>
          <table:table-cell table:formula="of:=AVERAGE([.K$15:.K$59])/([.$A8]+1)" office:value-type="float" office:value="0.118537844444444" calcext:value-type="float">
            <text:p>0.1185378444</text:p>
          </table:table-cell>
          <table:table-cell table:formula="of:=AVERAGE([.L$15:.L$59])/([.$A8]+1)" office:value-type="float" office:value="0.356027533333333" calcext:value-type="float">
            <text:p>0.3560275333</text:p>
          </table:table-cell>
          <table:table-cell table:formula="of:=AVERAGE([.M$15:.M$59])/([.$A8]+1)" office:value-type="float" office:value="0.0661495555555555" calcext:value-type="float">
            <text:p>0.0661495556</text:p>
          </table:table-cell>
          <table:table-cell table:formula="of:=AVERAGE([.N$15:.N$59])/([.$A8]+1)" office:value-type="float" office:value="0.0368308222222222" calcext:value-type="float">
            <text:p>0.0368308222</text:p>
          </table:table-cell>
          <table:table-cell table:formula="of:=AVERAGE([.O$15:.O$59])/([.$A8]+1)" office:value-type="float" office:value="0.074437632" calcext:value-type="float">
            <text:p>0.074437632</text:p>
          </table:table-cell>
          <table:table-cell table:formula="of:=AVERAGE([.P$15:.P$59])/([.$A8]+1)" office:value-type="float" office:value="0.0785923942222222" calcext:value-type="float">
            <text:p>0.0785923942</text:p>
          </table:table-cell>
          <table:table-cell table:formula="of:=AVERAGE([.Q$15:.Q$59])/([.$A8]+1)" office:value-type="float" office:value="1.34138888888889" calcext:value-type="float">
            <text:p>1.3413888889</text:p>
          </table:table-cell>
          <table:table-cell table:formula="of:=AVERAGE([.R$15:.R$59])/([.$A8]+1)" office:value-type="float" office:value="0" calcext:value-type="float">
            <text:p>0</text:p>
          </table:table-cell>
          <table:table-cell table:formula="of:=AVERAGE([.S$15:.S$59])/([.$A8]+1)" office:value-type="float" office:value="1.37268206666667" calcext:value-type="float">
            <text:p>1.372682066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AVERAGE([.B$66:.B$110])/([.$A9]+1)" office:value-type="float" office:value="0.000691888888888889" calcext:value-type="float">
            <text:p>0.0006918889</text:p>
          </table:table-cell>
          <table:table-cell table:formula="of:=AVERAGE([.C$66:.C$110])/([.$A9]+1)" office:value-type="float" office:value="0.564436533333333" calcext:value-type="float">
            <text:p>0.5644365333</text:p>
          </table:table-cell>
          <table:table-cell table:formula="of:=AVERAGE([.D$66:.D$110])/([.$A9]+1)" office:value-type="float" office:value="0.497429422222222" calcext:value-type="float">
            <text:p>0.4974294222</text:p>
          </table:table-cell>
          <table:table-cell table:formula="of:=AVERAGE([.E$66:.E$110])/([.$A9]+1)" office:value-type="float" office:value="0.0666584333333333" calcext:value-type="float">
            <text:p>0.0666584333</text:p>
          </table:table-cell>
          <table:table-cell table:formula="of:=AVERAGE([.F$66:.F$110])/([.$A9]+1)" office:value-type="float" office:value="0.0968550666666666" calcext:value-type="float">
            <text:p>0.0968550667</text:p>
          </table:table-cell>
          <table:table-cell table:formula="of:=AVERAGE([.G$66:.G$110])/([.$A9]+1)" office:value-type="float" office:value="0" calcext:value-type="float">
            <text:p>0</text:p>
          </table:table-cell>
          <table:table-cell table:formula="of:=AVERAGE([.H$66:.H$110])/([.$A9]+1)" office:value-type="float" office:value="0" calcext:value-type="float">
            <text:p>0</text:p>
          </table:table-cell>
          <table:table-cell table:formula="of:=AVERAGE([.I$66:.I$110])/([.$A9]+1)" office:value-type="float" office:value="0" calcext:value-type="float">
            <text:p>0</text:p>
          </table:table-cell>
          <table:table-cell table:formula="of:=AVERAGE([.J$66:.J$110])/([.$A9]+1)" office:value-type="float" office:value="0.232142677777778" calcext:value-type="float">
            <text:p>0.2321426778</text:p>
          </table:table-cell>
          <table:table-cell table:formula="of:=AVERAGE([.K$66:.K$110])/([.$A9]+1)" office:value-type="float" office:value="0.138273088888889" calcext:value-type="float">
            <text:p>0.1382730889</text:p>
          </table:table-cell>
          <table:table-cell table:formula="of:=AVERAGE([.L$66:.L$110])/([.$A9]+1)" office:value-type="float" office:value="0.470729433333333" calcext:value-type="float">
            <text:p>0.4707294333</text:p>
          </table:table-cell>
          <table:table-cell table:formula="of:=AVERAGE([.M$66:.M$110])/([.$A9]+1)" office:value-type="float" office:value="0.0567342888888889" calcext:value-type="float">
            <text:p>0.0567342889</text:p>
          </table:table-cell>
          <table:table-cell table:formula="of:=AVERAGE([.N$66:.N$110])/([.$A9]+1)" office:value-type="float" office:value="0.0410263555555556" calcext:value-type="float">
            <text:p>0.0410263556</text:p>
          </table:table-cell>
          <table:table-cell table:formula="of:=AVERAGE([.O$66:.O$110])/([.$A9]+1)" office:value-type="float" office:value="0.0836515177777778" calcext:value-type="float">
            <text:p>0.0836515178</text:p>
          </table:table-cell>
          <table:table-cell table:formula="of:=AVERAGE([.P$66:.P$110])/([.$A9]+1)" office:value-type="float" office:value="0.0847901622222222" calcext:value-type="float">
            <text:p>0.0847901622</text:p>
          </table:table-cell>
          <table:table-cell table:formula="of:=AVERAGE([.Q$66:.Q$110])/([.$A9]+1)" office:value-type="float" office:value="1.34141666666667" calcext:value-type="float">
            <text:p>1.3414166667</text:p>
          </table:table-cell>
          <table:table-cell table:formula="of:=AVERAGE([.R$66:.R$110])/([.$A9]+1)" office:value-type="float" office:value="0" calcext:value-type="float">
            <text:p>0</text:p>
          </table:table-cell>
          <table:table-cell table:formula="of:=AVERAGE([.S$66:.S$110])/([.$A9]+1)" office:value-type="float" office:value="1.64281788888889" calcext:value-type="float">
            <text:p>1.642817888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AVERAGE([.B$118:.B$162])/([.$A10]+1)" office:value-type="float" office:value="0.000498125925925926" calcext:value-type="float">
            <text:p>0.0004981259</text:p>
          </table:table-cell>
          <table:table-cell table:formula="of:=AVERAGE([.C$118:.C$162])/([.$A10]+1)" office:value-type="float" office:value="0.661109474074074" calcext:value-type="float">
            <text:p>0.6611094741</text:p>
          </table:table-cell>
          <table:table-cell table:formula="of:=AVERAGE([.D$118:.D$162])/([.$A10]+1)" office:value-type="float" office:value="0.608543266666667" calcext:value-type="float">
            <text:p>0.6085432667</text:p>
          </table:table-cell>
          <table:table-cell table:formula="of:=AVERAGE([.E$118:.E$162])/([.$A10]+1)" office:value-type="float" office:value="0.052322637037037" calcext:value-type="float">
            <text:p>0.052322637</text:p>
          </table:table-cell>
          <table:table-cell table:formula="of:=AVERAGE([.F$118:.F$162])/([.$A10]+1)" office:value-type="float" office:value="0.104910066666667" calcext:value-type="float">
            <text:p>0.1049100667</text:p>
          </table:table-cell>
          <table:table-cell table:formula="of:=AVERAGE([.G$118:.G$162])/([.$A10]+1)" office:value-type="float" office:value="0" calcext:value-type="float">
            <text:p>0</text:p>
          </table:table-cell>
          <table:table-cell table:formula="of:=AVERAGE([.H$118:.H$162])/([.$A10]+1)" office:value-type="float" office:value="0" calcext:value-type="float">
            <text:p>0</text:p>
          </table:table-cell>
          <table:table-cell table:formula="of:=AVERAGE([.I$118:.I$162])/([.$A10]+1)" office:value-type="float" office:value="0" calcext:value-type="float">
            <text:p>0</text:p>
          </table:table-cell>
          <table:table-cell table:formula="of:=AVERAGE([.J$118:.J$162])/([.$A10]+1)" office:value-type="float" office:value="0.250338748148148" calcext:value-type="float">
            <text:p>0.2503387481</text:p>
          </table:table-cell>
          <table:table-cell table:formula="of:=AVERAGE([.K$118:.K$162])/([.$A10]+1)" office:value-type="float" office:value="0.15456482962963" calcext:value-type="float">
            <text:p>0.1545648296</text:p>
          </table:table-cell>
          <table:table-cell table:formula="of:=AVERAGE([.L$118:.L$162])/([.$A10]+1)" office:value-type="float" office:value="0.59640242962963" calcext:value-type="float">
            <text:p>0.5964024296</text:p>
          </table:table-cell>
          <table:table-cell table:formula="of:=AVERAGE([.M$118:.M$162])/([.$A10]+1)" office:value-type="float" office:value="0.0446747925925926" calcext:value-type="float">
            <text:p>0.0446747926</text:p>
          </table:table-cell>
          <table:table-cell table:formula="of:=AVERAGE([.N$118:.N$162])/([.$A10]+1)" office:value-type="float" office:value="0.0407361777777778" calcext:value-type="float">
            <text:p>0.0407361778</text:p>
          </table:table-cell>
          <table:table-cell table:formula="of:=AVERAGE([.O$118:.O$162])/([.$A10]+1)" office:value-type="float" office:value="0.0897883177777778" calcext:value-type="float">
            <text:p>0.0897883178</text:p>
          </table:table-cell>
          <table:table-cell table:formula="of:=AVERAGE([.P$118:.P$162])/([.$A10]+1)" office:value-type="float" office:value="0.0894083133333333" calcext:value-type="float">
            <text:p>0.0894083133</text:p>
          </table:table-cell>
          <table:table-cell table:formula="of:=AVERAGE([.Q$118:.Q$162])/([.$A10]+1)" office:value-type="float" office:value="1.34151851851852" calcext:value-type="float">
            <text:p>1.3415185185</text:p>
          </table:table-cell>
          <table:table-cell table:formula="of:=AVERAGE([.R$118:.R$162])/([.$A10]+1)" office:value-type="float" office:value="0" calcext:value-type="float">
            <text:p>0</text:p>
          </table:table-cell>
          <table:table-cell table:formula="of:=AVERAGE([.S$118:.S$162])/([.$A10]+1)" office:value-type="float" office:value="1.8948877037037" calcext:value-type="float">
            <text:p>1.894887703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AVERAGE([.B$168:.B$212])/([.$A11]+1)" office:value-type="float" office:value="0.00111078333333333" calcext:value-type="float">
            <text:p>0.0011107833</text:p>
          </table:table-cell>
          <table:table-cell table:formula="of:=AVERAGE([.C$168:.C$212])/([.$A11]+1)" office:value-type="float" office:value="0.809570311111111" calcext:value-type="float">
            <text:p>0.8095703111</text:p>
          </table:table-cell>
          <table:table-cell table:formula="of:=AVERAGE([.D$168:.D$212])/([.$A11]+1)" office:value-type="float" office:value="0.743124583333333" calcext:value-type="float">
            <text:p>0.7431245833</text:p>
          </table:table-cell>
          <table:table-cell table:formula="of:=AVERAGE([.E$168:.E$212])/([.$A11]+1)" office:value-type="float" office:value="0.0662380666666667" calcext:value-type="float">
            <text:p>0.0662380667</text:p>
          </table:table-cell>
          <table:table-cell table:formula="of:=AVERAGE([.F$168:.F$212])/([.$A11]+1)" office:value-type="float" office:value="0.113617466666667" calcext:value-type="float">
            <text:p>0.1136174667</text:p>
          </table:table-cell>
          <table:table-cell table:formula="of:=AVERAGE([.G$168:.G$212])/([.$A11]+1)" office:value-type="float" office:value="0" calcext:value-type="float">
            <text:p>0</text:p>
          </table:table-cell>
          <table:table-cell table:formula="of:=AVERAGE([.H$168:.H$212])/([.$A11]+1)" office:value-type="float" office:value="0" calcext:value-type="float">
            <text:p>0</text:p>
          </table:table-cell>
          <table:table-cell table:formula="of:=AVERAGE([.I$168:.I$212])/([.$A11]+1)" office:value-type="float" office:value="0" calcext:value-type="float">
            <text:p>0</text:p>
          </table:table-cell>
          <table:table-cell table:formula="of:=AVERAGE([.J$168:.J$212])/([.$A11]+1)" office:value-type="float" office:value="0.281939466666667" calcext:value-type="float">
            <text:p>0.2819394667</text:p>
          </table:table-cell>
          <table:table-cell table:formula="of:=AVERAGE([.K$168:.K$212])/([.$A11]+1)" office:value-type="float" office:value="0.171813755555556" calcext:value-type="float">
            <text:p>0.1718137556</text:p>
          </table:table-cell>
          <table:table-cell table:formula="of:=AVERAGE([.L$168:.L$212])/([.$A11]+1)" office:value-type="float" office:value="0.7443786" calcext:value-type="float">
            <text:p>0.7443786</text:p>
          </table:table-cell>
          <table:table-cell table:formula="of:=AVERAGE([.M$168:.M$212])/([.$A11]+1)" office:value-type="float" office:value="0.0394377944444444" calcext:value-type="float">
            <text:p>0.0394377944</text:p>
          </table:table-cell>
          <table:table-cell table:formula="of:=AVERAGE([.N$168:.N$212])/([.$A11]+1)" office:value-type="float" office:value="0.0443959833333333" calcext:value-type="float">
            <text:p>0.0443959833</text:p>
          </table:table-cell>
          <table:table-cell table:formula="of:=AVERAGE([.O$168:.O$212])/([.$A11]+1)" office:value-type="float" office:value="0.100591227777778" calcext:value-type="float">
            <text:p>0.1005912278</text:p>
          </table:table-cell>
          <table:table-cell table:formula="of:=AVERAGE([.P$168:.P$212])/([.$A11]+1)" office:value-type="float" office:value="0.0994618672222222" calcext:value-type="float">
            <text:p>0.0994618672</text:p>
          </table:table-cell>
          <table:table-cell table:formula="of:=AVERAGE([.Q$168:.Q$212])/([.$A11]+1)" office:value-type="float" office:value="1.34158333333333" calcext:value-type="float">
            <text:p>1.3415833333</text:p>
          </table:table-cell>
          <table:table-cell table:formula="of:=AVERAGE([.R$168:.R$212])/([.$A11]+1)" office:value-type="float" office:value="0" calcext:value-type="float">
            <text:p>0</text:p>
          </table:table-cell>
          <table:table-cell table:formula="of:=AVERAGE([.S$168:.S$212])/([.$A11]+1)" office:value-type="float" office:value="2.24904316666667" calcext:value-type="float">
            <text:p>2.2490431667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 office:value-type="string" calcext:value-type="string">
            <text:p>fpm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.005662" calcext:value-type="float">
            <text:p>0.005662</text:p>
          </table:table-cell>
          <table:table-cell office:value-type="float" office:value="0.018221" calcext:value-type="float">
            <text:p>0.018221</text:p>
          </table:table-cell>
          <table:table-cell office:value-type="float" office:value="0.01124" calcext:value-type="float">
            <text:p>0.01124</text:p>
          </table:table-cell>
          <table:table-cell office:value-type="float" office:value="0.006537" calcext:value-type="float">
            <text:p>0.006537</text:p>
          </table:table-cell>
          <table:table-cell office:value-type="float" office:value="0.041465" calcext:value-type="float">
            <text:p>0.0414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929" calcext:value-type="float">
            <text:p>0.13929</text:p>
          </table:table-cell>
          <table:table-cell office:value-type="float" office:value="0" calcext:value-type="float">
            <text:p>0</text:p>
          </table:table-cell>
          <table:table-cell office:value-type="float" office:value="0.052801" calcext:value-type="float">
            <text:p>0.052801</text:p>
          </table:table-cell>
          <table:table-cell office:value-type="float" office:value="0.015023" calcext:value-type="float">
            <text:p>0.015023</text:p>
          </table:table-cell>
          <table:table-cell office:value-type="float" office:value="0.015902" calcext:value-type="float">
            <text:p>0.015902</text:p>
          </table:table-cell>
          <table:table-cell office:value-type="float" office:value="0.00643264" calcext:value-type="float">
            <text:p>0.00643264</text:p>
          </table:table-cell>
          <table:table-cell office:value-type="float" office:value="0.00561414" calcext:value-type="float">
            <text:p>0.00561414</text:p>
          </table:table-cell>
          <table:table-cell office:value-type="float" office:value="1.63" calcext:value-type="float">
            <text:p>1.63</text:p>
          </table:table-cell>
          <table:table-cell office:value-type="float" office:value="0" calcext:value-type="float">
            <text:p>0</text:p>
          </table:table-cell>
          <table:table-cell office:value-type="float" office:value="0.29152" calcext:value-type="float">
            <text:p>0.29152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091038" calcext:value-type="float">
            <text:p>0.091038</text:p>
          </table:table-cell>
          <table:table-cell office:value-type="float" office:value="0.077202" calcext:value-type="float">
            <text:p>0.077202</text:p>
          </table:table-cell>
          <table:table-cell office:value-type="float" office:value="0.013323" calcext:value-type="float">
            <text:p>0.013323</text:p>
          </table:table-cell>
          <table:table-cell office:value-type="float" office:value="0.078729" calcext:value-type="float">
            <text:p>0.0787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1326" calcext:value-type="float">
            <text:p>0.191326</text:p>
          </table:table-cell>
          <table:table-cell office:value-type="float" office:value="0.15807" calcext:value-type="float">
            <text:p>0.15807</text:p>
          </table:table-cell>
          <table:table-cell office:value-type="float" office:value="0.11064" calcext:value-type="float">
            <text:p>0.11064</text:p>
          </table:table-cell>
          <table:table-cell office:value-type="float" office:value="0.015985" calcext:value-type="float">
            <text:p>0.015985</text:p>
          </table:table-cell>
          <table:table-cell office:value-type="float" office:value="0.016289" calcext:value-type="float">
            <text:p>0.016289</text:p>
          </table:table-cell>
          <table:table-cell office:value-type="float" office:value="0.0219505" calcext:value-type="float">
            <text:p>0.0219505</text:p>
          </table:table-cell>
          <table:table-cell office:value-type="float" office:value="0.0238778" calcext:value-type="float">
            <text:p>0.0238778</text:p>
          </table:table-cell>
          <table:table-cell office:value-type="float" office:value="1.215" calcext:value-type="float">
            <text:p>1.215</text:p>
          </table:table-cell>
          <table:table-cell office:value-type="float" office:value="0" calcext:value-type="float">
            <text:p>0</text:p>
          </table:table-cell>
          <table:table-cell office:value-type="float" office:value="0.66549" calcext:value-type="float">
            <text:p>0.66549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8.00E-006</text:p>
          </table:table-cell>
          <table:table-cell office:value-type="float" office:value="0.224329" calcext:value-type="float">
            <text:p>0.224329</text:p>
          </table:table-cell>
          <table:table-cell office:value-type="float" office:value="0.200833" calcext:value-type="float">
            <text:p>0.200833</text:p>
          </table:table-cell>
          <table:table-cell office:value-type="float" office:value="0.023037" calcext:value-type="float">
            <text:p>0.023037</text:p>
          </table:table-cell>
          <table:table-cell office:value-type="float" office:value="0.100208" calcext:value-type="float">
            <text:p>0.100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916" calcext:value-type="float">
            <text:p>0.180916</text:p>
          </table:table-cell>
          <table:table-cell office:value-type="float" office:value="0.122228" calcext:value-type="float">
            <text:p>0.122228</text:p>
          </table:table-cell>
          <table:table-cell office:value-type="float" office:value="0.15936" calcext:value-type="float">
            <text:p>0.15936</text:p>
          </table:table-cell>
          <table:table-cell office:value-type="float" office:value="0.019297" calcext:value-type="float">
            <text:p>0.019297</text:p>
          </table:table-cell>
          <table:table-cell office:value-type="float" office:value="0.016867" calcext:value-type="float">
            <text:p>0.016867</text:p>
          </table:table-cell>
          <table:table-cell office:value-type="float" office:value="0.0347913" calcext:value-type="float">
            <text:p>0.0347913</text:p>
          </table:table-cell>
          <table:table-cell office:value-type="float" office:value="0.0381862" calcext:value-type="float">
            <text:p>0.0381862</text:p>
          </table:table-cell>
          <table:table-cell office:value-type="float" office:value="1.3275" calcext:value-type="float">
            <text:p>1.3275</text:p>
          </table:table-cell>
          <table:table-cell office:value-type="float" office:value="0" calcext:value-type="float">
            <text:p>0</text:p>
          </table:table-cell>
          <table:table-cell office:value-type="float" office:value="0.82942" calcext:value-type="float">
            <text:p>0.82942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0.001215" calcext:value-type="float">
            <text:p>0.001215</text:p>
          </table:table-cell>
          <table:table-cell office:value-type="float" office:value="0.226179" calcext:value-type="float">
            <text:p>0.226179</text:p>
          </table:table-cell>
          <table:table-cell office:value-type="float" office:value="0.203209" calcext:value-type="float">
            <text:p>0.203209</text:p>
          </table:table-cell>
          <table:table-cell office:value-type="float" office:value="0.022574" calcext:value-type="float">
            <text:p>0.022574</text:p>
          </table:table-cell>
          <table:table-cell office:value-type="float" office:value="0.052035" calcext:value-type="float">
            <text:p>0.052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3405" calcext:value-type="float">
            <text:p>0.163405</text:p>
          </table:table-cell>
          <table:table-cell office:value-type="float" office:value="0.108135" calcext:value-type="float">
            <text:p>0.108135</text:p>
          </table:table-cell>
          <table:table-cell office:value-type="float" office:value="0.267355" calcext:value-type="float">
            <text:p>0.267355</text:p>
          </table:table-cell>
          <table:table-cell office:value-type="float" office:value="0.021494" calcext:value-type="float">
            <text:p>0.021494</text:p>
          </table:table-cell>
          <table:table-cell office:value-type="float" office:value="0.018597" calcext:value-type="float">
            <text:p>0.018597</text:p>
          </table:table-cell>
          <table:table-cell office:value-type="float" office:value="0.0540458" calcext:value-type="float">
            <text:p>0.0540458</text:p>
          </table:table-cell>
          <table:table-cell office:value-type="float" office:value="0.0711178" calcext:value-type="float">
            <text:p>0.0711178</text:p>
          </table:table-cell>
          <table:table-cell office:value-type="float" office:value="1.1625" calcext:value-type="float">
            <text:p>1.1625</text:p>
          </table:table-cell>
          <table:table-cell office:value-type="float" office:value="0" calcext:value-type="float">
            <text:p>0</text:p>
          </table:table-cell>
          <table:table-cell office:value-type="float" office:value="0.867339" calcext:value-type="float">
            <text:p>0.867339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0.45164" calcext:value-type="float">
            <text:p>0.45164</text:p>
          </table:table-cell>
          <table:table-cell office:value-type="float" office:value="0.427923" calcext:value-type="float">
            <text:p>0.427923</text:p>
          </table:table-cell>
          <table:table-cell office:value-type="float" office:value="0.023312" calcext:value-type="float">
            <text:p>0.023312</text:p>
          </table:table-cell>
          <table:table-cell office:value-type="float" office:value="0.047385" calcext:value-type="float">
            <text:p>0.0473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1938" calcext:value-type="float">
            <text:p>0.201938</text:p>
          </table:table-cell>
          <table:table-cell office:value-type="float" office:value="0.093002" calcext:value-type="float">
            <text:p>0.093002</text:p>
          </table:table-cell>
          <table:table-cell office:value-type="float" office:value="0.270282" calcext:value-type="float">
            <text:p>0.270282</text:p>
          </table:table-cell>
          <table:table-cell office:value-type="float" office:value="0.017749" calcext:value-type="float">
            <text:p>0.017749</text:p>
          </table:table-cell>
          <table:table-cell office:value-type="float" office:value="0.017403" calcext:value-type="float">
            <text:p>0.017403</text:p>
          </table:table-cell>
          <table:table-cell office:value-type="float" office:value="0.0720483" calcext:value-type="float">
            <text:p>0.0720483</text:p>
          </table:table-cell>
          <table:table-cell office:value-type="float" office:value="0.0693267" calcext:value-type="float">
            <text:p>0.0693267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</text:p>
          </table:table-cell>
          <table:table-cell office:value-type="float" office:value="1.10647" calcext:value-type="float">
            <text:p>1.10647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0.001314" calcext:value-type="float">
            <text:p>0.001314</text:p>
          </table:table-cell>
          <table:table-cell office:value-type="float" office:value="0.386868" calcext:value-type="float">
            <text:p>0.386868</text:p>
          </table:table-cell>
          <table:table-cell office:value-type="float" office:value="0.318808" calcext:value-type="float">
            <text:p>0.318808</text:p>
          </table:table-cell>
          <table:table-cell office:value-type="float" office:value="0.067584" calcext:value-type="float">
            <text:p>0.067584</text:p>
          </table:table-cell>
          <table:table-cell office:value-type="float" office:value="0.063364" calcext:value-type="float">
            <text:p>0.063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3302" calcext:value-type="float">
            <text:p>0.213302</text:p>
          </table:table-cell>
          <table:table-cell office:value-type="float" office:value="0.104409" calcext:value-type="float">
            <text:p>0.104409</text:p>
          </table:table-cell>
          <table:table-cell office:value-type="float" office:value="0.321788" calcext:value-type="float">
            <text:p>0.321788</text:p>
          </table:table-cell>
          <table:table-cell office:value-type="float" office:value="0.023815" calcext:value-type="float">
            <text:p>0.023815</text:p>
          </table:table-cell>
          <table:table-cell office:value-type="float" office:value="0.021369" calcext:value-type="float">
            <text:p>0.021369</text:p>
          </table:table-cell>
          <table:table-cell office:value-type="float" office:value="0.0726351" calcext:value-type="float">
            <text:p>0.0726351</text:p>
          </table:table-cell>
          <table:table-cell office:value-type="float" office:value="0.0735178" calcext:value-type="float">
            <text:p>0.0735178</text:p>
          </table:table-cell>
          <table:table-cell office:value-type="float" office:value="1.33" calcext:value-type="float">
            <text:p>1.33</text:p>
          </table:table-cell>
          <table:table-cell office:value-type="float" office:value="0" calcext:value-type="float">
            <text:p>0</text:p>
          </table:table-cell>
          <table:table-cell office:value-type="float" office:value="1.13958" calcext:value-type="float">
            <text:p>1.13958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0.000102" calcext:value-type="float">
            <text:p>0.000102</text:p>
          </table:table-cell>
          <table:table-cell office:value-type="float" office:value="0.500647" calcext:value-type="float">
            <text:p>0.500647</text:p>
          </table:table-cell>
          <table:table-cell office:value-type="float" office:value="0.420101" calcext:value-type="float">
            <text:p>0.420101</text:p>
          </table:table-cell>
          <table:table-cell office:value-type="float" office:value="0.08002" calcext:value-type="float">
            <text:p>0.08002</text:p>
          </table:table-cell>
          <table:table-cell office:value-type="float" office:value="0.085698" calcext:value-type="float">
            <text:p>0.0856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856" calcext:value-type="float">
            <text:p>0.32856</text:p>
          </table:table-cell>
          <table:table-cell office:value-type="float" office:value="0.178271" calcext:value-type="float">
            <text:p>0.178271</text:p>
          </table:table-cell>
          <table:table-cell office:value-type="float" office:value="0.545329" calcext:value-type="float">
            <text:p>0.545329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27021" calcext:value-type="float">
            <text:p>0.027021</text:p>
          </table:table-cell>
          <table:table-cell office:value-type="float" office:value="0.0881349" calcext:value-type="float">
            <text:p>0.0881349</text:p>
          </table:table-cell>
          <table:table-cell office:value-type="float" office:value="0.109608" calcext:value-type="float">
            <text:p>0.109608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1.72044" calcext:value-type="float">
            <text:p>1.72044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0.003851" calcext:value-type="float">
            <text:p>0.003851</text:p>
          </table:table-cell>
          <table:table-cell office:value-type="float" office:value="0.392073" calcext:value-type="float">
            <text:p>0.392073</text:p>
          </table:table-cell>
          <table:table-cell office:value-type="float" office:value="0.321258" calcext:value-type="float">
            <text:p>0.321258</text:p>
          </table:table-cell>
          <table:table-cell office:value-type="float" office:value="0.070391" calcext:value-type="float">
            <text:p>0.070391</text:p>
          </table:table-cell>
          <table:table-cell office:value-type="float" office:value="0.076283" calcext:value-type="float">
            <text:p>0.076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946" calcext:value-type="float">
            <text:p>0.26946</text:p>
          </table:table-cell>
          <table:table-cell office:value-type="float" office:value="0.12595" calcext:value-type="float">
            <text:p>0.12595</text:p>
          </table:table-cell>
          <table:table-cell office:value-type="float" office:value="0.300865" calcext:value-type="float">
            <text:p>0.300865</text:p>
          </table:table-cell>
          <table:table-cell office:value-type="float" office:value="0.036163" calcext:value-type="float">
            <text:p>0.036163</text:p>
          </table:table-cell>
          <table:table-cell office:value-type="float" office:value="0.026254" calcext:value-type="float">
            <text:p>0.026254</text:p>
          </table:table-cell>
          <table:table-cell office:value-type="float" office:value="0.070499" calcext:value-type="float">
            <text:p>0.070499</text:p>
          </table:table-cell>
          <table:table-cell office:value-type="float" office:value="0.074558" calcext:value-type="float">
            <text:p>0.074558</text:p>
          </table:table-cell>
          <table:table-cell office:value-type="float" office:value="1.4775" calcext:value-type="float">
            <text:p>1.4775</text:p>
          </table:table-cell>
          <table:table-cell office:value-type="float" office:value="0" calcext:value-type="float">
            <text:p>0</text:p>
          </table:table-cell>
          <table:table-cell office:value-type="float" office:value="1.36629" calcext:value-type="float">
            <text:p>1.36629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633309" calcext:value-type="float">
            <text:p>0.633309</text:p>
          </table:table-cell>
          <table:table-cell office:value-type="float" office:value="0.520135" calcext:value-type="float">
            <text:p>0.520135</text:p>
          </table:table-cell>
          <table:table-cell office:value-type="float" office:value="0.112577" calcext:value-type="float">
            <text:p>0.112577</text:p>
          </table:table-cell>
          <table:table-cell office:value-type="float" office:value="0.093803" calcext:value-type="float">
            <text:p>0.0938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7667" calcext:value-type="float">
            <text:p>0.347667</text:p>
          </table:table-cell>
          <table:table-cell office:value-type="float" office:value="0.179494" calcext:value-type="float">
            <text:p>0.179494</text:p>
          </table:table-cell>
          <table:table-cell office:value-type="float" office:value="0.365251" calcext:value-type="float">
            <text:p>0.365251</text:p>
          </table:table-cell>
          <table:table-cell office:value-type="float" office:value="0.035994" calcext:value-type="float">
            <text:p>0.035994</text:p>
          </table:table-cell>
          <table:table-cell office:value-type="float" office:value="0.026386" calcext:value-type="float">
            <text:p>0.026386</text:p>
          </table:table-cell>
          <table:table-cell office:value-type="float" office:value="0.0871317" calcext:value-type="float">
            <text:p>0.0871317</text:p>
          </table:table-cell>
          <table:table-cell office:value-type="float" office:value="0.100327" calcext:value-type="float">
            <text:p>0.100327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</text:p>
          </table:table-cell>
          <table:table-cell office:value-type="float" office:value="1.69062" calcext:value-type="float">
            <text:p>1.69062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570255" calcext:value-type="float">
            <text:p>0.570255</text:p>
          </table:table-cell>
          <table:table-cell office:value-type="float" office:value="0.484901" calcext:value-type="float">
            <text:p>0.484901</text:p>
          </table:table-cell>
          <table:table-cell office:value-type="float" office:value="0.084931" calcext:value-type="float">
            <text:p>0.084931</text:p>
          </table:table-cell>
          <table:table-cell office:value-type="float" office:value="0.108393" calcext:value-type="float">
            <text:p>0.1083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0493" calcext:value-type="float">
            <text:p>0.310493</text:p>
          </table:table-cell>
          <table:table-cell office:value-type="float" office:value="0.20164" calcext:value-type="float">
            <text:p>0.20164</text:p>
          </table:table-cell>
          <table:table-cell office:value-type="float" office:value="0.428331" calcext:value-type="float">
            <text:p>0.428331</text:p>
          </table:table-cell>
          <table:table-cell office:value-type="float" office:value="0.036214" calcext:value-type="float">
            <text:p>0.036214</text:p>
          </table:table-cell>
          <table:table-cell office:value-type="float" office:value="0.030569" calcext:value-type="float">
            <text:p>0.030569</text:p>
          </table:table-cell>
          <table:table-cell office:value-type="float" office:value="0.100862" calcext:value-type="float">
            <text:p>0.100862</text:p>
          </table:table-cell>
          <table:table-cell office:value-type="float" office:value="0.103318" calcext:value-type="float">
            <text:p>0.103318</text:p>
          </table:table-cell>
          <table:table-cell office:value-type="float" office:value="1.4425" calcext:value-type="float">
            <text:p>1.4425</text:p>
          </table:table-cell>
          <table:table-cell office:value-type="float" office:value="0" calcext:value-type="float">
            <text:p>0</text:p>
          </table:table-cell>
          <table:table-cell office:value-type="float" office:value="1.68912" calcext:value-type="float">
            <text:p>1.68912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float" office:value="0.001372" calcext:value-type="float">
            <text:p>0.001372</text:p>
          </table:table-cell>
          <table:table-cell office:value-type="float" office:value="0.548653" calcext:value-type="float">
            <text:p>0.548653</text:p>
          </table:table-cell>
          <table:table-cell office:value-type="float" office:value="0.466905" calcext:value-type="float">
            <text:p>0.466905</text:p>
          </table:table-cell>
          <table:table-cell office:value-type="float" office:value="0.081274" calcext:value-type="float">
            <text:p>0.081274</text:p>
          </table:table-cell>
          <table:table-cell office:value-type="float" office:value="0.085237" calcext:value-type="float">
            <text:p>0.085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6888" calcext:value-type="float">
            <text:p>0.236888</text:p>
          </table:table-cell>
          <table:table-cell office:value-type="float" office:value="0.179266" calcext:value-type="float">
            <text:p>0.179266</text:p>
          </table:table-cell>
          <table:table-cell office:value-type="float" office:value="0.412959" calcext:value-type="float">
            <text:p>0.412959</text:p>
          </table:table-cell>
          <table:table-cell office:value-type="float" office:value="0.040456" calcext:value-type="float">
            <text:p>0.040456</text:p>
          </table:table-cell>
          <table:table-cell office:value-type="float" office:value="0.03295" calcext:value-type="float">
            <text:p>0.03295</text:p>
          </table:table-cell>
          <table:table-cell office:value-type="float" office:value="0.0965143" calcext:value-type="float">
            <text:p>0.0965143</text:p>
          </table:table-cell>
          <table:table-cell office:value-type="float" office:value="0.106738" calcext:value-type="float">
            <text:p>0.106738</text:p>
          </table:table-cell>
          <table:table-cell office:value-type="float" office:value="1.5925" calcext:value-type="float">
            <text:p>1.5925</text:p>
          </table:table-cell>
          <table:table-cell office:value-type="float" office:value="0" calcext:value-type="float">
            <text:p>0</text:p>
          </table:table-cell>
          <table:table-cell office:value-type="float" office:value="1.54918" calcext:value-type="float">
            <text:p>1.54918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float" office:value="0.00587" calcext:value-type="float">
            <text:p>0.00587</text:p>
          </table:table-cell>
          <table:table-cell office:value-type="float" office:value="0.59087" calcext:value-type="float">
            <text:p>0.59087</text:p>
          </table:table-cell>
          <table:table-cell office:value-type="float" office:value="0.486665" calcext:value-type="float">
            <text:p>0.486665</text:p>
          </table:table-cell>
          <table:table-cell office:value-type="float" office:value="0.103713" calcext:value-type="float">
            <text:p>0.103713</text:p>
          </table:table-cell>
          <table:table-cell office:value-type="float" office:value="0.062081" calcext:value-type="float">
            <text:p>0.0620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6895" calcext:value-type="float">
            <text:p>0.126895</text:p>
          </table:table-cell>
          <table:table-cell office:value-type="float" office:value="0.084748" calcext:value-type="float">
            <text:p>0.084748</text:p>
          </table:table-cell>
          <table:table-cell office:value-type="float" office:value="0.485833" calcext:value-type="float">
            <text:p>0.485833</text:p>
          </table:table-cell>
          <table:table-cell office:value-type="float" office:value="0.026594" calcext:value-type="float">
            <text:p>0.026594</text:p>
          </table:table-cell>
          <table:table-cell office:value-type="float" office:value="0.030308" calcext:value-type="float">
            <text:p>0.030308</text:p>
          </table:table-cell>
          <table:table-cell office:value-type="float" office:value="0.106976" calcext:value-type="float">
            <text:p>0.106976</text:p>
          </table:table-cell>
          <table:table-cell office:value-type="float" office:value="0.111079" calcext:value-type="float">
            <text:p>0.111079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1.41806" calcext:value-type="float">
            <text:p>1.41806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654117" calcext:value-type="float">
            <text:p>0.654117</text:p>
          </table:table-cell>
          <table:table-cell office:value-type="float" office:value="0.597166" calcext:value-type="float">
            <text:p>0.597166</text:p>
          </table:table-cell>
          <table:table-cell office:value-type="float" office:value="0.056483" calcext:value-type="float">
            <text:p>0.056483</text:p>
          </table:table-cell>
          <table:table-cell office:value-type="float" office:value="0.04834" calcext:value-type="float">
            <text:p>0.048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986" calcext:value-type="float">
            <text:p>0.134986</text:p>
          </table:table-cell>
          <table:table-cell office:value-type="float" office:value="0.053638" calcext:value-type="float">
            <text:p>0.053638</text:p>
          </table:table-cell>
          <table:table-cell office:value-type="float" office:value="0.551032" calcext:value-type="float">
            <text:p>0.551032</text:p>
          </table:table-cell>
          <table:table-cell office:value-type="float" office:value="0.027699" calcext:value-type="float">
            <text:p>0.027699</text:p>
          </table:table-cell>
          <table:table-cell office:value-type="float" office:value="0.03062" calcext:value-type="float">
            <text:p>0.03062</text:p>
          </table:table-cell>
          <table:table-cell office:value-type="float" office:value="0.119653" calcext:value-type="float">
            <text:p>0.119653</text:p>
          </table:table-cell>
          <table:table-cell office:value-type="float" office:value="0.12283" calcext:value-type="float">
            <text:p>0.12283</text:p>
          </table:table-cell>
          <table:table-cell office:value-type="float" office:value="1.255" calcext:value-type="float">
            <text:p>1.255</text:p>
          </table:table-cell>
          <table:table-cell office:value-type="float" office:value="0" calcext:value-type="float">
            <text:p>0</text:p>
          </table:table-cell>
          <table:table-cell office:value-type="float" office:value="1.50636" calcext:value-type="float">
            <text:p>1.50636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889014" calcext:value-type="float">
            <text:p>0.889014</text:p>
          </table:table-cell>
          <table:table-cell office:value-type="float" office:value="0.657204" calcext:value-type="float">
            <text:p>0.657204</text:p>
          </table:table-cell>
          <table:table-cell office:value-type="float" office:value="0.231423" calcext:value-type="float">
            <text:p>0.231423</text:p>
          </table:table-cell>
          <table:table-cell office:value-type="float" office:value="0.060158" calcext:value-type="float">
            <text:p>0.060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8096" calcext:value-type="float">
            <text:p>0.138096</text:p>
          </table:table-cell>
          <table:table-cell office:value-type="float" office:value="0.060377" calcext:value-type="float">
            <text:p>0.060377</text:p>
          </table:table-cell>
          <table:table-cell office:value-type="float" office:value="0.644604" calcext:value-type="float">
            <text:p>0.644604</text:p>
          </table:table-cell>
          <table:table-cell office:value-type="float" office:value="0.02713" calcext:value-type="float">
            <text:p>0.02713</text:p>
          </table:table-cell>
          <table:table-cell office:value-type="float" office:value="0.030286" calcext:value-type="float">
            <text:p>0.030286</text:p>
          </table:table-cell>
          <table:table-cell office:value-type="float" office:value="0.131317" calcext:value-type="float">
            <text:p>0.131317</text:p>
          </table:table-cell>
          <table:table-cell office:value-type="float" office:value="0.129446" calcext:value-type="float">
            <text:p>0.129446</text:p>
          </table:table-cell>
          <table:table-cell office:value-type="float" office:value="1.0925" calcext:value-type="float">
            <text:p>1.0925</text:p>
          </table:table-cell>
          <table:table-cell office:value-type="float" office:value="0" calcext:value-type="float">
            <text:p>0</text:p>
          </table:table-cell>
          <table:table-cell office:value-type="float" office:value="1.85424" calcext:value-type="float">
            <text:p>1.85424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float" office:value="0.003457" calcext:value-type="float">
            <text:p>0.003457</text:p>
          </table:table-cell>
          <table:table-cell office:value-type="float" office:value="0.485465" calcext:value-type="float">
            <text:p>0.485465</text:p>
          </table:table-cell>
          <table:table-cell office:value-type="float" office:value="0.361488" calcext:value-type="float">
            <text:p>0.361488</text:p>
          </table:table-cell>
          <table:table-cell office:value-type="float" office:value="0.123554" calcext:value-type="float">
            <text:p>0.123554</text:p>
          </table:table-cell>
          <table:table-cell office:value-type="float" office:value="0.081357" calcext:value-type="float">
            <text:p>0.0813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3486" calcext:value-type="float">
            <text:p>0.193486</text:p>
          </table:table-cell>
          <table:table-cell office:value-type="float" office:value="0.103829" calcext:value-type="float">
            <text:p>0.103829</text:p>
          </table:table-cell>
          <table:table-cell office:value-type="float" office:value="0.381566" calcext:value-type="float">
            <text:p>0.381566</text:p>
          </table:table-cell>
          <table:table-cell office:value-type="float" office:value="0.077968" calcext:value-type="float">
            <text:p>0.077968</text:p>
          </table:table-cell>
          <table:table-cell office:value-type="float" office:value="0.040629" calcext:value-type="float">
            <text:p>0.040629</text:p>
          </table:table-cell>
          <table:table-cell office:value-type="float" office:value="0.0811558" calcext:value-type="float">
            <text:p>0.0811558</text:p>
          </table:table-cell>
          <table:table-cell office:value-type="float" office:value="0.0796875" calcext:value-type="float">
            <text:p>0.0796875</text:p>
          </table:table-cell>
          <table:table-cell office:value-type="float" office:value="1.5325" calcext:value-type="float">
            <text:p>1.5325</text:p>
          </table:table-cell>
          <table:table-cell office:value-type="float" office:value="0" calcext:value-type="float">
            <text:p>0</text:p>
          </table:table-cell>
          <table:table-cell office:value-type="float" office:value="1.37418" calcext:value-type="float">
            <text:p>1.37418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434976" calcext:value-type="float">
            <text:p>0.434976</text:p>
          </table:table-cell>
          <table:table-cell office:value-type="float" office:value="0.384816" calcext:value-type="float">
            <text:p>0.384816</text:p>
          </table:table-cell>
          <table:table-cell office:value-type="float" office:value="0.049762" calcext:value-type="float">
            <text:p>0.049762</text:p>
          </table:table-cell>
          <table:table-cell office:value-type="float" office:value="0.054892" calcext:value-type="float">
            <text:p>0.054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4649" calcext:value-type="float">
            <text:p>0.154649</text:p>
          </table:table-cell>
          <table:table-cell office:value-type="float" office:value="0.093572" calcext:value-type="float">
            <text:p>0.093572</text:p>
          </table:table-cell>
          <table:table-cell office:value-type="float" office:value="0.398029" calcext:value-type="float">
            <text:p>0.398029</text:p>
          </table:table-cell>
          <table:table-cell office:value-type="float" office:value="0.074946" calcext:value-type="float">
            <text:p>0.074946</text:p>
          </table:table-cell>
          <table:table-cell office:value-type="float" office:value="0.04308" calcext:value-type="float">
            <text:p>0.04308</text:p>
          </table:table-cell>
          <table:table-cell office:value-type="float" office:value="0.0794319" calcext:value-type="float">
            <text:p>0.0794319</text:p>
          </table:table-cell>
          <table:table-cell office:value-type="float" office:value="0.0852843" calcext:value-type="float">
            <text:p>0.0852843</text:p>
          </table:table-cell>
          <table:table-cell office:value-type="float" office:value="1.185" calcext:value-type="float">
            <text:p>1.185</text:p>
          </table:table-cell>
          <table:table-cell office:value-type="float" office:value="0" calcext:value-type="float">
            <text:p>0</text:p>
          </table:table-cell>
          <table:table-cell office:value-type="float" office:value="1.51158" calcext:value-type="float">
            <text:p>1.51158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office:value-type="float" office:value="0.002678" calcext:value-type="float">
            <text:p>0.002678</text:p>
          </table:table-cell>
          <table:table-cell office:value-type="float" office:value="0.238683" calcext:value-type="float">
            <text:p>0.238683</text:p>
          </table:table-cell>
          <table:table-cell office:value-type="float" office:value="0.219199" calcext:value-type="float">
            <text:p>0.219199</text:p>
          </table:table-cell>
          <table:table-cell office:value-type="float" office:value="0.019084" calcext:value-type="float">
            <text:p>0.019084</text:p>
          </table:table-cell>
          <table:table-cell office:value-type="float" office:value="0.052102" calcext:value-type="float">
            <text:p>0.052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485" calcext:value-type="float">
            <text:p>0.146485</text:p>
          </table:table-cell>
          <table:table-cell office:value-type="float" office:value="0.09097" calcext:value-type="float">
            <text:p>0.09097</text:p>
          </table:table-cell>
          <table:table-cell office:value-type="float" office:value="0.224307" calcext:value-type="float">
            <text:p>0.224307</text:p>
          </table:table-cell>
          <table:table-cell office:value-type="float" office:value="0.051201" calcext:value-type="float">
            <text:p>0.051201</text:p>
          </table:table-cell>
          <table:table-cell office:value-type="float" office:value="0.031406" calcext:value-type="float">
            <text:p>0.031406</text:p>
          </table:table-cell>
          <table:table-cell office:value-type="float" office:value="0.0444599" calcext:value-type="float">
            <text:p>0.0444599</text:p>
          </table:table-cell>
          <table:table-cell office:value-type="float" office:value="0.0485703" calcext:value-type="float">
            <text:p>0.0485703</text:p>
          </table:table-cell>
          <table:table-cell office:value-type="float" office:value="1.165" calcext:value-type="float">
            <text:p>1.165</text:p>
          </table:table-cell>
          <table:table-cell office:value-type="float" office:value="0" calcext:value-type="float">
            <text:p>0</text:p>
          </table:table-cell>
          <table:table-cell office:value-type="float" office:value="0.842344" calcext:value-type="float">
            <text:p>0.842344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385088" calcext:value-type="float">
            <text:p>0.385088</text:p>
          </table:table-cell>
          <table:table-cell office:value-type="float" office:value="0.31555" calcext:value-type="float">
            <text:p>0.31555</text:p>
          </table:table-cell>
          <table:table-cell office:value-type="float" office:value="0.069146" calcext:value-type="float">
            <text:p>0.069146</text:p>
          </table:table-cell>
          <table:table-cell office:value-type="float" office:value="0.058148" calcext:value-type="float">
            <text:p>0.058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585" calcext:value-type="float">
            <text:p>0.150585</text:p>
          </table:table-cell>
          <table:table-cell office:value-type="float" office:value="0.117902" calcext:value-type="float">
            <text:p>0.117902</text:p>
          </table:table-cell>
          <table:table-cell office:value-type="float" office:value="0.280324" calcext:value-type="float">
            <text:p>0.280324</text:p>
          </table:table-cell>
          <table:table-cell office:value-type="float" office:value="0.061575" calcext:value-type="float">
            <text:p>0.061575</text:p>
          </table:table-cell>
          <table:table-cell office:value-type="float" office:value="0.032527" calcext:value-type="float">
            <text:p>0.032527</text:p>
          </table:table-cell>
          <table:table-cell office:value-type="float" office:value="0.0612601" calcext:value-type="float">
            <text:p>0.0612601</text:p>
          </table:table-cell>
          <table:table-cell office:value-type="float" office:value="0.0657825" calcext:value-type="float">
            <text:p>0.0657825</text:p>
          </table:table-cell>
          <table:table-cell office:value-type="float" office:value="1.0425" calcext:value-type="float">
            <text:p>1.0425</text:p>
          </table:table-cell>
          <table:table-cell office:value-type="float" office:value="0" calcext:value-type="float">
            <text:p>0</text:p>
          </table:table-cell>
          <table:table-cell office:value-type="float" office:value="1.09039" calcext:value-type="float">
            <text:p>1.09039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0.506391" calcext:value-type="float">
            <text:p>0.506391</text:p>
          </table:table-cell>
          <table:table-cell office:value-type="float" office:value="0.384038" calcext:value-type="float">
            <text:p>0.384038</text:p>
          </table:table-cell>
          <table:table-cell office:value-type="float" office:value="0.121931" calcext:value-type="float">
            <text:p>0.121931</text:p>
          </table:table-cell>
          <table:table-cell office:value-type="float" office:value="0.096989" calcext:value-type="float">
            <text:p>0.096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9704" calcext:value-type="float">
            <text:p>0.229704</text:p>
          </table:table-cell>
          <table:table-cell office:value-type="float" office:value="0.222505" calcext:value-type="float">
            <text:p>0.222505</text:p>
          </table:table-cell>
          <table:table-cell office:value-type="float" office:value="0.351675" calcext:value-type="float">
            <text:p>0.351675</text:p>
          </table:table-cell>
          <table:table-cell office:value-type="float" office:value="0.079184" calcext:value-type="float">
            <text:p>0.079184</text:p>
          </table:table-cell>
          <table:table-cell office:value-type="float" office:value="0.038226" calcext:value-type="float">
            <text:p>0.038226</text:p>
          </table:table-cell>
          <table:table-cell office:value-type="float" office:value="0.0706589" calcext:value-type="float">
            <text:p>0.0706589</text:p>
          </table:table-cell>
          <table:table-cell office:value-type="float" office:value="0.07324" calcext:value-type="float">
            <text:p>0.07324</text:p>
          </table:table-cell>
          <table:table-cell office:value-type="float" office:value="1.425" calcext:value-type="float">
            <text:p>1.425</text:p>
          </table:table-cell>
          <table:table-cell office:value-type="float" office:value="0" calcext:value-type="float">
            <text:p>0</text:p>
          </table:table-cell>
          <table:table-cell office:value-type="float" office:value="1.52813" calcext:value-type="float">
            <text:p>1.52813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8" calcext:value-type="float">
            <text:p>8.00E-006</text:p>
          </table:table-cell>
          <table:table-cell office:value-type="float" office:value="0.604171" calcext:value-type="float">
            <text:p>0.604171</text:p>
          </table:table-cell>
          <table:table-cell office:value-type="float" office:value="0.45105" calcext:value-type="float">
            <text:p>0.45105</text:p>
          </table:table-cell>
          <table:table-cell office:value-type="float" office:value="0.152685" calcext:value-type="float">
            <text:p>0.152685</text:p>
          </table:table-cell>
          <table:table-cell office:value-type="float" office:value="0.076678" calcext:value-type="float">
            <text:p>0.0766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9931" calcext:value-type="float">
            <text:p>0.139931</text:p>
          </table:table-cell>
          <table:table-cell office:value-type="float" office:value="0.101513" calcext:value-type="float">
            <text:p>0.101513</text:p>
          </table:table-cell>
          <table:table-cell office:value-type="float" office:value="0.428634" calcext:value-type="float">
            <text:p>0.428634</text:p>
          </table:table-cell>
          <table:table-cell office:value-type="float" office:value="0.097382" calcext:value-type="float">
            <text:p>0.097382</text:p>
          </table:table-cell>
          <table:table-cell office:value-type="float" office:value="0.037462" calcext:value-type="float">
            <text:p>0.037462</text:p>
          </table:table-cell>
          <table:table-cell office:value-type="float" office:value="0.0852974" calcext:value-type="float">
            <text:p>0.0852974</text:p>
          </table:table-cell>
          <table:table-cell office:value-type="float" office:value="0.0861609" calcext:value-type="float">
            <text:p>0.0861609</text:p>
          </table:table-cell>
          <table:table-cell office:value-type="float" office:value="1.2975" calcext:value-type="float">
            <text:p>1.2975</text:p>
          </table:table-cell>
          <table:table-cell office:value-type="float" office:value="0" calcext:value-type="float">
            <text:p>0</text:p>
          </table:table-cell>
          <table:table-cell office:value-type="float" office:value="1.49018" calcext:value-type="float">
            <text:p>1.49018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 office:value-type="float" office:value="0.003832" calcext:value-type="float">
            <text:p>0.003832</text:p>
          </table:table-cell>
          <table:table-cell office:value-type="float" office:value="0.71632" calcext:value-type="float">
            <text:p>0.71632</text:p>
          </table:table-cell>
          <table:table-cell office:value-type="float" office:value="0.532059" calcext:value-type="float">
            <text:p>0.532059</text:p>
          </table:table-cell>
          <table:table-cell office:value-type="float" office:value="0.183469" calcext:value-type="float">
            <text:p>0.183469</text:p>
          </table:table-cell>
          <table:table-cell office:value-type="float" office:value="0.054025" calcext:value-type="float">
            <text:p>0.054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2089" calcext:value-type="float">
            <text:p>0.162089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478913" calcext:value-type="float">
            <text:p>0.478913</text:p>
          </table:table-cell>
          <table:table-cell office:value-type="float" office:value="0.108447" calcext:value-type="float">
            <text:p>0.108447</text:p>
          </table:table-cell>
          <table:table-cell office:value-type="float" office:value="0.039988" calcext:value-type="float">
            <text:p>0.039988</text:p>
          </table:table-cell>
          <table:table-cell office:value-type="float" office:value="0.0940367" calcext:value-type="float">
            <text:p>0.0940367</text:p>
          </table:table-cell>
          <table:table-cell office:value-type="float" office:value="0.0975096" calcext:value-type="float">
            <text:p>0.0975096</text:p>
          </table:table-cell>
          <table:table-cell office:value-type="float" office:value="1.2775" calcext:value-type="float">
            <text:p>1.2775</text:p>
          </table:table-cell>
          <table:table-cell office:value-type="float" office:value="0" calcext:value-type="float">
            <text:p>0</text:p>
          </table:table-cell>
          <table:table-cell office:value-type="float" office:value="1.63676" calcext:value-type="float">
            <text:p>1.63676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90587" calcext:value-type="float">
            <text:p>0.90587</text:p>
          </table:table-cell>
          <table:table-cell office:value-type="float" office:value="0.645781" calcext:value-type="float">
            <text:p>0.645781</text:p>
          </table:table-cell>
          <table:table-cell office:value-type="float" office:value="0.259621" calcext:value-type="float">
            <text:p>0.259621</text:p>
          </table:table-cell>
          <table:table-cell office:value-type="float" office:value="0.04747" calcext:value-type="float">
            <text:p>0.04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309" calcext:value-type="float">
            <text:p>0.205309</text:p>
          </table:table-cell>
          <table:table-cell office:value-type="float" office:value="0.080226" calcext:value-type="float">
            <text:p>0.080226</text:p>
          </table:table-cell>
          <table:table-cell office:value-type="float" office:value="0.51159" calcext:value-type="float">
            <text:p>0.51159</text:p>
          </table:table-cell>
          <table:table-cell office:value-type="float" office:value="0.047813" calcext:value-type="float">
            <text:p>0.047813</text:p>
          </table:table-cell>
          <table:table-cell office:value-type="float" office:value="0.039379" calcext:value-type="float">
            <text:p>0.039379</text:p>
          </table:table-cell>
          <table:table-cell office:value-type="float" office:value="0.100313" calcext:value-type="float">
            <text:p>0.100313</text:p>
          </table:table-cell>
          <table:table-cell office:value-type="float" office:value="0.104665" calcext:value-type="float">
            <text:p>0.104665</text:p>
          </table:table-cell>
          <table:table-cell office:value-type="float" office:value="1.1875" calcext:value-type="float">
            <text:p>1.1875</text:p>
          </table:table-cell>
          <table:table-cell office:value-type="float" office:value="0" calcext:value-type="float">
            <text:p>0</text:p>
          </table:table-cell>
          <table:table-cell office:value-type="float" office:value="1.84126" calcext:value-type="float">
            <text:p>1.84126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float" office:value="0.003369" calcext:value-type="float">
            <text:p>0.003369</text:p>
          </table:table-cell>
          <table:table-cell office:value-type="float" office:value="0.352024" calcext:value-type="float">
            <text:p>0.352024</text:p>
          </table:table-cell>
          <table:table-cell office:value-type="float" office:value="0.275522" calcext:value-type="float">
            <text:p>0.275522</text:p>
          </table:table-cell>
          <table:table-cell office:value-type="float" office:value="0.076081" calcext:value-type="float">
            <text:p>0.076081</text:p>
          </table:table-cell>
          <table:table-cell office:value-type="float" office:value="0.072398" calcext:value-type="float">
            <text:p>0.0723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9032" calcext:value-type="float">
            <text:p>0.269032</text:p>
          </table:table-cell>
          <table:table-cell office:value-type="float" office:value="0.092212" calcext:value-type="float">
            <text:p>0.092212</text:p>
          </table:table-cell>
          <table:table-cell office:value-type="float" office:value="0.28001" calcext:value-type="float">
            <text:p>0.28001</text:p>
          </table:table-cell>
          <table:table-cell office:value-type="float" office:value="0.051829" calcext:value-type="float">
            <text:p>0.051829</text:p>
          </table:table-cell>
          <table:table-cell office:value-type="float" office:value="0.050175" calcext:value-type="float">
            <text:p>0.050175</text:p>
          </table:table-cell>
          <table:table-cell office:value-type="float" office:value="0.0540109" calcext:value-type="float">
            <text:p>0.0540109</text:p>
          </table:table-cell>
          <table:table-cell office:value-type="float" office:value="0.0554028" calcext:value-type="float">
            <text:p>0.0554028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.1762" calcext:value-type="float">
            <text:p>1.1762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0.408991" calcext:value-type="float">
            <text:p>0.408991</text:p>
          </table:table-cell>
          <table:table-cell office:value-type="float" office:value="0.327658" calcext:value-type="float">
            <text:p>0.327658</text:p>
          </table:table-cell>
          <table:table-cell office:value-type="float" office:value="0.080843" calcext:value-type="float">
            <text:p>0.080843</text:p>
          </table:table-cell>
          <table:table-cell office:value-type="float" office:value="0.088774" calcext:value-type="float">
            <text:p>0.0887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2577" calcext:value-type="float">
            <text:p>0.252577</text:p>
          </table:table-cell>
          <table:table-cell office:value-type="float" office:value="0.130213" calcext:value-type="float">
            <text:p>0.130213</text:p>
          </table:table-cell>
          <table:table-cell office:value-type="float" office:value="0.330222" calcext:value-type="float">
            <text:p>0.330222</text:p>
          </table:table-cell>
          <table:table-cell office:value-type="float" office:value="0.03956" calcext:value-type="float">
            <text:p>0.03956</text:p>
          </table:table-cell>
          <table:table-cell office:value-type="float" office:value="0.03995" calcext:value-type="float">
            <text:p>0.03995</text:p>
          </table:table-cell>
          <table:table-cell office:value-type="float" office:value="0.0714095" calcext:value-type="float">
            <text:p>0.0714095</text:p>
          </table:table-cell>
          <table:table-cell office:value-type="float" office:value="0.0747432" calcext:value-type="float">
            <text:p>0.0747432</text:p>
          </table:table-cell>
          <table:table-cell office:value-type="float" office:value="1.5075" calcext:value-type="float">
            <text:p>1.5075</text:p>
          </table:table-cell>
          <table:table-cell office:value-type="float" office:value="0" calcext:value-type="float">
            <text:p>0</text:p>
          </table:table-cell>
          <table:table-cell office:value-type="float" office:value="1.66454" calcext:value-type="float">
            <text:p>1.66454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003028" calcext:value-type="float">
            <text:p>0.003028</text:p>
          </table:table-cell>
          <table:table-cell office:value-type="float" office:value="0.305845" calcext:value-type="float">
            <text:p>0.305845</text:p>
          </table:table-cell>
          <table:table-cell office:value-type="float" office:value="0.255569" calcext:value-type="float">
            <text:p>0.255569</text:p>
          </table:table-cell>
          <table:table-cell office:value-type="float" office:value="0.049567" calcext:value-type="float">
            <text:p>0.049567</text:p>
          </table:table-cell>
          <table:table-cell office:value-type="float" office:value="0.082639" calcext:value-type="float">
            <text:p>0.0826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3404" calcext:value-type="float">
            <text:p>0.233404</text:p>
          </table:table-cell>
          <table:table-cell office:value-type="float" office:value="0.187322" calcext:value-type="float">
            <text:p>0.187322</text:p>
          </table:table-cell>
          <table:table-cell office:value-type="float" office:value="0.262313" calcext:value-type="float">
            <text:p>0.262313</text:p>
          </table:table-cell>
          <table:table-cell office:value-type="float" office:value="0.092098" calcext:value-type="float">
            <text:p>0.092098</text:p>
          </table:table-cell>
          <table:table-cell office:value-type="float" office:value="0.031379" calcext:value-type="float">
            <text:p>0.031379</text:p>
          </table:table-cell>
          <table:table-cell office:value-type="float" office:value="0.0599832" calcext:value-type="float">
            <text:p>0.0599832</text:p>
          </table:table-cell>
          <table:table-cell office:value-type="float" office:value="0.0581904" calcext:value-type="float">
            <text:p>0.058190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</text:p>
          </table:table-cell>
          <table:table-cell office:value-type="float" office:value="1.20359" calcext:value-type="float">
            <text:p>1.20359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0.372152" calcext:value-type="float">
            <text:p>0.372152</text:p>
          </table:table-cell>
          <table:table-cell office:value-type="float" office:value="0.310217" calcext:value-type="float">
            <text:p>0.310217</text:p>
          </table:table-cell>
          <table:table-cell office:value-type="float" office:value="0.061504" calcext:value-type="float">
            <text:p>0.061504</text:p>
          </table:table-cell>
          <table:table-cell office:value-type="float" office:value="0.057486" calcext:value-type="float">
            <text:p>0.0574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4005" calcext:value-type="float">
            <text:p>0.204005</text:p>
          </table:table-cell>
          <table:table-cell office:value-type="float" office:value="0.102186" calcext:value-type="float">
            <text:p>0.102186</text:p>
          </table:table-cell>
          <table:table-cell office:value-type="float" office:value="0.335473" calcext:value-type="float">
            <text:p>0.335473</text:p>
          </table:table-cell>
          <table:table-cell office:value-type="float" office:value="0.10388" calcext:value-type="float">
            <text:p>0.10388</text:p>
          </table:table-cell>
          <table:table-cell office:value-type="float" office:value="0.040641" calcext:value-type="float">
            <text:p>0.040641</text:p>
          </table:table-cell>
          <table:table-cell office:value-type="float" office:value="0.0674349" calcext:value-type="float">
            <text:p>0.0674349</text:p>
          </table:table-cell>
          <table:table-cell office:value-type="float" office:value="0.0737696" calcext:value-type="float">
            <text:p>0.0737696</text:p>
          </table:table-cell>
          <table:table-cell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office:value-type="float" office:value="1.22251" calcext:value-type="float">
            <text:p>1.22251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Default" office:value-type="float" office:value="0.004595" calcext:value-type="float">
            <text:p>0.004595</text:p>
          </table:table-cell>
          <table:table-cell office:value-type="float" office:value="0.390406" calcext:value-type="float">
            <text:p>0.390406</text:p>
          </table:table-cell>
          <table:table-cell office:value-type="float" office:value="0.323888" calcext:value-type="float">
            <text:p>0.323888</text:p>
          </table:table-cell>
          <table:table-cell office:value-type="float" office:value="0.06609" calcext:value-type="float">
            <text:p>0.06609</text:p>
          </table:table-cell>
          <table:table-cell office:value-type="float" office:value="0.063264" calcext:value-type="float">
            <text:p>0.063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836" calcext:value-type="float">
            <text:p>0.230836</text:p>
          </table:table-cell>
          <table:table-cell office:value-type="float" office:value="0.110321" calcext:value-type="float">
            <text:p>0.110321</text:p>
          </table:table-cell>
          <table:table-cell office:value-type="float" office:value="0.31163" calcext:value-type="float">
            <text:p>0.31163</text:p>
          </table:table-cell>
          <table:table-cell office:value-type="float" office:value="0.154022" calcext:value-type="float">
            <text:p>0.154022</text:p>
          </table:table-cell>
          <table:table-cell office:value-type="float" office:value="0.033739" calcext:value-type="float">
            <text:p>0.033739</text:p>
          </table:table-cell>
          <table:table-cell office:value-type="float" office:value="0.073883" calcext:value-type="float">
            <text:p>0.073883</text:p>
          </table:table-cell>
          <table:table-cell office:value-type="float" office:value="0.0679394" calcext:value-type="float">
            <text:p>0.0679394</text:p>
          </table:table-cell>
          <table:table-cell office:value-type="float" office:value="1.4275" calcext:value-type="float">
            <text:p>1.4275</text:p>
          </table:table-cell>
          <table:table-cell office:value-type="float" office:value="0" calcext:value-type="float">
            <text:p>0</text:p>
          </table:table-cell>
          <table:table-cell office:value-type="float" office:value="1.30742" calcext:value-type="float">
            <text:p>1.30742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08" calcext:value-type="float">
            <text:p>8.00E-006</text:p>
          </table:table-cell>
          <table:table-cell office:value-type="float" office:value="0.488082" calcext:value-type="float">
            <text:p>0.488082</text:p>
          </table:table-cell>
          <table:table-cell office:value-type="float" office:value="0.408824" calcext:value-type="float">
            <text:p>0.408824</text:p>
          </table:table-cell>
          <table:table-cell office:value-type="float" office:value="0.078855" calcext:value-type="float">
            <text:p>0.078855</text:p>
          </table:table-cell>
          <table:table-cell office:value-type="float" office:value="0.077218" calcext:value-type="float">
            <text:p>0.077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3429" calcext:value-type="float">
            <text:p>0.263429</text:p>
          </table:table-cell>
          <table:table-cell office:value-type="float" office:value="0.111132" calcext:value-type="float">
            <text:p>0.111132</text:p>
          </table:table-cell>
          <table:table-cell office:value-type="float" office:value="0.375534" calcext:value-type="float">
            <text:p>0.375534</text:p>
          </table:table-cell>
          <table:table-cell office:value-type="float" office:value="0.20408" calcext:value-type="float">
            <text:p>0.20408</text:p>
          </table:table-cell>
          <table:table-cell office:value-type="float" office:value="0.043718" calcext:value-type="float">
            <text:p>0.043718</text:p>
          </table:table-cell>
          <table:table-cell office:value-type="float" office:value="0.079841" calcext:value-type="float">
            <text:p>0.079841</text:p>
          </table:table-cell>
          <table:table-cell office:value-type="float" office:value="0.0825173" calcext:value-type="float">
            <text:p>0.0825173</text:p>
          </table:table-cell>
          <table:table-cell office:value-type="float" office:value="1.64" calcext:value-type="float">
            <text:p>1.64</text:p>
          </table:table-cell>
          <table:table-cell office:value-type="float" office:value="0" calcext:value-type="float">
            <text:p>0</text:p>
          </table:table-cell>
          <table:table-cell office:value-type="float" office:value="1.56922" calcext:value-type="float">
            <text:p>1.56922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Default" office:value-type="float" office:value="0.003813" calcext:value-type="float">
            <text:p>0.003813</text:p>
          </table:table-cell>
          <table:table-cell office:value-type="float" office:value="0.387998" calcext:value-type="float">
            <text:p>0.387998</text:p>
          </table:table-cell>
          <table:table-cell office:value-type="float" office:value="0.326898" calcext:value-type="float">
            <text:p>0.326898</text:p>
          </table:table-cell>
          <table:table-cell office:value-type="float" office:value="0.060674" calcext:value-type="float">
            <text:p>0.060674</text:p>
          </table:table-cell>
          <table:table-cell office:value-type="float" office:value="0.056695" calcext:value-type="float">
            <text:p>0.0566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2267" calcext:value-type="float">
            <text:p>0.162267</text:p>
          </table:table-cell>
          <table:table-cell office:value-type="float" office:value="0.089265" calcext:value-type="float">
            <text:p>0.089265</text:p>
          </table:table-cell>
          <table:table-cell office:value-type="float" office:value="0.341351" calcext:value-type="float">
            <text:p>0.341351</text:p>
          </table:table-cell>
          <table:table-cell office:value-type="float" office:value="0.311064" calcext:value-type="float">
            <text:p>0.311064</text:p>
          </table:table-cell>
          <table:table-cell office:value-type="float" office:value="0.053678" calcext:value-type="float">
            <text:p>0.053678</text:p>
          </table:table-cell>
          <table:table-cell office:value-type="float" office:value="0.0735066" calcext:value-type="float">
            <text:p>0.0735066</text:p>
          </table:table-cell>
          <table:table-cell office:value-type="float" office:value="0.07553" calcext:value-type="float">
            <text:p>0.07553</text:p>
          </table:table-cell>
          <table:table-cell office:value-type="float" office:value="1.4875" calcext:value-type="float">
            <text:p>1.4875</text:p>
          </table:table-cell>
          <table:table-cell office:value-type="float" office:value="0" calcext:value-type="float">
            <text:p>0</text:p>
          </table:table-cell>
          <table:table-cell office:value-type="float" office:value="1.41516" calcext:value-type="float">
            <text:p>1.41516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566496" calcext:value-type="float">
            <text:p>0.566496</text:p>
          </table:table-cell>
          <table:table-cell office:value-type="float" office:value="0.51038" calcext:value-type="float">
            <text:p>0.51038</text:p>
          </table:table-cell>
          <table:table-cell office:value-type="float" office:value="0.054811" calcext:value-type="float">
            <text:p>0.054811</text:p>
          </table:table-cell>
          <table:table-cell office:value-type="float" office:value="0.05471" calcext:value-type="float">
            <text:p>0.054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725" calcext:value-type="float">
            <text:p>0.225725</text:p>
          </table:table-cell>
          <table:table-cell office:value-type="float" office:value="0.073496" calcext:value-type="float">
            <text:p>0.073496</text:p>
          </table:table-cell>
          <table:table-cell office:value-type="float" office:value="0.335741" calcext:value-type="float">
            <text:p>0.335741</text:p>
          </table:table-cell>
          <table:table-cell office:value-type="float" office:value="0.071565" calcext:value-type="float">
            <text:p>0.071565</text:p>
          </table:table-cell>
          <table:table-cell office:value-type="float" office:value="0.037895" calcext:value-type="float">
            <text:p>0.037895</text:p>
          </table:table-cell>
          <table:table-cell office:value-type="float" office:value="0.0692376" calcext:value-type="float">
            <text:p>0.0692376</text:p>
          </table:table-cell>
          <table:table-cell office:value-type="float" office:value="0.0859713" calcext:value-type="float">
            <text:p>0.0859713</text:p>
          </table:table-cell>
          <table:table-cell office:value-type="float" office:value="1.3875" calcext:value-type="float">
            <text:p>1.3875</text:p>
          </table:table-cell>
          <table:table-cell office:value-type="float" office:value="0" calcext:value-type="float">
            <text:p>0</text:p>
          </table:table-cell>
          <table:table-cell office:value-type="float" office:value="1.37304" calcext:value-type="float">
            <text:p>1.37304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Default" office:value-type="float" office:value="0.003356" calcext:value-type="float">
            <text:p>0.003356</text:p>
          </table:table-cell>
          <table:table-cell office:value-type="float" office:value="0.327465" calcext:value-type="float">
            <text:p>0.327465</text:p>
          </table:table-cell>
          <table:table-cell office:value-type="float" office:value="0.292771" calcext:value-type="float">
            <text:p>0.292771</text:p>
          </table:table-cell>
          <table:table-cell office:value-type="float" office:value="0.034262" calcext:value-type="float">
            <text:p>0.034262</text:p>
          </table:table-cell>
          <table:table-cell office:value-type="float" office:value="0.074641" calcext:value-type="float">
            <text:p>0.0746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0198" calcext:value-type="float">
            <text:p>0.250198</text:p>
          </table:table-cell>
          <table:table-cell office:value-type="float" office:value="0.120312" calcext:value-type="float">
            <text:p>0.120312</text:p>
          </table:table-cell>
          <table:table-cell office:value-type="float" office:value="0.284803" calcext:value-type="float">
            <text:p>0.284803</text:p>
          </table:table-cell>
          <table:table-cell office:value-type="float" office:value="0.19905" calcext:value-type="float">
            <text:p>0.19905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572173" calcext:value-type="float">
            <text:p>0.0572173</text:p>
          </table:table-cell>
          <table:table-cell office:value-type="float" office:value="0.05962" calcext:value-type="float">
            <text:p>0.05962</text:p>
          </table:table-cell>
          <table:table-cell office:value-type="float" office:value="1.605" calcext:value-type="float">
            <text:p>1.605</text:p>
          </table:table-cell>
          <table:table-cell office:value-type="float" office:value="0" calcext:value-type="float">
            <text:p>0</text:p>
          </table:table-cell>
          <table:table-cell office:value-type="float" office:value="1.32788" calcext:value-type="float">
            <text:p>1.32788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0.45683" calcext:value-type="float">
            <text:p>0.45683</text:p>
          </table:table-cell>
          <table:table-cell office:value-type="float" office:value="0.410104" calcext:value-type="float">
            <text:p>0.410104</text:p>
          </table:table-cell>
          <table:table-cell office:value-type="float" office:value="0.046301" calcext:value-type="float">
            <text:p>0.046301</text:p>
          </table:table-cell>
          <table:table-cell office:value-type="float" office:value="0.076377" calcext:value-type="float">
            <text:p>0.0763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8924" calcext:value-type="float">
            <text:p>0.208924</text:p>
          </table:table-cell>
          <table:table-cell office:value-type="float" office:value="0.171462" calcext:value-type="float">
            <text:p>0.171462</text:p>
          </table:table-cell>
          <table:table-cell office:value-type="float" office:value="0.333999" calcext:value-type="float">
            <text:p>0.333999</text:p>
          </table:table-cell>
          <table:table-cell office:value-type="float" office:value="0.034471" calcext:value-type="float">
            <text:p>0.034471</text:p>
          </table:table-cell>
          <table:table-cell office:value-type="float" office:value="0.040556" calcext:value-type="float">
            <text:p>0.040556</text:p>
          </table:table-cell>
          <table:table-cell office:value-type="float" office:value="0.0661873" calcext:value-type="float">
            <text:p>0.0661873</text:p>
          </table:table-cell>
          <table:table-cell office:value-type="float" office:value="0.0686426" calcext:value-type="float">
            <text:p>0.0686426</text:p>
          </table:table-cell>
          <table:table-cell office:value-type="float" office:value="1.5625" calcext:value-type="float">
            <text:p>1.5625</text:p>
          </table:table-cell>
          <table:table-cell office:value-type="float" office:value="0" calcext:value-type="float">
            <text:p>0</text:p>
          </table:table-cell>
          <table:table-cell office:value-type="float" office:value="1.83582" calcext:value-type="float">
            <text:p>1.83582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Default" office:value-type="float" office:value="0.002704" calcext:value-type="float">
            <text:p>0.002704</text:p>
          </table:table-cell>
          <table:table-cell office:value-type="float" office:value="0.353843" calcext:value-type="float">
            <text:p>0.353843</text:p>
          </table:table-cell>
          <table:table-cell office:value-type="float" office:value="0.298796" calcext:value-type="float">
            <text:p>0.298796</text:p>
          </table:table-cell>
          <table:table-cell office:value-type="float" office:value="0.054635" calcext:value-type="float">
            <text:p>0.054635</text:p>
          </table:table-cell>
          <table:table-cell office:value-type="float" office:value="0.059562" calcext:value-type="float">
            <text:p>0.059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722" calcext:value-type="float">
            <text:p>0.19722</text:p>
          </table:table-cell>
          <table:table-cell office:value-type="float" office:value="0.091613" calcext:value-type="float">
            <text:p>0.091613</text:p>
          </table:table-cell>
          <table:table-cell office:value-type="float" office:value="0.319039" calcext:value-type="float">
            <text:p>0.319039</text:p>
          </table:table-cell>
          <table:table-cell office:value-type="float" office:value="0.034532" calcext:value-type="float">
            <text:p>0.034532</text:p>
          </table:table-cell>
          <table:table-cell office:value-type="float" office:value="0.040951" calcext:value-type="float">
            <text:p>0.040951</text:p>
          </table:table-cell>
          <table:table-cell office:value-type="float" office:value="0.0601268" calcext:value-type="float">
            <text:p>0.0601268</text:p>
          </table:table-cell>
          <table:table-cell office:value-type="float" office:value="0.0620969" calcext:value-type="float">
            <text:p>0.0620969</text:p>
          </table:table-cell>
          <table:table-cell office:value-type="float" office:value="1.4925" calcext:value-type="float">
            <text:p>1.4925</text:p>
          </table:table-cell>
          <table:table-cell office:value-type="float" office:value="0" calcext:value-type="float">
            <text:p>0</text:p>
          </table:table-cell>
          <table:table-cell office:value-type="float" office:value="1.10664" calcext:value-type="float">
            <text:p>1.10664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453365" calcext:value-type="float">
            <text:p>0.453365</text:p>
          </table:table-cell>
          <table:table-cell office:value-type="float" office:value="0.407194" calcext:value-type="float">
            <text:p>0.407194</text:p>
          </table:table-cell>
          <table:table-cell office:value-type="float" office:value="0.045763" calcext:value-type="float">
            <text:p>0.045763</text:p>
          </table:table-cell>
          <table:table-cell office:value-type="float" office:value="0.071915" calcext:value-type="float">
            <text:p>0.0719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8024" calcext:value-type="float">
            <text:p>0.328024</text:p>
          </table:table-cell>
          <table:table-cell office:value-type="float" office:value="0.106053" calcext:value-type="float">
            <text:p>0.106053</text:p>
          </table:table-cell>
          <table:table-cell office:value-type="float" office:value="0.387466" calcext:value-type="float">
            <text:p>0.387466</text:p>
          </table:table-cell>
          <table:table-cell office:value-type="float" office:value="0.035407" calcext:value-type="float">
            <text:p>0.035407</text:p>
          </table:table-cell>
          <table:table-cell office:value-type="float" office:value="0.04223" calcext:value-type="float">
            <text:p>0.04223</text:p>
          </table:table-cell>
          <table:table-cell office:value-type="float" office:value="0.0805621" calcext:value-type="float">
            <text:p>0.0805621</text:p>
          </table:table-cell>
          <table:table-cell office:value-type="float" office:value="0.0879663" calcext:value-type="float">
            <text:p>0.0879663</text:p>
          </table:table-cell>
          <table:table-cell office:value-type="float" office:value="1.3575" calcext:value-type="float">
            <text:p>1.3575</text:p>
          </table:table-cell>
          <table:table-cell office:value-type="float" office:value="0" calcext:value-type="float">
            <text:p>0</text:p>
          </table:table-cell>
          <table:table-cell office:value-type="float" office:value="1.42928" calcext:value-type="float">
            <text:p>1.42928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387135" calcext:value-type="float">
            <text:p>0.387135</text:p>
          </table:table-cell>
          <table:table-cell office:value-type="float" office:value="0.33202" calcext:value-type="float">
            <text:p>0.33202</text:p>
          </table:table-cell>
          <table:table-cell office:value-type="float" office:value="0.054675" calcext:value-type="float">
            <text:p>0.054675</text:p>
          </table:table-cell>
          <table:table-cell office:value-type="float" office:value="0.08727" calcext:value-type="float">
            <text:p>0.087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5637" calcext:value-type="float">
            <text:p>0.255637</text:p>
          </table:table-cell>
          <table:table-cell office:value-type="float" office:value="0.184436" calcext:value-type="float">
            <text:p>0.184436</text:p>
          </table:table-cell>
          <table:table-cell office:value-type="float" office:value="0.378289" calcext:value-type="float">
            <text:p>0.378289</text:p>
          </table:table-cell>
          <table:table-cell office:value-type="float" office:value="0.03475" calcext:value-type="float">
            <text:p>0.03475</text:p>
          </table:table-cell>
          <table:table-cell office:value-type="float" office:value="0.051009" calcext:value-type="float">
            <text:p>0.051009</text:p>
          </table:table-cell>
          <table:table-cell office:value-type="float" office:value="0.0742367" calcext:value-type="float">
            <text:p>0.0742367</text:p>
          </table:table-cell>
          <table:table-cell office:value-type="float" office:value="0.0751234" calcext:value-type="float">
            <text:p>0.0751234</text:p>
          </table:table-cell>
          <table:table-cell office:value-type="float" office:value="1.6325" calcext:value-type="float">
            <text:p>1.6325</text:p>
          </table:table-cell>
          <table:table-cell office:value-type="float" office:value="0" calcext:value-type="float">
            <text:p>0</text:p>
          </table:table-cell>
          <table:table-cell office:value-type="float" office:value="1.38794" calcext:value-type="float">
            <text:p>1.38794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09" calcext:value-type="float">
            <text:p>9.00E-006</text:p>
          </table:table-cell>
          <table:table-cell office:value-type="float" office:value="0.758649" calcext:value-type="float">
            <text:p>0.758649</text:p>
          </table:table-cell>
          <table:table-cell office:value-type="float" office:value="0.664159" calcext:value-type="float">
            <text:p>0.664159</text:p>
          </table:table-cell>
          <table:table-cell office:value-type="float" office:value="0.094072" calcext:value-type="float">
            <text:p>0.094072</text:p>
          </table:table-cell>
          <table:table-cell office:value-type="float" office:value="0.06894" calcext:value-type="float">
            <text:p>0.068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4196" calcext:value-type="float">
            <text:p>0.144196</text:p>
          </table:table-cell>
          <table:table-cell office:value-type="float" office:value="0.080976" calcext:value-type="float">
            <text:p>0.080976</text:p>
          </table:table-cell>
          <table:table-cell office:value-type="float" office:value="0.528815" calcext:value-type="float">
            <text:p>0.528815</text:p>
          </table:table-cell>
          <table:table-cell office:value-type="float" office:value="0.031448" calcext:value-type="float">
            <text:p>0.031448</text:p>
          </table:table-cell>
          <table:table-cell office:value-type="float" office:value="0.045112" calcext:value-type="float">
            <text:p>0.045112</text:p>
          </table:table-cell>
          <table:table-cell office:value-type="float" office:value="0.112928" calcext:value-type="float">
            <text:p>0.112928</text:p>
          </table:table-cell>
          <table:table-cell office:value-type="float" office:value="0.114571" calcext:value-type="float">
            <text:p>0.114571</text:p>
          </table:table-cell>
          <table:table-cell office:value-type="float" office:value="1.3425" calcext:value-type="float">
            <text:p>1.3425</text:p>
          </table:table-cell>
          <table:table-cell office:value-type="float" office:value="0" calcext:value-type="float">
            <text:p>0</text:p>
          </table:table-cell>
          <table:table-cell office:value-type="float" office:value="1.66726" calcext:value-type="float">
            <text:p>1.66726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04" calcext:value-type="float">
            <text:p>4.00E-006</text:p>
          </table:table-cell>
          <table:table-cell office:value-type="float" office:value="0.898438" calcext:value-type="float">
            <text:p>0.898438</text:p>
          </table:table-cell>
          <table:table-cell office:value-type="float" office:value="0.739331" calcext:value-type="float">
            <text:p>0.739331</text:p>
          </table:table-cell>
          <table:table-cell office:value-type="float" office:value="0.158715" calcext:value-type="float">
            <text:p>0.158715</text:p>
          </table:table-cell>
          <table:table-cell office:value-type="float" office:value="0.061518" calcext:value-type="float">
            <text:p>0.0615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214" calcext:value-type="float">
            <text:p>0.130214</text:p>
          </table:table-cell>
          <table:table-cell office:value-type="float" office:value="0.070582" calcext:value-type="float">
            <text:p>0.070582</text:p>
          </table:table-cell>
          <table:table-cell office:value-type="float" office:value="0.586517" calcext:value-type="float">
            <text:p>0.586517</text:p>
          </table:table-cell>
          <table:table-cell office:value-type="float" office:value="0.036941" calcext:value-type="float">
            <text:p>0.036941</text:p>
          </table:table-cell>
          <table:table-cell office:value-type="float" office:value="0.045046" calcext:value-type="float">
            <text:p>0.045046</text:p>
          </table:table-cell>
          <table:table-cell office:value-type="float" office:value="0.115572" calcext:value-type="float">
            <text:p>0.115572</text:p>
          </table:table-cell>
          <table:table-cell office:value-type="float" office:value="0.118121" calcext:value-type="float">
            <text:p>0.118121</text:p>
          </table:table-cell>
          <table:table-cell office:value-type="float" office:value="1.1725" calcext:value-type="float">
            <text:p>1.1725</text:p>
          </table:table-cell>
          <table:table-cell office:value-type="float" office:value="0" calcext:value-type="float">
            <text:p>0</text:p>
          </table:table-cell>
          <table:table-cell office:value-type="float" office:value="1.83202" calcext:value-type="float">
            <text:p>1.83202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04" calcext:value-type="float">
            <text:p>4.00E-006</text:p>
          </table:table-cell>
          <table:table-cell office:value-type="float" office:value="0.733987" calcext:value-type="float">
            <text:p>0.733987</text:p>
          </table:table-cell>
          <table:table-cell office:value-type="float" office:value="0.570701" calcext:value-type="float">
            <text:p>0.570701</text:p>
          </table:table-cell>
          <table:table-cell office:value-type="float" office:value="0.162468" calcext:value-type="float">
            <text:p>0.162468</text:p>
          </table:table-cell>
          <table:table-cell office:value-type="float" office:value="0.075796" calcext:value-type="float">
            <text:p>0.075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3312" calcext:value-type="float">
            <text:p>0.133312</text:p>
          </table:table-cell>
          <table:table-cell office:value-type="float" office:value="0.105578" calcext:value-type="float">
            <text:p>0.105578</text:p>
          </table:table-cell>
          <table:table-cell office:value-type="float" office:value="0.34219" calcext:value-type="float">
            <text:p>0.34219</text:p>
          </table:table-cell>
          <table:table-cell office:value-type="float" office:value="0.060707" calcext:value-type="float">
            <text:p>0.060707</text:p>
          </table:table-cell>
          <table:table-cell office:value-type="float" office:value="0.052705" calcext:value-type="float">
            <text:p>0.052705</text:p>
          </table:table-cell>
          <table:table-cell office:value-type="float" office:value="0.0702992" calcext:value-type="float">
            <text:p>0.0702992</text:p>
          </table:table-cell>
          <table:table-cell office:value-type="float" office:value="0.0728738" calcext:value-type="float">
            <text:p>0.0728738</text:p>
          </table:table-cell>
          <table:table-cell office:value-type="float" office:value="1.2225" calcext:value-type="float">
            <text:p>1.2225</text:p>
          </table:table-cell>
          <table:table-cell office:value-type="float" office:value="0" calcext:value-type="float">
            <text:p>0</text:p>
          </table:table-cell>
          <table:table-cell office:value-type="float" office:value="1.50912" calcext:value-type="float">
            <text:p>1.50912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0.552539" calcext:value-type="float">
            <text:p>0.552539</text:p>
          </table:table-cell>
          <table:table-cell office:value-type="float" office:value="0.452234" calcext:value-type="float">
            <text:p>0.452234</text:p>
          </table:table-cell>
          <table:table-cell office:value-type="float" office:value="0.099883" calcext:value-type="float">
            <text:p>0.099883</text:p>
          </table:table-cell>
          <table:table-cell office:value-type="float" office:value="0.079154" calcext:value-type="float">
            <text:p>0.079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6031" calcext:value-type="float">
            <text:p>0.126031</text:p>
          </table:table-cell>
          <table:table-cell office:value-type="float" office:value="0.133742" calcext:value-type="float">
            <text:p>0.133742</text:p>
          </table:table-cell>
          <table:table-cell office:value-type="float" office:value="0.355573" calcext:value-type="float">
            <text:p>0.355573</text:p>
          </table:table-cell>
          <table:table-cell office:value-type="float" office:value="0.044435" calcext:value-type="float">
            <text:p>0.044435</text:p>
          </table:table-cell>
          <table:table-cell office:value-type="float" office:value="0.053654" calcext:value-type="float">
            <text:p>0.053654</text:p>
          </table:table-cell>
          <table:table-cell office:value-type="float" office:value="0.0685952" calcext:value-type="float">
            <text:p>0.0685952</text:p>
          </table:table-cell>
          <table:table-cell office:value-type="float" office:value="0.0711171" calcext:value-type="float">
            <text:p>0.0711171</text:p>
          </table:table-cell>
          <table:table-cell office:value-type="float" office:value="1.2725" calcext:value-type="float">
            <text:p>1.2725</text:p>
          </table:table-cell>
          <table:table-cell office:value-type="float" office:value="0" calcext:value-type="float">
            <text:p>0</text:p>
          </table:table-cell>
          <table:table-cell office:value-type="float" office:value="1.35086" calcext:value-type="float">
            <text:p>1.35086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308204" calcext:value-type="float">
            <text:p>0.308204</text:p>
          </table:table-cell>
          <table:table-cell office:value-type="float" office:value="0.278094" calcext:value-type="float">
            <text:p>0.278094</text:p>
          </table:table-cell>
          <table:table-cell office:value-type="float" office:value="0.029727" calcext:value-type="float">
            <text:p>0.029727</text:p>
          </table:table-cell>
          <table:table-cell office:value-type="float" office:value="0.05537" calcext:value-type="float">
            <text:p>0.055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647" calcext:value-type="float">
            <text:p>0.12647</text:p>
          </table:table-cell>
          <table:table-cell office:value-type="float" office:value="0.099378" calcext:value-type="float">
            <text:p>0.099378</text:p>
          </table:table-cell>
          <table:table-cell office:value-type="float" office:value="0.225524" calcext:value-type="float">
            <text:p>0.225524</text:p>
          </table:table-cell>
          <table:table-cell office:value-type="float" office:value="0.136338" calcext:value-type="float">
            <text:p>0.136338</text:p>
          </table:table-cell>
          <table:table-cell office:value-type="float" office:value="0.035956" calcext:value-type="float">
            <text:p>0.035956</text:p>
          </table:table-cell>
          <table:table-cell office:value-type="float" office:value="0.0500302" calcext:value-type="float">
            <text:p>0.0500302</text:p>
          </table:table-cell>
          <table:table-cell office:value-type="float" office:value="0.0547105" calcext:value-type="float">
            <text:p>0.0547105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1.63331" calcext:value-type="float">
            <text:p>1.63331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04" calcext:value-type="float">
            <text:p>4.00E-006</text:p>
          </table:table-cell>
          <table:table-cell office:value-type="float" office:value="0.370874" calcext:value-type="float">
            <text:p>0.370874</text:p>
          </table:table-cell>
          <table:table-cell office:value-type="float" office:value="0.334402" calcext:value-type="float">
            <text:p>0.334402</text:p>
          </table:table-cell>
          <table:table-cell office:value-type="float" office:value="0.036099" calcext:value-type="float">
            <text:p>0.036099</text:p>
          </table:table-cell>
          <table:table-cell office:value-type="float" office:value="0.063309" calcext:value-type="float">
            <text:p>0.063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7397" calcext:value-type="float">
            <text:p>0.167397</text:p>
          </table:table-cell>
          <table:table-cell office:value-type="float" office:value="0.110238" calcext:value-type="float">
            <text:p>0.110238</text:p>
          </table:table-cell>
          <table:table-cell office:value-type="float" office:value="0.346702" calcext:value-type="float">
            <text:p>0.346702</text:p>
          </table:table-cell>
          <table:table-cell office:value-type="float" office:value="0.104395" calcext:value-type="float">
            <text:p>0.104395</text:p>
          </table:table-cell>
          <table:table-cell office:value-type="float" office:value="0.041294" calcext:value-type="float">
            <text:p>0.041294</text:p>
          </table:table-cell>
          <table:table-cell office:value-type="float" office:value="0.066939" calcext:value-type="float">
            <text:p>0.066939</text:p>
          </table:table-cell>
          <table:table-cell office:value-type="float" office:value="0.0846554" calcext:value-type="float">
            <text:p>0.0846554</text:p>
          </table:table-cell>
          <table:table-cell office:value-type="float" office:value="1.17" calcext:value-type="float">
            <text:p>1.17</text:p>
          </table:table-cell>
          <table:table-cell office:value-type="float" office:value="0" calcext:value-type="float">
            <text:p>0</text:p>
          </table:table-cell>
          <table:table-cell office:value-type="float" office:value="1.20923" calcext:value-type="float">
            <text:p>1.20923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479157" calcext:value-type="float">
            <text:p>0.479157</text:p>
          </table:table-cell>
          <table:table-cell office:value-type="float" office:value="0.408569" calcext:value-type="float">
            <text:p>0.408569</text:p>
          </table:table-cell>
          <table:table-cell office:value-type="float" office:value="0.070121" calcext:value-type="float">
            <text:p>0.070121</text:p>
          </table:table-cell>
          <table:table-cell office:value-type="float" office:value="0.072192" calcext:value-type="float">
            <text:p>0.072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962" calcext:value-type="float">
            <text:p>0.143962</text:p>
          </table:table-cell>
          <table:table-cell office:value-type="float" office:value="0.115017" calcext:value-type="float">
            <text:p>0.115017</text:p>
          </table:table-cell>
          <table:table-cell office:value-type="float" office:value="0.297832" calcext:value-type="float">
            <text:p>0.297832</text:p>
          </table:table-cell>
          <table:table-cell office:value-type="float" office:value="0.106409" calcext:value-type="float">
            <text:p>0.106409</text:p>
          </table:table-cell>
          <table:table-cell office:value-type="float" office:value="0.048195" calcext:value-type="float">
            <text:p>0.048195</text:p>
          </table:table-cell>
          <table:table-cell office:value-type="float" office:value="0.0651205" calcext:value-type="float">
            <text:p>0.0651205</text:p>
          </table:table-cell>
          <table:table-cell office:value-type="float" office:value="0.0658461" calcext:value-type="float">
            <text:p>0.0658461</text:p>
          </table:table-cell>
          <table:table-cell office:value-type="float" office:value="1.1775" calcext:value-type="float">
            <text:p>1.1775</text:p>
          </table:table-cell>
          <table:table-cell office:value-type="float" office:value="0" calcext:value-type="float">
            <text:p>0</text:p>
          </table:table-cell>
          <table:table-cell office:value-type="float" office:value="1.2658" calcext:value-type="float">
            <text:p>1.2658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Default" office:value-type="float" office:value="0.00643" calcext:value-type="float">
            <text:p>0.00643</text:p>
          </table:table-cell>
          <table:table-cell office:value-type="float" office:value="0.387087" calcext:value-type="float">
            <text:p>0.387087</text:p>
          </table:table-cell>
          <table:table-cell office:value-type="float" office:value="0.340616" calcext:value-type="float">
            <text:p>0.340616</text:p>
          </table:table-cell>
          <table:table-cell office:value-type="float" office:value="0.046084" calcext:value-type="float">
            <text:p>0.046084</text:p>
          </table:table-cell>
          <table:table-cell office:value-type="float" office:value="0.081232" calcext:value-type="float">
            <text:p>0.081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0.184599" calcext:value-type="float">
            <text:p>0.184599</text:p>
          </table:table-cell>
          <table:table-cell office:value-type="float" office:value="0.297212" calcext:value-type="float">
            <text:p>0.297212</text:p>
          </table:table-cell>
          <table:table-cell office:value-type="float" office:value="0.026181" calcext:value-type="float">
            <text:p>0.026181</text:p>
          </table:table-cell>
          <table:table-cell office:value-type="float" office:value="0.037873" calcext:value-type="float">
            <text:p>0.037873</text:p>
          </table:table-cell>
          <table:table-cell office:value-type="float" office:value="0.0648135" calcext:value-type="float">
            <text:p>0.0648135</text:p>
          </table:table-cell>
          <table:table-cell office:value-type="float" office:value="0.0660009" calcext:value-type="float">
            <text:p>0.0660009</text:p>
          </table:table-cell>
          <table:table-cell office:value-type="float" office:value="1.0825" calcext:value-type="float">
            <text:p>1.0825</text:p>
          </table:table-cell>
          <table:table-cell office:value-type="float" office:value="0" calcext:value-type="float">
            <text:p>0</text:p>
          </table:table-cell>
          <table:table-cell office:value-type="float" office:value="1.22698" calcext:value-type="float">
            <text:p>1.22698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04" calcext:value-type="float">
            <text:p>4.00E-006</text:p>
          </table:table-cell>
          <table:table-cell office:value-type="float" office:value="0.49598" calcext:value-type="float">
            <text:p>0.49598</text:p>
          </table:table-cell>
          <table:table-cell office:value-type="float" office:value="0.455451" calcext:value-type="float">
            <text:p>0.455451</text:p>
          </table:table-cell>
          <table:table-cell office:value-type="float" office:value="0.040073" calcext:value-type="float">
            <text:p>0.040073</text:p>
          </table:table-cell>
          <table:table-cell office:value-type="float" office:value="0.084203" calcext:value-type="float">
            <text:p>0.0842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0783" calcext:value-type="float">
            <text:p>0.270783</text:p>
          </table:table-cell>
          <table:table-cell office:value-type="float" office:value="0.179123" calcext:value-type="float">
            <text:p>0.179123</text:p>
          </table:table-cell>
          <table:table-cell office:value-type="float" office:value="0.359266" calcext:value-type="float">
            <text:p>0.359266</text:p>
          </table:table-cell>
          <table:table-cell office:value-type="float" office:value="0.035849" calcext:value-type="float">
            <text:p>0.035849</text:p>
          </table:table-cell>
          <table:table-cell office:value-type="float" office:value="0.043303" calcext:value-type="float">
            <text:p>0.043303</text:p>
          </table:table-cell>
          <table:table-cell office:value-type="float" office:value="0.0755882" calcext:value-type="float">
            <text:p>0.0755882</text:p>
          </table:table-cell>
          <table:table-cell office:value-type="float" office:value="0.0869881" calcext:value-type="float">
            <text:p>0.0869881</text:p>
          </table:table-cell>
          <table:table-cell office:value-type="float" office:value="1.3775" calcext:value-type="float">
            <text:p>1.3775</text:p>
          </table:table-cell>
          <table:table-cell office:value-type="float" office:value="0" calcext:value-type="float">
            <text:p>0</text:p>
          </table:table-cell>
          <table:table-cell office:value-type="float" office:value="1.47154" calcext:value-type="float">
            <text:p>1.47154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Default" office:value-type="float" office:value="0.003053" calcext:value-type="float">
            <text:p>0.003053</text:p>
          </table:table-cell>
          <table:table-cell office:value-type="float" office:value="0.603409" calcext:value-type="float">
            <text:p>0.603409</text:p>
          </table:table-cell>
          <table:table-cell office:value-type="float" office:value="0.495066" calcext:value-type="float">
            <text:p>0.495066</text:p>
          </table:table-cell>
          <table:table-cell office:value-type="float" office:value="0.107913" calcext:value-type="float">
            <text:p>0.107913</text:p>
          </table:table-cell>
          <table:table-cell office:value-type="float" office:value="0.093602" calcext:value-type="float">
            <text:p>0.093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4238" calcext:value-type="float">
            <text:p>0.184238</text:p>
          </table:table-cell>
          <table:table-cell office:value-type="float" office:value="0.160402" calcext:value-type="float">
            <text:p>0.160402</text:p>
          </table:table-cell>
          <table:table-cell office:value-type="float" office:value="0.43427" calcext:value-type="float">
            <text:p>0.43427</text:p>
          </table:table-cell>
          <table:table-cell office:value-type="float" office:value="0.047254" calcext:value-type="float">
            <text:p>0.047254</text:p>
          </table:table-cell>
          <table:table-cell office:value-type="float" office:value="0.04401" calcext:value-type="float">
            <text:p>0.04401</text:p>
          </table:table-cell>
          <table:table-cell office:value-type="float" office:value="0.0925655" calcext:value-type="float">
            <text:p>0.0925655</text:p>
          </table:table-cell>
          <table:table-cell office:value-type="float" office:value="0.0938161" calcext:value-type="float">
            <text:p>0.0938161</text:p>
          </table:table-cell>
          <table:table-cell office:value-type="float" office:value="1.2975" calcext:value-type="float">
            <text:p>1.2975</text:p>
          </table:table-cell>
          <table:table-cell office:value-type="float" office:value="0" calcext:value-type="float">
            <text:p>0</text:p>
          </table:table-cell>
          <table:table-cell office:value-type="float" office:value="1.57638" calcext:value-type="float">
            <text:p>1.57638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SUM([.B$15:.B$59])" office:value-type="float" office:value="0.059853" calcext:value-type="float">
            <text:p>0.059853</text:p>
          </table:table-cell>
          <table:table-cell table:formula="of:=SUM([.C$15:.C$59])" office:value-type="float" office:value="21.293133" calcext:value-type="float">
            <text:p>21.293133</text:p>
          </table:table-cell>
          <table:table-cell table:formula="of:=SUM([.D$15:.D$59])" office:value-type="float" office:value="17.705995" calcext:value-type="float">
            <text:p>17.705995</text:p>
          </table:table-cell>
          <table:table-cell table:formula="of:=SUM([.E$15:.E$59])" office:value-type="float" office:value="3.565647" calcext:value-type="float">
            <text:p>3.565647</text:p>
          </table:table-cell>
          <table:table-cell table:formula="of:=SUM([.F$15:.F$59])" office:value-type="float" office:value="3.183105" calcext:value-type="float">
            <text:p>3.183105</text:p>
          </table:table-cell>
          <table:table-cell table:formula="of:=SUM([.G$15:.G$59])" office:value-type="float" office:value="0" calcext:value-type="float">
            <text:p>0</text:p>
          </table:table-cell>
          <table:table-cell table:formula="of:=SUM([.H$15:.H$59])" office:value-type="float" office:value="0" calcext:value-type="float">
            <text:p>0</text:p>
          </table:table-cell>
          <table:table-cell table:formula="of:=SUM([.I$15:.I$59])" office:value-type="float" office:value="0" calcext:value-type="float">
            <text:p>0</text:p>
          </table:table-cell>
          <table:table-cell table:formula="of:=SUM([.J$15:.J$59])" office:value-type="float" office:value="9.073351" calcext:value-type="float">
            <text:p>9.073351</text:p>
          </table:table-cell>
          <table:table-cell table:formula="of:=SUM([.K$15:.K$59])" office:value-type="float" office:value="5.334203" calcext:value-type="float">
            <text:p>5.334203</text:p>
          </table:table-cell>
          <table:table-cell table:formula="of:=SUM([.L$15:.L$59])" office:value-type="float" office:value="16.021239" calcext:value-type="float">
            <text:p>16.021239</text:p>
          </table:table-cell>
          <table:table-cell table:formula="of:=SUM([.M$15:.M$59])" office:value-type="float" office:value="2.97673" calcext:value-type="float">
            <text:p>2.97673</text:p>
          </table:table-cell>
          <table:table-cell table:formula="of:=SUM([.N$15:.N$59])" office:value-type="float" office:value="1.657387" calcext:value-type="float">
            <text:p>1.657387</text:p>
          </table:table-cell>
          <table:table-cell table:formula="of:=SUM([.O$15:.O$59])" office:value-type="float" office:value="3.34969344" calcext:value-type="float">
            <text:p>3.34969344</text:p>
          </table:table-cell>
          <table:table-cell table:formula="of:=SUM([.P$15:.P$59])" office:value-type="float" office:value="3.53665774" calcext:value-type="float">
            <text:p>3.53665774</text:p>
          </table:table-cell>
          <table:table-cell table:formula="of:=SUM([.Q$15:.Q$59])" office:value-type="float" office:value="60.3625" calcext:value-type="float">
            <text:p>60.3625</text:p>
          </table:table-cell>
          <table:table-cell table:formula="of:=SUM([.R$15:.R$59])" office:value-type="float" office:value="0" calcext:value-type="float">
            <text:p>0</text:p>
          </table:table-cell>
          <table:table-cell table:formula="of:=SUM([.S$15:.S$59])" office:value-type="float" office:value="61.770693" calcext:value-type="float">
            <text:p>61.770693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/>
          <table:table-cell table:number-columns-repeated="26"/>
        </table:table-row>
        <table:table-row table:style-name="ro1">
          <table:table-cell office:value-type="string" calcext:value-type="string">
            <text:p>fp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.00501" calcext:value-type="float">
            <text:p>0.00501</text:p>
          </table:table-cell>
          <table:table-cell office:value-type="float" office:value="0.055681" calcext:value-type="float">
            <text:p>0.055681</text:p>
          </table:table-cell>
          <table:table-cell office:value-type="float" office:value="0.03289" calcext:value-type="float">
            <text:p>0.03289</text:p>
          </table:table-cell>
          <table:table-cell office:value-type="float" office:value="0.021542" calcext:value-type="float">
            <text:p>0.021542</text:p>
          </table:table-cell>
          <table:table-cell office:value-type="float" office:value="0.085414" calcext:value-type="float">
            <text:p>0.0854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4509" calcext:value-type="float">
            <text:p>0.614509</text:p>
          </table:table-cell>
          <table:table-cell office:value-type="float" office:value="0" calcext:value-type="float">
            <text:p>0</text:p>
          </table:table-cell>
          <table:table-cell office:value-type="float" office:value="0.215133" calcext:value-type="float">
            <text:p>0.215133</text:p>
          </table:table-cell>
          <table:table-cell office:value-type="float" office:value="0.065574" calcext:value-type="float">
            <text:p>0.065574</text:p>
          </table:table-cell>
          <table:table-cell office:value-type="float" office:value="0.090406" calcext:value-type="float">
            <text:p>0.090406</text:p>
          </table:table-cell>
          <table:table-cell office:value-type="float" office:value="0.0212813" calcext:value-type="float">
            <text:p>0.0212813</text:p>
          </table:table-cell>
          <table:table-cell office:value-type="float" office:value="0.0350444" calcext:value-type="float">
            <text:p>0.0350444</text:p>
          </table:table-cell>
          <table:table-cell office:value-type="float" office:value="3.26" calcext:value-type="float">
            <text:p>3.26</text:p>
          </table:table-cell>
          <table:table-cell office:value-type="float" office:value="0" calcext:value-type="float">
            <text:p>0</text:p>
          </table:table-cell>
          <table:table-cell office:value-type="float" office:value="1.1608" calcext:value-type="float">
            <text:p>1.160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0.441483" calcext:value-type="float">
            <text:p>0.441483</text:p>
          </table:table-cell>
          <table:table-cell office:value-type="float" office:value="0.397357" calcext:value-type="float">
            <text:p>0.397357</text:p>
          </table:table-cell>
          <table:table-cell office:value-type="float" office:value="0.043136" calcext:value-type="float">
            <text:p>0.043136</text:p>
          </table:table-cell>
          <table:table-cell office:value-type="float" office:value="0.234546" calcext:value-type="float">
            <text:p>0.2345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4646" calcext:value-type="float">
            <text:p>0.484646</text:p>
          </table:table-cell>
          <table:table-cell office:value-type="float" office:value="0.494513" calcext:value-type="float">
            <text:p>0.494513</text:p>
          </table:table-cell>
          <table:table-cell office:value-type="float" office:value="0.225971" calcext:value-type="float">
            <text:p>0.225971</text:p>
          </table:table-cell>
          <table:table-cell office:value-type="float" office:value="0.238861" calcext:value-type="float">
            <text:p>0.238861</text:p>
          </table:table-cell>
          <table:table-cell office:value-type="float" office:value="0.031379" calcext:value-type="float">
            <text:p>0.031379</text:p>
          </table:table-cell>
          <table:table-cell office:value-type="float" office:value="0.0496969" calcext:value-type="float">
            <text:p>0.0496969</text:p>
          </table:table-cell>
          <table:table-cell office:value-type="float" office:value="0.0816034" calcext:value-type="float">
            <text:p>0.0816034</text:p>
          </table:table-cell>
          <table:table-cell office:value-type="float" office:value="2.43" calcext:value-type="float">
            <text:p>2.43</text:p>
          </table:table-cell>
          <table:table-cell office:value-type="float" office:value="0" calcext:value-type="float">
            <text:p>0</text:p>
          </table:table-cell>
          <table:table-cell office:value-type="float" office:value="2.15654" calcext:value-type="float">
            <text:p>2.15654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451001" calcext:value-type="float">
            <text:p>0.451001</text:p>
          </table:table-cell>
          <table:table-cell office:value-type="float" office:value="0.365915" calcext:value-type="float">
            <text:p>0.365915</text:p>
          </table:table-cell>
          <table:table-cell office:value-type="float" office:value="0.084551" calcext:value-type="float">
            <text:p>0.084551</text:p>
          </table:table-cell>
          <table:table-cell office:value-type="float" office:value="0.188577" calcext:value-type="float">
            <text:p>0.1885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10538" calcext:value-type="float">
            <text:p>0.410538</text:p>
          </table:table-cell>
          <table:table-cell office:value-type="float" office:value="0.292333" calcext:value-type="float">
            <text:p>0.292333</text:p>
          </table:table-cell>
          <table:table-cell office:value-type="float" office:value="0.386195" calcext:value-type="float">
            <text:p>0.386195</text:p>
          </table:table-cell>
          <table:table-cell office:value-type="float" office:value="0.032237" calcext:value-type="float">
            <text:p>0.032237</text:p>
          </table:table-cell>
          <table:table-cell office:value-type="float" office:value="0.03387" calcext:value-type="float">
            <text:p>0.03387</text:p>
          </table:table-cell>
          <table:table-cell office:value-type="float" office:value="0.0764974" calcext:value-type="float">
            <text:p>0.0764974</text:p>
          </table:table-cell>
          <table:table-cell office:value-type="float" office:value="0.0796698" calcext:value-type="float">
            <text:p>0.0796698</text:p>
          </table:table-cell>
          <table:table-cell office:value-type="float" office:value="2.655" calcext:value-type="float">
            <text:p>2.655</text:p>
          </table:table-cell>
          <table:table-cell office:value-type="float" office:value="0" calcext:value-type="float">
            <text:p>0</text:p>
          </table:table-cell>
          <table:table-cell office:value-type="float" office:value="1.80625" calcext:value-type="float">
            <text:p>1.8062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0.001202" calcext:value-type="float">
            <text:p>0.001202</text:p>
          </table:table-cell>
          <table:table-cell office:value-type="float" office:value="0.684327" calcext:value-type="float">
            <text:p>0.684327</text:p>
          </table:table-cell>
          <table:table-cell office:value-type="float" office:value="0.634587" calcext:value-type="float">
            <text:p>0.634587</text:p>
          </table:table-cell>
          <table:table-cell office:value-type="float" office:value="0.046944" calcext:value-type="float">
            <text:p>0.046944</text:p>
          </table:table-cell>
          <table:table-cell office:value-type="float" office:value="0.15975" calcext:value-type="float">
            <text:p>0.15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36982" calcext:value-type="float">
            <text:p>0.436982</text:p>
          </table:table-cell>
          <table:table-cell office:value-type="float" office:value="0.237329" calcext:value-type="float">
            <text:p>0.237329</text:p>
          </table:table-cell>
          <table:table-cell office:value-type="float" office:value="0.54623" calcext:value-type="float">
            <text:p>0.54623</text:p>
          </table:table-cell>
          <table:table-cell office:value-type="float" office:value="0.11071" calcext:value-type="float">
            <text:p>0.11071</text:p>
          </table:table-cell>
          <table:table-cell office:value-type="float" office:value="0.039117" calcext:value-type="float">
            <text:p>0.039117</text:p>
          </table:table-cell>
          <table:table-cell office:value-type="float" office:value="0.111613" calcext:value-type="float">
            <text:p>0.111613</text:p>
          </table:table-cell>
          <table:table-cell office:value-type="float" office:value="0.129921" calcext:value-type="float">
            <text:p>0.129921</text:p>
          </table:table-cell>
          <table:table-cell office:value-type="float" office:value="2.325" calcext:value-type="float">
            <text:p>2.325</text:p>
          </table:table-cell>
          <table:table-cell office:value-type="float" office:value="0" calcext:value-type="float">
            <text:p>0</text:p>
          </table:table-cell>
          <table:table-cell office:value-type="float" office:value="2.22564" calcext:value-type="float">
            <text:p>2.22564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8" calcext:value-type="float">
            <text:p>8.00E-006</text:p>
          </table:table-cell>
          <table:table-cell office:value-type="float" office:value="0.97559" calcext:value-type="float">
            <text:p>0.97559</text:p>
          </table:table-cell>
          <table:table-cell office:value-type="float" office:value="0.919446" calcext:value-type="float">
            <text:p>0.919446</text:p>
          </table:table-cell>
          <table:table-cell office:value-type="float" office:value="0.054231" calcext:value-type="float">
            <text:p>0.054231</text:p>
          </table:table-cell>
          <table:table-cell office:value-type="float" office:value="0.153729" calcext:value-type="float">
            <text:p>0.1537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31484" calcext:value-type="float">
            <text:p>0.431484</text:p>
          </table:table-cell>
          <table:table-cell office:value-type="float" office:value="0.159824" calcext:value-type="float">
            <text:p>0.159824</text:p>
          </table:table-cell>
          <table:table-cell office:value-type="float" office:value="0.720249" calcext:value-type="float">
            <text:p>0.720249</text:p>
          </table:table-cell>
          <table:table-cell office:value-type="float" office:value="0.235754" calcext:value-type="float">
            <text:p>0.235754</text:p>
          </table:table-cell>
          <table:table-cell office:value-type="float" office:value="0.04454" calcext:value-type="float">
            <text:p>0.04454</text:p>
          </table:table-cell>
          <table:table-cell office:value-type="float" office:value="0.151034" calcext:value-type="float">
            <text:p>0.151034</text:p>
          </table:table-cell>
          <table:table-cell office:value-type="float" office:value="0.156556" calcext:value-type="float">
            <text:p>0.156556</text:p>
          </table:table-cell>
          <table:table-cell office:value-type="float" office:value="2.26" calcext:value-type="float">
            <text:p>2.26</text:p>
          </table:table-cell>
          <table:table-cell office:value-type="float" office:value="0" calcext:value-type="float">
            <text:p>0</text:p>
          </table:table-cell>
          <table:table-cell office:value-type="float" office:value="2.7307" calcext:value-type="float">
            <text:p>2.7307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0.001385" calcext:value-type="float">
            <text:p>0.001385</text:p>
          </table:table-cell>
          <table:table-cell office:value-type="float" office:value="1.15444" calcext:value-type="float">
            <text:p>1.15444</text:p>
          </table:table-cell>
          <table:table-cell office:value-type="float" office:value="0.883254" calcext:value-type="float">
            <text:p>0.883254</text:p>
          </table:table-cell>
          <table:table-cell office:value-type="float" office:value="0.270326" calcext:value-type="float">
            <text:p>0.270326</text:p>
          </table:table-cell>
          <table:table-cell office:value-type="float" office:value="0.202741" calcext:value-type="float">
            <text:p>0.2027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22394" calcext:value-type="float">
            <text:p>0.422394</text:p>
          </table:table-cell>
          <table:table-cell office:value-type="float" office:value="0.211009" calcext:value-type="float">
            <text:p>0.211009</text:p>
          </table:table-cell>
          <table:table-cell office:value-type="float" office:value="0.796506" calcext:value-type="float">
            <text:p>0.796506</text:p>
          </table:table-cell>
          <table:table-cell office:value-type="float" office:value="0.041366" calcext:value-type="float">
            <text:p>0.041366</text:p>
          </table:table-cell>
          <table:table-cell office:value-type="float" office:value="0.044663" calcext:value-type="float">
            <text:p>0.044663</text:p>
          </table:table-cell>
          <table:table-cell office:value-type="float" office:value="0.150004" calcext:value-type="float">
            <text:p>0.150004</text:p>
          </table:table-cell>
          <table:table-cell office:value-type="float" office:value="0.153522" calcext:value-type="float">
            <text:p>0.153522</text:p>
          </table:table-cell>
          <table:table-cell office:value-type="float" office:value="2.66" calcext:value-type="float">
            <text:p>2.66</text:p>
          </table:table-cell>
          <table:table-cell office:value-type="float" office:value="0" calcext:value-type="float">
            <text:p>0</text:p>
          </table:table-cell>
          <table:table-cell office:value-type="float" office:value="2.88004" calcext:value-type="float">
            <text:p>2.88004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0.000228" calcext:value-type="float">
            <text:p>0.000228</text:p>
          </table:table-cell>
          <table:table-cell office:value-type="float" office:value="1.33055" calcext:value-type="float">
            <text:p>1.33055</text:p>
          </table:table-cell>
          <table:table-cell office:value-type="float" office:value="1.13825" calcext:value-type="float">
            <text:p>1.13825</text:p>
          </table:table-cell>
          <table:table-cell office:value-type="float" office:value="0.191815" calcext:value-type="float">
            <text:p>0.191815</text:p>
          </table:table-cell>
          <table:table-cell office:value-type="float" office:value="0.187729" calcext:value-type="float">
            <text:p>0.1877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77897" calcext:value-type="float">
            <text:p>0.477897</text:p>
          </table:table-cell>
          <table:table-cell office:value-type="float" office:value="0.259978" calcext:value-type="float">
            <text:p>0.259978</text:p>
          </table:table-cell>
          <table:table-cell office:value-type="float" office:value="1.01324" calcext:value-type="float">
            <text:p>1.01324</text:p>
          </table:table-cell>
          <table:table-cell office:value-type="float" office:value="0.074827" calcext:value-type="float">
            <text:p>0.074827</text:p>
          </table:table-cell>
          <table:table-cell office:value-type="float" office:value="0.047989" calcext:value-type="float">
            <text:p>0.047989</text:p>
          </table:table-cell>
          <table:table-cell office:value-type="float" office:value="0.181136" calcext:value-type="float">
            <text:p>0.181136</text:p>
          </table:table-cell>
          <table:table-cell office:value-type="float" office:value="0.186872" calcext:value-type="float">
            <text:p>0.186872</text:p>
          </table:table-cell>
          <table:table-cell office:value-type="float" office:value="2.82" calcext:value-type="float">
            <text:p>2.82</text:p>
          </table:table-cell>
          <table:table-cell office:value-type="float" office:value="0" calcext:value-type="float">
            <text:p>0</text:p>
          </table:table-cell>
          <table:table-cell office:value-type="float" office:value="3.41114" calcext:value-type="float">
            <text:p>3.41114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0.005718" calcext:value-type="float">
            <text:p>0.005718</text:p>
          </table:table-cell>
          <table:table-cell office:value-type="float" office:value="0.930103" calcext:value-type="float">
            <text:p>0.930103</text:p>
          </table:table-cell>
          <table:table-cell office:value-type="float" office:value="0.777997" calcext:value-type="float">
            <text:p>0.777997</text:p>
          </table:table-cell>
          <table:table-cell office:value-type="float" office:value="0.151538" calcext:value-type="float">
            <text:p>0.151538</text:p>
          </table:table-cell>
          <table:table-cell office:value-type="float" office:value="0.232791" calcext:value-type="float">
            <text:p>0.2327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37528" calcext:value-type="float">
            <text:p>0.537528</text:p>
          </table:table-cell>
          <table:table-cell office:value-type="float" office:value="0.279983" calcext:value-type="float">
            <text:p>0.279983</text:p>
          </table:table-cell>
          <table:table-cell office:value-type="float" office:value="0.798496" calcext:value-type="float">
            <text:p>0.798496</text:p>
          </table:table-cell>
          <table:table-cell office:value-type="float" office:value="0.425449" calcext:value-type="float">
            <text:p>0.425449</text:p>
          </table:table-cell>
          <table:table-cell office:value-type="float" office:value="0.073267" calcext:value-type="float">
            <text:p>0.073267</text:p>
          </table:table-cell>
          <table:table-cell office:value-type="float" office:value="0.160147" calcext:value-type="float">
            <text:p>0.160147</text:p>
          </table:table-cell>
          <table:table-cell office:value-type="float" office:value="0.162738" calcext:value-type="float">
            <text:p>0.162738</text:p>
          </table:table-cell>
          <table:table-cell office:value-type="float" office:value="2.955" calcext:value-type="float">
            <text:p>2.955</text:p>
          </table:table-cell>
          <table:table-cell office:value-type="float" office:value="0" calcext:value-type="float">
            <text:p>0</text:p>
          </table:table-cell>
          <table:table-cell office:value-type="float" office:value="3.53917" calcext:value-type="float">
            <text:p>3.53917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1.46627" calcext:value-type="float">
            <text:p>1.46627</text:p>
          </table:table-cell>
          <table:table-cell office:value-type="float" office:value="1.17889" calcext:value-type="float">
            <text:p>1.17889</text:p>
          </table:table-cell>
          <table:table-cell office:value-type="float" office:value="0.286913" calcext:value-type="float">
            <text:p>0.286913</text:p>
          </table:table-cell>
          <table:table-cell office:value-type="float" office:value="0.248467" calcext:value-type="float">
            <text:p>0.2484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1293" calcext:value-type="float">
            <text:p>0.71293</text:p>
          </table:table-cell>
          <table:table-cell office:value-type="float" office:value="0.344595" calcext:value-type="float">
            <text:p>0.344595</text:p>
          </table:table-cell>
          <table:table-cell office:value-type="float" office:value="1.03539" calcext:value-type="float">
            <text:p>1.03539</text:p>
          </table:table-cell>
          <table:table-cell office:value-type="float" office:value="0.08122" calcext:value-type="float">
            <text:p>0.08122</text:p>
          </table:table-cell>
          <table:table-cell office:value-type="float" office:value="0.067536" calcext:value-type="float">
            <text:p>0.067536</text:p>
          </table:table-cell>
          <table:table-cell office:value-type="float" office:value="0.20946" calcext:value-type="float">
            <text:p>0.20946</text:p>
          </table:table-cell>
          <table:table-cell office:value-type="float" office:value="0.203761" calcext:value-type="float">
            <text:p>0.203761</text:p>
          </table:table-cell>
          <table:table-cell office:value-type="float" office:value="2.68" calcext:value-type="float">
            <text:p>2.68</text:p>
          </table:table-cell>
          <table:table-cell office:value-type="float" office:value="0" calcext:value-type="float">
            <text:p>0</text:p>
          </table:table-cell>
          <table:table-cell office:value-type="float" office:value="3.96537" calcext:value-type="float">
            <text:p>3.96537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1.33592" calcext:value-type="float">
            <text:p>1.33592</text:p>
          </table:table-cell>
          <table:table-cell office:value-type="float" office:value="1.13824" calcext:value-type="float">
            <text:p>1.13824</text:p>
          </table:table-cell>
          <table:table-cell office:value-type="float" office:value="0.197082" calcext:value-type="float">
            <text:p>0.197082</text:p>
          </table:table-cell>
          <table:table-cell office:value-type="float" office:value="0.276226" calcext:value-type="float">
            <text:p>0.276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2641" calcext:value-type="float">
            <text:p>0.622641</text:p>
          </table:table-cell>
          <table:table-cell office:value-type="float" office:value="0.457441" calcext:value-type="float">
            <text:p>0.457441</text:p>
          </table:table-cell>
          <table:table-cell office:value-type="float" office:value="1.14789" calcext:value-type="float">
            <text:p>1.14789</text:p>
          </table:table-cell>
          <table:table-cell office:value-type="float" office:value="0.086853" calcext:value-type="float">
            <text:p>0.086853</text:p>
          </table:table-cell>
          <table:table-cell office:value-type="float" office:value="0.075438" calcext:value-type="float">
            <text:p>0.075438</text:p>
          </table:table-cell>
          <table:table-cell office:value-type="float" office:value="0.207478" calcext:value-type="float">
            <text:p>0.207478</text:p>
          </table:table-cell>
          <table:table-cell office:value-type="float" office:value="0.209166" calcext:value-type="float">
            <text:p>0.209166</text:p>
          </table:table-cell>
          <table:table-cell office:value-type="float" office:value="2.885" calcext:value-type="float">
            <text:p>2.885</text:p>
          </table:table-cell>
          <table:table-cell office:value-type="float" office:value="0" calcext:value-type="float">
            <text:p>0</text:p>
          </table:table-cell>
          <table:table-cell office:value-type="float" office:value="4.01721" calcext:value-type="float">
            <text:p>4.01721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float" office:value="0.001797" calcext:value-type="float">
            <text:p>0.001797</text:p>
          </table:table-cell>
          <table:table-cell office:value-type="float" office:value="1.06644" calcext:value-type="float">
            <text:p>1.06644</text:p>
          </table:table-cell>
          <table:table-cell office:value-type="float" office:value="0.970954" calcext:value-type="float">
            <text:p>0.970954</text:p>
          </table:table-cell>
          <table:table-cell office:value-type="float" office:value="0.094877" calcext:value-type="float">
            <text:p>0.094877</text:p>
          </table:table-cell>
          <table:table-cell office:value-type="float" office:value="0.233655" calcext:value-type="float">
            <text:p>0.2336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3778" calcext:value-type="float">
            <text:p>0.483778</text:p>
          </table:table-cell>
          <table:table-cell office:value-type="float" office:value="0.38836" calcext:value-type="float">
            <text:p>0.38836</text:p>
          </table:table-cell>
          <table:table-cell office:value-type="float" office:value="1.11292" calcext:value-type="float">
            <text:p>1.11292</text:p>
          </table:table-cell>
          <table:table-cell office:value-type="float" office:value="0.06269" calcext:value-type="float">
            <text:p>0.06269</text:p>
          </table:table-cell>
          <table:table-cell office:value-type="float" office:value="0.068166" calcext:value-type="float">
            <text:p>0.068166</text:p>
          </table:table-cell>
          <table:table-cell office:value-type="float" office:value="0.205586" calcext:value-type="float">
            <text:p>0.205586</text:p>
          </table:table-cell>
          <table:table-cell office:value-type="float" office:value="0.207901" calcext:value-type="float">
            <text:p>0.207901</text:p>
          </table:table-cell>
          <table:table-cell office:value-type="float" office:value="3.185" calcext:value-type="float">
            <text:p>3.185</text:p>
          </table:table-cell>
          <table:table-cell office:value-type="float" office:value="0" calcext:value-type="float">
            <text:p>0</text:p>
          </table:table-cell>
          <table:table-cell office:value-type="float" office:value="3.4345" calcext:value-type="float">
            <text:p>3.4345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float" office:value="0.006624" calcext:value-type="float">
            <text:p>0.006624</text:p>
          </table:table-cell>
          <table:table-cell office:value-type="float" office:value="1.31255" calcext:value-type="float">
            <text:p>1.31255</text:p>
          </table:table-cell>
          <table:table-cell office:value-type="float" office:value="1.20305" calcext:value-type="float">
            <text:p>1.20305</text:p>
          </table:table-cell>
          <table:table-cell office:value-type="float" office:value="0.108897" calcext:value-type="float">
            <text:p>0.108897</text:p>
          </table:table-cell>
          <table:table-cell office:value-type="float" office:value="0.199233" calcext:value-type="float">
            <text:p>0.199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7404" calcext:value-type="float">
            <text:p>0.327404</text:p>
          </table:table-cell>
          <table:table-cell office:value-type="float" office:value="0.241314" calcext:value-type="float">
            <text:p>0.241314</text:p>
          </table:table-cell>
          <table:table-cell office:value-type="float" office:value="1.39902" calcext:value-type="float">
            <text:p>1.39902</text:p>
          </table:table-cell>
          <table:table-cell office:value-type="float" office:value="0.060477" calcext:value-type="float">
            <text:p>0.060477</text:p>
          </table:table-cell>
          <table:table-cell office:value-type="float" office:value="0.066445" calcext:value-type="float">
            <text:p>0.066445</text:p>
          </table:table-cell>
          <table:table-cell office:value-type="float" office:value="0.24793" calcext:value-type="float">
            <text:p>0.24793</text:p>
          </table:table-cell>
          <table:table-cell office:value-type="float" office:value="0.248338" calcext:value-type="float">
            <text:p>0.248338</text:p>
          </table:table-cell>
          <table:table-cell office:value-type="float" office:value="2.92" calcext:value-type="float">
            <text:p>2.92</text:p>
          </table:table-cell>
          <table:table-cell office:value-type="float" office:value="0" calcext:value-type="float">
            <text:p>0</text:p>
          </table:table-cell>
          <table:table-cell office:value-type="float" office:value="3.62276" calcext:value-type="float">
            <text:p>3.62276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1.45304" calcext:value-type="float">
            <text:p>1.45304</text:p>
          </table:table-cell>
          <table:table-cell office:value-type="float" office:value="1.3069" calcext:value-type="float">
            <text:p>1.3069</text:p>
          </table:table-cell>
          <table:table-cell office:value-type="float" office:value="0.145619" calcext:value-type="float">
            <text:p>0.145619</text:p>
          </table:table-cell>
          <table:table-cell office:value-type="float" office:value="0.150563" calcext:value-type="float">
            <text:p>0.1505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2707" calcext:value-type="float">
            <text:p>0.372707</text:p>
          </table:table-cell>
          <table:table-cell office:value-type="float" office:value="0.14247" calcext:value-type="float">
            <text:p>0.14247</text:p>
          </table:table-cell>
          <table:table-cell office:value-type="float" office:value="1.61867" calcext:value-type="float">
            <text:p>1.61867</text:p>
          </table:table-cell>
          <table:table-cell office:value-type="float" office:value="0.061422" calcext:value-type="float">
            <text:p>0.061422</text:p>
          </table:table-cell>
          <table:table-cell office:value-type="float" office:value="0.066236" calcext:value-type="float">
            <text:p>0.066236</text:p>
          </table:table-cell>
          <table:table-cell office:value-type="float" office:value="0.285794" calcext:value-type="float">
            <text:p>0.285794</text:p>
          </table:table-cell>
          <table:table-cell office:value-type="float" office:value="0.285647" calcext:value-type="float">
            <text:p>0.285647</text:p>
          </table:table-cell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  <table:table-cell office:value-type="float" office:value="3.87532" calcext:value-type="float">
            <text:p>3.87532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1.67771" calcext:value-type="float">
            <text:p>1.67771</text:p>
          </table:table-cell>
          <table:table-cell office:value-type="float" office:value="1.49509" calcext:value-type="float">
            <text:p>1.49509</text:p>
          </table:table-cell>
          <table:table-cell office:value-type="float" office:value="0.182132" calcext:value-type="float">
            <text:p>0.182132</text:p>
          </table:table-cell>
          <table:table-cell office:value-type="float" office:value="0.140252" calcext:value-type="float">
            <text:p>0.140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5543" calcext:value-type="float">
            <text:p>0.385543</text:p>
          </table:table-cell>
          <table:table-cell office:value-type="float" office:value="0.174465" calcext:value-type="float">
            <text:p>0.174465</text:p>
          </table:table-cell>
          <table:table-cell office:value-type="float" office:value="1.71377" calcext:value-type="float">
            <text:p>1.71377</text:p>
          </table:table-cell>
          <table:table-cell office:value-type="float" office:value="0.060972" calcext:value-type="float">
            <text:p>0.060972</text:p>
          </table:table-cell>
          <table:table-cell office:value-type="float" office:value="0.070729" calcext:value-type="float">
            <text:p>0.070729</text:p>
          </table:table-cell>
          <table:table-cell office:value-type="float" office:value="0.296368" calcext:value-type="float">
            <text:p>0.296368</text:p>
          </table:table-cell>
          <table:table-cell office:value-type="float" office:value="0.281405" calcext:value-type="float">
            <text:p>0.281405</text:p>
          </table:table-cell>
          <table:table-cell office:value-type="float" office:value="2.185" calcext:value-type="float">
            <text:p>2.185</text:p>
          </table:table-cell>
          <table:table-cell office:value-type="float" office:value="0" calcext:value-type="float">
            <text:p>0</text:p>
          </table:table-cell>
          <table:table-cell office:value-type="float" office:value="4.24746" calcext:value-type="float">
            <text:p>4.24746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float" office:value="0.003379" calcext:value-type="float">
            <text:p>0.003379</text:p>
          </table:table-cell>
          <table:table-cell office:value-type="float" office:value="1.00502" calcext:value-type="float">
            <text:p>1.00502</text:p>
          </table:table-cell>
          <table:table-cell office:value-type="float" office:value="0.879133" calcext:value-type="float">
            <text:p>0.879133</text:p>
          </table:table-cell>
          <table:table-cell office:value-type="float" office:value="0.125281" calcext:value-type="float">
            <text:p>0.125281</text:p>
          </table:table-cell>
          <table:table-cell office:value-type="float" office:value="0.198856" calcext:value-type="float">
            <text:p>0.198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0006" calcext:value-type="float">
            <text:p>0.450006</text:p>
          </table:table-cell>
          <table:table-cell office:value-type="float" office:value="0.28179" calcext:value-type="float">
            <text:p>0.28179</text:p>
          </table:table-cell>
          <table:table-cell office:value-type="float" office:value="0.98652" calcext:value-type="float">
            <text:p>0.98652</text:p>
          </table:table-cell>
          <table:table-cell office:value-type="float" office:value="0.071332" calcext:value-type="float">
            <text:p>0.071332</text:p>
          </table:table-cell>
          <table:table-cell office:value-type="float" office:value="0.084669" calcext:value-type="float">
            <text:p>0.084669</text:p>
          </table:table-cell>
          <table:table-cell office:value-type="float" office:value="0.174081" calcext:value-type="float">
            <text:p>0.174081</text:p>
          </table:table-cell>
          <table:table-cell office:value-type="float" office:value="0.172816" calcext:value-type="float">
            <text:p>0.172816</text:p>
          </table:table-cell>
          <table:table-cell office:value-type="float" office:value="3.065" calcext:value-type="float">
            <text:p>3.065</text:p>
          </table:table-cell>
          <table:table-cell office:value-type="float" office:value="0" calcext:value-type="float">
            <text:p>0</text:p>
          </table:table-cell>
          <table:table-cell office:value-type="float" office:value="3.08716" calcext:value-type="float">
            <text:p>3.08716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983154" calcext:value-type="float">
            <text:p>0.983154</text:p>
          </table:table-cell>
          <table:table-cell office:value-type="float" office:value="0.932755" calcext:value-type="float">
            <text:p>0.932755</text:p>
          </table:table-cell>
          <table:table-cell office:value-type="float" office:value="0.049906" calcext:value-type="float">
            <text:p>0.049906</text:p>
          </table:table-cell>
          <table:table-cell office:value-type="float" office:value="0.143636" calcext:value-type="float">
            <text:p>0.143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30858" calcext:value-type="float">
            <text:p>0.430858</text:p>
          </table:table-cell>
          <table:table-cell office:value-type="float" office:value="0.24601" calcext:value-type="float">
            <text:p>0.24601</text:p>
          </table:table-cell>
          <table:table-cell office:value-type="float" office:value="0.947437" calcext:value-type="float">
            <text:p>0.947437</text:p>
          </table:table-cell>
          <table:table-cell office:value-type="float" office:value="0.140242" calcext:value-type="float">
            <text:p>0.140242</text:p>
          </table:table-cell>
          <table:table-cell office:value-type="float" office:value="0.094183" calcext:value-type="float">
            <text:p>0.094183</text:p>
          </table:table-cell>
          <table:table-cell office:value-type="float" office:value="0.167127" calcext:value-type="float">
            <text:p>0.167127</text:p>
          </table:table-cell>
          <table:table-cell office:value-type="float" office:value="0.169668" calcext:value-type="float">
            <text:p>0.169668</text:p>
          </table:table-cell>
          <table:table-cell office:value-type="float" office:value="2.37" calcext:value-type="float">
            <text:p>2.37</text:p>
          </table:table-cell>
          <table:table-cell office:value-type="float" office:value="0" calcext:value-type="float">
            <text:p>0</text:p>
          </table:table-cell>
          <table:table-cell office:value-type="float" office:value="3.44374" calcext:value-type="float">
            <text:p>3.44374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office:value-type="float" office:value="0.002941" calcext:value-type="float">
            <text:p>0.002941</text:p>
          </table:table-cell>
          <table:table-cell office:value-type="float" office:value="0.59394" calcext:value-type="float">
            <text:p>0.59394</text:p>
          </table:table-cell>
          <table:table-cell office:value-type="float" office:value="0.528959" calcext:value-type="float">
            <text:p>0.528959</text:p>
          </table:table-cell>
          <table:table-cell office:value-type="float" office:value="0.064461" calcext:value-type="float">
            <text:p>0.064461</text:p>
          </table:table-cell>
          <table:table-cell office:value-type="float" office:value="0.186118" calcext:value-type="float">
            <text:p>0.1861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9184" calcext:value-type="float">
            <text:p>0.469184</text:p>
          </table:table-cell>
          <table:table-cell office:value-type="float" office:value="0.284123" calcext:value-type="float">
            <text:p>0.284123</text:p>
          </table:table-cell>
          <table:table-cell office:value-type="float" office:value="0.581608" calcext:value-type="float">
            <text:p>0.581608</text:p>
          </table:table-cell>
          <table:table-cell office:value-type="float" office:value="0.061161" calcext:value-type="float">
            <text:p>0.061161</text:p>
          </table:table-cell>
          <table:table-cell office:value-type="float" office:value="0.067883" calcext:value-type="float">
            <text:p>0.067883</text:p>
          </table:table-cell>
          <table:table-cell office:value-type="float" office:value="0.104617" calcext:value-type="float">
            <text:p>0.104617</text:p>
          </table:table-cell>
          <table:table-cell office:value-type="float" office:value="0.110663" calcext:value-type="float">
            <text:p>0.110663</text:p>
          </table:table-cell>
          <table:table-cell office:value-type="float" office:value="2.33" calcext:value-type="float">
            <text:p>2.33</text:p>
          </table:table-cell>
          <table:table-cell office:value-type="float" office:value="0" calcext:value-type="float">
            <text:p>0</text:p>
          </table:table-cell>
          <table:table-cell office:value-type="float" office:value="2.25754" calcext:value-type="float">
            <text:p>2.25754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1.01797" calcext:value-type="float">
            <text:p>1.01797</text:p>
          </table:table-cell>
          <table:table-cell office:value-type="float" office:value="0.837737" calcext:value-type="float">
            <text:p>0.837737</text:p>
          </table:table-cell>
          <table:table-cell office:value-type="float" office:value="0.179274" calcext:value-type="float">
            <text:p>0.179274</text:p>
          </table:table-cell>
          <table:table-cell office:value-type="float" office:value="0.306068" calcext:value-type="float">
            <text:p>0.3060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42973" calcext:value-type="float">
            <text:p>0.542973</text:p>
          </table:table-cell>
          <table:table-cell office:value-type="float" office:value="0.354175" calcext:value-type="float">
            <text:p>0.354175</text:p>
          </table:table-cell>
          <table:table-cell office:value-type="float" office:value="0.752168" calcext:value-type="float">
            <text:p>0.752168</text:p>
          </table:table-cell>
          <table:table-cell office:value-type="float" office:value="0.074726" calcext:value-type="float">
            <text:p>0.074726</text:p>
          </table:table-cell>
          <table:table-cell office:value-type="float" office:value="0.064777" calcext:value-type="float">
            <text:p>0.064777</text:p>
          </table:table-cell>
          <table:table-cell office:value-type="float" office:value="0.15194" calcext:value-type="float">
            <text:p>0.15194</text:p>
          </table:table-cell>
          <table:table-cell office:value-type="float" office:value="0.152814" calcext:value-type="float">
            <text:p>0.152814</text:p>
          </table:table-cell>
          <table:table-cell office:value-type="float" office:value="2.085" calcext:value-type="float">
            <text:p>2.085</text:p>
          </table:table-cell>
          <table:table-cell office:value-type="float" office:value="0" calcext:value-type="float">
            <text:p>0</text:p>
          </table:table-cell>
          <table:table-cell office:value-type="float" office:value="3.12003" calcext:value-type="float">
            <text:p>3.12003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1.11816" calcext:value-type="float">
            <text:p>1.11816</text:p>
          </table:table-cell>
          <table:table-cell office:value-type="float" office:value="0.977346" calcext:value-type="float">
            <text:p>0.977346</text:p>
          </table:table-cell>
          <table:table-cell office:value-type="float" office:value="0.140212" calcext:value-type="float">
            <text:p>0.140212</text:p>
          </table:table-cell>
          <table:table-cell office:value-type="float" office:value="0.233155" calcext:value-type="float">
            <text:p>0.233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17943" calcext:value-type="float">
            <text:p>0.417943</text:p>
          </table:table-cell>
          <table:table-cell office:value-type="float" office:value="0.429156" calcext:value-type="float">
            <text:p>0.429156</text:p>
          </table:table-cell>
          <table:table-cell office:value-type="float" office:value="1.03684" calcext:value-type="float">
            <text:p>1.03684</text:p>
          </table:table-cell>
          <table:table-cell office:value-type="float" office:value="0.110267" calcext:value-type="float">
            <text:p>0.110267</text:p>
          </table:table-cell>
          <table:table-cell office:value-type="float" office:value="0.080322" calcext:value-type="float">
            <text:p>0.080322</text:p>
          </table:table-cell>
          <table:table-cell office:value-type="float" office:value="0.184769" calcext:value-type="float">
            <text:p>0.184769</text:p>
          </table:table-cell>
          <table:table-cell office:value-type="float" office:value="0.184854" calcext:value-type="float">
            <text:p>0.184854</text:p>
          </table:table-cell>
          <table:table-cell office:value-type="float" office:value="2.85" calcext:value-type="float">
            <text:p>2.85</text:p>
          </table:table-cell>
          <table:table-cell office:value-type="float" office:value="0" calcext:value-type="float">
            <text:p>0</text:p>
          </table:table-cell>
          <table:table-cell office:value-type="float" office:value="3.43906" calcext:value-type="float">
            <text:p>3.43906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1.70649" calcext:value-type="float">
            <text:p>1.70649</text:p>
          </table:table-cell>
          <table:table-cell office:value-type="float" office:value="1.32115" calcext:value-type="float">
            <text:p>1.32115</text:p>
          </table:table-cell>
          <table:table-cell office:value-type="float" office:value="0.384544" calcext:value-type="float">
            <text:p>0.384544</text:p>
          </table:table-cell>
          <table:table-cell office:value-type="float" office:value="0.186729" calcext:value-type="float">
            <text:p>0.1867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3448" calcext:value-type="float">
            <text:p>0.313448</text:p>
          </table:table-cell>
          <table:table-cell office:value-type="float" office:value="0.277594" calcext:value-type="float">
            <text:p>0.277594</text:p>
          </table:table-cell>
          <table:table-cell office:value-type="float" office:value="1.21406" calcext:value-type="float">
            <text:p>1.21406</text:p>
          </table:table-cell>
          <table:table-cell office:value-type="float" office:value="0.105678" calcext:value-type="float">
            <text:p>0.105678</text:p>
          </table:table-cell>
          <table:table-cell office:value-type="float" office:value="0.091595" calcext:value-type="float">
            <text:p>0.091595</text:p>
          </table:table-cell>
          <table:table-cell office:value-type="float" office:value="0.212321" calcext:value-type="float">
            <text:p>0.212321</text:p>
          </table:table-cell>
          <table:table-cell office:value-type="float" office:value="0.213939" calcext:value-type="float">
            <text:p>0.213939</text:p>
          </table:table-cell>
          <table:table-cell office:value-type="float" office:value="2.595" calcext:value-type="float">
            <text:p>2.595</text:p>
          </table:table-cell>
          <table:table-cell office:value-type="float" office:value="0" calcext:value-type="float">
            <text:p>0</text:p>
          </table:table-cell>
          <table:table-cell office:value-type="float" office:value="3.9027" calcext:value-type="float">
            <text:p>3.9027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 office:value-type="float" office:value="0.003395" calcext:value-type="float">
            <text:p>0.003395</text:p>
          </table:table-cell>
          <table:table-cell office:value-type="float" office:value="1.74008" calcext:value-type="float">
            <text:p>1.74008</text:p>
          </table:table-cell>
          <table:table-cell office:value-type="float" office:value="1.41677" calcext:value-type="float">
            <text:p>1.41677</text:p>
          </table:table-cell>
          <table:table-cell office:value-type="float" office:value="0.322777" calcext:value-type="float">
            <text:p>0.322777</text:p>
          </table:table-cell>
          <table:table-cell office:value-type="float" office:value="0.117868" calcext:value-type="float">
            <text:p>0.117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9033" calcext:value-type="float">
            <text:p>0.349033</text:p>
          </table:table-cell>
          <table:table-cell office:value-type="float" office:value="0.127308" calcext:value-type="float">
            <text:p>0.127308</text:p>
          </table:table-cell>
          <table:table-cell office:value-type="float" office:value="1.47557" calcext:value-type="float">
            <text:p>1.47557</text:p>
          </table:table-cell>
          <table:table-cell office:value-type="float" office:value="0.097864" calcext:value-type="float">
            <text:p>0.097864</text:p>
          </table:table-cell>
          <table:table-cell office:value-type="float" office:value="0.134411" calcext:value-type="float">
            <text:p>0.134411</text:p>
          </table:table-cell>
          <table:table-cell office:value-type="float" office:value="0.237488" calcext:value-type="float">
            <text:p>0.237488</text:p>
          </table:table-cell>
          <table:table-cell office:value-type="float" office:value="0.229222" calcext:value-type="float">
            <text:p>0.229222</text:p>
          </table:table-cell>
          <table:table-cell office:value-type="float" office:value="2.555" calcext:value-type="float">
            <text:p>2.555</text:p>
          </table:table-cell>
          <table:table-cell office:value-type="float" office:value="0" calcext:value-type="float">
            <text:p>0</text:p>
          </table:table-cell>
          <table:table-cell office:value-type="float" office:value="4.05289" calcext:value-type="float">
            <text:p>4.05289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2.13063" calcext:value-type="float">
            <text:p>2.13063</text:p>
          </table:table-cell>
          <table:table-cell office:value-type="float" office:value="1.72383" calcext:value-type="float">
            <text:p>1.72383</text:p>
          </table:table-cell>
          <table:table-cell office:value-type="float" office:value="0.406298" calcext:value-type="float">
            <text:p>0.406298</text:p>
          </table:table-cell>
          <table:table-cell office:value-type="float" office:value="0.141173" calcext:value-type="float">
            <text:p>0.1411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0686" calcext:value-type="float">
            <text:p>0.370686</text:p>
          </table:table-cell>
          <table:table-cell office:value-type="float" office:value="0.202094" calcext:value-type="float">
            <text:p>0.202094</text:p>
          </table:table-cell>
          <table:table-cell office:value-type="float" office:value="1.52619" calcext:value-type="float">
            <text:p>1.52619</text:p>
          </table:table-cell>
          <table:table-cell office:value-type="float" office:value="0.073616" calcext:value-type="float">
            <text:p>0.073616</text:p>
          </table:table-cell>
          <table:table-cell office:value-type="float" office:value="0.086731" calcext:value-type="float">
            <text:p>0.086731</text:p>
          </table:table-cell>
          <table:table-cell office:value-type="float" office:value="0.229607" calcext:value-type="float">
            <text:p>0.229607</text:p>
          </table:table-cell>
          <table:table-cell office:value-type="float" office:value="0.234499" calcext:value-type="float">
            <text:p>0.234499</text:p>
          </table:table-cell>
          <table:table-cell office:value-type="float" office:value="2.375" calcext:value-type="float">
            <text:p>2.375</text:p>
          </table:table-cell>
          <table:table-cell office:value-type="float" office:value="0" calcext:value-type="float">
            <text:p>0</text:p>
          </table:table-cell>
          <table:table-cell office:value-type="float" office:value="4.53977" calcext:value-type="float">
            <text:p>4.53977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float" office:value="0.00345" calcext:value-type="float">
            <text:p>0.00345</text:p>
          </table:table-cell>
          <table:table-cell office:value-type="float" office:value="0.87026" calcext:value-type="float">
            <text:p>0.87026</text:p>
          </table:table-cell>
          <table:table-cell office:value-type="float" office:value="0.742751" calcext:value-type="float">
            <text:p>0.742751</text:p>
          </table:table-cell>
          <table:table-cell office:value-type="float" office:value="0.126529" calcext:value-type="float">
            <text:p>0.126529</text:p>
          </table:table-cell>
          <table:table-cell office:value-type="float" office:value="0.189133" calcext:value-type="float">
            <text:p>0.189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33563" calcext:value-type="float">
            <text:p>0.533563</text:p>
          </table:table-cell>
          <table:table-cell office:value-type="float" office:value="0.202138" calcext:value-type="float">
            <text:p>0.202138</text:p>
          </table:table-cell>
          <table:table-cell office:value-type="float" office:value="0.666904" calcext:value-type="float">
            <text:p>0.666904</text:p>
          </table:table-cell>
          <table:table-cell office:value-type="float" office:value="0.288546" calcext:value-type="float">
            <text:p>0.288546</text:p>
          </table:table-cell>
          <table:table-cell office:value-type="float" office:value="0.101495" calcext:value-type="float">
            <text:p>0.101495</text:p>
          </table:table-cell>
          <table:table-cell office:value-type="float" office:value="0.127521" calcext:value-type="float">
            <text:p>0.127521</text:p>
          </table:table-cell>
          <table:table-cell office:value-type="float" office:value="0.121622" calcext:value-type="float">
            <text:p>0.121622</text:p>
          </table:table-cell>
          <table:table-cell office:value-type="float" office:value="2.9975" calcext:value-type="float">
            <text:p>2.9975</text:p>
          </table:table-cell>
          <table:table-cell office:value-type="float" office:value="0" calcext:value-type="float">
            <text:p>0</text:p>
          </table:table-cell>
          <table:table-cell office:value-type="float" office:value="2.86884" calcext:value-type="float">
            <text:p>2.86884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879644" calcext:value-type="float">
            <text:p>0.879644</text:p>
          </table:table-cell>
          <table:table-cell office:value-type="float" office:value="0.795009" calcext:value-type="float">
            <text:p>0.795009</text:p>
          </table:table-cell>
          <table:table-cell office:value-type="float" office:value="0.084057" calcext:value-type="float">
            <text:p>0.084057</text:p>
          </table:table-cell>
          <table:table-cell office:value-type="float" office:value="0.207934" calcext:value-type="float">
            <text:p>0.207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81781" calcext:value-type="float">
            <text:p>0.581781</text:p>
          </table:table-cell>
          <table:table-cell office:value-type="float" office:value="0.303173" calcext:value-type="float">
            <text:p>0.303173</text:p>
          </table:table-cell>
          <table:table-cell office:value-type="float" office:value="0.837742" calcext:value-type="float">
            <text:p>0.837742</text:p>
          </table:table-cell>
          <table:table-cell office:value-type="float" office:value="0.299555" calcext:value-type="float">
            <text:p>0.299555</text:p>
          </table:table-cell>
          <table:table-cell office:value-type="float" office:value="0.106897" calcext:value-type="float">
            <text:p>0.106897</text:p>
          </table:table-cell>
          <table:table-cell office:value-type="float" office:value="0.149761" calcext:value-type="float">
            <text:p>0.149761</text:p>
          </table:table-cell>
          <table:table-cell office:value-type="float" office:value="0.155119" calcext:value-type="float">
            <text:p>0.155119</text:p>
          </table:table-cell>
          <table:table-cell office:value-type="float" office:value="3.015" calcext:value-type="float">
            <text:p>3.015</text:p>
          </table:table-cell>
          <table:table-cell office:value-type="float" office:value="0" calcext:value-type="float">
            <text:p>0</text:p>
          </table:table-cell>
          <table:table-cell office:value-type="float" office:value="3.87496" calcext:value-type="float">
            <text:p>3.87496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003345" calcext:value-type="float">
            <text:p>0.003345</text:p>
          </table:table-cell>
          <table:table-cell office:value-type="float" office:value="0.783648" calcext:value-type="float">
            <text:p>0.783648</text:p>
          </table:table-cell>
          <table:table-cell office:value-type="float" office:value="0.641049" calcext:value-type="float">
            <text:p>0.641049</text:p>
          </table:table-cell>
          <table:table-cell office:value-type="float" office:value="0.142126" calcext:value-type="float">
            <text:p>0.142126</text:p>
          </table:table-cell>
          <table:table-cell office:value-type="float" office:value="0.198656" calcext:value-type="float">
            <text:p>0.198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19299" calcext:value-type="float">
            <text:p>0.419299</text:p>
          </table:table-cell>
          <table:table-cell office:value-type="float" office:value="0.34337" calcext:value-type="float">
            <text:p>0.34337</text:p>
          </table:table-cell>
          <table:table-cell office:value-type="float" office:value="0.687799" calcext:value-type="float">
            <text:p>0.687799</text:p>
          </table:table-cell>
          <table:table-cell office:value-type="float" office:value="0.178955" calcext:value-type="float">
            <text:p>0.178955</text:p>
          </table:table-cell>
          <table:table-cell office:value-type="float" office:value="0.073374" calcext:value-type="float">
            <text:p>0.073374</text:p>
          </table:table-cell>
          <table:table-cell office:value-type="float" office:value="0.123585" calcext:value-type="float">
            <text:p>0.123585</text:p>
          </table:table-cell>
          <table:table-cell office:value-type="float" office:value="0.132438" calcext:value-type="float">
            <text:p>0.132438</text:p>
          </table:table-cell>
          <table:table-cell office:value-type="float" office:value="2.56" calcext:value-type="float">
            <text:p>2.56</text:p>
          </table:table-cell>
          <table:table-cell office:value-type="float" office:value="0" calcext:value-type="float">
            <text:p>0</text:p>
          </table:table-cell>
          <table:table-cell office:value-type="float" office:value="2.69502" calcext:value-type="float">
            <text:p>2.69502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845914" calcext:value-type="float">
            <text:p>0.845914</text:p>
          </table:table-cell>
          <table:table-cell office:value-type="float" office:value="0.759592" calcext:value-type="float">
            <text:p>0.759592</text:p>
          </table:table-cell>
          <table:table-cell office:value-type="float" office:value="0.085777" calcext:value-type="float">
            <text:p>0.085777</text:p>
          </table:table-cell>
          <table:table-cell office:value-type="float" office:value="0.175701" calcext:value-type="float">
            <text:p>0.1757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6796" calcext:value-type="float">
            <text:p>0.486796</text:p>
          </table:table-cell>
          <table:table-cell office:value-type="float" office:value="0.257016" calcext:value-type="float">
            <text:p>0.257016</text:p>
          </table:table-cell>
          <table:table-cell office:value-type="float" office:value="0.851102" calcext:value-type="float">
            <text:p>0.851102</text:p>
          </table:table-cell>
          <table:table-cell office:value-type="float" office:value="0.218321" calcext:value-type="float">
            <text:p>0.218321</text:p>
          </table:table-cell>
          <table:table-cell office:value-type="float" office:value="0.085694" calcext:value-type="float">
            <text:p>0.085694</text:p>
          </table:table-cell>
          <table:table-cell office:value-type="float" office:value="0.152572" calcext:value-type="float">
            <text:p>0.152572</text:p>
          </table:table-cell>
          <table:table-cell office:value-type="float" office:value="0.156287" calcext:value-type="float">
            <text:p>0.156287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2.92935" calcext:value-type="float">
            <text:p>2.92935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Default" office:value-type="float" office:value="0.003269" calcext:value-type="float">
            <text:p>0.003269</text:p>
          </table:table-cell>
          <table:table-cell office:value-type="float" office:value="0.812601" calcext:value-type="float">
            <text:p>0.812601</text:p>
          </table:table-cell>
          <table:table-cell office:value-type="float" office:value="0.739664" calcext:value-type="float">
            <text:p>0.739664</text:p>
          </table:table-cell>
          <table:table-cell office:value-type="float" office:value="0.072367" calcext:value-type="float">
            <text:p>0.072367</text:p>
          </table:table-cell>
          <table:table-cell office:value-type="float" office:value="0.167348" calcext:value-type="float">
            <text:p>0.167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73" calcext:value-type="float">
            <text:p>0.473</text:p>
          </table:table-cell>
          <table:table-cell office:value-type="float" office:value="0.194819" calcext:value-type="float">
            <text:p>0.194819</text:p>
          </table:table-cell>
          <table:table-cell office:value-type="float" office:value="0.812539" calcext:value-type="float">
            <text:p>0.812539</text:p>
          </table:table-cell>
          <table:table-cell office:value-type="float" office:value="0.120917" calcext:value-type="float">
            <text:p>0.120917</text:p>
          </table:table-cell>
          <table:table-cell office:value-type="float" office:value="0.075706" calcext:value-type="float">
            <text:p>0.075706</text:p>
          </table:table-cell>
          <table:table-cell office:value-type="float" office:value="0.146155" calcext:value-type="float">
            <text:p>0.146155</text:p>
          </table:table-cell>
          <table:table-cell office:value-type="float" office:value="0.146239" calcext:value-type="float">
            <text:p>0.146239</text:p>
          </table:table-cell>
          <table:table-cell office:value-type="float" office:value="2.8525" calcext:value-type="float">
            <text:p>2.8525</text:p>
          </table:table-cell>
          <table:table-cell office:value-type="float" office:value="0" calcext:value-type="float">
            <text:p>0</text:p>
          </table:table-cell>
          <table:table-cell office:value-type="float" office:value="2.66458" calcext:value-type="float">
            <text:p>2.66458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1.09614" calcext:value-type="float">
            <text:p>1.09614</text:p>
          </table:table-cell>
          <table:table-cell office:value-type="float" office:value="1.0104" calcext:value-type="float">
            <text:p>1.0104</text:p>
          </table:table-cell>
          <table:table-cell office:value-type="float" office:value="0.08524" calcext:value-type="float">
            <text:p>0.08524</text:p>
          </table:table-cell>
          <table:table-cell office:value-type="float" office:value="0.207879" calcext:value-type="float">
            <text:p>0.2078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20079" calcext:value-type="float">
            <text:p>0.520079</text:p>
          </table:table-cell>
          <table:table-cell office:value-type="float" office:value="0.262392" calcext:value-type="float">
            <text:p>0.262392</text:p>
          </table:table-cell>
          <table:table-cell office:value-type="float" office:value="1.03148" calcext:value-type="float">
            <text:p>1.03148</text:p>
          </table:table-cell>
          <table:table-cell office:value-type="float" office:value="0.138847" calcext:value-type="float">
            <text:p>0.138847</text:p>
          </table:table-cell>
          <table:table-cell office:value-type="float" office:value="0.083974" calcext:value-type="float">
            <text:p>0.083974</text:p>
          </table:table-cell>
          <table:table-cell office:value-type="float" office:value="0.185849" calcext:value-type="float">
            <text:p>0.185849</text:p>
          </table:table-cell>
          <table:table-cell office:value-type="float" office:value="0.187427" calcext:value-type="float">
            <text:p>0.187427</text:p>
          </table:table-cell>
          <table:table-cell office:value-type="float" office:value="3.2825" calcext:value-type="float">
            <text:p>3.2825</text:p>
          </table:table-cell>
          <table:table-cell office:value-type="float" office:value="0" calcext:value-type="float">
            <text:p>0</text:p>
          </table:table-cell>
          <table:table-cell office:value-type="float" office:value="3.35185" calcext:value-type="float">
            <text:p>3.35185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Default" office:value-type="float" office:value="0.003497" calcext:value-type="float">
            <text:p>0.003497</text:p>
          </table:table-cell>
          <table:table-cell office:value-type="float" office:value="0.818838" calcext:value-type="float">
            <text:p>0.818838</text:p>
          </table:table-cell>
          <table:table-cell office:value-type="float" office:value="0.769485" calcext:value-type="float">
            <text:p>0.769485</text:p>
          </table:table-cell>
          <table:table-cell office:value-type="float" office:value="0.048806" calcext:value-type="float">
            <text:p>0.048806</text:p>
          </table:table-cell>
          <table:table-cell office:value-type="float" office:value="0.145223" calcext:value-type="float">
            <text:p>0.1452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1835" calcext:value-type="float">
            <text:p>0.351835</text:p>
          </table:table-cell>
          <table:table-cell office:value-type="float" office:value="0.208629" calcext:value-type="float">
            <text:p>0.208629</text:p>
          </table:table-cell>
          <table:table-cell office:value-type="float" office:value="0.849873" calcext:value-type="float">
            <text:p>0.849873</text:p>
          </table:table-cell>
          <table:table-cell office:value-type="float" office:value="0.096435" calcext:value-type="float">
            <text:p>0.096435</text:p>
          </table:table-cell>
          <table:table-cell office:value-type="float" office:value="0.095003" calcext:value-type="float">
            <text:p>0.095003</text:p>
          </table:table-cell>
          <table:table-cell office:value-type="float" office:value="0.156207" calcext:value-type="float">
            <text:p>0.156207</text:p>
          </table:table-cell>
          <table:table-cell office:value-type="float" office:value="0.15798" calcext:value-type="float">
            <text:p>0.15798</text:p>
          </table:table-cell>
          <table:table-cell office:value-type="float" office:value="2.975" calcext:value-type="float">
            <text:p>2.975</text:p>
          </table:table-cell>
          <table:table-cell office:value-type="float" office:value="0" calcext:value-type="float">
            <text:p>0</text:p>
          </table:table-cell>
          <table:table-cell office:value-type="float" office:value="2.58337" calcext:value-type="float">
            <text:p>2.58337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1.18111" calcext:value-type="float">
            <text:p>1.18111</text:p>
          </table:table-cell>
          <table:table-cell office:value-type="float" office:value="1.12396" calcext:value-type="float">
            <text:p>1.12396</text:p>
          </table:table-cell>
          <table:table-cell office:value-type="float" office:value="0.056615" calcext:value-type="float">
            <text:p>0.056615</text:p>
          </table:table-cell>
          <table:table-cell office:value-type="float" office:value="0.148685" calcext:value-type="float">
            <text:p>0.1486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11668" calcext:value-type="float">
            <text:p>0.411668</text:p>
          </table:table-cell>
          <table:table-cell office:value-type="float" office:value="0.150659" calcext:value-type="float">
            <text:p>0.150659</text:p>
          </table:table-cell>
          <table:table-cell office:value-type="float" office:value="0.910664" calcext:value-type="float">
            <text:p>0.910664</text:p>
          </table:table-cell>
          <table:table-cell office:value-type="float" office:value="0.096812" calcext:value-type="float">
            <text:p>0.096812</text:p>
          </table:table-cell>
          <table:table-cell office:value-type="float" office:value="0.091092" calcext:value-type="float">
            <text:p>0.091092</text:p>
          </table:table-cell>
          <table:table-cell office:value-type="float" office:value="0.162251" calcext:value-type="float">
            <text:p>0.162251</text:p>
          </table:table-cell>
          <table:table-cell office:value-type="float" office:value="0.168546" calcext:value-type="float">
            <text:p>0.168546</text:p>
          </table:table-cell>
          <table:table-cell office:value-type="float" office:value="2.775" calcext:value-type="float">
            <text:p>2.775</text:p>
          </table:table-cell>
          <table:table-cell office:value-type="float" office:value="0" calcext:value-type="float">
            <text:p>0</text:p>
          </table:table-cell>
          <table:table-cell office:value-type="float" office:value="3.00216" calcext:value-type="float">
            <text:p>3.00216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Default" office:value-type="float" office:value="0.003646" calcext:value-type="float">
            <text:p>0.003646</text:p>
          </table:table-cell>
          <table:table-cell office:value-type="float" office:value="0.776954" calcext:value-type="float">
            <text:p>0.776954</text:p>
          </table:table-cell>
          <table:table-cell office:value-type="float" office:value="0.671816" calcext:value-type="float">
            <text:p>0.671816</text:p>
          </table:table-cell>
          <table:table-cell office:value-type="float" office:value="0.104585" calcext:value-type="float">
            <text:p>0.104585</text:p>
          </table:table-cell>
          <table:table-cell office:value-type="float" office:value="0.20437" calcext:value-type="float">
            <text:p>0.204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0454" calcext:value-type="float">
            <text:p>0.60454</text:p>
          </table:table-cell>
          <table:table-cell office:value-type="float" office:value="0.261277" calcext:value-type="float">
            <text:p>0.261277</text:p>
          </table:table-cell>
          <table:table-cell office:value-type="float" office:value="0.744964" calcext:value-type="float">
            <text:p>0.744964</text:p>
          </table:table-cell>
          <table:table-cell office:value-type="float" office:value="0.135883" calcext:value-type="float">
            <text:p>0.135883</text:p>
          </table:table-cell>
          <table:table-cell office:value-type="float" office:value="0.083429" calcext:value-type="float">
            <text:p>0.083429</text:p>
          </table:table-cell>
          <table:table-cell office:value-type="float" office:value="0.129319" calcext:value-type="float">
            <text:p>0.129319</text:p>
          </table:table-cell>
          <table:table-cell office:value-type="float" office:value="0.12623" calcext:value-type="float">
            <text:p>0.12623</text:p>
          </table:table-cell>
          <table:table-cell office:value-type="float" office:value="3.21" calcext:value-type="float">
            <text:p>3.21</text:p>
          </table:table-cell>
          <table:table-cell office:value-type="float" office:value="0" calcext:value-type="float">
            <text:p>0</text:p>
          </table:table-cell>
          <table:table-cell office:value-type="float" office:value="2.82809" calcext:value-type="float">
            <text:p>2.82809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1.05945" calcext:value-type="float">
            <text:p>1.05945</text:p>
          </table:table-cell>
          <table:table-cell office:value-type="float" office:value="0.983206" calcext:value-type="float">
            <text:p>0.983206</text:p>
          </table:table-cell>
          <table:table-cell office:value-type="float" office:value="0.075665" calcext:value-type="float">
            <text:p>0.075665</text:p>
          </table:table-cell>
          <table:table-cell office:value-type="float" office:value="0.288284" calcext:value-type="float">
            <text:p>0.288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03677" calcext:value-type="float">
            <text:p>0.503677</text:p>
          </table:table-cell>
          <table:table-cell office:value-type="float" office:value="0.383874" calcext:value-type="float">
            <text:p>0.383874</text:p>
          </table:table-cell>
          <table:table-cell office:value-type="float" office:value="0.886267" calcext:value-type="float">
            <text:p>0.886267</text:p>
          </table:table-cell>
          <table:table-cell office:value-type="float" office:value="0.103202" calcext:value-type="float">
            <text:p>0.103202</text:p>
          </table:table-cell>
          <table:table-cell office:value-type="float" office:value="0.094684" calcext:value-type="float">
            <text:p>0.094684</text:p>
          </table:table-cell>
          <table:table-cell office:value-type="float" office:value="0.154902" calcext:value-type="float">
            <text:p>0.154902</text:p>
          </table:table-cell>
          <table:table-cell office:value-type="float" office:value="0.152014" calcext:value-type="float">
            <text:p>0.152014</text:p>
          </table:table-cell>
          <table:table-cell office:value-type="float" office:value="3.125" calcext:value-type="float">
            <text:p>3.125</text:p>
          </table:table-cell>
          <table:table-cell office:value-type="float" office:value="0" calcext:value-type="float">
            <text:p>0</text:p>
          </table:table-cell>
          <table:table-cell office:value-type="float" office:value="4.18887" calcext:value-type="float">
            <text:p>4.18887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Default" office:value-type="float" office:value="0.002824" calcext:value-type="float">
            <text:p>0.002824</text:p>
          </table:table-cell>
          <table:table-cell office:value-type="float" office:value="0.89233" calcext:value-type="float">
            <text:p>0.89233</text:p>
          </table:table-cell>
          <table:table-cell office:value-type="float" office:value="0.786929" calcext:value-type="float">
            <text:p>0.786929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177358" calcext:value-type="float">
            <text:p>0.1773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2753" calcext:value-type="float">
            <text:p>0.452753</text:p>
          </table:table-cell>
          <table:table-cell office:value-type="float" office:value="0.216521" calcext:value-type="float">
            <text:p>0.216521</text:p>
          </table:table-cell>
          <table:table-cell office:value-type="float" office:value="0.893274" calcext:value-type="float">
            <text:p>0.893274</text:p>
          </table:table-cell>
          <table:table-cell office:value-type="float" office:value="0.080627" calcext:value-type="float">
            <text:p>0.080627</text:p>
          </table:table-cell>
          <table:table-cell office:value-type="float" office:value="0.082908" calcext:value-type="float">
            <text:p>0.082908</text:p>
          </table:table-cell>
          <table:table-cell office:value-type="float" office:value="0.150602" calcext:value-type="float">
            <text:p>0.150602</text:p>
          </table:table-cell>
          <table:table-cell office:value-type="float" office:value="0.142932" calcext:value-type="float">
            <text:p>0.142932</text:p>
          </table:table-cell>
          <table:table-cell office:value-type="float" office:value="2.9875" calcext:value-type="float">
            <text:p>2.9875</text:p>
          </table:table-cell>
          <table:table-cell office:value-type="float" office:value="0" calcext:value-type="float">
            <text:p>0</text:p>
          </table:table-cell>
          <table:table-cell office:value-type="float" office:value="2.81351" calcext:value-type="float">
            <text:p>2.81351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1.06867" calcext:value-type="float">
            <text:p>1.06867</text:p>
          </table:table-cell>
          <table:table-cell office:value-type="float" office:value="0.994551" calcext:value-type="float">
            <text:p>0.994551</text:p>
          </table:table-cell>
          <table:table-cell office:value-type="float" office:value="0.073571" calcext:value-type="float">
            <text:p>0.073571</text:p>
          </table:table-cell>
          <table:table-cell office:value-type="float" office:value="0.176611" calcext:value-type="float">
            <text:p>0.176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82506" calcext:value-type="float">
            <text:p>0.682506</text:p>
          </table:table-cell>
          <table:table-cell office:value-type="float" office:value="0.307831" calcext:value-type="float">
            <text:p>0.307831</text:p>
          </table:table-cell>
          <table:table-cell office:value-type="float" office:value="0.984119" calcext:value-type="float">
            <text:p>0.984119</text:p>
          </table:table-cell>
          <table:table-cell office:value-type="float" office:value="0.062701" calcext:value-type="float">
            <text:p>0.062701</text:p>
          </table:table-cell>
          <table:table-cell office:value-type="float" office:value="0.085248" calcext:value-type="float">
            <text:p>0.085248</text:p>
          </table:table-cell>
          <table:table-cell office:value-type="float" office:value="0.171025" calcext:value-type="float">
            <text:p>0.171025</text:p>
          </table:table-cell>
          <table:table-cell office:value-type="float" office:value="0.173268" calcext:value-type="float">
            <text:p>0.173268</text:p>
          </table:table-cell>
          <table:table-cell office:value-type="float" office:value="2.7125" calcext:value-type="float">
            <text:p>2.7125</text:p>
          </table:table-cell>
          <table:table-cell office:value-type="float" office:value="0" calcext:value-type="float">
            <text:p>0</text:p>
          </table:table-cell>
          <table:table-cell office:value-type="float" office:value="3.37915" calcext:value-type="float">
            <text:p>3.37915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0.915292" calcext:value-type="float">
            <text:p>0.915292</text:p>
          </table:table-cell>
          <table:table-cell office:value-type="float" office:value="0.867246" calcext:value-type="float">
            <text:p>0.867246</text:p>
          </table:table-cell>
          <table:table-cell office:value-type="float" office:value="0.047267" calcext:value-type="float">
            <text:p>0.047267</text:p>
          </table:table-cell>
          <table:table-cell office:value-type="float" office:value="0.220905" calcext:value-type="float">
            <text:p>0.2209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32624" calcext:value-type="float">
            <text:p>0.532624</text:p>
          </table:table-cell>
          <table:table-cell office:value-type="float" office:value="0.442996" calcext:value-type="float">
            <text:p>0.442996</text:p>
          </table:table-cell>
          <table:table-cell office:value-type="float" office:value="0.926908" calcext:value-type="float">
            <text:p>0.926908</text:p>
          </table:table-cell>
          <table:table-cell office:value-type="float" office:value="0.062803" calcext:value-type="float">
            <text:p>0.062803</text:p>
          </table:table-cell>
          <table:table-cell office:value-type="float" office:value="0.113793" calcext:value-type="float">
            <text:p>0.113793</text:p>
          </table:table-cell>
          <table:table-cell office:value-type="float" office:value="0.16626" calcext:value-type="float">
            <text:p>0.16626</text:p>
          </table:table-cell>
          <table:table-cell office:value-type="float" office:value="0.160819" calcext:value-type="float">
            <text:p>0.160819</text:p>
          </table:table-cell>
          <table:table-cell office:value-type="float" office:value="3.265" calcext:value-type="float">
            <text:p>3.265</text:p>
          </table:table-cell>
          <table:table-cell office:value-type="float" office:value="0" calcext:value-type="float">
            <text:p>0</text:p>
          </table:table-cell>
          <table:table-cell office:value-type="float" office:value="3.23367" calcext:value-type="float">
            <text:p>3.23367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1.71507" calcext:value-type="float">
            <text:p>1.71507</text:p>
          </table:table-cell>
          <table:table-cell office:value-type="float" office:value="1.62959" calcext:value-type="float">
            <text:p>1.62959</text:p>
          </table:table-cell>
          <table:table-cell office:value-type="float" office:value="0.084946" calcext:value-type="float">
            <text:p>0.084946</text:p>
          </table:table-cell>
          <table:table-cell office:value-type="float" office:value="0.157531" calcext:value-type="float">
            <text:p>0.157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629" calcext:value-type="float">
            <text:p>0.37629</text:p>
          </table:table-cell>
          <table:table-cell office:value-type="float" office:value="0.160185" calcext:value-type="float">
            <text:p>0.160185</text:p>
          </table:table-cell>
          <table:table-cell office:value-type="float" office:value="1.51577" calcext:value-type="float">
            <text:p>1.51577</text:p>
          </table:table-cell>
          <table:table-cell office:value-type="float" office:value="0.076296" calcext:value-type="float">
            <text:p>0.076296</text:p>
          </table:table-cell>
          <table:table-cell office:value-type="float" office:value="0.09923" calcext:value-type="float">
            <text:p>0.09923</text:p>
          </table:table-cell>
          <table:table-cell office:value-type="float" office:value="0.227571" calcext:value-type="float">
            <text:p>0.227571</text:p>
          </table:table-cell>
          <table:table-cell office:value-type="float" office:value="0.233732" calcext:value-type="float">
            <text:p>0.233732</text:p>
          </table:table-cell>
          <table:table-cell office:value-type="float" office:value="2.685" calcext:value-type="float">
            <text:p>2.685</text:p>
          </table:table-cell>
          <table:table-cell office:value-type="float" office:value="0" calcext:value-type="float">
            <text:p>0</text:p>
          </table:table-cell>
          <table:table-cell office:value-type="float" office:value="4.10905" calcext:value-type="float">
            <text:p>4.10905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2.12649" calcext:value-type="float">
            <text:p>2.12649</text:p>
          </table:table-cell>
          <table:table-cell office:value-type="float" office:value="1.99708" calcext:value-type="float">
            <text:p>1.99708</text:p>
          </table:table-cell>
          <table:table-cell office:value-type="float" office:value="0.128896" calcext:value-type="float">
            <text:p>0.128896</text:p>
          </table:table-cell>
          <table:table-cell office:value-type="float" office:value="0.132881" calcext:value-type="float">
            <text:p>0.1328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34" calcext:value-type="float">
            <text:p>0.3534</text:p>
          </table:table-cell>
          <table:table-cell office:value-type="float" office:value="0.160376" calcext:value-type="float">
            <text:p>0.160376</text:p>
          </table:table-cell>
          <table:table-cell office:value-type="float" office:value="1.69278" calcext:value-type="float">
            <text:p>1.69278</text:p>
          </table:table-cell>
          <table:table-cell office:value-type="float" office:value="0.07382" calcext:value-type="float">
            <text:p>0.07382</text:p>
          </table:table-cell>
          <table:table-cell office:value-type="float" office:value="0.099304" calcext:value-type="float">
            <text:p>0.099304</text:p>
          </table:table-cell>
          <table:table-cell office:value-type="float" office:value="0.262324" calcext:value-type="float">
            <text:p>0.262324</text:p>
          </table:table-cell>
          <table:table-cell office:value-type="float" office:value="0.261826" calcext:value-type="float">
            <text:p>0.261826</text:p>
          </table:table-cell>
          <table:table-cell office:value-type="float" office:value="2.3475" calcext:value-type="float">
            <text:p>2.3475</text:p>
          </table:table-cell>
          <table:table-cell office:value-type="float" office:value="0" calcext:value-type="float">
            <text:p>0</text:p>
          </table:table-cell>
          <table:table-cell office:value-type="float" office:value="4.64668" calcext:value-type="float">
            <text:p>4.64668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1.89726" calcext:value-type="float">
            <text:p>1.89726</text:p>
          </table:table-cell>
          <table:table-cell office:value-type="float" office:value="1.54148" calcext:value-type="float">
            <text:p>1.54148</text:p>
          </table:table-cell>
          <table:table-cell office:value-type="float" office:value="0.354935" calcext:value-type="float">
            <text:p>0.354935</text:p>
          </table:table-cell>
          <table:table-cell office:value-type="float" office:value="0.17525" calcext:value-type="float">
            <text:p>0.17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5369" calcext:value-type="float">
            <text:p>0.385369</text:p>
          </table:table-cell>
          <table:table-cell office:value-type="float" office:value="0.30075" calcext:value-type="float">
            <text:p>0.30075</text:p>
          </table:table-cell>
          <table:table-cell office:value-type="float" office:value="0.873803" calcext:value-type="float">
            <text:p>0.873803</text:p>
          </table:table-cell>
          <table:table-cell office:value-type="float" office:value="0.10358" calcext:value-type="float">
            <text:p>0.10358</text:p>
          </table:table-cell>
          <table:table-cell office:value-type="float" office:value="0.112151" calcext:value-type="float">
            <text:p>0.112151</text:p>
          </table:table-cell>
          <table:table-cell office:value-type="float" office:value="0.158468" calcext:value-type="float">
            <text:p>0.158468</text:p>
          </table:table-cell>
          <table:table-cell office:value-type="float" office:value="0.161879" calcext:value-type="float">
            <text:p>0.161879</text:p>
          </table:table-cell>
          <table:table-cell office:value-type="float" office:value="2.4475" calcext:value-type="float">
            <text:p>2.4475</text:p>
          </table:table-cell>
          <table:table-cell office:value-type="float" office:value="0" calcext:value-type="float">
            <text:p>0</text:p>
          </table:table-cell>
          <table:table-cell office:value-type="float" office:value="3.85885" calcext:value-type="float">
            <text:p>3.85885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1.36732" calcext:value-type="float">
            <text:p>1.36732</text:p>
          </table:table-cell>
          <table:table-cell office:value-type="float" office:value="1.25653" calcext:value-type="float">
            <text:p>1.25653</text:p>
          </table:table-cell>
          <table:table-cell office:value-type="float" office:value="0.110217" calcext:value-type="float">
            <text:p>0.110217</text:p>
          </table:table-cell>
          <table:table-cell office:value-type="float" office:value="0.195351" calcext:value-type="float">
            <text:p>0.1953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5033" calcext:value-type="float">
            <text:p>0.355033</text:p>
          </table:table-cell>
          <table:table-cell office:value-type="float" office:value="0.263144" calcext:value-type="float">
            <text:p>0.263144</text:p>
          </table:table-cell>
          <table:table-cell office:value-type="float" office:value="0.858132" calcext:value-type="float">
            <text:p>0.858132</text:p>
          </table:table-cell>
          <table:table-cell office:value-type="float" office:value="0.093159" calcext:value-type="float">
            <text:p>0.093159</text:p>
          </table:table-cell>
          <table:table-cell office:value-type="float" office:value="0.129119" calcext:value-type="float">
            <text:p>0.129119</text:p>
          </table:table-cell>
          <table:table-cell office:value-type="float" office:value="0.145661" calcext:value-type="float">
            <text:p>0.145661</text:p>
          </table:table-cell>
          <table:table-cell office:value-type="float" office:value="0.151669" calcext:value-type="float">
            <text:p>0.151669</text:p>
          </table:table-cell>
          <table:table-cell office:value-type="float" office:value="2.545" calcext:value-type="float">
            <text:p>2.545</text:p>
          </table:table-cell>
          <table:table-cell office:value-type="float" office:value="0" calcext:value-type="float">
            <text:p>0</text:p>
          </table:table-cell>
          <table:table-cell office:value-type="float" office:value="3.2709" calcext:value-type="float">
            <text:p>3.2709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766658" calcext:value-type="float">
            <text:p>0.766658</text:p>
          </table:table-cell>
          <table:table-cell office:value-type="float" office:value="0.705808" calcext:value-type="float">
            <text:p>0.705808</text:p>
          </table:table-cell>
          <table:table-cell office:value-type="float" office:value="0.060357" calcext:value-type="float">
            <text:p>0.060357</text:p>
          </table:table-cell>
          <table:table-cell office:value-type="float" office:value="0.180181" calcext:value-type="float">
            <text:p>0.1801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98898" calcext:value-type="float">
            <text:p>0.398898</text:p>
          </table:table-cell>
          <table:table-cell office:value-type="float" office:value="0.215652" calcext:value-type="float">
            <text:p>0.215652</text:p>
          </table:table-cell>
          <table:table-cell office:value-type="float" office:value="0.59576" calcext:value-type="float">
            <text:p>0.59576</text:p>
          </table:table-cell>
          <table:table-cell office:value-type="float" office:value="0.077341" calcext:value-type="float">
            <text:p>0.077341</text:p>
          </table:table-cell>
          <table:table-cell office:value-type="float" office:value="0.076392" calcext:value-type="float">
            <text:p>0.076392</text:p>
          </table:table-cell>
          <table:table-cell office:value-type="float" office:value="0.117736" calcext:value-type="float">
            <text:p>0.117736</text:p>
          </table:table-cell>
          <table:table-cell office:value-type="float" office:value="0.121787" calcext:value-type="float">
            <text:p>0.121787</text:p>
          </table:table-cell>
          <table:table-cell office:value-type="float" office:value="1.92" calcext:value-type="float">
            <text:p>1.92</text:p>
          </table:table-cell>
          <table:table-cell office:value-type="float" office:value="0" calcext:value-type="float">
            <text:p>0</text:p>
          </table:table-cell>
          <table:table-cell office:value-type="float" office:value="3.39219" calcext:value-type="float">
            <text:p>3.39219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1.05233" calcext:value-type="float">
            <text:p>1.05233</text:p>
          </table:table-cell>
          <table:table-cell office:value-type="float" office:value="0.940122" calcext:value-type="float">
            <text:p>0.940122</text:p>
          </table:table-cell>
          <table:table-cell office:value-type="float" office:value="0.111753" calcext:value-type="float">
            <text:p>0.111753</text:p>
          </table:table-cell>
          <table:table-cell office:value-type="float" office:value="0.155466" calcext:value-type="float">
            <text:p>0.155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64704" calcext:value-type="float">
            <text:p>0.364704</text:p>
          </table:table-cell>
          <table:table-cell office:value-type="float" office:value="0.286016" calcext:value-type="float">
            <text:p>0.286016</text:p>
          </table:table-cell>
          <table:table-cell office:value-type="float" office:value="0.749341" calcext:value-type="float">
            <text:p>0.749341</text:p>
          </table:table-cell>
          <table:table-cell office:value-type="float" office:value="0.077438" calcext:value-type="float">
            <text:p>0.077438</text:p>
          </table:table-cell>
          <table:table-cell office:value-type="float" office:value="0.086351" calcext:value-type="float">
            <text:p>0.086351</text:p>
          </table:table-cell>
          <table:table-cell office:value-type="float" office:value="0.140767" calcext:value-type="float">
            <text:p>0.140767</text:p>
          </table:table-cell>
          <table:table-cell office:value-type="float" office:value="0.14289" calcext:value-type="float">
            <text:p>0.14289</text:p>
          </table:table-cell>
          <table:table-cell office:value-type="float" office:value="2.3425" calcext:value-type="float">
            <text:p>2.3425</text:p>
          </table:table-cell>
          <table:table-cell office:value-type="float" office:value="0" calcext:value-type="float">
            <text:p>0</text:p>
          </table:table-cell>
          <table:table-cell office:value-type="float" office:value="2.77661" calcext:value-type="float">
            <text:p>2.77661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1.36604" calcext:value-type="float">
            <text:p>1.36604</text:p>
          </table:table-cell>
          <table:table-cell office:value-type="float" office:value="1.21816" calcext:value-type="float">
            <text:p>1.21816</text:p>
          </table:table-cell>
          <table:table-cell office:value-type="float" office:value="0.147372" calcext:value-type="float">
            <text:p>0.147372</text:p>
          </table:table-cell>
          <table:table-cell office:value-type="float" office:value="0.173029" calcext:value-type="float">
            <text:p>0.173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95272" calcext:value-type="float">
            <text:p>0.395272</text:p>
          </table:table-cell>
          <table:table-cell office:value-type="float" office:value="0.258186" calcext:value-type="float">
            <text:p>0.258186</text:p>
          </table:table-cell>
          <table:table-cell office:value-type="float" office:value="0.818263" calcext:value-type="float">
            <text:p>0.818263</text:p>
          </table:table-cell>
          <table:table-cell office:value-type="float" office:value="0.064465" calcext:value-type="float">
            <text:p>0.064465</text:p>
          </table:table-cell>
          <table:table-cell office:value-type="float" office:value="0.10554" calcext:value-type="float">
            <text:p>0.10554</text:p>
          </table:table-cell>
          <table:table-cell office:value-type="float" office:value="0.153764" calcext:value-type="float">
            <text:p>0.153764</text:p>
          </table:table-cell>
          <table:table-cell office:value-type="float" office:value="0.152314" calcext:value-type="float">
            <text:p>0.152314</text:p>
          </table:table-cell>
          <table:table-cell office:value-type="float" office:value="2.3525" calcext:value-type="float">
            <text:p>2.3525</text:p>
          </table:table-cell>
          <table:table-cell office:value-type="float" office:value="0" calcext:value-type="float">
            <text:p>0</text:p>
          </table:table-cell>
          <table:table-cell office:value-type="float" office:value="3.19003" calcext:value-type="float">
            <text:p>3.19003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Default" office:value-type="float" office:value="0.005596" calcext:value-type="float">
            <text:p>0.005596</text:p>
          </table:table-cell>
          <table:table-cell office:value-type="float" office:value="1.065" calcext:value-type="float">
            <text:p>1.065</text:p>
          </table:table-cell>
          <table:table-cell office:value-type="float" office:value="1.01023" calcext:value-type="float">
            <text:p>1.01023</text:p>
          </table:table-cell>
          <table:table-cell office:value-type="float" office:value="0.053826" calcext:value-type="float">
            <text:p>0.053826</text:p>
          </table:table-cell>
          <table:table-cell office:value-type="float" office:value="0.304926" calcext:value-type="float">
            <text:p>0.3049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43653" calcext:value-type="float">
            <text:p>0.543653</text:p>
          </table:table-cell>
          <table:table-cell office:value-type="float" office:value="0.460863" calcext:value-type="float">
            <text:p>0.460863</text:p>
          </table:table-cell>
          <table:table-cell office:value-type="float" office:value="0.750452" calcext:value-type="float">
            <text:p>0.750452</text:p>
          </table:table-cell>
          <table:table-cell office:value-type="float" office:value="0.091085" calcext:value-type="float">
            <text:p>0.091085</text:p>
          </table:table-cell>
          <table:table-cell office:value-type="float" office:value="0.088174" calcext:value-type="float">
            <text:p>0.088174</text:p>
          </table:table-cell>
          <table:table-cell office:value-type="float" office:value="0.155491" calcext:value-type="float">
            <text:p>0.155491</text:p>
          </table:table-cell>
          <table:table-cell office:value-type="float" office:value="0.153607" calcext:value-type="float">
            <text:p>0.153607</text:p>
          </table:table-cell>
          <table:table-cell office:value-type="float" office:value="2.165" calcext:value-type="float">
            <text:p>2.165</text:p>
          </table:table-cell>
          <table:table-cell office:value-type="float" office:value="0" calcext:value-type="float">
            <text:p>0</text:p>
          </table:table-cell>
          <table:table-cell office:value-type="float" office:value="3.32173" calcext:value-type="float">
            <text:p>3.32173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1.33483" calcext:value-type="float">
            <text:p>1.33483</text:p>
          </table:table-cell>
          <table:table-cell office:value-type="float" office:value="1.20648" calcext:value-type="float">
            <text:p>1.20648</text:p>
          </table:table-cell>
          <table:table-cell office:value-type="float" office:value="0.127775" calcext:value-type="float">
            <text:p>0.127775</text:p>
          </table:table-cell>
          <table:table-cell office:value-type="float" office:value="0.282247" calcext:value-type="float">
            <text:p>0.282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87877" calcext:value-type="float">
            <text:p>0.587877</text:p>
          </table:table-cell>
          <table:table-cell office:value-type="float" office:value="0.510818" calcext:value-type="float">
            <text:p>0.510818</text:p>
          </table:table-cell>
          <table:table-cell office:value-type="float" office:value="1.00622" calcext:value-type="float">
            <text:p>1.00622</text:p>
          </table:table-cell>
          <table:table-cell office:value-type="float" office:value="0.089588" calcext:value-type="float">
            <text:p>0.089588</text:p>
          </table:table-cell>
          <table:table-cell office:value-type="float" office:value="0.091619" calcext:value-type="float">
            <text:p>0.091619</text:p>
          </table:table-cell>
          <table:table-cell office:value-type="float" office:value="0.172917" calcext:value-type="float">
            <text:p>0.172917</text:p>
          </table:table-cell>
          <table:table-cell office:value-type="float" office:value="0.173675" calcext:value-type="float">
            <text:p>0.173675</text:p>
          </table:table-cell>
          <table:table-cell office:value-type="float" office:value="2.755" calcext:value-type="float">
            <text:p>2.755</text:p>
          </table:table-cell>
          <table:table-cell office:value-type="float" office:value="0" calcext:value-type="float">
            <text:p>0</text:p>
          </table:table-cell>
          <table:table-cell office:value-type="float" office:value="3.92261" calcext:value-type="float">
            <text:p>3.92261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Default" office:value-type="float" office:value="0.004795" calcext:value-type="float">
            <text:p>0.004795</text:p>
          </table:table-cell>
          <table:table-cell office:value-type="float" office:value="1.47689" calcext:value-type="float">
            <text:p>1.47689</text:p>
          </table:table-cell>
          <table:table-cell office:value-type="float" office:value="1.31701" calcext:value-type="float">
            <text:p>1.31701</text:p>
          </table:table-cell>
          <table:table-cell office:value-type="float" office:value="0.159321" calcext:value-type="float">
            <text:p>0.159321</text:p>
          </table:table-cell>
          <table:table-cell office:value-type="float" office:value="0.244731" calcext:value-type="float">
            <text:p>0.2447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13112" calcext:value-type="float">
            <text:p>0.513112</text:p>
          </table:table-cell>
          <table:table-cell office:value-type="float" office:value="0.408029" calcext:value-type="float">
            <text:p>0.408029</text:p>
          </table:table-cell>
          <table:table-cell office:value-type="float" office:value="1.17142" calcext:value-type="float">
            <text:p>1.17142</text:p>
          </table:table-cell>
          <table:table-cell office:value-type="float" office:value="0.102412" calcext:value-type="float">
            <text:p>0.102412</text:p>
          </table:table-cell>
          <table:table-cell office:value-type="float" office:value="0.106843" calcext:value-type="float">
            <text:p>0.106843</text:p>
          </table:table-cell>
          <table:table-cell office:value-type="float" office:value="0.201953" calcext:value-type="float">
            <text:p>0.201953</text:p>
          </table:table-cell>
          <table:table-cell office:value-type="float" office:value="0.206195" calcext:value-type="float">
            <text:p>0.206195</text:p>
          </table:table-cell>
          <table:table-cell office:value-type="float" office:value="2.595" calcext:value-type="float">
            <text:p>2.595</text:p>
          </table:table-cell>
          <table:table-cell office:value-type="float" office:value="0" calcext:value-type="float">
            <text:p>0</text:p>
          </table:table-cell>
          <table:table-cell office:value-type="float" office:value="4.03575" calcext:value-type="float">
            <text:p>4.03575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SUM([.B$66:.B$110])" office:value-type="float" office:value="0.06227" calcext:value-type="float">
            <text:p>0.06227</text:p>
          </table:table-cell>
          <table:table-cell table:formula="of:=SUM([.C$66:.C$110])" office:value-type="float" office:value="50.799288" calcext:value-type="float">
            <text:p>50.799288</text:p>
          </table:table-cell>
          <table:table-cell table:formula="of:=SUM([.D$66:.D$110])" office:value-type="float" office:value="44.768648" calcext:value-type="float">
            <text:p>44.768648</text:p>
          </table:table-cell>
          <table:table-cell table:formula="of:=SUM([.E$66:.E$110])" office:value-type="float" office:value="5.999259" calcext:value-type="float">
            <text:p>5.999259</text:p>
          </table:table-cell>
          <table:table-cell table:formula="of:=SUM([.F$66:.F$110])" office:value-type="float" office:value="8.716956" calcext:value-type="float">
            <text:p>8.716956</text:p>
          </table:table-cell>
          <table:table-cell table:formula="of:=SUM([.G$66:.G$110])" office:value-type="float" office:value="0" calcext:value-type="float">
            <text:p>0</text:p>
          </table:table-cell>
          <table:table-cell table:formula="of:=SUM([.H$66:.H$110])" office:value-type="float" office:value="0" calcext:value-type="float">
            <text:p>0</text:p>
          </table:table-cell>
          <table:table-cell table:formula="of:=SUM([.I$66:.I$110])" office:value-type="float" office:value="0" calcext:value-type="float">
            <text:p>0</text:p>
          </table:table-cell>
          <table:table-cell table:formula="of:=SUM([.J$66:.J$110])" office:value-type="float" office:value="20.892841" calcext:value-type="float">
            <text:p>20.892841</text:p>
          </table:table-cell>
          <table:table-cell table:formula="of:=SUM([.K$66:.K$110])" office:value-type="float" office:value="12.444578" calcext:value-type="float">
            <text:p>12.444578</text:p>
          </table:table-cell>
          <table:table-cell table:formula="of:=SUM([.L$66:.L$110])" office:value-type="float" office:value="42.365649" calcext:value-type="float">
            <text:p>42.365649</text:p>
          </table:table-cell>
          <table:table-cell table:formula="of:=SUM([.M$66:.M$110])" office:value-type="float" office:value="5.106086" calcext:value-type="float">
            <text:p>5.106086</text:p>
          </table:table-cell>
          <table:table-cell table:formula="of:=SUM([.N$66:.N$110])" office:value-type="float" office:value="3.692372" calcext:value-type="float">
            <text:p>3.692372</text:p>
          </table:table-cell>
          <table:table-cell table:formula="of:=SUM([.O$66:.O$110])" office:value-type="float" office:value="7.5286366" calcext:value-type="float">
            <text:p>7.5286366</text:p>
          </table:table-cell>
          <table:table-cell table:formula="of:=SUM([.P$66:.P$110])" office:value-type="float" office:value="7.6311146" calcext:value-type="float">
            <text:p>7.6311146</text:p>
          </table:table-cell>
          <table:table-cell table:formula="of:=SUM([.Q$66:.Q$110])" office:value-type="float" office:value="120.7275" calcext:value-type="float">
            <text:p>120.7275</text:p>
          </table:table-cell>
          <table:table-cell table:formula="of:=SUM([.R$66:.R$110])" office:value-type="float" office:value="0" calcext:value-type="float">
            <text:p>0</text:p>
          </table:table-cell>
          <table:table-cell table:formula="of:=SUM([.S$66:.S$110])" office:value-type="float" office:value="147.85361" calcext:value-type="float">
            <text:p>147.85361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26"/>
        </table:table-row>
        <table:table-row table:style-name="ro1">
          <table:table-cell office:value-type="string" calcext:value-type="string">
            <text:p>fpm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.004658" calcext:value-type="float">
            <text:p>0.004658</text:p>
          </table:table-cell>
          <table:table-cell office:value-type="float" office:value="0.046762" calcext:value-type="float">
            <text:p>0.046762</text:p>
          </table:table-cell>
          <table:table-cell office:value-type="float" office:value="0.028298" calcext:value-type="float">
            <text:p>0.028298</text:p>
          </table:table-cell>
          <table:table-cell office:value-type="float" office:value="0.017731" calcext:value-type="float">
            <text:p>0.017731</text:p>
          </table:table-cell>
          <table:table-cell office:value-type="float" office:value="0.155108" calcext:value-type="float">
            <text:p>0.155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40855" calcext:value-type="float">
            <text:p>0.540855</text:p>
          </table:table-cell>
          <table:table-cell office:value-type="float" office:value="0" calcext:value-type="float">
            <text:p>0</text:p>
          </table:table-cell>
          <table:table-cell office:value-type="float" office:value="0.199822" calcext:value-type="float">
            <text:p>0.199822</text:p>
          </table:table-cell>
          <table:table-cell office:value-type="float" office:value="0.106074" calcext:value-type="float">
            <text:p>0.106074</text:p>
          </table:table-cell>
          <table:table-cell office:value-type="float" office:value="0.044781" calcext:value-type="float">
            <text:p>0.044781</text:p>
          </table:table-cell>
          <table:table-cell office:value-type="float" office:value="0.0206931" calcext:value-type="float">
            <text:p>0.0206931</text:p>
          </table:table-cell>
          <table:table-cell office:value-type="float" office:value="0.0184574" calcext:value-type="float">
            <text:p>0.0184574</text:p>
          </table:table-cell>
          <table:table-cell office:value-type="float" office:value="4.89" calcext:value-type="float">
            <text:p>4.89</text:p>
          </table:table-cell>
          <table:table-cell office:value-type="float" office:value="0" calcext:value-type="float">
            <text:p>0</text:p>
          </table:table-cell>
          <table:table-cell office:value-type="float" office:value="1.1047" calcext:value-type="float">
            <text:p>1.104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4" calcext:value-type="float">
            <text:p>4.00E-006</text:p>
          </table:table-cell>
          <table:table-cell office:value-type="float" office:value="0.419065" calcext:value-type="float">
            <text:p>0.419065</text:p>
          </table:table-cell>
          <table:table-cell office:value-type="float" office:value="0.372263" calcext:value-type="float">
            <text:p>0.372263</text:p>
          </table:table-cell>
          <table:table-cell office:value-type="float" office:value="0.045625" calcext:value-type="float">
            <text:p>0.045625</text:p>
          </table:table-cell>
          <table:table-cell office:value-type="float" office:value="0.324679" calcext:value-type="float">
            <text:p>0.3246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11435" calcext:value-type="float">
            <text:p>0.711435</text:p>
          </table:table-cell>
          <table:table-cell office:value-type="float" office:value="0.626755" calcext:value-type="float">
            <text:p>0.626755</text:p>
          </table:table-cell>
          <table:table-cell office:value-type="float" office:value="0.435612" calcext:value-type="float">
            <text:p>0.435612</text:p>
          </table:table-cell>
          <table:table-cell office:value-type="float" office:value="0.298166" calcext:value-type="float">
            <text:p>0.298166</text:p>
          </table:table-cell>
          <table:table-cell office:value-type="float" office:value="0.046055" calcext:value-type="float">
            <text:p>0.046055</text:p>
          </table:table-cell>
          <table:table-cell office:value-type="float" office:value="0.0780148" calcext:value-type="float">
            <text:p>0.0780148</text:p>
          </table:table-cell>
          <table:table-cell office:value-type="float" office:value="0.0763769" calcext:value-type="float">
            <text:p>0.0763769</text:p>
          </table:table-cell>
          <table:table-cell office:value-type="float" office:value="3.645" calcext:value-type="float">
            <text:p>3.645</text:p>
          </table:table-cell>
          <table:table-cell office:value-type="float" office:value="0" calcext:value-type="float">
            <text:p>0</text:p>
          </table:table-cell>
          <table:table-cell office:value-type="float" office:value="2.87424" calcext:value-type="float">
            <text:p>2.87424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0.949502" calcext:value-type="float">
            <text:p>0.949502</text:p>
          </table:table-cell>
          <table:table-cell office:value-type="float" office:value="0.84099" calcext:value-type="float">
            <text:p>0.84099</text:p>
          </table:table-cell>
          <table:table-cell office:value-type="float" office:value="0.107872" calcext:value-type="float">
            <text:p>0.107872</text:p>
          </table:table-cell>
          <table:table-cell office:value-type="float" office:value="0.265351" calcext:value-type="float">
            <text:p>0.2653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83386" calcext:value-type="float">
            <text:p>0.683386</text:p>
          </table:table-cell>
          <table:table-cell office:value-type="float" office:value="0.434069" calcext:value-type="float">
            <text:p>0.434069</text:p>
          </table:table-cell>
          <table:table-cell office:value-type="float" office:value="0.710784" calcext:value-type="float">
            <text:p>0.710784</text:p>
          </table:table-cell>
          <table:table-cell office:value-type="float" office:value="0.127301" calcext:value-type="float">
            <text:p>0.127301</text:p>
          </table:table-cell>
          <table:table-cell office:value-type="float" office:value="0.055845" calcext:value-type="float">
            <text:p>0.055845</text:p>
          </table:table-cell>
          <table:table-cell office:value-type="float" office:value="0.128705" calcext:value-type="float">
            <text:p>0.128705</text:p>
          </table:table-cell>
          <table:table-cell office:value-type="float" office:value="0.142239" calcext:value-type="float">
            <text:p>0.142239</text:p>
          </table:table-cell>
          <table:table-cell office:value-type="float" office:value="3.9825" calcext:value-type="float">
            <text:p>3.9825</text:p>
          </table:table-cell>
          <table:table-cell office:value-type="float" office:value="0" calcext:value-type="float">
            <text:p>0</text:p>
          </table:table-cell>
          <table:table-cell office:value-type="float" office:value="3.2362" calcext:value-type="float">
            <text:p>3.2362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0.001097" calcext:value-type="float">
            <text:p>0.001097</text:p>
          </table:table-cell>
          <table:table-cell office:value-type="float" office:value="1.09307" calcext:value-type="float">
            <text:p>1.09307</text:p>
          </table:table-cell>
          <table:table-cell office:value-type="float" office:value="1.05369" calcext:value-type="float">
            <text:p>1.05369</text:p>
          </table:table-cell>
          <table:table-cell office:value-type="float" office:value="0.038761" calcext:value-type="float">
            <text:p>0.038761</text:p>
          </table:table-cell>
          <table:table-cell office:value-type="float" office:value="0.246584" calcext:value-type="float">
            <text:p>0.246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48575" calcext:value-type="float">
            <text:p>0.648575</text:p>
          </table:table-cell>
          <table:table-cell office:value-type="float" office:value="0.333993" calcext:value-type="float">
            <text:p>0.333993</text:p>
          </table:table-cell>
          <table:table-cell office:value-type="float" office:value="1.0392" calcext:value-type="float">
            <text:p>1.0392</text:p>
          </table:table-cell>
          <table:table-cell office:value-type="float" office:value="0.068456" calcext:value-type="float">
            <text:p>0.068456</text:p>
          </table:table-cell>
          <table:table-cell office:value-type="float" office:value="0.058637" calcext:value-type="float">
            <text:p>0.058637</text:p>
          </table:table-cell>
          <table:table-cell office:value-type="float" office:value="0.205288" calcext:value-type="float">
            <text:p>0.205288</text:p>
          </table:table-cell>
          <table:table-cell office:value-type="float" office:value="0.196467" calcext:value-type="float">
            <text:p>0.196467</text:p>
          </table:table-cell>
          <table:table-cell office:value-type="float" office:value="3.4875" calcext:value-type="float">
            <text:p>3.4875</text:p>
          </table:table-cell>
          <table:table-cell office:value-type="float" office:value="0" calcext:value-type="float">
            <text:p>0</text:p>
          </table:table-cell>
          <table:table-cell office:value-type="float" office:value="3.50149" calcext:value-type="float">
            <text:p>3.50149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1.3811" calcext:value-type="float">
            <text:p>1.3811</text:p>
          </table:table-cell>
          <table:table-cell office:value-type="float" office:value="1.32135" calcext:value-type="float">
            <text:p>1.32135</text:p>
          </table:table-cell>
          <table:table-cell office:value-type="float" office:value="0.059229" calcext:value-type="float">
            <text:p>0.059229</text:p>
          </table:table-cell>
          <table:table-cell office:value-type="float" office:value="0.196707" calcext:value-type="float">
            <text:p>0.1967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4016" calcext:value-type="float">
            <text:p>0.664016</text:p>
          </table:table-cell>
          <table:table-cell office:value-type="float" office:value="0.272923" calcext:value-type="float">
            <text:p>0.272923</text:p>
          </table:table-cell>
          <table:table-cell office:value-type="float" office:value="1.37686" calcext:value-type="float">
            <text:p>1.37686</text:p>
          </table:table-cell>
          <table:table-cell office:value-type="float" office:value="0.055112" calcext:value-type="float">
            <text:p>0.055112</text:p>
          </table:table-cell>
          <table:table-cell office:value-type="float" office:value="0.059445" calcext:value-type="float">
            <text:p>0.059445</text:p>
          </table:table-cell>
          <table:table-cell office:value-type="float" office:value="0.225696" calcext:value-type="float">
            <text:p>0.225696</text:p>
          </table:table-cell>
          <table:table-cell office:value-type="float" office:value="0.224136" calcext:value-type="float">
            <text:p>0.224136</text:p>
          </table:table-cell>
          <table:table-cell office:value-type="float" office:value="3.3925" calcext:value-type="float">
            <text:p>3.3925</text:p>
          </table:table-cell>
          <table:table-cell office:value-type="float" office:value="0" calcext:value-type="float">
            <text:p>0</text:p>
          </table:table-cell>
          <table:table-cell office:value-type="float" office:value="4.0114" calcext:value-type="float">
            <text:p>4.0114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0.001127" calcext:value-type="float">
            <text:p>0.001127</text:p>
          </table:table-cell>
          <table:table-cell office:value-type="float" office:value="1.79716" calcext:value-type="float">
            <text:p>1.79716</text:p>
          </table:table-cell>
          <table:table-cell office:value-type="float" office:value="1.41804" calcext:value-type="float">
            <text:p>1.41804</text:p>
          </table:table-cell>
          <table:table-cell office:value-type="float" office:value="0.378296" calcext:value-type="float">
            <text:p>0.378296</text:p>
          </table:table-cell>
          <table:table-cell office:value-type="float" office:value="0.288364" calcext:value-type="float">
            <text:p>0.288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95323" calcext:value-type="float">
            <text:p>0.695323</text:p>
          </table:table-cell>
          <table:table-cell office:value-type="float" office:value="0.367325" calcext:value-type="float">
            <text:p>0.367325</text:p>
          </table:table-cell>
          <table:table-cell office:value-type="float" office:value="1.52999" calcext:value-type="float">
            <text:p>1.52999</text:p>
          </table:table-cell>
          <table:table-cell office:value-type="float" office:value="0.110007" calcext:value-type="float">
            <text:p>0.110007</text:p>
          </table:table-cell>
          <table:table-cell office:value-type="float" office:value="0.081598" calcext:value-type="float">
            <text:p>0.081598</text:p>
          </table:table-cell>
          <table:table-cell office:value-type="float" office:value="0.240606" calcext:value-type="float">
            <text:p>0.240606</text:p>
          </table:table-cell>
          <table:table-cell office:value-type="float" office:value="0.241334" calcext:value-type="float">
            <text:p>0.241334</text:p>
          </table:table-cell>
          <table:table-cell office:value-type="float" office:value="3.99" calcext:value-type="float">
            <text:p>3.99</text:p>
          </table:table-cell>
          <table:table-cell office:value-type="float" office:value="0" calcext:value-type="float">
            <text:p>0</text:p>
          </table:table-cell>
          <table:table-cell office:value-type="float" office:value="4.88333" calcext:value-type="float">
            <text:p>4.88333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9" calcext:value-type="float">
            <text:p>9.00E-006</text:p>
          </table:table-cell>
          <table:table-cell office:value-type="float" office:value="2.41283" calcext:value-type="float">
            <text:p>2.41283</text:p>
          </table:table-cell>
          <table:table-cell office:value-type="float" office:value="2.11447" calcext:value-type="float">
            <text:p>2.11447</text:p>
          </table:table-cell>
          <table:table-cell office:value-type="float" office:value="0.29766" calcext:value-type="float">
            <text:p>0.29766</text:p>
          </table:table-cell>
          <table:table-cell office:value-type="float" office:value="0.263286" calcext:value-type="float">
            <text:p>0.263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38213" calcext:value-type="float">
            <text:p>0.838213</text:p>
          </table:table-cell>
          <table:table-cell office:value-type="float" office:value="0.409363" calcext:value-type="float">
            <text:p>0.409363</text:p>
          </table:table-cell>
          <table:table-cell office:value-type="float" office:value="1.96224" calcext:value-type="float">
            <text:p>1.96224</text:p>
          </table:table-cell>
          <table:table-cell office:value-type="float" office:value="0.081348" calcext:value-type="float">
            <text:p>0.081348</text:p>
          </table:table-cell>
          <table:table-cell office:value-type="float" office:value="0.07988" calcext:value-type="float">
            <text:p>0.07988</text:p>
          </table:table-cell>
          <table:table-cell office:value-type="float" office:value="0.300363" calcext:value-type="float">
            <text:p>0.300363</text:p>
          </table:table-cell>
          <table:table-cell office:value-type="float" office:value="0.299084" calcext:value-type="float">
            <text:p>0.299084</text:p>
          </table:table-cell>
          <table:table-cell office:value-type="float" office:value="4.23" calcext:value-type="float">
            <text:p>4.23</text:p>
          </table:table-cell>
          <table:table-cell office:value-type="float" office:value="0" calcext:value-type="float">
            <text:p>0</text:p>
          </table:table-cell>
          <table:table-cell office:value-type="float" office:value="6.05984" calcext:value-type="float">
            <text:p>6.05984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0.004648" calcext:value-type="float">
            <text:p>0.004648</text:p>
          </table:table-cell>
          <table:table-cell office:value-type="float" office:value="1.43221" calcext:value-type="float">
            <text:p>1.43221</text:p>
          </table:table-cell>
          <table:table-cell office:value-type="float" office:value="1.31392" calcext:value-type="float">
            <text:p>1.31392</text:p>
          </table:table-cell>
          <table:table-cell office:value-type="float" office:value="0.117582" calcext:value-type="float">
            <text:p>0.117582</text:p>
          </table:table-cell>
          <table:table-cell office:value-type="float" office:value="0.356249" calcext:value-type="float">
            <text:p>0.356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67967" calcext:value-type="float">
            <text:p>0.867967</text:p>
          </table:table-cell>
          <table:table-cell office:value-type="float" office:value="0.529413" calcext:value-type="float">
            <text:p>0.529413</text:p>
          </table:table-cell>
          <table:table-cell office:value-type="float" office:value="1.42498" calcext:value-type="float">
            <text:p>1.42498</text:p>
          </table:table-cell>
          <table:table-cell office:value-type="float" office:value="0.092017" calcext:value-type="float">
            <text:p>0.092017</text:p>
          </table:table-cell>
          <table:table-cell office:value-type="float" office:value="0.084018" calcext:value-type="float">
            <text:p>0.084018</text:p>
          </table:table-cell>
          <table:table-cell office:value-type="float" office:value="0.232749" calcext:value-type="float">
            <text:p>0.232749</text:p>
          </table:table-cell>
          <table:table-cell office:value-type="float" office:value="0.232248" calcext:value-type="float">
            <text:p>0.232248</text:p>
          </table:table-cell>
          <table:table-cell office:value-type="float" office:value="4.435" calcext:value-type="float">
            <text:p>4.435</text:p>
          </table:table-cell>
          <table:table-cell office:value-type="float" office:value="0" calcext:value-type="float">
            <text:p>0</text:p>
          </table:table-cell>
          <table:table-cell office:value-type="float" office:value="5.14702" calcext:value-type="float">
            <text:p>5.14702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2.03315" calcext:value-type="float">
            <text:p>2.03315</text:p>
          </table:table-cell>
          <table:table-cell office:value-type="float" office:value="1.92145" calcext:value-type="float">
            <text:p>1.92145</text:p>
          </table:table-cell>
          <table:table-cell office:value-type="float" office:value="0.111127" calcext:value-type="float">
            <text:p>0.111127</text:p>
          </table:table-cell>
          <table:table-cell office:value-type="float" office:value="0.401059" calcext:value-type="float">
            <text:p>0.401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0893" calcext:value-type="float">
            <text:p>1.10893</text:p>
          </table:table-cell>
          <table:table-cell office:value-type="float" office:value="0.552227" calcext:value-type="float">
            <text:p>0.552227</text:p>
          </table:table-cell>
          <table:table-cell office:value-type="float" office:value="1.89339" calcext:value-type="float">
            <text:p>1.89339</text:p>
          </table:table-cell>
          <table:table-cell office:value-type="float" office:value="0.082006" calcext:value-type="float">
            <text:p>0.082006</text:p>
          </table:table-cell>
          <table:table-cell office:value-type="float" office:value="0.097432" calcext:value-type="float">
            <text:p>0.097432</text:p>
          </table:table-cell>
          <table:table-cell office:value-type="float" office:value="0.301554" calcext:value-type="float">
            <text:p>0.301554</text:p>
          </table:table-cell>
          <table:table-cell office:value-type="float" office:value="0.302925" calcext:value-type="float">
            <text:p>0.302925</text:p>
          </table:table-cell>
          <table:table-cell office:value-type="float" office:value="4.0175" calcext:value-type="float">
            <text:p>4.0175</text:p>
          </table:table-cell>
          <table:table-cell office:value-type="float" office:value="0" calcext:value-type="float">
            <text:p>0</text:p>
          </table:table-cell>
          <table:table-cell office:value-type="float" office:value="6.1887" calcext:value-type="float">
            <text:p>6.1887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2.54262" calcext:value-type="float">
            <text:p>2.54262</text:p>
          </table:table-cell>
          <table:table-cell office:value-type="float" office:value="2.23427" calcext:value-type="float">
            <text:p>2.23427</text:p>
          </table:table-cell>
          <table:table-cell office:value-type="float" office:value="0.307751" calcext:value-type="float">
            <text:p>0.307751</text:p>
          </table:table-cell>
          <table:table-cell office:value-type="float" office:value="0.44517" calcext:value-type="float">
            <text:p>0.445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0849" calcext:value-type="float">
            <text:p>1.10849</text:p>
          </table:table-cell>
          <table:table-cell office:value-type="float" office:value="0.702536" calcext:value-type="float">
            <text:p>0.702536</text:p>
          </table:table-cell>
          <table:table-cell office:value-type="float" office:value="2.09873" calcext:value-type="float">
            <text:p>2.09873</text:p>
          </table:table-cell>
          <table:table-cell office:value-type="float" office:value="0.11919" calcext:value-type="float">
            <text:p>0.11919</text:p>
          </table:table-cell>
          <table:table-cell office:value-type="float" office:value="0.111855" calcext:value-type="float">
            <text:p>0.111855</text:p>
          </table:table-cell>
          <table:table-cell office:value-type="float" office:value="0.340405" calcext:value-type="float">
            <text:p>0.340405</text:p>
          </table:table-cell>
          <table:table-cell office:value-type="float" office:value="0.342225" calcext:value-type="float">
            <text:p>0.342225</text:p>
          </table:table-cell>
          <table:table-cell office:value-type="float" office:value="4.3275" calcext:value-type="float">
            <text:p>4.3275</text:p>
          </table:table-cell>
          <table:table-cell office:value-type="float" office:value="0" calcext:value-type="float">
            <text:p>0</text:p>
          </table:table-cell>
          <table:table-cell office:value-type="float" office:value="7.1513" calcext:value-type="float">
            <text:p>7.1513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float" office:value="0.00137" calcext:value-type="float">
            <text:p>0.00137</text:p>
          </table:table-cell>
          <table:table-cell office:value-type="float" office:value="1.82287" calcext:value-type="float">
            <text:p>1.82287</text:p>
          </table:table-cell>
          <table:table-cell office:value-type="float" office:value="1.74768" calcext:value-type="float">
            <text:p>1.74768</text:p>
          </table:table-cell>
          <table:table-cell office:value-type="float" office:value="0.074514" calcext:value-type="float">
            <text:p>0.074514</text:p>
          </table:table-cell>
          <table:table-cell office:value-type="float" office:value="0.406144" calcext:value-type="float">
            <text:p>0.406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24453" calcext:value-type="float">
            <text:p>0.824453</text:p>
          </table:table-cell>
          <table:table-cell office:value-type="float" office:value="0.617349" calcext:value-type="float">
            <text:p>0.617349</text:p>
          </table:table-cell>
          <table:table-cell office:value-type="float" office:value="2.18939" calcext:value-type="float">
            <text:p>2.18939</text:p>
          </table:table-cell>
          <table:table-cell office:value-type="float" office:value="0.093143" calcext:value-type="float">
            <text:p>0.093143</text:p>
          </table:table-cell>
          <table:table-cell office:value-type="float" office:value="0.105234" calcext:value-type="float">
            <text:p>0.105234</text:p>
          </table:table-cell>
          <table:table-cell office:value-type="float" office:value="0.335276" calcext:value-type="float">
            <text:p>0.335276</text:p>
          </table:table-cell>
          <table:table-cell office:value-type="float" office:value="0.330004" calcext:value-type="float">
            <text:p>0.330004</text:p>
          </table:table-cell>
          <table:table-cell office:value-type="float" office:value="4.78" calcext:value-type="float">
            <text:p>4.78</text:p>
          </table:table-cell>
          <table:table-cell office:value-type="float" office:value="0" calcext:value-type="float">
            <text:p>0</text:p>
          </table:table-cell>
          <table:table-cell office:value-type="float" office:value="6.07641" calcext:value-type="float">
            <text:p>6.07641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float" office:value="0.005206" calcext:value-type="float">
            <text:p>0.005206</text:p>
          </table:table-cell>
          <table:table-cell office:value-type="float" office:value="2.42147" calcext:value-type="float">
            <text:p>2.42147</text:p>
          </table:table-cell>
          <table:table-cell office:value-type="float" office:value="2.23742" calcext:value-type="float">
            <text:p>2.23742</text:p>
          </table:table-cell>
          <table:table-cell office:value-type="float" office:value="0.183302" calcext:value-type="float">
            <text:p>0.183302</text:p>
          </table:table-cell>
          <table:table-cell office:value-type="float" office:value="0.28705" calcext:value-type="float">
            <text:p>0.287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4975" calcext:value-type="float">
            <text:p>0.54975</text:p>
          </table:table-cell>
          <table:table-cell office:value-type="float" office:value="0.379881" calcext:value-type="float">
            <text:p>0.379881</text:p>
          </table:table-cell>
          <table:table-cell office:value-type="float" office:value="2.72864" calcext:value-type="float">
            <text:p>2.72864</text:p>
          </table:table-cell>
          <table:table-cell office:value-type="float" office:value="0.095037" calcext:value-type="float">
            <text:p>0.095037</text:p>
          </table:table-cell>
          <table:table-cell office:value-type="float" office:value="0.101079" calcext:value-type="float">
            <text:p>0.101079</text:p>
          </table:table-cell>
          <table:table-cell office:value-type="float" office:value="0.396385" calcext:value-type="float">
            <text:p>0.396385</text:p>
          </table:table-cell>
          <table:table-cell office:value-type="float" office:value="0.392825" calcext:value-type="float">
            <text:p>0.392825</text:p>
          </table:table-cell>
          <table:table-cell office:value-type="float" office:value="4.3775" calcext:value-type="float">
            <text:p>4.3775</text:p>
          </table:table-cell>
          <table:table-cell office:value-type="float" office:value="0" calcext:value-type="float">
            <text:p>0</text:p>
          </table:table-cell>
          <table:table-cell office:value-type="float" office:value="6.57382" calcext:value-type="float">
            <text:p>6.57382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2.5131" calcext:value-type="float">
            <text:p>2.5131</text:p>
          </table:table-cell>
          <table:table-cell office:value-type="float" office:value="2.3132" calcext:value-type="float">
            <text:p>2.3132</text:p>
          </table:table-cell>
          <table:table-cell office:value-type="float" office:value="0.199266" calcext:value-type="float">
            <text:p>0.199266</text:p>
          </table:table-cell>
          <table:table-cell office:value-type="float" office:value="0.24487" calcext:value-type="float">
            <text:p>0.24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38201" calcext:value-type="float">
            <text:p>0.638201</text:p>
          </table:table-cell>
          <table:table-cell office:value-type="float" office:value="0.276741" calcext:value-type="float">
            <text:p>0.276741</text:p>
          </table:table-cell>
          <table:table-cell office:value-type="float" office:value="3.1332" calcext:value-type="float">
            <text:p>3.1332</text:p>
          </table:table-cell>
          <table:table-cell office:value-type="float" office:value="0.098873" calcext:value-type="float">
            <text:p>0.098873</text:p>
          </table:table-cell>
          <table:table-cell office:value-type="float" office:value="0.105361" calcext:value-type="float">
            <text:p>0.105361</text:p>
          </table:table-cell>
          <table:table-cell office:value-type="float" office:value="0.448371" calcext:value-type="float">
            <text:p>0.448371</text:p>
          </table:table-cell>
          <table:table-cell office:value-type="float" office:value="0.432478" calcext:value-type="float">
            <text:p>0.432478</text:p>
          </table:table-cell>
          <table:table-cell office:value-type="float" office:value="3.7675" calcext:value-type="float">
            <text:p>3.7675</text:p>
          </table:table-cell>
          <table:table-cell office:value-type="float" office:value="0" calcext:value-type="float">
            <text:p>0</text:p>
          </table:table-cell>
          <table:table-cell office:value-type="float" office:value="7.01687" calcext:value-type="float">
            <text:p>7.01687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2.92163" calcext:value-type="float">
            <text:p>2.92163</text:p>
          </table:table-cell>
          <table:table-cell office:value-type="float" office:value="2.63891" calcext:value-type="float">
            <text:p>2.63891</text:p>
          </table:table-cell>
          <table:table-cell office:value-type="float" office:value="0.282117" calcext:value-type="float">
            <text:p>0.282117</text:p>
          </table:table-cell>
          <table:table-cell office:value-type="float" office:value="0.235559" calcext:value-type="float">
            <text:p>0.2355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28917" calcext:value-type="float">
            <text:p>0.728917</text:p>
          </table:table-cell>
          <table:table-cell office:value-type="float" office:value="0.289045" calcext:value-type="float">
            <text:p>0.289045</text:p>
          </table:table-cell>
          <table:table-cell office:value-type="float" office:value="3.27728" calcext:value-type="float">
            <text:p>3.27728</text:p>
          </table:table-cell>
          <table:table-cell office:value-type="float" office:value="0.12388" calcext:value-type="float">
            <text:p>0.12388</text:p>
          </table:table-cell>
          <table:table-cell office:value-type="float" office:value="0.119865" calcext:value-type="float">
            <text:p>0.119865</text:p>
          </table:table-cell>
          <table:table-cell office:value-type="float" office:value="0.462405" calcext:value-type="float">
            <text:p>0.462405</text:p>
          </table:table-cell>
          <table:table-cell office:value-type="float" office:value="0.446204" calcext:value-type="float">
            <text:p>0.446204</text:p>
          </table:table-cell>
          <table:table-cell office:value-type="float" office:value="3.2725" calcext:value-type="float">
            <text:p>3.2725</text:p>
          </table:table-cell>
          <table:table-cell office:value-type="float" office:value="0" calcext:value-type="float">
            <text:p>0</text:p>
          </table:table-cell>
          <table:table-cell office:value-type="float" office:value="7.70424" calcext:value-type="float">
            <text:p>7.70424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float" office:value="0.00344" calcext:value-type="float">
            <text:p>0.00344</text:p>
          </table:table-cell>
          <table:table-cell office:value-type="float" office:value="1.89617" calcext:value-type="float">
            <text:p>1.89617</text:p>
          </table:table-cell>
          <table:table-cell office:value-type="float" office:value="1.65477" calcext:value-type="float">
            <text:p>1.65477</text:p>
          </table:table-cell>
          <table:table-cell office:value-type="float" office:value="0.240243" calcext:value-type="float">
            <text:p>0.240243</text:p>
          </table:table-cell>
          <table:table-cell office:value-type="float" office:value="0.336143" calcext:value-type="float">
            <text:p>0.336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17421" calcext:value-type="float">
            <text:p>0.817421</text:p>
          </table:table-cell>
          <table:table-cell office:value-type="float" office:value="0.505565" calcext:value-type="float">
            <text:p>0.505565</text:p>
          </table:table-cell>
          <table:table-cell office:value-type="float" office:value="1.90031" calcext:value-type="float">
            <text:p>1.90031</text:p>
          </table:table-cell>
          <table:table-cell office:value-type="float" office:value="0.129996" calcext:value-type="float">
            <text:p>0.129996</text:p>
          </table:table-cell>
          <table:table-cell office:value-type="float" office:value="0.145221" calcext:value-type="float">
            <text:p>0.145221</text:p>
          </table:table-cell>
          <table:table-cell office:value-type="float" office:value="0.278309" calcext:value-type="float">
            <text:p>0.278309</text:p>
          </table:table-cell>
          <table:table-cell office:value-type="float" office:value="0.284508" calcext:value-type="float">
            <text:p>0.284508</text:p>
          </table:table-cell>
          <table:table-cell office:value-type="float" office:value="4.6025" calcext:value-type="float">
            <text:p>4.6025</text:p>
          </table:table-cell>
          <table:table-cell office:value-type="float" office:value="0" calcext:value-type="float">
            <text:p>0</text:p>
          </table:table-cell>
          <table:table-cell office:value-type="float" office:value="5.75178" calcext:value-type="float">
            <text:p>5.75178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1.71024" calcext:value-type="float">
            <text:p>1.71024</text:p>
          </table:table-cell>
          <table:table-cell office:value-type="float" office:value="1.64027" calcext:value-type="float">
            <text:p>1.64027</text:p>
          </table:table-cell>
          <table:table-cell office:value-type="float" office:value="0.069347" calcext:value-type="float">
            <text:p>0.069347</text:p>
          </table:table-cell>
          <table:table-cell office:value-type="float" office:value="0.281421" calcext:value-type="float">
            <text:p>0.281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12176" calcext:value-type="float">
            <text:p>0.812176</text:p>
          </table:table-cell>
          <table:table-cell office:value-type="float" office:value="0.43735" calcext:value-type="float">
            <text:p>0.43735</text:p>
          </table:table-cell>
          <table:table-cell office:value-type="float" office:value="1.80362" calcext:value-type="float">
            <text:p>1.80362</text:p>
          </table:table-cell>
          <table:table-cell office:value-type="float" office:value="0.129619" calcext:value-type="float">
            <text:p>0.129619</text:p>
          </table:table-cell>
          <table:table-cell office:value-type="float" office:value="0.154031" calcext:value-type="float">
            <text:p>0.154031</text:p>
          </table:table-cell>
          <table:table-cell office:value-type="float" office:value="0.273379" calcext:value-type="float">
            <text:p>0.273379</text:p>
          </table:table-cell>
          <table:table-cell office:value-type="float" office:value="0.273235" calcext:value-type="float">
            <text:p>0.273235</text:p>
          </table:table-cell>
          <table:table-cell office:value-type="float" office:value="3.555" calcext:value-type="float">
            <text:p>3.555</text:p>
          </table:table-cell>
          <table:table-cell office:value-type="float" office:value="0" calcext:value-type="float">
            <text:p>0</text:p>
          </table:table-cell>
          <table:table-cell office:value-type="float" office:value="6.01751" calcext:value-type="float">
            <text:p>6.01751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office:value-type="float" office:value="0.002905" calcext:value-type="float">
            <text:p>0.002905</text:p>
          </table:table-cell>
          <table:table-cell office:value-type="float" office:value="1.17781" calcext:value-type="float">
            <text:p>1.17781</text:p>
          </table:table-cell>
          <table:table-cell office:value-type="float" office:value="1.13219" calcext:value-type="float">
            <text:p>1.13219</text:p>
          </table:table-cell>
          <table:table-cell office:value-type="float" office:value="0.045064" calcext:value-type="float">
            <text:p>0.045064</text:p>
          </table:table-cell>
          <table:table-cell office:value-type="float" office:value="0.278731" calcext:value-type="float">
            <text:p>0.2787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63682" calcext:value-type="float">
            <text:p>0.863682</text:p>
          </table:table-cell>
          <table:table-cell office:value-type="float" office:value="0.501589" calcext:value-type="float">
            <text:p>0.501589</text:p>
          </table:table-cell>
          <table:table-cell office:value-type="float" office:value="1.15508" calcext:value-type="float">
            <text:p>1.15508</text:p>
          </table:table-cell>
          <table:table-cell office:value-type="float" office:value="0.089461" calcext:value-type="float">
            <text:p>0.089461</text:p>
          </table:table-cell>
          <table:table-cell office:value-type="float" office:value="0.116017" calcext:value-type="float">
            <text:p>0.116017</text:p>
          </table:table-cell>
          <table:table-cell office:value-type="float" office:value="0.182151" calcext:value-type="float">
            <text:p>0.182151</text:p>
          </table:table-cell>
          <table:table-cell office:value-type="float" office:value="0.188997" calcext:value-type="float">
            <text:p>0.188997</text:p>
          </table:table-cell>
          <table:table-cell office:value-type="float" office:value="3.495" calcext:value-type="float">
            <text:p>3.495</text:p>
          </table:table-cell>
          <table:table-cell office:value-type="float" office:value="0" calcext:value-type="float">
            <text:p>0</text:p>
          </table:table-cell>
          <table:table-cell office:value-type="float" office:value="4.19949" calcext:value-type="float">
            <text:p>4.19949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1.23555" calcext:value-type="float">
            <text:p>1.23555</text:p>
          </table:table-cell>
          <table:table-cell office:value-type="float" office:value="1.18991" calcext:value-type="float">
            <text:p>1.18991</text:p>
          </table:table-cell>
          <table:table-cell office:value-type="float" office:value="0.045041" calcext:value-type="float">
            <text:p>0.045041</text:p>
          </table:table-cell>
          <table:table-cell office:value-type="float" office:value="0.358405" calcext:value-type="float">
            <text:p>0.3584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4102" calcext:value-type="float">
            <text:p>0.74102</text:p>
          </table:table-cell>
          <table:table-cell office:value-type="float" office:value="0.618277" calcext:value-type="float">
            <text:p>0.618277</text:p>
          </table:table-cell>
          <table:table-cell office:value-type="float" office:value="1.43058" calcext:value-type="float">
            <text:p>1.43058</text:p>
          </table:table-cell>
          <table:table-cell office:value-type="float" office:value="0.095989" calcext:value-type="float">
            <text:p>0.095989</text:p>
          </table:table-cell>
          <table:table-cell office:value-type="float" office:value="0.112767" calcext:value-type="float">
            <text:p>0.112767</text:p>
          </table:table-cell>
          <table:table-cell office:value-type="float" office:value="0.223196" calcext:value-type="float">
            <text:p>0.223196</text:p>
          </table:table-cell>
          <table:table-cell office:value-type="float" office:value="0.22876" calcext:value-type="float">
            <text:p>0.22876</text:p>
          </table:table-cell>
          <table:table-cell office:value-type="float" office:value="3.1275" calcext:value-type="float">
            <text:p>3.1275</text:p>
          </table:table-cell>
          <table:table-cell office:value-type="float" office:value="0" calcext:value-type="float">
            <text:p>0</text:p>
          </table:table-cell>
          <table:table-cell office:value-type="float" office:value="4.61013" calcext:value-type="float">
            <text:p>4.61013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4" calcext:value-type="float">
            <text:p>4.00E-006</text:p>
          </table:table-cell>
          <table:table-cell office:value-type="float" office:value="2.16977" calcext:value-type="float">
            <text:p>2.16977</text:p>
          </table:table-cell>
          <table:table-cell office:value-type="float" office:value="1.7945" calcext:value-type="float">
            <text:p>1.7945</text:p>
          </table:table-cell>
          <table:table-cell office:value-type="float" office:value="0.374112" calcext:value-type="float">
            <text:p>0.374112</text:p>
          </table:table-cell>
          <table:table-cell office:value-type="float" office:value="0.513609" calcext:value-type="float">
            <text:p>0.5136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83358" calcext:value-type="float">
            <text:p>0.883358</text:p>
          </table:table-cell>
          <table:table-cell office:value-type="float" office:value="0.739032" calcext:value-type="float">
            <text:p>0.739032</text:p>
          </table:table-cell>
          <table:table-cell office:value-type="float" office:value="1.89645" calcext:value-type="float">
            <text:p>1.89645</text:p>
          </table:table-cell>
          <table:table-cell office:value-type="float" office:value="0.102807" calcext:value-type="float">
            <text:p>0.102807</text:p>
          </table:table-cell>
          <table:table-cell office:value-type="float" office:value="0.116524" calcext:value-type="float">
            <text:p>0.116524</text:p>
          </table:table-cell>
          <table:table-cell office:value-type="float" office:value="0.277611" calcext:value-type="float">
            <text:p>0.277611</text:p>
          </table:table-cell>
          <table:table-cell office:value-type="float" office:value="0.276764" calcext:value-type="float">
            <text:p>0.276764</text:p>
          </table:table-cell>
          <table:table-cell office:value-type="float" office:value="4.275" calcext:value-type="float">
            <text:p>4.275</text:p>
          </table:table-cell>
          <table:table-cell office:value-type="float" office:value="0" calcext:value-type="float">
            <text:p>0</text:p>
          </table:table-cell>
          <table:table-cell office:value-type="float" office:value="6.4365" calcext:value-type="float">
            <text:p>6.4365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2.22215" calcext:value-type="float">
            <text:p>2.22215</text:p>
          </table:table-cell>
          <table:table-cell office:value-type="float" office:value="2.14123" calcext:value-type="float">
            <text:p>2.14123</text:p>
          </table:table-cell>
          <table:table-cell office:value-type="float" office:value="0.080314" calcext:value-type="float">
            <text:p>0.080314</text:p>
          </table:table-cell>
          <table:table-cell office:value-type="float" office:value="0.329222" calcext:value-type="float">
            <text:p>0.329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21159" calcext:value-type="float">
            <text:p>0.521159</text:p>
          </table:table-cell>
          <table:table-cell office:value-type="float" office:value="0.493207" calcext:value-type="float">
            <text:p>0.493207</text:p>
          </table:table-cell>
          <table:table-cell office:value-type="float" office:value="2.34938" calcext:value-type="float">
            <text:p>2.34938</text:p>
          </table:table-cell>
          <table:table-cell office:value-type="float" office:value="0.111943" calcext:value-type="float">
            <text:p>0.111943</text:p>
          </table:table-cell>
          <table:table-cell office:value-type="float" office:value="0.128246" calcext:value-type="float">
            <text:p>0.128246</text:p>
          </table:table-cell>
          <table:table-cell office:value-type="float" office:value="0.342471" calcext:value-type="float">
            <text:p>0.342471</text:p>
          </table:table-cell>
          <table:table-cell office:value-type="float" office:value="0.335627" calcext:value-type="float">
            <text:p>0.335627</text:p>
          </table:table-cell>
          <table:table-cell office:value-type="float" office:value="3.8925" calcext:value-type="float">
            <text:p>3.8925</text:p>
          </table:table-cell>
          <table:table-cell office:value-type="float" office:value="0" calcext:value-type="float">
            <text:p>0</text:p>
          </table:table-cell>
          <table:table-cell office:value-type="float" office:value="6.16571" calcext:value-type="float">
            <text:p>6.16571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 office:value-type="float" office:value="0.00314" calcext:value-type="float">
            <text:p>0.00314</text:p>
          </table:table-cell>
          <table:table-cell office:value-type="float" office:value="2.66684" calcext:value-type="float">
            <text:p>2.66684</text:p>
          </table:table-cell>
          <table:table-cell office:value-type="float" office:value="2.48341" calcext:value-type="float">
            <text:p>2.48341</text:p>
          </table:table-cell>
          <table:table-cell office:value-type="float" office:value="0.182771" calcext:value-type="float">
            <text:p>0.182771</text:p>
          </table:table-cell>
          <table:table-cell office:value-type="float" office:value="0.220437" calcext:value-type="float">
            <text:p>0.2204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4191" calcext:value-type="float">
            <text:p>0.54191</text:p>
          </table:table-cell>
          <table:table-cell office:value-type="float" office:value="0.205217" calcext:value-type="float">
            <text:p>0.205217</text:p>
          </table:table-cell>
          <table:table-cell office:value-type="float" office:value="2.7567" calcext:value-type="float">
            <text:p>2.7567</text:p>
          </table:table-cell>
          <table:table-cell office:value-type="float" office:value="0.106093" calcext:value-type="float">
            <text:p>0.106093</text:p>
          </table:table-cell>
          <table:table-cell office:value-type="float" office:value="0.124289" calcext:value-type="float">
            <text:p>0.124289</text:p>
          </table:table-cell>
          <table:table-cell office:value-type="float" office:value="0.375052" calcext:value-type="float">
            <text:p>0.375052</text:p>
          </table:table-cell>
          <table:table-cell office:value-type="float" office:value="0.370062" calcext:value-type="float">
            <text:p>0.370062</text:p>
          </table:table-cell>
          <table:table-cell office:value-type="float" office:value="3.8325" calcext:value-type="float">
            <text:p>3.8325</text:p>
          </table:table-cell>
          <table:table-cell office:value-type="float" office:value="0" calcext:value-type="float">
            <text:p>0</text:p>
          </table:table-cell>
          <table:table-cell office:value-type="float" office:value="6.63186" calcext:value-type="float">
            <text:p>6.63186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3.47793" calcext:value-type="float">
            <text:p>3.47793</text:p>
          </table:table-cell>
          <table:table-cell office:value-type="float" office:value="2.96111" calcext:value-type="float">
            <text:p>2.96111</text:p>
          </table:table-cell>
          <table:table-cell office:value-type="float" office:value="0.515736" calcext:value-type="float">
            <text:p>0.515736</text:p>
          </table:table-cell>
          <table:table-cell office:value-type="float" office:value="0.219288" calcext:value-type="float">
            <text:p>0.219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00916" calcext:value-type="float">
            <text:p>0.700916</text:p>
          </table:table-cell>
          <table:table-cell office:value-type="float" office:value="0.246412" calcext:value-type="float">
            <text:p>0.246412</text:p>
          </table:table-cell>
          <table:table-cell office:value-type="float" office:value="2.90969" calcext:value-type="float">
            <text:p>2.90969</text:p>
          </table:table-cell>
          <table:table-cell office:value-type="float" office:value="0.186751" calcext:value-type="float">
            <text:p>0.186751</text:p>
          </table:table-cell>
          <table:table-cell office:value-type="float" office:value="0.129774" calcext:value-type="float">
            <text:p>0.129774</text:p>
          </table:table-cell>
          <table:table-cell office:value-type="float" office:value="0.379612" calcext:value-type="float">
            <text:p>0.379612</text:p>
          </table:table-cell>
          <table:table-cell office:value-type="float" office:value="0.379153" calcext:value-type="float">
            <text:p>0.379153</text:p>
          </table:table-cell>
          <table:table-cell office:value-type="float" office:value="3.5625" calcext:value-type="float">
            <text:p>3.5625</text:p>
          </table:table-cell>
          <table:table-cell office:value-type="float" office:value="0" calcext:value-type="float">
            <text:p>0</text:p>
          </table:table-cell>
          <table:table-cell office:value-type="float" office:value="7.87758" calcext:value-type="float">
            <text:p>7.87758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float" office:value="0.003436" calcext:value-type="float">
            <text:p>0.003436</text:p>
          </table:table-cell>
          <table:table-cell office:value-type="float" office:value="1.40735" calcext:value-type="float">
            <text:p>1.40735</text:p>
          </table:table-cell>
          <table:table-cell office:value-type="float" office:value="1.16767" calcext:value-type="float">
            <text:p>1.16767</text:p>
          </table:table-cell>
          <table:table-cell office:value-type="float" office:value="0.238964" calcext:value-type="float">
            <text:p>0.238964</text:p>
          </table:table-cell>
          <table:table-cell office:value-type="float" office:value="0.274717" calcext:value-type="float">
            <text:p>0.2747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88909" calcext:value-type="float">
            <text:p>0.888909</text:p>
          </table:table-cell>
          <table:table-cell office:value-type="float" office:value="0.353229" calcext:value-type="float">
            <text:p>0.353229</text:p>
          </table:table-cell>
          <table:table-cell office:value-type="float" office:value="1.29413" calcext:value-type="float">
            <text:p>1.29413</text:p>
          </table:table-cell>
          <table:table-cell office:value-type="float" office:value="0.140563" calcext:value-type="float">
            <text:p>0.140563</text:p>
          </table:table-cell>
          <table:table-cell office:value-type="float" office:value="0.14834" calcext:value-type="float">
            <text:p>0.14834</text:p>
          </table:table-cell>
          <table:table-cell office:value-type="float" office:value="0.195236" calcext:value-type="float">
            <text:p>0.195236</text:p>
          </table:table-cell>
          <table:table-cell office:value-type="float" office:value="0.193994" calcext:value-type="float">
            <text:p>0.193994</text:p>
          </table:table-cell>
          <table:table-cell office:value-type="float" office:value="4.495" calcext:value-type="float">
            <text:p>4.495</text:p>
          </table:table-cell>
          <table:table-cell office:value-type="float" office:value="0" calcext:value-type="float">
            <text:p>0</text:p>
          </table:table-cell>
          <table:table-cell office:value-type="float" office:value="4.5184" calcext:value-type="float">
            <text:p>4.5184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1.55735" calcext:value-type="float">
            <text:p>1.55735</text:p>
          </table:table-cell>
          <table:table-cell office:value-type="float" office:value="1.3438" calcext:value-type="float">
            <text:p>1.3438</text:p>
          </table:table-cell>
          <table:table-cell office:value-type="float" office:value="0.212838" calcext:value-type="float">
            <text:p>0.212838</text:p>
          </table:table-cell>
          <table:table-cell office:value-type="float" office:value="0.346273" calcext:value-type="float">
            <text:p>0.346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16197" calcext:value-type="float">
            <text:p>0.816197</text:p>
          </table:table-cell>
          <table:table-cell office:value-type="float" office:value="0.492628" calcext:value-type="float">
            <text:p>0.492628</text:p>
          </table:table-cell>
          <table:table-cell office:value-type="float" office:value="1.62891" calcext:value-type="float">
            <text:p>1.62891</text:p>
          </table:table-cell>
          <table:table-cell office:value-type="float" office:value="0.130494" calcext:value-type="float">
            <text:p>0.130494</text:p>
          </table:table-cell>
          <table:table-cell office:value-type="float" office:value="0.15167" calcext:value-type="float">
            <text:p>0.15167</text:p>
          </table:table-cell>
          <table:table-cell office:value-type="float" office:value="0.241268" calcext:value-type="float">
            <text:p>0.241268</text:p>
          </table:table-cell>
          <table:table-cell office:value-type="float" office:value="0.239251" calcext:value-type="float">
            <text:p>0.239251</text:p>
          </table:table-cell>
          <table:table-cell office:value-type="float" office:value="4.5225" calcext:value-type="float">
            <text:p>4.5225</text:p>
          </table:table-cell>
          <table:table-cell office:value-type="float" office:value="0" calcext:value-type="float">
            <text:p>0</text:p>
          </table:table-cell>
          <table:table-cell office:value-type="float" office:value="6.10759" calcext:value-type="float">
            <text:p>6.10759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003512" calcext:value-type="float">
            <text:p>0.003512</text:p>
          </table:table-cell>
          <table:table-cell office:value-type="float" office:value="1.27428" calcext:value-type="float">
            <text:p>1.27428</text:p>
          </table:table-cell>
          <table:table-cell office:value-type="float" office:value="1.18687" calcext:value-type="float">
            <text:p>1.18687</text:p>
          </table:table-cell>
          <table:table-cell office:value-type="float" office:value="0.086813" calcext:value-type="float">
            <text:p>0.086813</text:p>
          </table:table-cell>
          <table:table-cell office:value-type="float" office:value="0.327387" calcext:value-type="float">
            <text:p>0.3273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47358" calcext:value-type="float">
            <text:p>0.647358</text:p>
          </table:table-cell>
          <table:table-cell office:value-type="float" office:value="0.541002" calcext:value-type="float">
            <text:p>0.541002</text:p>
          </table:table-cell>
          <table:table-cell office:value-type="float" office:value="1.25155" calcext:value-type="float">
            <text:p>1.25155</text:p>
          </table:table-cell>
          <table:table-cell office:value-type="float" office:value="0.123128" calcext:value-type="float">
            <text:p>0.123128</text:p>
          </table:table-cell>
          <table:table-cell office:value-type="float" office:value="0.117924" calcext:value-type="float">
            <text:p>0.117924</text:p>
          </table:table-cell>
          <table:table-cell office:value-type="float" office:value="0.218425" calcext:value-type="float">
            <text:p>0.218425</text:p>
          </table:table-cell>
          <table:table-cell office:value-type="float" office:value="0.214225" calcext:value-type="float">
            <text:p>0.214225</text:p>
          </table:table-cell>
          <table:table-cell office:value-type="float" office:value="3.84" calcext:value-type="float">
            <text:p>3.84</text:p>
          </table:table-cell>
          <table:table-cell office:value-type="float" office:value="0" calcext:value-type="float">
            <text:p>0</text:p>
          </table:table-cell>
          <table:table-cell office:value-type="float" office:value="4.30131" calcext:value-type="float">
            <text:p>4.30131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09" calcext:value-type="float">
            <text:p>9.00E-006</text:p>
          </table:table-cell>
          <table:table-cell office:value-type="float" office:value="1.44375" calcext:value-type="float">
            <text:p>1.44375</text:p>
          </table:table-cell>
          <table:table-cell office:value-type="float" office:value="1.35082" calcext:value-type="float">
            <text:p>1.35082</text:p>
          </table:table-cell>
          <table:table-cell office:value-type="float" office:value="0.092272" calcext:value-type="float">
            <text:p>0.092272</text:p>
          </table:table-cell>
          <table:table-cell office:value-type="float" office:value="0.288801" calcext:value-type="float">
            <text:p>0.2888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04178" calcext:value-type="float">
            <text:p>0.804178</text:p>
          </table:table-cell>
          <table:table-cell office:value-type="float" office:value="0.415324" calcext:value-type="float">
            <text:p>0.415324</text:p>
          </table:table-cell>
          <table:table-cell office:value-type="float" office:value="1.62298" calcext:value-type="float">
            <text:p>1.62298</text:p>
          </table:table-cell>
          <table:table-cell office:value-type="float" office:value="0.105351" calcext:value-type="float">
            <text:p>0.105351</text:p>
          </table:table-cell>
          <table:table-cell office:value-type="float" office:value="0.137392" calcext:value-type="float">
            <text:p>0.137392</text:p>
          </table:table-cell>
          <table:table-cell office:value-type="float" office:value="0.248884" calcext:value-type="float">
            <text:p>0.248884</text:p>
          </table:table-cell>
          <table:table-cell office:value-type="float" office:value="0.241684" calcext:value-type="float">
            <text:p>0.241684</text:p>
          </table:table-cell>
          <table:table-cell office:value-type="float" office:value="4.29" calcext:value-type="float">
            <text:p>4.29</text:p>
          </table:table-cell>
          <table:table-cell office:value-type="float" office:value="0" calcext:value-type="float">
            <text:p>0</text:p>
          </table:table-cell>
          <table:table-cell office:value-type="float" office:value="4.83509" calcext:value-type="float">
            <text:p>4.83509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Default" office:value-type="float" office:value="0.004463" calcext:value-type="float">
            <text:p>0.004463</text:p>
          </table:table-cell>
          <table:table-cell office:value-type="float" office:value="1.75112" calcext:value-type="float">
            <text:p>1.75112</text:p>
          </table:table-cell>
          <table:table-cell office:value-type="float" office:value="1.66993" calcext:value-type="float">
            <text:p>1.66993</text:p>
          </table:table-cell>
          <table:table-cell office:value-type="float" office:value="0.080388" calcext:value-type="float">
            <text:p>0.080388</text:p>
          </table:table-cell>
          <table:table-cell office:value-type="float" office:value="0.284521" calcext:value-type="float">
            <text:p>0.2845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00057" calcext:value-type="float">
            <text:p>0.700057</text:p>
          </table:table-cell>
          <table:table-cell office:value-type="float" office:value="0.404802" calcext:value-type="float">
            <text:p>0.404802</text:p>
          </table:table-cell>
          <table:table-cell office:value-type="float" office:value="1.55398" calcext:value-type="float">
            <text:p>1.55398</text:p>
          </table:table-cell>
          <table:table-cell office:value-type="float" office:value="0.084365" calcext:value-type="float">
            <text:p>0.084365</text:p>
          </table:table-cell>
          <table:table-cell office:value-type="float" office:value="0.103807" calcext:value-type="float">
            <text:p>0.103807</text:p>
          </table:table-cell>
          <table:table-cell office:value-type="float" office:value="0.258302" calcext:value-type="float">
            <text:p>0.258302</text:p>
          </table:table-cell>
          <table:table-cell office:value-type="float" office:value="0.235787" calcext:value-type="float">
            <text:p>0.235787</text:p>
          </table:table-cell>
          <table:table-cell office:value-type="float" office:value="4.2775" calcext:value-type="float">
            <text:p>4.2775</text:p>
          </table:table-cell>
          <table:table-cell office:value-type="float" office:value="0" calcext:value-type="float">
            <text:p>0</text:p>
          </table:table-cell>
          <table:table-cell office:value-type="float" office:value="4.90258" calcext:value-type="float">
            <text:p>4.90258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11" calcext:value-type="float">
            <text:p>1.10E-005</text:p>
          </table:table-cell>
          <table:table-cell office:value-type="float" office:value="1.89685" calcext:value-type="float">
            <text:p>1.89685</text:p>
          </table:table-cell>
          <table:table-cell office:value-type="float" office:value="1.81021" calcext:value-type="float">
            <text:p>1.81021</text:p>
          </table:table-cell>
          <table:table-cell office:value-type="float" office:value="0.085843" calcext:value-type="float">
            <text:p>0.085843</text:p>
          </table:table-cell>
          <table:table-cell office:value-type="float" office:value="0.353693" calcext:value-type="float">
            <text:p>0.3536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90146" calcext:value-type="float">
            <text:p>0.790146</text:p>
          </table:table-cell>
          <table:table-cell office:value-type="float" office:value="0.458798" calcext:value-type="float">
            <text:p>0.458798</text:p>
          </table:table-cell>
          <table:table-cell office:value-type="float" office:value="1.96316" calcext:value-type="float">
            <text:p>1.96316</text:p>
          </table:table-cell>
          <table:table-cell office:value-type="float" office:value="0.101957" calcext:value-type="float">
            <text:p>0.101957</text:p>
          </table:table-cell>
          <table:table-cell office:value-type="float" office:value="0.119658" calcext:value-type="float">
            <text:p>0.119658</text:p>
          </table:table-cell>
          <table:table-cell office:value-type="float" office:value="0.296013" calcext:value-type="float">
            <text:p>0.296013</text:p>
          </table:table-cell>
          <table:table-cell office:value-type="float" office:value="0.288778" calcext:value-type="float">
            <text:p>0.288778</text:p>
          </table:table-cell>
          <table:table-cell office:value-type="float" office:value="4.925" calcext:value-type="float">
            <text:p>4.925</text:p>
          </table:table-cell>
          <table:table-cell office:value-type="float" office:value="0" calcext:value-type="float">
            <text:p>0</text:p>
          </table:table-cell>
          <table:table-cell office:value-type="float" office:value="5.69914" calcext:value-type="float">
            <text:p>5.69914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Default" office:value-type="float" office:value="0.003565" calcext:value-type="float">
            <text:p>0.003565</text:p>
          </table:table-cell>
          <table:table-cell office:value-type="float" office:value="1.50881" calcext:value-type="float">
            <text:p>1.50881</text:p>
          </table:table-cell>
          <table:table-cell office:value-type="float" office:value="1.46302" calcext:value-type="float">
            <text:p>1.46302</text:p>
          </table:table-cell>
          <table:table-cell office:value-type="float" office:value="0.045108" calcext:value-type="float">
            <text:p>0.045108</text:p>
          </table:table-cell>
          <table:table-cell office:value-type="float" office:value="0.26493" calcext:value-type="float">
            <text:p>0.26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90246" calcext:value-type="float">
            <text:p>0.590246</text:p>
          </table:table-cell>
          <table:table-cell office:value-type="float" office:value="0.338127" calcext:value-type="float">
            <text:p>0.338127</text:p>
          </table:table-cell>
          <table:table-cell office:value-type="float" office:value="1.65302" calcext:value-type="float">
            <text:p>1.65302</text:p>
          </table:table-cell>
          <table:table-cell office:value-type="float" office:value="0.104287" calcext:value-type="float">
            <text:p>0.104287</text:p>
          </table:table-cell>
          <table:table-cell office:value-type="float" office:value="0.118625" calcext:value-type="float">
            <text:p>0.118625</text:p>
          </table:table-cell>
          <table:table-cell office:value-type="float" office:value="0.257615" calcext:value-type="float">
            <text:p>0.257615</text:p>
          </table:table-cell>
          <table:table-cell office:value-type="float" office:value="0.259135" calcext:value-type="float">
            <text:p>0.259135</text:p>
          </table:table-cell>
          <table:table-cell office:value-type="float" office:value="4.4625" calcext:value-type="float">
            <text:p>4.4625</text:p>
          </table:table-cell>
          <table:table-cell office:value-type="float" office:value="0" calcext:value-type="float">
            <text:p>0</text:p>
          </table:table-cell>
          <table:table-cell office:value-type="float" office:value="4.60405" calcext:value-type="float">
            <text:p>4.60405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2.15597" calcext:value-type="float">
            <text:p>2.15597</text:p>
          </table:table-cell>
          <table:table-cell office:value-type="float" office:value="2.08721" calcext:value-type="float">
            <text:p>2.08721</text:p>
          </table:table-cell>
          <table:table-cell office:value-type="float" office:value="0.068114" calcext:value-type="float">
            <text:p>0.068114</text:p>
          </table:table-cell>
          <table:table-cell office:value-type="float" office:value="0.248811" calcext:value-type="float">
            <text:p>0.2488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553" calcext:value-type="float">
            <text:p>0.66553</text:p>
          </table:table-cell>
          <table:table-cell office:value-type="float" office:value="0.263249" calcext:value-type="float">
            <text:p>0.263249</text:p>
          </table:table-cell>
          <table:table-cell office:value-type="float" office:value="1.8166" calcext:value-type="float">
            <text:p>1.8166</text:p>
          </table:table-cell>
          <table:table-cell office:value-type="float" office:value="0.110943" calcext:value-type="float">
            <text:p>0.110943</text:p>
          </table:table-cell>
          <table:table-cell office:value-type="float" office:value="0.13258" calcext:value-type="float">
            <text:p>0.13258</text:p>
          </table:table-cell>
          <table:table-cell office:value-type="float" office:value="0.259818" calcext:value-type="float">
            <text:p>0.259818</text:p>
          </table:table-cell>
          <table:table-cell office:value-type="float" office:value="0.252444" calcext:value-type="float">
            <text:p>0.252444</text:p>
          </table:table-cell>
          <table:table-cell office:value-type="float" office:value="4.1625" calcext:value-type="float">
            <text:p>4.1625</text:p>
          </table:table-cell>
          <table:table-cell office:value-type="float" office:value="0" calcext:value-type="float">
            <text:p>0</text:p>
          </table:table-cell>
          <table:table-cell office:value-type="float" office:value="5.39933" calcext:value-type="float">
            <text:p>5.39933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Default" office:value-type="float" office:value="0.003048" calcext:value-type="float">
            <text:p>0.003048</text:p>
          </table:table-cell>
          <table:table-cell office:value-type="float" office:value="1.61038" calcext:value-type="float">
            <text:p>1.61038</text:p>
          </table:table-cell>
          <table:table-cell office:value-type="float" office:value="1.53158" calcext:value-type="float">
            <text:p>1.53158</text:p>
          </table:table-cell>
          <table:table-cell office:value-type="float" office:value="0.078177" calcext:value-type="float">
            <text:p>0.078177</text:p>
          </table:table-cell>
          <table:table-cell office:value-type="float" office:value="0.338437" calcext:value-type="float">
            <text:p>0.3384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0155" calcext:value-type="float">
            <text:p>0.890155</text:p>
          </table:table-cell>
          <table:table-cell office:value-type="float" office:value="0.5029" calcext:value-type="float">
            <text:p>0.5029</text:p>
          </table:table-cell>
          <table:table-cell office:value-type="float" office:value="1.50542" calcext:value-type="float">
            <text:p>1.50542</text:p>
          </table:table-cell>
          <table:table-cell office:value-type="float" office:value="0.226021" calcext:value-type="float">
            <text:p>0.226021</text:p>
          </table:table-cell>
          <table:table-cell office:value-type="float" office:value="0.13353" calcext:value-type="float">
            <text:p>0.13353</text:p>
          </table:table-cell>
          <table:table-cell office:value-type="float" office:value="0.222151" calcext:value-type="float">
            <text:p>0.222151</text:p>
          </table:table-cell>
          <table:table-cell office:value-type="float" office:value="0.227774" calcext:value-type="float">
            <text:p>0.227774</text:p>
          </table:table-cell>
          <table:table-cell office:value-type="float" office:value="4.8175" calcext:value-type="float">
            <text:p>4.8175</text:p>
          </table:table-cell>
          <table:table-cell office:value-type="float" office:value="0" calcext:value-type="float">
            <text:p>0</text:p>
          </table:table-cell>
          <table:table-cell office:value-type="float" office:value="5.21741" calcext:value-type="float">
            <text:p>5.21741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1.88648" calcext:value-type="float">
            <text:p>1.88648</text:p>
          </table:table-cell>
          <table:table-cell office:value-type="float" office:value="1.74508" calcext:value-type="float">
            <text:p>1.74508</text:p>
          </table:table-cell>
          <table:table-cell office:value-type="float" office:value="0.140722" calcext:value-type="float">
            <text:p>0.140722</text:p>
          </table:table-cell>
          <table:table-cell office:value-type="float" office:value="0.358649" calcext:value-type="float">
            <text:p>0.3586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45152" calcext:value-type="float">
            <text:p>0.745152</text:p>
          </table:table-cell>
          <table:table-cell office:value-type="float" office:value="0.657627" calcext:value-type="float">
            <text:p>0.657627</text:p>
          </table:table-cell>
          <table:table-cell office:value-type="float" office:value="1.72273" calcext:value-type="float">
            <text:p>1.72273</text:p>
          </table:table-cell>
          <table:table-cell office:value-type="float" office:value="0.32014" calcext:value-type="float">
            <text:p>0.32014</text:p>
          </table:table-cell>
          <table:table-cell office:value-type="float" office:value="0.146092" calcext:value-type="float">
            <text:p>0.146092</text:p>
          </table:table-cell>
          <table:table-cell office:value-type="float" office:value="0.245776" calcext:value-type="float">
            <text:p>0.245776</text:p>
          </table:table-cell>
          <table:table-cell office:value-type="float" office:value="0.244669" calcext:value-type="float">
            <text:p>0.244669</text:p>
          </table:table-cell>
          <table:table-cell office:value-type="float" office:value="4.6875" calcext:value-type="float">
            <text:p>4.6875</text:p>
          </table:table-cell>
          <table:table-cell office:value-type="float" office:value="0" calcext:value-type="float">
            <text:p>0</text:p>
          </table:table-cell>
          <table:table-cell office:value-type="float" office:value="7.14504" calcext:value-type="float">
            <text:p>7.14504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Default" office:value-type="float" office:value="0.002851" calcext:value-type="float">
            <text:p>0.002851</text:p>
          </table:table-cell>
          <table:table-cell office:value-type="float" office:value="1.89525" calcext:value-type="float">
            <text:p>1.89525</text:p>
          </table:table-cell>
          <table:table-cell office:value-type="float" office:value="1.64519" calcext:value-type="float">
            <text:p>1.64519</text:p>
          </table:table-cell>
          <table:table-cell office:value-type="float" office:value="0.249461" calcext:value-type="float">
            <text:p>0.249461</text:p>
          </table:table-cell>
          <table:table-cell office:value-type="float" office:value="0.264949" calcext:value-type="float">
            <text:p>0.264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00475" calcext:value-type="float">
            <text:p>0.700475</text:p>
          </table:table-cell>
          <table:table-cell office:value-type="float" office:value="0.393236" calcext:value-type="float">
            <text:p>0.393236</text:p>
          </table:table-cell>
          <table:table-cell office:value-type="float" office:value="1.48755" calcext:value-type="float">
            <text:p>1.48755</text:p>
          </table:table-cell>
          <table:table-cell office:value-type="float" office:value="0.116527" calcext:value-type="float">
            <text:p>0.116527</text:p>
          </table:table-cell>
          <table:table-cell office:value-type="float" office:value="0.146317" calcext:value-type="float">
            <text:p>0.146317</text:p>
          </table:table-cell>
          <table:table-cell office:value-type="float" office:value="0.221509" calcext:value-type="float">
            <text:p>0.221509</text:p>
          </table:table-cell>
          <table:table-cell office:value-type="float" office:value="0.219986" calcext:value-type="float">
            <text:p>0.219986</text:p>
          </table:table-cell>
          <table:table-cell office:value-type="float" office:value="4.4825" calcext:value-type="float">
            <text:p>4.4825</text:p>
          </table:table-cell>
          <table:table-cell office:value-type="float" office:value="0" calcext:value-type="float">
            <text:p>0</text:p>
          </table:table-cell>
          <table:table-cell office:value-type="float" office:value="5.02495" calcext:value-type="float">
            <text:p>5.02495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1.99487" calcext:value-type="float">
            <text:p>1.99487</text:p>
          </table:table-cell>
          <table:table-cell office:value-type="float" office:value="1.89975" calcext:value-type="float">
            <text:p>1.89975</text:p>
          </table:table-cell>
          <table:table-cell office:value-type="float" office:value="0.094511" calcext:value-type="float">
            <text:p>0.094511</text:p>
          </table:table-cell>
          <table:table-cell office:value-type="float" office:value="0.299126" calcext:value-type="float">
            <text:p>0.2991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6493" calcext:value-type="float">
            <text:p>1.06493</text:p>
          </table:table-cell>
          <table:table-cell office:value-type="float" office:value="0.428879" calcext:value-type="float">
            <text:p>0.428879</text:p>
          </table:table-cell>
          <table:table-cell office:value-type="float" office:value="1.89645" calcext:value-type="float">
            <text:p>1.89645</text:p>
          </table:table-cell>
          <table:table-cell office:value-type="float" office:value="0.140115" calcext:value-type="float">
            <text:p>0.140115</text:p>
          </table:table-cell>
          <table:table-cell office:value-type="float" office:value="0.149799" calcext:value-type="float">
            <text:p>0.149799</text:p>
          </table:table-cell>
          <table:table-cell office:value-type="float" office:value="0.279052" calcext:value-type="float">
            <text:p>0.279052</text:p>
          </table:table-cell>
          <table:table-cell office:value-type="float" office:value="0.276508" calcext:value-type="float">
            <text:p>0.276508</text:p>
          </table:table-cell>
          <table:table-cell office:value-type="float" office:value="4.0675" calcext:value-type="float">
            <text:p>4.0675</text:p>
          </table:table-cell>
          <table:table-cell office:value-type="float" office:value="0" calcext:value-type="float">
            <text:p>0</text:p>
          </table:table-cell>
          <table:table-cell office:value-type="float" office:value="5.9872" calcext:value-type="float">
            <text:p>5.9872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1.80103" calcext:value-type="float">
            <text:p>1.80103</text:p>
          </table:table-cell>
          <table:table-cell office:value-type="float" office:value="1.63694" calcext:value-type="float">
            <text:p>1.63694</text:p>
          </table:table-cell>
          <table:table-cell office:value-type="float" office:value="0.163379" calcext:value-type="float">
            <text:p>0.163379</text:p>
          </table:table-cell>
          <table:table-cell office:value-type="float" office:value="0.386174" calcext:value-type="float">
            <text:p>0.386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5602" calcext:value-type="float">
            <text:p>0.895602</text:p>
          </table:table-cell>
          <table:table-cell office:value-type="float" office:value="0.717744" calcext:value-type="float">
            <text:p>0.717744</text:p>
          </table:table-cell>
          <table:table-cell office:value-type="float" office:value="1.72322" calcext:value-type="float">
            <text:p>1.72322</text:p>
          </table:table-cell>
          <table:table-cell office:value-type="float" office:value="0.134061" calcext:value-type="float">
            <text:p>0.134061</text:p>
          </table:table-cell>
          <table:table-cell office:value-type="float" office:value="0.156397" calcext:value-type="float">
            <text:p>0.156397</text:p>
          </table:table-cell>
          <table:table-cell office:value-type="float" office:value="0.258452" calcext:value-type="float">
            <text:p>0.258452</text:p>
          </table:table-cell>
          <table:table-cell office:value-type="float" office:value="0.262934" calcext:value-type="float">
            <text:p>0.262934</text:p>
          </table:table-cell>
          <table:table-cell office:value-type="float" office:value="4.8975" calcext:value-type="float">
            <text:p>4.8975</text:p>
          </table:table-cell>
          <table:table-cell office:value-type="float" office:value="0" calcext:value-type="float">
            <text:p>0</text:p>
          </table:table-cell>
          <table:table-cell office:value-type="float" office:value="5.83197" calcext:value-type="float">
            <text:p>5.83197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3.42746" calcext:value-type="float">
            <text:p>3.42746</text:p>
          </table:table-cell>
          <table:table-cell office:value-type="float" office:value="3.17901" calcext:value-type="float">
            <text:p>3.17901</text:p>
          </table:table-cell>
          <table:table-cell office:value-type="float" office:value="0.247856" calcext:value-type="float">
            <text:p>0.247856</text:p>
          </table:table-cell>
          <table:table-cell office:value-type="float" office:value="0.342361" calcext:value-type="float">
            <text:p>0.3423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90834" calcext:value-type="float">
            <text:p>0.690834</text:p>
          </table:table-cell>
          <table:table-cell office:value-type="float" office:value="0.341954" calcext:value-type="float">
            <text:p>0.341954</text:p>
          </table:table-cell>
          <table:table-cell office:value-type="float" office:value="2.83918" calcext:value-type="float">
            <text:p>2.83918</text:p>
          </table:table-cell>
          <table:table-cell office:value-type="float" office:value="0.126615" calcext:value-type="float">
            <text:p>0.126615</text:p>
          </table:table-cell>
          <table:table-cell office:value-type="float" office:value="0.171718" calcext:value-type="float">
            <text:p>0.171718</text:p>
          </table:table-cell>
          <table:table-cell office:value-type="float" office:value="0.413349" calcext:value-type="float">
            <text:p>0.413349</text:p>
          </table:table-cell>
          <table:table-cell office:value-type="float" office:value="0.408842" calcext:value-type="float">
            <text:p>0.408842</text:p>
          </table:table-cell>
          <table:table-cell office:value-type="float" office:value="4.03" calcext:value-type="float">
            <text:p>4.03</text:p>
          </table:table-cell>
          <table:table-cell office:value-type="float" office:value="0" calcext:value-type="float">
            <text:p>0</text:p>
          </table:table-cell>
          <table:table-cell office:value-type="float" office:value="8.08692" calcext:value-type="float">
            <text:p>8.08692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04" calcext:value-type="float">
            <text:p>4.00E-006</text:p>
          </table:table-cell>
          <table:table-cell office:value-type="float" office:value="4.01007" calcext:value-type="float">
            <text:p>4.01007</text:p>
          </table:table-cell>
          <table:table-cell office:value-type="float" office:value="3.88149" calcext:value-type="float">
            <text:p>3.88149</text:p>
          </table:table-cell>
          <table:table-cell office:value-type="float" office:value="0.127972" calcext:value-type="float">
            <text:p>0.127972</text:p>
          </table:table-cell>
          <table:table-cell office:value-type="float" office:value="0.269423" calcext:value-type="float">
            <text:p>0.2694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03165" calcext:value-type="float">
            <text:p>0.603165</text:p>
          </table:table-cell>
          <table:table-cell office:value-type="float" office:value="0.358926" calcext:value-type="float">
            <text:p>0.358926</text:p>
          </table:table-cell>
          <table:table-cell office:value-type="float" office:value="3.24847" calcext:value-type="float">
            <text:p>3.24847</text:p>
          </table:table-cell>
          <table:table-cell office:value-type="float" office:value="0.12039" calcext:value-type="float">
            <text:p>0.12039</text:p>
          </table:table-cell>
          <table:table-cell office:value-type="float" office:value="0.160887" calcext:value-type="float">
            <text:p>0.160887</text:p>
          </table:table-cell>
          <table:table-cell office:value-type="float" office:value="0.441427" calcext:value-type="float">
            <text:p>0.441427</text:p>
          </table:table-cell>
          <table:table-cell office:value-type="float" office:value="0.438924" calcext:value-type="float">
            <text:p>0.438924</text:p>
          </table:table-cell>
          <table:table-cell office:value-type="float" office:value="3.52" calcext:value-type="float">
            <text:p>3.52</text:p>
          </table:table-cell>
          <table:table-cell office:value-type="float" office:value="0" calcext:value-type="float">
            <text:p>0</text:p>
          </table:table-cell>
          <table:table-cell office:value-type="float" office:value="8.77718" calcext:value-type="float">
            <text:p>8.77718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04" calcext:value-type="float">
            <text:p>4.00E-006</text:p>
          </table:table-cell>
          <table:table-cell office:value-type="float" office:value="3.67171" calcext:value-type="float">
            <text:p>3.67171</text:p>
          </table:table-cell>
          <table:table-cell office:value-type="float" office:value="3.43849" calcext:value-type="float">
            <text:p>3.43849</text:p>
          </table:table-cell>
          <table:table-cell office:value-type="float" office:value="0.23247" calcext:value-type="float">
            <text:p>0.23247</text:p>
          </table:table-cell>
          <table:table-cell office:value-type="float" office:value="0.328847" calcext:value-type="float">
            <text:p>0.3288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00406" calcext:value-type="float">
            <text:p>0.600406</text:p>
          </table:table-cell>
          <table:table-cell office:value-type="float" office:value="0.500606" calcext:value-type="float">
            <text:p>0.500606</text:p>
          </table:table-cell>
          <table:table-cell office:value-type="float" office:value="1.82195" calcext:value-type="float">
            <text:p>1.82195</text:p>
          </table:table-cell>
          <table:table-cell office:value-type="float" office:value="0.131627" calcext:value-type="float">
            <text:p>0.131627</text:p>
          </table:table-cell>
          <table:table-cell office:value-type="float" office:value="0.18716" calcext:value-type="float">
            <text:p>0.18716</text:p>
          </table:table-cell>
          <table:table-cell office:value-type="float" office:value="0.269282" calcext:value-type="float">
            <text:p>0.269282</text:p>
          </table:table-cell>
          <table:table-cell office:value-type="float" office:value="0.277948" calcext:value-type="float">
            <text:p>0.277948</text:p>
          </table:table-cell>
          <table:table-cell office:value-type="float" office:value="3.675" calcext:value-type="float">
            <text:p>3.675</text:p>
          </table:table-cell>
          <table:table-cell office:value-type="float" office:value="0" calcext:value-type="float">
            <text:p>0</text:p>
          </table:table-cell>
          <table:table-cell office:value-type="float" office:value="7.25536" calcext:value-type="float">
            <text:p>7.25536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2.3999" calcext:value-type="float">
            <text:p>2.3999</text:p>
          </table:table-cell>
          <table:table-cell office:value-type="float" office:value="2.29085" calcext:value-type="float">
            <text:p>2.29085</text:p>
          </table:table-cell>
          <table:table-cell office:value-type="float" office:value="0.108419" calcext:value-type="float">
            <text:p>0.108419</text:p>
          </table:table-cell>
          <table:table-cell office:value-type="float" office:value="0.307952" calcext:value-type="float">
            <text:p>0.3079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51463" calcext:value-type="float">
            <text:p>0.551463</text:p>
          </table:table-cell>
          <table:table-cell office:value-type="float" office:value="0.475618" calcext:value-type="float">
            <text:p>0.475618</text:p>
          </table:table-cell>
          <table:table-cell office:value-type="float" office:value="1.66454" calcext:value-type="float">
            <text:p>1.66454</text:p>
          </table:table-cell>
          <table:table-cell office:value-type="float" office:value="0.237711" calcext:value-type="float">
            <text:p>0.237711</text:p>
          </table:table-cell>
          <table:table-cell office:value-type="float" office:value="0.195818" calcext:value-type="float">
            <text:p>0.195818</text:p>
          </table:table-cell>
          <table:table-cell office:value-type="float" office:value="0.244763" calcext:value-type="float">
            <text:p>0.244763</text:p>
          </table:table-cell>
          <table:table-cell office:value-type="float" office:value="0.245067" calcext:value-type="float">
            <text:p>0.245067</text:p>
          </table:table-cell>
          <table:table-cell office:value-type="float" office:value="3.815" calcext:value-type="float">
            <text:p>3.815</text:p>
          </table:table-cell>
          <table:table-cell office:value-type="float" office:value="0" calcext:value-type="float">
            <text:p>0</text:p>
          </table:table-cell>
          <table:table-cell office:value-type="float" office:value="5.84463" calcext:value-type="float">
            <text:p>5.84463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12" calcext:value-type="float">
            <text:p>1.20E-005</text:p>
          </table:table-cell>
          <table:table-cell office:value-type="float" office:value="1.31262" calcext:value-type="float">
            <text:p>1.31262</text:p>
          </table:table-cell>
          <table:table-cell office:value-type="float" office:value="1.19669" calcext:value-type="float">
            <text:p>1.19669</text:p>
          </table:table-cell>
          <table:table-cell office:value-type="float" office:value="0.115147" calcext:value-type="float">
            <text:p>0.115147</text:p>
          </table:table-cell>
          <table:table-cell office:value-type="float" office:value="0.266479" calcext:value-type="float">
            <text:p>0.2664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75832" calcext:value-type="float">
            <text:p>0.575832</text:p>
          </table:table-cell>
          <table:table-cell office:value-type="float" office:value="0.408209" calcext:value-type="float">
            <text:p>0.408209</text:p>
          </table:table-cell>
          <table:table-cell office:value-type="float" office:value="1.0993" calcext:value-type="float">
            <text:p>1.0993</text:p>
          </table:table-cell>
          <table:table-cell office:value-type="float" office:value="0.299778" calcext:value-type="float">
            <text:p>0.299778</text:p>
          </table:table-cell>
          <table:table-cell office:value-type="float" office:value="0.120398" calcext:value-type="float">
            <text:p>0.120398</text:p>
          </table:table-cell>
          <table:table-cell office:value-type="float" office:value="0.184542" calcext:value-type="float">
            <text:p>0.184542</text:p>
          </table:table-cell>
          <table:table-cell office:value-type="float" office:value="0.190901" calcext:value-type="float">
            <text:p>0.190901</text:p>
          </table:table-cell>
          <table:table-cell office:value-type="float" office:value="2.8825" calcext:value-type="float">
            <text:p>2.8825</text:p>
          </table:table-cell>
          <table:table-cell office:value-type="float" office:value="0" calcext:value-type="float">
            <text:p>0</text:p>
          </table:table-cell>
          <table:table-cell office:value-type="float" office:value="5.69709" calcext:value-type="float">
            <text:p>5.69709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2.04497" calcext:value-type="float">
            <text:p>2.04497</text:p>
          </table:table-cell>
          <table:table-cell office:value-type="float" office:value="1.91054" calcext:value-type="float">
            <text:p>1.91054</text:p>
          </table:table-cell>
          <table:table-cell office:value-type="float" office:value="0.133355" calcext:value-type="float">
            <text:p>0.133355</text:p>
          </table:table-cell>
          <table:table-cell office:value-type="float" office:value="0.297597" calcext:value-type="float">
            <text:p>0.2975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1889" calcext:value-type="float">
            <text:p>0.661889</text:p>
          </table:table-cell>
          <table:table-cell office:value-type="float" office:value="0.454996" calcext:value-type="float">
            <text:p>0.454996</text:p>
          </table:table-cell>
          <table:table-cell office:value-type="float" office:value="1.44851" calcext:value-type="float">
            <text:p>1.44851</text:p>
          </table:table-cell>
          <table:table-cell office:value-type="float" office:value="0.217268" calcext:value-type="float">
            <text:p>0.217268</text:p>
          </table:table-cell>
          <table:table-cell office:value-type="float" office:value="0.145512" calcext:value-type="float">
            <text:p>0.145512</text:p>
          </table:table-cell>
          <table:table-cell office:value-type="float" office:value="0.236036" calcext:value-type="float">
            <text:p>0.236036</text:p>
          </table:table-cell>
          <table:table-cell office:value-type="float" office:value="0.241982" calcext:value-type="float">
            <text:p>0.241982</text:p>
          </table:table-cell>
          <table:table-cell office:value-type="float" office:value="3.515" calcext:value-type="float">
            <text:p>3.515</text:p>
          </table:table-cell>
          <table:table-cell office:value-type="float" office:value="0" calcext:value-type="float">
            <text:p>0</text:p>
          </table:table-cell>
          <table:table-cell office:value-type="float" office:value="5.2796" calcext:value-type="float">
            <text:p>5.2796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2.51437" calcext:value-type="float">
            <text:p>2.51437</text:p>
          </table:table-cell>
          <table:table-cell office:value-type="float" office:value="2.28807" calcext:value-type="float">
            <text:p>2.28807</text:p>
          </table:table-cell>
          <table:table-cell office:value-type="float" office:value="0.225654" calcext:value-type="float">
            <text:p>0.225654</text:p>
          </table:table-cell>
          <table:table-cell office:value-type="float" office:value="0.32581" calcext:value-type="float">
            <text:p>0.325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89574" calcext:value-type="float">
            <text:p>0.689574</text:p>
          </table:table-cell>
          <table:table-cell office:value-type="float" office:value="0.481035" calcext:value-type="float">
            <text:p>0.481035</text:p>
          </table:table-cell>
          <table:table-cell office:value-type="float" office:value="1.51946" calcext:value-type="float">
            <text:p>1.51946</text:p>
          </table:table-cell>
          <table:table-cell office:value-type="float" office:value="0.259422" calcext:value-type="float">
            <text:p>0.259422</text:p>
          </table:table-cell>
          <table:table-cell office:value-type="float" office:value="0.153489" calcext:value-type="float">
            <text:p>0.153489</text:p>
          </table:table-cell>
          <table:table-cell office:value-type="float" office:value="0.242505" calcext:value-type="float">
            <text:p>0.242505</text:p>
          </table:table-cell>
          <table:table-cell office:value-type="float" office:value="0.248907" calcext:value-type="float">
            <text:p>0.248907</text:p>
          </table:table-cell>
          <table:table-cell office:value-type="float" office:value="3.53" calcext:value-type="float">
            <text:p>3.53</text:p>
          </table:table-cell>
          <table:table-cell office:value-type="float" office:value="0" calcext:value-type="float">
            <text:p>0</text:p>
          </table:table-cell>
          <table:table-cell office:value-type="float" office:value="5.95451" calcext:value-type="float">
            <text:p>5.95451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Default" office:value-type="float" office:value="0.013435" calcext:value-type="float">
            <text:p>0.013435</text:p>
          </table:table-cell>
          <table:table-cell office:value-type="float" office:value="2.13397" calcext:value-type="float">
            <text:p>2.13397</text:p>
          </table:table-cell>
          <table:table-cell office:value-type="float" office:value="1.97635" calcext:value-type="float">
            <text:p>1.97635</text:p>
          </table:table-cell>
          <table:table-cell office:value-type="float" office:value="0.15612" calcext:value-type="float">
            <text:p>0.15612</text:p>
          </table:table-cell>
          <table:table-cell office:value-type="float" office:value="0.423536" calcext:value-type="float">
            <text:p>0.423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3258" calcext:value-type="float">
            <text:p>0.933258</text:p>
          </table:table-cell>
          <table:table-cell office:value-type="float" office:value="0.832288" calcext:value-type="float">
            <text:p>0.832288</text:p>
          </table:table-cell>
          <table:table-cell office:value-type="float" office:value="1.42173" calcext:value-type="float">
            <text:p>1.42173</text:p>
          </table:table-cell>
          <table:table-cell office:value-type="float" office:value="0.080802" calcext:value-type="float">
            <text:p>0.080802</text:p>
          </table:table-cell>
          <table:table-cell office:value-type="float" office:value="0.123553" calcext:value-type="float">
            <text:p>0.123553</text:p>
          </table:table-cell>
          <table:table-cell office:value-type="float" office:value="0.229659" calcext:value-type="float">
            <text:p>0.229659</text:p>
          </table:table-cell>
          <table:table-cell office:value-type="float" office:value="0.232322" calcext:value-type="float">
            <text:p>0.232322</text:p>
          </table:table-cell>
          <table:table-cell office:value-type="float" office:value="3.245" calcext:value-type="float">
            <text:p>3.245</text:p>
          </table:table-cell>
          <table:table-cell office:value-type="float" office:value="0" calcext:value-type="float">
            <text:p>0</text:p>
          </table:table-cell>
          <table:table-cell office:value-type="float" office:value="6.00873" calcext:value-type="float">
            <text:p>6.00873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2.45709" calcext:value-type="float">
            <text:p>2.45709</text:p>
          </table:table-cell>
          <table:table-cell office:value-type="float" office:value="2.346" calcext:value-type="float">
            <text:p>2.346</text:p>
          </table:table-cell>
          <table:table-cell office:value-type="float" office:value="0.110435" calcext:value-type="float">
            <text:p>0.110435</text:p>
          </table:table-cell>
          <table:table-cell office:value-type="float" office:value="0.452478" calcext:value-type="float">
            <text:p>0.452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3395" calcext:value-type="float">
            <text:p>1.13395</text:p>
          </table:table-cell>
          <table:table-cell office:value-type="float" office:value="0.738454" calcext:value-type="float">
            <text:p>0.738454</text:p>
          </table:table-cell>
          <table:table-cell office:value-type="float" office:value="1.87285" calcext:value-type="float">
            <text:p>1.87285</text:p>
          </table:table-cell>
          <table:table-cell office:value-type="float" office:value="0.099047" calcext:value-type="float">
            <text:p>0.099047</text:p>
          </table:table-cell>
          <table:table-cell office:value-type="float" office:value="0.146284" calcext:value-type="float">
            <text:p>0.146284</text:p>
          </table:table-cell>
          <table:table-cell office:value-type="float" office:value="0.280201" calcext:value-type="float">
            <text:p>0.280201</text:p>
          </table:table-cell>
          <table:table-cell office:value-type="float" office:value="0.283791" calcext:value-type="float">
            <text:p>0.283791</text:p>
          </table:table-cell>
          <table:table-cell office:value-type="float" office:value="4.135" calcext:value-type="float">
            <text:p>4.135</text:p>
          </table:table-cell>
          <table:table-cell office:value-type="float" office:value="0" calcext:value-type="float">
            <text:p>0</text:p>
          </table:table-cell>
          <table:table-cell office:value-type="float" office:value="6.91722" calcext:value-type="float">
            <text:p>6.91722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Default" office:value-type="float" office:value="0.005173" calcext:value-type="float">
            <text:p>0.005173</text:p>
          </table:table-cell>
          <table:table-cell office:value-type="float" office:value="2.75113" calcext:value-type="float">
            <text:p>2.75113</text:p>
          </table:table-cell>
          <table:table-cell office:value-type="float" office:value="2.55444" calcext:value-type="float">
            <text:p>2.55444</text:p>
          </table:table-cell>
          <table:table-cell office:value-type="float" office:value="0.196077" calcext:value-type="float">
            <text:p>0.196077</text:p>
          </table:table-cell>
          <table:table-cell office:value-type="float" office:value="0.458472" calcext:value-type="float">
            <text:p>0.4584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6272" calcext:value-type="float">
            <text:p>0.666272</text:p>
          </table:table-cell>
          <table:table-cell office:value-type="float" office:value="0.768352" calcext:value-type="float">
            <text:p>0.768352</text:p>
          </table:table-cell>
          <table:table-cell office:value-type="float" office:value="2.25671" calcext:value-type="float">
            <text:p>2.25671</text:p>
          </table:table-cell>
          <table:table-cell office:value-type="float" office:value="0.117216" calcext:value-type="float">
            <text:p>0.117216</text:p>
          </table:table-cell>
          <table:table-cell office:value-type="float" office:value="0.15448" calcext:value-type="float">
            <text:p>0.15448</text:p>
          </table:table-cell>
          <table:table-cell office:value-type="float" office:value="0.328866" calcext:value-type="float">
            <text:p>0.328866</text:p>
          </table:table-cell>
          <table:table-cell office:value-type="float" office:value="0.33016" calcext:value-type="float">
            <text:p>0.33016</text:p>
          </table:table-cell>
          <table:table-cell office:value-type="float" office:value="3.8925" calcext:value-type="float">
            <text:p>3.8925</text:p>
          </table:table-cell>
          <table:table-cell office:value-type="float" office:value="0" calcext:value-type="float">
            <text:p>0</text:p>
          </table:table-cell>
          <table:table-cell office:value-type="float" office:value="7.19442" calcext:value-type="float">
            <text:p>7.19442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26"/>
        </table:table-row>
        <table:table-row table:style-name="ro1">
          <table:table-cell office:value-type="string" calcext:value-type="string">
            <text:p>cameras number</text:p>
          </table:table-cell>
          <table:table-cell table:style-name="Default" office:value-type="string" calcext:value-type="string">
            <text:p><text:s/>updateSteinerGrid</text:p>
          </table:table-cell>
          <table:table-cell office:value-type="string" calcext:value-type="string">
            <text:p><text:s/>shrinkManifold</text:p>
          </table:table-cell>
          <table:table-cell office:value-type="string" calcext:value-type="string">
            <text:p><text:s/>shrinkSingle</text:p>
          </table:table-cell>
          <table:table-cell office:value-type="string" calcext:value-type="string">
            <text:p><text:s/>shrinkSeveral</text:p>
          </table:table-cell>
          <table:table-cell office:value-type="string" calcext:value-type="string">
            <text:p><text:s/>Add new vertices</text:p>
          </table:table-cell>
          <table:table-cell office:value-type="string" calcext:value-type="string">
            <text:p><text:s/>Move vertices</text:p>
          </table:table-cell>
          <table:table-cell office:value-type="string" calcext:value-type="string">
            <text:p><text:s/>Move Cameras</text:p>
          </table:table-cell>
          <table:table-cell office:value-type="string" calcext:value-type="string">
            <text:p><text:s/>rayUntracing</text:p>
          </table:table-cell>
          <table:table-cell office:value-type="string" calcext:value-type="string">
            <text:p><text:s/>rayTracing</text:p>
          </table:table-cell>
          <table:table-cell office:value-type="string" calcext:value-type="string">
            <text:p><text:s/>rayRetracing</text:p>
          </table:table-cell>
          <table:table-cell office:value-type="string" calcext:value-type="string">
            <text:p><text:s/>growManifold</text:p>
          </table:table-cell>
          <table:table-cell office:value-type="string" calcext:value-type="string">
            <text:p><text:s/>growManifoldSev</text:p>
          </table:table-cell>
          <table:table-cell office:value-type="string" calcext:value-type="string">
            <text:p><text:s/>growManifold</text:p>
          </table:table-cell>
          <table:table-cell office:value-type="string" calcext:value-type="string">
            <text:p><text:s/>InsertInBoundary</text:p>
          </table:table-cell>
          <table:table-cell office:value-type="string" calcext:value-type="string">
            <text:p><text:s/>RemoveFromBoundary</text:p>
          </table:table-cell>
          <table:table-cell office:value-type="string" calcext:value-type="string">
            <text:p><text:s/>addedPoints</text:p>
          </table:table-cell>
          <table:table-cell office:value-type="string" calcext:value-type="string">
            <text:p><text:s/>movedPoints</text:p>
          </table:table-cell>
          <table:table-cell office:value-type="string" calcext:value-type="string">
            <text:p><text:s/>Overall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.005221" calcext:value-type="float">
            <text:p>0.005221</text:p>
          </table:table-cell>
          <table:table-cell office:value-type="float" office:value="0.061217" calcext:value-type="float">
            <text:p>0.061217</text:p>
          </table:table-cell>
          <table:table-cell office:value-type="float" office:value="0.036751" calcext:value-type="float">
            <text:p>0.036751</text:p>
          </table:table-cell>
          <table:table-cell office:value-type="float" office:value="0.023553" calcext:value-type="float">
            <text:p>0.023553</text:p>
          </table:table-cell>
          <table:table-cell office:value-type="float" office:value="0.332758" calcext:value-type="float">
            <text:p>0.3327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48722" calcext:value-type="float">
            <text:p>0.948722</text:p>
          </table:table-cell>
          <table:table-cell office:value-type="float" office:value="0" calcext:value-type="float">
            <text:p>0</text:p>
          </table:table-cell>
          <table:table-cell office:value-type="float" office:value="0.348255" calcext:value-type="float">
            <text:p>0.348255</text:p>
          </table:table-cell>
          <table:table-cell office:value-type="float" office:value="0.060666" calcext:value-type="float">
            <text:p>0.060666</text:p>
          </table:table-cell>
          <table:table-cell office:value-type="float" office:value="0.058317" calcext:value-type="float">
            <text:p>0.058317</text:p>
          </table:table-cell>
          <table:table-cell office:value-type="float" office:value="0.0371367" calcext:value-type="float">
            <text:p>0.0371367</text:p>
          </table:table-cell>
          <table:table-cell office:value-type="float" office:value="0.0331941" calcext:value-type="float">
            <text:p>0.0331941</text:p>
          </table:table-cell>
          <table:table-cell office:value-type="float" office:value="6.5225" calcext:value-type="float">
            <text:p>6.5225</text:p>
          </table:table-cell>
          <table:table-cell office:value-type="float" office:value="0" calcext:value-type="float">
            <text:p>0</text:p>
          </table:table-cell>
          <table:table-cell office:value-type="float" office:value="1.84019" calcext:value-type="float">
            <text:p>1.84019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0.540979" calcext:value-type="float">
            <text:p>0.540979</text:p>
          </table:table-cell>
          <table:table-cell office:value-type="float" office:value="0.494062" calcext:value-type="float">
            <text:p>0.494062</text:p>
          </table:table-cell>
          <table:table-cell office:value-type="float" office:value="0.046088" calcext:value-type="float">
            <text:p>0.046088</text:p>
          </table:table-cell>
          <table:table-cell office:value-type="float" office:value="0.440304" calcext:value-type="float">
            <text:p>0.440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3186" calcext:value-type="float">
            <text:p>1.13186</text:p>
          </table:table-cell>
          <table:table-cell office:value-type="float" office:value="0.816741" calcext:value-type="float">
            <text:p>0.816741</text:p>
          </table:table-cell>
          <table:table-cell office:value-type="float" office:value="0.636063" calcext:value-type="float">
            <text:p>0.636063</text:p>
          </table:table-cell>
          <table:table-cell office:value-type="float" office:value="0.115366" calcext:value-type="float">
            <text:p>0.115366</text:p>
          </table:table-cell>
          <table:table-cell office:value-type="float" office:value="0.056781" calcext:value-type="float">
            <text:p>0.056781</text:p>
          </table:table-cell>
          <table:table-cell office:value-type="float" office:value="0.0998363" calcext:value-type="float">
            <text:p>0.0998363</text:p>
          </table:table-cell>
          <table:table-cell office:value-type="float" office:value="0.107068" calcext:value-type="float">
            <text:p>0.107068</text:p>
          </table:table-cell>
          <table:table-cell office:value-type="float" office:value="4.8575" calcext:value-type="float">
            <text:p>4.8575</text:p>
          </table:table-cell>
          <table:table-cell office:value-type="float" office:value="0" calcext:value-type="float">
            <text:p>0</text:p>
          </table:table-cell>
          <table:table-cell office:value-type="float" office:value="3.75194" calcext:value-type="float">
            <text:p>3.75194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1.03605" calcext:value-type="float">
            <text:p>1.03605</text:p>
          </table:table-cell>
          <table:table-cell office:value-type="float" office:value="0.982352" calcext:value-type="float">
            <text:p>0.982352</text:p>
          </table:table-cell>
          <table:table-cell office:value-type="float" office:value="0.052777" calcext:value-type="float">
            <text:p>0.052777</text:p>
          </table:table-cell>
          <table:table-cell office:value-type="float" office:value="0.384899" calcext:value-type="float">
            <text:p>0.3848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67837" calcext:value-type="float">
            <text:p>0.967837</text:p>
          </table:table-cell>
          <table:table-cell office:value-type="float" office:value="0.608872" calcext:value-type="float">
            <text:p>0.608872</text:p>
          </table:table-cell>
          <table:table-cell office:value-type="float" office:value="1.10145" calcext:value-type="float">
            <text:p>1.10145</text:p>
          </table:table-cell>
          <table:table-cell office:value-type="float" office:value="0.125067" calcext:value-type="float">
            <text:p>0.125067</text:p>
          </table:table-cell>
          <table:table-cell office:value-type="float" office:value="0.071763" calcext:value-type="float">
            <text:p>0.071763</text:p>
          </table:table-cell>
          <table:table-cell office:value-type="float" office:value="0.184396" calcext:value-type="float">
            <text:p>0.184396</text:p>
          </table:table-cell>
          <table:table-cell office:value-type="float" office:value="0.181363" calcext:value-type="float">
            <text:p>0.181363</text:p>
          </table:table-cell>
          <table:table-cell office:value-type="float" office:value="5.3125" calcext:value-type="float">
            <text:p>5.3125</text:p>
          </table:table-cell>
          <table:table-cell office:value-type="float" office:value="0" calcext:value-type="float">
            <text:p>0</text:p>
          </table:table-cell>
          <table:table-cell office:value-type="float" office:value="4.31563" calcext:value-type="float">
            <text:p>4.31563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0.00121" calcext:value-type="float">
            <text:p>0.00121</text:p>
          </table:table-cell>
          <table:table-cell office:value-type="float" office:value="1.82983" calcext:value-type="float">
            <text:p>1.82983</text:p>
          </table:table-cell>
          <table:table-cell office:value-type="float" office:value="1.59098" calcext:value-type="float">
            <text:p>1.59098</text:p>
          </table:table-cell>
          <table:table-cell office:value-type="float" office:value="0.237951" calcext:value-type="float">
            <text:p>0.237951</text:p>
          </table:table-cell>
          <table:table-cell office:value-type="float" office:value="0.407015" calcext:value-type="float">
            <text:p>0.407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03673" calcext:value-type="float">
            <text:p>0.903673</text:p>
          </table:table-cell>
          <table:table-cell office:value-type="float" office:value="0.457417" calcext:value-type="float">
            <text:p>0.457417</text:p>
          </table:table-cell>
          <table:table-cell office:value-type="float" office:value="1.56524" calcext:value-type="float">
            <text:p>1.56524</text:p>
          </table:table-cell>
          <table:table-cell office:value-type="float" office:value="0.149499" calcext:value-type="float">
            <text:p>0.149499</text:p>
          </table:table-cell>
          <table:table-cell office:value-type="float" office:value="0.085196" calcext:value-type="float">
            <text:p>0.085196</text:p>
          </table:table-cell>
          <table:table-cell office:value-type="float" office:value="0.245571" calcext:value-type="float">
            <text:p>0.245571</text:p>
          </table:table-cell>
          <table:table-cell office:value-type="float" office:value="0.252032" calcext:value-type="float">
            <text:p>0.252032</text:p>
          </table:table-cell>
          <table:table-cell office:value-type="float" office:value="4.6475" calcext:value-type="float">
            <text:p>4.6475</text:p>
          </table:table-cell>
          <table:table-cell office:value-type="float" office:value="0" calcext:value-type="float">
            <text:p>0</text:p>
          </table:table-cell>
          <table:table-cell office:value-type="float" office:value="5.4151" calcext:value-type="float">
            <text:p>5.4151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2.16397" calcext:value-type="float">
            <text:p>2.16397</text:p>
          </table:table-cell>
          <table:table-cell office:value-type="float" office:value="2.06031" calcext:value-type="float">
            <text:p>2.06031</text:p>
          </table:table-cell>
          <table:table-cell office:value-type="float" office:value="0.102868" calcext:value-type="float">
            <text:p>0.102868</text:p>
          </table:table-cell>
          <table:table-cell office:value-type="float" office:value="0.306842" calcext:value-type="float">
            <text:p>0.3068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3467" calcext:value-type="float">
            <text:p>1.03467</text:p>
          </table:table-cell>
          <table:table-cell office:value-type="float" office:value="0.391033" calcext:value-type="float">
            <text:p>0.391033</text:p>
          </table:table-cell>
          <table:table-cell office:value-type="float" office:value="2.14938" calcext:value-type="float">
            <text:p>2.14938</text:p>
          </table:table-cell>
          <table:table-cell office:value-type="float" office:value="0.091132" calcext:value-type="float">
            <text:p>0.091132</text:p>
          </table:table-cell>
          <table:table-cell office:value-type="float" office:value="0.082904" calcext:value-type="float">
            <text:p>0.082904</text:p>
          </table:table-cell>
          <table:table-cell office:value-type="float" office:value="0.315513" calcext:value-type="float">
            <text:p>0.315513</text:p>
          </table:table-cell>
          <table:table-cell office:value-type="float" office:value="0.313602" calcext:value-type="float">
            <text:p>0.313602</text:p>
          </table:table-cell>
          <table:table-cell office:value-type="float" office:value="4.525" calcext:value-type="float">
            <text:p>4.525</text:p>
          </table:table-cell>
          <table:table-cell office:value-type="float" office:value="0" calcext:value-type="float">
            <text:p>0</text:p>
          </table:table-cell>
          <table:table-cell office:value-type="float" office:value="6.23449" calcext:value-type="float">
            <text:p>6.23449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0.001066" calcext:value-type="float">
            <text:p>0.001066</text:p>
          </table:table-cell>
          <table:table-cell office:value-type="float" office:value="2.87935" calcext:value-type="float">
            <text:p>2.87935</text:p>
          </table:table-cell>
          <table:table-cell office:value-type="float" office:value="2.35868" calcext:value-type="float">
            <text:p>2.35868</text:p>
          </table:table-cell>
          <table:table-cell office:value-type="float" office:value="0.519907" calcext:value-type="float">
            <text:p>0.519907</text:p>
          </table:table-cell>
          <table:table-cell office:value-type="float" office:value="0.372047" calcext:value-type="float">
            <text:p>0.372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71255" calcext:value-type="float">
            <text:p>0.971255</text:p>
          </table:table-cell>
          <table:table-cell office:value-type="float" office:value="0.521592" calcext:value-type="float">
            <text:p>0.521592</text:p>
          </table:table-cell>
          <table:table-cell office:value-type="float" office:value="2.41615" calcext:value-type="float">
            <text:p>2.41615</text:p>
          </table:table-cell>
          <table:table-cell office:value-type="float" office:value="0.106611" calcext:value-type="float">
            <text:p>0.106611</text:p>
          </table:table-cell>
          <table:table-cell office:value-type="float" office:value="0.107473" calcext:value-type="float">
            <text:p>0.107473</text:p>
          </table:table-cell>
          <table:table-cell office:value-type="float" office:value="0.342885" calcext:value-type="float">
            <text:p>0.342885</text:p>
          </table:table-cell>
          <table:table-cell office:value-type="float" office:value="0.339571" calcext:value-type="float">
            <text:p>0.339571</text:p>
          </table:table-cell>
          <table:table-cell office:value-type="float" office:value="5.32" calcext:value-type="float">
            <text:p>5.32</text:p>
          </table:table-cell>
          <table:table-cell office:value-type="float" office:value="0" calcext:value-type="float">
            <text:p>0</text:p>
          </table:table-cell>
          <table:table-cell office:value-type="float" office:value="7.38316" calcext:value-type="float">
            <text:p>7.38316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0.0006" calcext:value-type="float">
            <text:p>0.0006</text:p>
          </table:table-cell>
          <table:table-cell office:value-type="float" office:value="3.54518" calcext:value-type="float">
            <text:p>3.54518</text:p>
          </table:table-cell>
          <table:table-cell office:value-type="float" office:value="3.27106" calcext:value-type="float">
            <text:p>3.27106</text:p>
          </table:table-cell>
          <table:table-cell office:value-type="float" office:value="0.27344" calcext:value-type="float">
            <text:p>0.27344</text:p>
          </table:table-cell>
          <table:table-cell office:value-type="float" office:value="0.447712" calcext:value-type="float">
            <text:p>0.447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7588" calcext:value-type="float">
            <text:p>1.07588</text:p>
          </table:table-cell>
          <table:table-cell office:value-type="float" office:value="0.572374" calcext:value-type="float">
            <text:p>0.572374</text:p>
          </table:table-cell>
          <table:table-cell office:value-type="float" office:value="3.09091" calcext:value-type="float">
            <text:p>3.09091</text:p>
          </table:table-cell>
          <table:table-cell office:value-type="float" office:value="0.119974" calcext:value-type="float">
            <text:p>0.119974</text:p>
          </table:table-cell>
          <table:table-cell office:value-type="float" office:value="0.111826" calcext:value-type="float">
            <text:p>0.111826</text:p>
          </table:table-cell>
          <table:table-cell office:value-type="float" office:value="0.423637" calcext:value-type="float">
            <text:p>0.423637</text:p>
          </table:table-cell>
          <table:table-cell office:value-type="float" office:value="0.419722" calcext:value-type="float">
            <text:p>0.419722</text:p>
          </table:table-cell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  <table:table-cell office:value-type="float" office:value="9.01732" calcext:value-type="float">
            <text:p>9.01732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0.003968" calcext:value-type="float">
            <text:p>0.003968</text:p>
          </table:table-cell>
          <table:table-cell office:value-type="float" office:value="2.15818" calcext:value-type="float">
            <text:p>2.15818</text:p>
          </table:table-cell>
          <table:table-cell office:value-type="float" office:value="2.01394" calcext:value-type="float">
            <text:p>2.01394</text:p>
          </table:table-cell>
          <table:table-cell office:value-type="float" office:value="0.143391" calcext:value-type="float">
            <text:p>0.143391</text:p>
          </table:table-cell>
          <table:table-cell office:value-type="float" office:value="0.458363" calcext:value-type="float">
            <text:p>0.4583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1467" calcext:value-type="float">
            <text:p>1.31467</text:p>
          </table:table-cell>
          <table:table-cell office:value-type="float" office:value="0.631461" calcext:value-type="float">
            <text:p>0.631461</text:p>
          </table:table-cell>
          <table:table-cell office:value-type="float" office:value="2.23211" calcext:value-type="float">
            <text:p>2.23211</text:p>
          </table:table-cell>
          <table:table-cell office:value-type="float" office:value="0.133207" calcext:value-type="float">
            <text:p>0.133207</text:p>
          </table:table-cell>
          <table:table-cell office:value-type="float" office:value="0.125014" calcext:value-type="float">
            <text:p>0.125014</text:p>
          </table:table-cell>
          <table:table-cell office:value-type="float" office:value="0.333006" calcext:value-type="float">
            <text:p>0.333006</text:p>
          </table:table-cell>
          <table:table-cell office:value-type="float" office:value="0.331542" calcext:value-type="float">
            <text:p>0.331542</text:p>
          </table:table-cell>
          <table:table-cell office:value-type="float" office:value="5.9175" calcext:value-type="float">
            <text:p>5.9175</text:p>
          </table:table-cell>
          <table:table-cell office:value-type="float" office:value="0" calcext:value-type="float">
            <text:p>0</text:p>
          </table:table-cell>
          <table:table-cell office:value-type="float" office:value="7.56393" calcext:value-type="float">
            <text:p>7.56393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3.13982" calcext:value-type="float">
            <text:p>3.13982</text:p>
          </table:table-cell>
          <table:table-cell office:value-type="float" office:value="2.99402" calcext:value-type="float">
            <text:p>2.99402</text:p>
          </table:table-cell>
          <table:table-cell office:value-type="float" office:value="0.145131" calcext:value-type="float">
            <text:p>0.145131</text:p>
          </table:table-cell>
          <table:table-cell office:value-type="float" office:value="0.543896" calcext:value-type="float">
            <text:p>0.543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3548" calcext:value-type="float">
            <text:p>1.53548</text:p>
          </table:table-cell>
          <table:table-cell office:value-type="float" office:value="0.768324" calcext:value-type="float">
            <text:p>0.768324</text:p>
          </table:table-cell>
          <table:table-cell office:value-type="float" office:value="2.99216" calcext:value-type="float">
            <text:p>2.99216</text:p>
          </table:table-cell>
          <table:table-cell office:value-type="float" office:value="0.116267" calcext:value-type="float">
            <text:p>0.116267</text:p>
          </table:table-cell>
          <table:table-cell office:value-type="float" office:value="0.116289" calcext:value-type="float">
            <text:p>0.116289</text:p>
          </table:table-cell>
          <table:table-cell office:value-type="float" office:value="0.429698" calcext:value-type="float">
            <text:p>0.429698</text:p>
          </table:table-cell>
          <table:table-cell office:value-type="float" office:value="0.431134" calcext:value-type="float">
            <text:p>0.431134</text:p>
          </table:table-cell>
          <table:table-cell office:value-type="float" office:value="5.3525" calcext:value-type="float">
            <text:p>5.3525</text:p>
          </table:table-cell>
          <table:table-cell office:value-type="float" office:value="0" calcext:value-type="float">
            <text:p>0</text:p>
          </table:table-cell>
          <table:table-cell office:value-type="float" office:value="9.23001" calcext:value-type="float">
            <text:p>9.23001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4.16183" calcext:value-type="float">
            <text:p>4.16183</text:p>
          </table:table-cell>
          <table:table-cell office:value-type="float" office:value="3.43546" calcext:value-type="float">
            <text:p>3.43546</text:p>
          </table:table-cell>
          <table:table-cell office:value-type="float" office:value="0.725596" calcext:value-type="float">
            <text:p>0.725596</text:p>
          </table:table-cell>
          <table:table-cell office:value-type="float" office:value="0.628541" calcext:value-type="float">
            <text:p>0.6285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2306" calcext:value-type="float">
            <text:p>1.52306</text:p>
          </table:table-cell>
          <table:table-cell office:value-type="float" office:value="0.990357" calcext:value-type="float">
            <text:p>0.990357</text:p>
          </table:table-cell>
          <table:table-cell office:value-type="float" office:value="3.4227" calcext:value-type="float">
            <text:p>3.4227</text:p>
          </table:table-cell>
          <table:table-cell office:value-type="float" office:value="0.137143" calcext:value-type="float">
            <text:p>0.137143</text:p>
          </table:table-cell>
          <table:table-cell office:value-type="float" office:value="0.178378" calcext:value-type="float">
            <text:p>0.178378</text:p>
          </table:table-cell>
          <table:table-cell office:value-type="float" office:value="0.468383" calcext:value-type="float">
            <text:p>0.468383</text:p>
          </table:table-cell>
          <table:table-cell office:value-type="float" office:value="0.473232" calcext:value-type="float">
            <text:p>0.473232</text:p>
          </table:table-cell>
          <table:table-cell office:value-type="float" office:value="5.77" calcext:value-type="float">
            <text:p>5.77</text:p>
          </table:table-cell>
          <table:table-cell office:value-type="float" office:value="0" calcext:value-type="float">
            <text:p>0</text:p>
          </table:table-cell>
          <table:table-cell office:value-type="float" office:value="11.058" calcext:value-type="float">
            <text:p>11.058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float" office:value="0.001349" calcext:value-type="float">
            <text:p>0.001349</text:p>
          </table:table-cell>
          <table:table-cell office:value-type="float" office:value="2.96218" calcext:value-type="float">
            <text:p>2.96218</text:p>
          </table:table-cell>
          <table:table-cell office:value-type="float" office:value="2.87119" calcext:value-type="float">
            <text:p>2.87119</text:p>
          </table:table-cell>
          <table:table-cell office:value-type="float" office:value="0.089627" calcext:value-type="float">
            <text:p>0.089627</text:p>
          </table:table-cell>
          <table:table-cell office:value-type="float" office:value="0.56619" calcext:value-type="float">
            <text:p>0.566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3342" calcext:value-type="float">
            <text:p>1.23342</text:p>
          </table:table-cell>
          <table:table-cell office:value-type="float" office:value="0.8593" calcext:value-type="float">
            <text:p>0.8593</text:p>
          </table:table-cell>
          <table:table-cell office:value-type="float" office:value="3.59462" calcext:value-type="float">
            <text:p>3.59462</text:p>
          </table:table-cell>
          <table:table-cell office:value-type="float" office:value="0.128509" calcext:value-type="float">
            <text:p>0.128509</text:p>
          </table:table-cell>
          <table:table-cell office:value-type="float" office:value="0.14729" calcext:value-type="float">
            <text:p>0.14729</text:p>
          </table:table-cell>
          <table:table-cell office:value-type="float" office:value="0.473984" calcext:value-type="float">
            <text:p>0.473984</text:p>
          </table:table-cell>
          <table:table-cell office:value-type="float" office:value="0.47282" calcext:value-type="float">
            <text:p>0.47282</text:p>
          </table:table-cell>
          <table:table-cell office:value-type="float" office:value="6.375" calcext:value-type="float">
            <text:p>6.375</text:p>
          </table:table-cell>
          <table:table-cell office:value-type="float" office:value="0" calcext:value-type="float">
            <text:p>0</text:p>
          </table:table-cell>
          <table:table-cell office:value-type="float" office:value="9.51251" calcext:value-type="float">
            <text:p>9.51251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float" office:value="0.005384" calcext:value-type="float">
            <text:p>0.005384</text:p>
          </table:table-cell>
          <table:table-cell office:value-type="float" office:value="3.69286" calcext:value-type="float">
            <text:p>3.69286</text:p>
          </table:table-cell>
          <table:table-cell office:value-type="float" office:value="3.58123" calcext:value-type="float">
            <text:p>3.58123</text:p>
          </table:table-cell>
          <table:table-cell office:value-type="float" office:value="0.110812" calcext:value-type="float">
            <text:p>0.110812</text:p>
          </table:table-cell>
          <table:table-cell office:value-type="float" office:value="0.420888" calcext:value-type="float">
            <text:p>0.4208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16577" calcext:value-type="float">
            <text:p>0.816577</text:p>
          </table:table-cell>
          <table:table-cell office:value-type="float" office:value="0.623371" calcext:value-type="float">
            <text:p>0.623371</text:p>
          </table:table-cell>
          <table:table-cell office:value-type="float" office:value="4.41522" calcext:value-type="float">
            <text:p>4.41522</text:p>
          </table:table-cell>
          <table:table-cell office:value-type="float" office:value="0.145099" calcext:value-type="float">
            <text:p>0.145099</text:p>
          </table:table-cell>
          <table:table-cell office:value-type="float" office:value="0.15149" calcext:value-type="float">
            <text:p>0.15149</text:p>
          </table:table-cell>
          <table:table-cell office:value-type="float" office:value="0.570085" calcext:value-type="float">
            <text:p>0.570085</text:p>
          </table:table-cell>
          <table:table-cell office:value-type="float" office:value="0.56734" calcext:value-type="float">
            <text:p>0.56734</text:p>
          </table:table-cell>
          <table:table-cell office:value-type="float" office:value="5.8325" calcext:value-type="float">
            <text:p>5.8325</text:p>
          </table:table-cell>
          <table:table-cell office:value-type="float" office:value="0" calcext:value-type="float">
            <text:p>0</text:p>
          </table:table-cell>
          <table:table-cell office:value-type="float" office:value="10.2881" calcext:value-type="float">
            <text:p>10.2881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9" calcext:value-type="float">
            <text:p>9.00E-006</text:p>
          </table:table-cell>
          <table:table-cell office:value-type="float" office:value="4.40376" calcext:value-type="float">
            <text:p>4.40376</text:p>
          </table:table-cell>
          <table:table-cell office:value-type="float" office:value="4.15818" calcext:value-type="float">
            <text:p>4.15818</text:p>
          </table:table-cell>
          <table:table-cell office:value-type="float" office:value="0.244827" calcext:value-type="float">
            <text:p>0.244827</text:p>
          </table:table-cell>
          <table:table-cell office:value-type="float" office:value="0.368519" calcext:value-type="float">
            <text:p>0.3685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398" calcext:value-type="float">
            <text:p>1.0398</text:p>
          </table:table-cell>
          <table:table-cell office:value-type="float" office:value="0.466329" calcext:value-type="float">
            <text:p>0.466329</text:p>
          </table:table-cell>
          <table:table-cell office:value-type="float" office:value="5.3083" calcext:value-type="float">
            <text:p>5.3083</text:p>
          </table:table-cell>
          <table:table-cell office:value-type="float" office:value="0.155695" calcext:value-type="float">
            <text:p>0.155695</text:p>
          </table:table-cell>
          <table:table-cell office:value-type="float" office:value="0.16001" calcext:value-type="float">
            <text:p>0.16001</text:p>
          </table:table-cell>
          <table:table-cell office:value-type="float" office:value="0.687865" calcext:value-type="float">
            <text:p>0.687865</text:p>
          </table:table-cell>
          <table:table-cell office:value-type="float" office:value="0.687714" calcext:value-type="float">
            <text:p>0.687714</text:p>
          </table:table-cell>
          <table:table-cell office:value-type="float" office:value="5.0275" calcext:value-type="float">
            <text:p>5.0275</text:p>
          </table:table-cell>
          <table:table-cell office:value-type="float" office:value="0" calcext:value-type="float">
            <text:p>0</text:p>
          </table:table-cell>
          <table:table-cell office:value-type="float" office:value="11.9146" calcext:value-type="float">
            <text:p>11.9146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5.41479" calcext:value-type="float">
            <text:p>5.41479</text:p>
          </table:table-cell>
          <table:table-cell office:value-type="float" office:value="4.95103" calcext:value-type="float">
            <text:p>4.95103</text:p>
          </table:table-cell>
          <table:table-cell office:value-type="float" office:value="0.46306" calcext:value-type="float">
            <text:p>0.46306</text:p>
          </table:table-cell>
          <table:table-cell office:value-type="float" office:value="0.33155" calcext:value-type="float">
            <text:p>0.33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75309" calcext:value-type="float">
            <text:p>0.975309</text:p>
          </table:table-cell>
          <table:table-cell office:value-type="float" office:value="0.826097" calcext:value-type="float">
            <text:p>0.826097</text:p>
          </table:table-cell>
          <table:table-cell office:value-type="float" office:value="6.23112" calcext:value-type="float">
            <text:p>6.23112</text:p>
          </table:table-cell>
          <table:table-cell office:value-type="float" office:value="0.160094" calcext:value-type="float">
            <text:p>0.160094</text:p>
          </table:table-cell>
          <table:table-cell office:value-type="float" office:value="0.165808" calcext:value-type="float">
            <text:p>0.165808</text:p>
          </table:table-cell>
          <table:table-cell office:value-type="float" office:value="0.850733" calcext:value-type="float">
            <text:p>0.850733</text:p>
          </table:table-cell>
          <table:table-cell office:value-type="float" office:value="0.775099" calcext:value-type="float">
            <text:p>0.775099</text:p>
          </table:table-cell>
          <table:table-cell office:value-type="float" office:value="4.36" calcext:value-type="float">
            <text:p>4.36</text:p>
          </table:table-cell>
          <table:table-cell office:value-type="float" office:value="0" calcext:value-type="float">
            <text:p>0</text:p>
          </table:table-cell>
          <table:table-cell office:value-type="float" office:value="14.1118" calcext:value-type="float">
            <text:p>14.1118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float" office:value="0.006646" calcext:value-type="float">
            <text:p>0.006646</text:p>
          </table:table-cell>
          <table:table-cell office:value-type="float" office:value="2.85013" calcext:value-type="float">
            <text:p>2.85013</text:p>
          </table:table-cell>
          <table:table-cell office:value-type="float" office:value="2.63699" calcext:value-type="float">
            <text:p>2.63699</text:p>
          </table:table-cell>
          <table:table-cell office:value-type="float" office:value="0.212273" calcext:value-type="float">
            <text:p>0.212273</text:p>
          </table:table-cell>
          <table:table-cell office:value-type="float" office:value="0.517365" calcext:value-type="float">
            <text:p>0.5173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8617" calcext:value-type="float">
            <text:p>1.38617</text:p>
          </table:table-cell>
          <table:table-cell office:value-type="float" office:value="0.889469" calcext:value-type="float">
            <text:p>0.889469</text:p>
          </table:table-cell>
          <table:table-cell office:value-type="float" office:value="3.29256" calcext:value-type="float">
            <text:p>3.29256</text:p>
          </table:table-cell>
          <table:table-cell office:value-type="float" office:value="0.187418" calcext:value-type="float">
            <text:p>0.187418</text:p>
          </table:table-cell>
          <table:table-cell office:value-type="float" office:value="0.191548" calcext:value-type="float">
            <text:p>0.191548</text:p>
          </table:table-cell>
          <table:table-cell office:value-type="float" office:value="0.469874" calcext:value-type="float">
            <text:p>0.469874</text:p>
          </table:table-cell>
          <table:table-cell office:value-type="float" office:value="0.459719" calcext:value-type="float">
            <text:p>0.459719</text:p>
          </table:table-cell>
          <table:table-cell office:value-type="float" office:value="6.14" calcext:value-type="float">
            <text:p>6.14</text:p>
          </table:table-cell>
          <table:table-cell office:value-type="float" office:value="0" calcext:value-type="float">
            <text:p>0</text:p>
          </table:table-cell>
          <table:table-cell office:value-type="float" office:value="9.34198" calcext:value-type="float">
            <text:p>9.34198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2.90318" calcext:value-type="float">
            <text:p>2.90318</text:p>
          </table:table-cell>
          <table:table-cell office:value-type="float" office:value="2.71764" calcext:value-type="float">
            <text:p>2.71764</text:p>
          </table:table-cell>
          <table:table-cell office:value-type="float" office:value="0.184837" calcext:value-type="float">
            <text:p>0.184837</text:p>
          </table:table-cell>
          <table:table-cell office:value-type="float" office:value="0.43368" calcext:value-type="float">
            <text:p>0.43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8543" calcext:value-type="float">
            <text:p>1.28543</text:p>
          </table:table-cell>
          <table:table-cell office:value-type="float" office:value="0.629121" calcext:value-type="float">
            <text:p>0.629121</text:p>
          </table:table-cell>
          <table:table-cell office:value-type="float" office:value="2.93605" calcext:value-type="float">
            <text:p>2.93605</text:p>
          </table:table-cell>
          <table:table-cell office:value-type="float" office:value="0.205336" calcext:value-type="float">
            <text:p>0.205336</text:p>
          </table:table-cell>
          <table:table-cell office:value-type="float" office:value="0.195991" calcext:value-type="float">
            <text:p>0.195991</text:p>
          </table:table-cell>
          <table:table-cell office:value-type="float" office:value="0.401395" calcext:value-type="float">
            <text:p>0.401395</text:p>
          </table:table-cell>
          <table:table-cell office:value-type="float" office:value="0.396623" calcext:value-type="float">
            <text:p>0.396623</text:p>
          </table:table-cell>
          <table:table-cell office:value-type="float" office:value="4.74" calcext:value-type="float">
            <text:p>4.74</text:p>
          </table:table-cell>
          <table:table-cell office:value-type="float" office:value="0" calcext:value-type="float">
            <text:p>0</text:p>
          </table:table-cell>
          <table:table-cell office:value-type="float" office:value="9.54814" calcext:value-type="float">
            <text:p>9.54814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office:value-type="float" office:value="0.002965" calcext:value-type="float">
            <text:p>0.002965</text:p>
          </table:table-cell>
          <table:table-cell office:value-type="float" office:value="2.07878" calcext:value-type="float">
            <text:p>2.07878</text:p>
          </table:table-cell>
          <table:table-cell office:value-type="float" office:value="1.97608" calcext:value-type="float">
            <text:p>1.97608</text:p>
          </table:table-cell>
          <table:table-cell office:value-type="float" office:value="0.102074" calcext:value-type="float">
            <text:p>0.102074</text:p>
          </table:table-cell>
          <table:table-cell office:value-type="float" office:value="0.45773" calcext:value-type="float">
            <text:p>0.45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9524" calcext:value-type="float">
            <text:p>1.29524</text:p>
          </table:table-cell>
          <table:table-cell office:value-type="float" office:value="0.969051" calcext:value-type="float">
            <text:p>0.969051</text:p>
          </table:table-cell>
          <table:table-cell office:value-type="float" office:value="1.91401" calcext:value-type="float">
            <text:p>1.91401</text:p>
          </table:table-cell>
          <table:table-cell office:value-type="float" office:value="0.16802" calcext:value-type="float">
            <text:p>0.16802</text:p>
          </table:table-cell>
          <table:table-cell office:value-type="float" office:value="0.156399" calcext:value-type="float">
            <text:p>0.156399</text:p>
          </table:table-cell>
          <table:table-cell office:value-type="float" office:value="0.273351" calcext:value-type="float">
            <text:p>0.273351</text:p>
          </table:table-cell>
          <table:table-cell office:value-type="float" office:value="0.276094" calcext:value-type="float">
            <text:p>0.276094</text:p>
          </table:table-cell>
          <table:table-cell office:value-type="float" office:value="4.66" calcext:value-type="float">
            <text:p>4.66</text:p>
          </table:table-cell>
          <table:table-cell office:value-type="float" office:value="0" calcext:value-type="float">
            <text:p>0</text:p>
          </table:table-cell>
          <table:table-cell office:value-type="float" office:value="7.06121" calcext:value-type="float">
            <text:p>7.06121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11" calcext:value-type="float">
            <text:p>1.10E-005</text:p>
          </table:table-cell>
          <table:table-cell office:value-type="float" office:value="1.95102" calcext:value-type="float">
            <text:p>1.95102</text:p>
          </table:table-cell>
          <table:table-cell office:value-type="float" office:value="1.84774" calcext:value-type="float">
            <text:p>1.84774</text:p>
          </table:table-cell>
          <table:table-cell office:value-type="float" office:value="0.102554" calcext:value-type="float">
            <text:p>0.102554</text:p>
          </table:table-cell>
          <table:table-cell office:value-type="float" office:value="0.495262" calcext:value-type="float">
            <text:p>0.495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5024" calcext:value-type="float">
            <text:p>1.25024</text:p>
          </table:table-cell>
          <table:table-cell office:value-type="float" office:value="0.92666" calcext:value-type="float">
            <text:p>0.92666</text:p>
          </table:table-cell>
          <table:table-cell office:value-type="float" office:value="2.26645" calcext:value-type="float">
            <text:p>2.26645</text:p>
          </table:table-cell>
          <table:table-cell office:value-type="float" office:value="0.169808" calcext:value-type="float">
            <text:p>0.169808</text:p>
          </table:table-cell>
          <table:table-cell office:value-type="float" office:value="0.159264" calcext:value-type="float">
            <text:p>0.159264</text:p>
          </table:table-cell>
          <table:table-cell office:value-type="float" office:value="0.323466" calcext:value-type="float">
            <text:p>0.323466</text:p>
          </table:table-cell>
          <table:table-cell office:value-type="float" office:value="0.320107" calcext:value-type="float">
            <text:p>0.320107</text:p>
          </table:table-cell>
          <table:table-cell office:value-type="float" office:value="4.17" calcext:value-type="float">
            <text:p>4.17</text:p>
          </table:table-cell>
          <table:table-cell office:value-type="float" office:value="0" calcext:value-type="float">
            <text:p>0</text:p>
          </table:table-cell>
          <table:table-cell office:value-type="float" office:value="7.24316" calcext:value-type="float">
            <text:p>7.24316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3.43954" calcext:value-type="float">
            <text:p>3.43954</text:p>
          </table:table-cell>
          <table:table-cell office:value-type="float" office:value="2.96249" calcext:value-type="float">
            <text:p>2.96249</text:p>
          </table:table-cell>
          <table:table-cell office:value-type="float" office:value="0.476288" calcext:value-type="float">
            <text:p>0.476288</text:p>
          </table:table-cell>
          <table:table-cell office:value-type="float" office:value="0.624483" calcext:value-type="float">
            <text:p>0.6244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6053" calcext:value-type="float">
            <text:p>1.16053</text:p>
          </table:table-cell>
          <table:table-cell office:value-type="float" office:value="1.10218" calcext:value-type="float">
            <text:p>1.10218</text:p>
          </table:table-cell>
          <table:table-cell office:value-type="float" office:value="3.00524" calcext:value-type="float">
            <text:p>3.00524</text:p>
          </table:table-cell>
          <table:table-cell office:value-type="float" office:value="0.181464" calcext:value-type="float">
            <text:p>0.181464</text:p>
          </table:table-cell>
          <table:table-cell office:value-type="float" office:value="0.166026" calcext:value-type="float">
            <text:p>0.166026</text:p>
          </table:table-cell>
          <table:table-cell office:value-type="float" office:value="0.392701" calcext:value-type="float">
            <text:p>0.392701</text:p>
          </table:table-cell>
          <table:table-cell office:value-type="float" office:value="0.389708" calcext:value-type="float">
            <text:p>0.389708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9.70345" calcext:value-type="float">
            <text:p>9.70345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4.44097" calcext:value-type="float">
            <text:p>4.44097</text:p>
          </table:table-cell>
          <table:table-cell office:value-type="float" office:value="3.53213" calcext:value-type="float">
            <text:p>3.53213</text:p>
          </table:table-cell>
          <table:table-cell office:value-type="float" office:value="0.908106" calcext:value-type="float">
            <text:p>0.908106</text:p>
          </table:table-cell>
          <table:table-cell office:value-type="float" office:value="0.469721" calcext:value-type="float">
            <text:p>0.4697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976" calcext:value-type="float">
            <text:p>0.75976</text:p>
          </table:table-cell>
          <table:table-cell office:value-type="float" office:value="0.69793" calcext:value-type="float">
            <text:p>0.69793</text:p>
          </table:table-cell>
          <table:table-cell office:value-type="float" office:value="3.96365" calcext:value-type="float">
            <text:p>3.96365</text:p>
          </table:table-cell>
          <table:table-cell office:value-type="float" office:value="0.193982" calcext:value-type="float">
            <text:p>0.193982</text:p>
          </table:table-cell>
          <table:table-cell office:value-type="float" office:value="0.180594" calcext:value-type="float">
            <text:p>0.180594</text:p>
          </table:table-cell>
          <table:table-cell office:value-type="float" office:value="0.497074" calcext:value-type="float">
            <text:p>0.497074</text:p>
          </table:table-cell>
          <table:table-cell office:value-type="float" office:value="0.481387" calcext:value-type="float">
            <text:p>0.481387</text:p>
          </table:table-cell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  <table:table-cell office:value-type="float" office:value="10.7249" calcext:value-type="float">
            <text:p>10.7249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 office:value-type="float" office:value="0.003705" calcext:value-type="float">
            <text:p>0.003705</text:p>
          </table:table-cell>
          <table:table-cell office:value-type="float" office:value="5.4933" calcext:value-type="float">
            <text:p>5.4933</text:p>
          </table:table-cell>
          <table:table-cell office:value-type="float" office:value="4.43311" calcext:value-type="float">
            <text:p>4.43311</text:p>
          </table:table-cell>
          <table:table-cell office:value-type="float" office:value="1.05939" calcext:value-type="float">
            <text:p>1.05939</text:p>
          </table:table-cell>
          <table:table-cell office:value-type="float" office:value="0.29251" calcext:value-type="float">
            <text:p>0.29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92464" calcext:value-type="float">
            <text:p>0.792464</text:p>
          </table:table-cell>
          <table:table-cell office:value-type="float" office:value="0.325152" calcext:value-type="float">
            <text:p>0.325152</text:p>
          </table:table-cell>
          <table:table-cell office:value-type="float" office:value="4.57915" calcext:value-type="float">
            <text:p>4.57915</text:p>
          </table:table-cell>
          <table:table-cell office:value-type="float" office:value="0.170185" calcext:value-type="float">
            <text:p>0.170185</text:p>
          </table:table-cell>
          <table:table-cell office:value-type="float" office:value="0.187332" calcext:value-type="float">
            <text:p>0.187332</text:p>
          </table:table-cell>
          <table:table-cell office:value-type="float" office:value="0.549068" calcext:value-type="float">
            <text:p>0.549068</text:p>
          </table:table-cell>
          <table:table-cell office:value-type="float" office:value="0.540224" calcext:value-type="float">
            <text:p>0.540224</text:p>
          </table:table-cell>
          <table:table-cell office:value-type="float" office:value="5.11" calcext:value-type="float">
            <text:p>5.11</text:p>
          </table:table-cell>
          <table:table-cell office:value-type="float" office:value="0" calcext:value-type="float">
            <text:p>0</text:p>
          </table:table-cell>
          <table:table-cell office:value-type="float" office:value="11.8551" calcext:value-type="float">
            <text:p>11.8551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13" calcext:value-type="float">
            <text:p>1.30E-005</text:p>
          </table:table-cell>
          <table:table-cell office:value-type="float" office:value="4.84982" calcext:value-type="float">
            <text:p>4.84982</text:p>
          </table:table-cell>
          <table:table-cell office:value-type="float" office:value="4.32103" calcext:value-type="float">
            <text:p>4.32103</text:p>
          </table:table-cell>
          <table:table-cell office:value-type="float" office:value="0.527934" calcext:value-type="float">
            <text:p>0.527934</text:p>
          </table:table-cell>
          <table:table-cell office:value-type="float" office:value="0.303417" calcext:value-type="float">
            <text:p>0.303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2521" calcext:value-type="float">
            <text:p>0.932521</text:p>
          </table:table-cell>
          <table:table-cell office:value-type="float" office:value="0.352298" calcext:value-type="float">
            <text:p>0.352298</text:p>
          </table:table-cell>
          <table:table-cell office:value-type="float" office:value="4.90425" calcext:value-type="float">
            <text:p>4.90425</text:p>
          </table:table-cell>
          <table:table-cell office:value-type="float" office:value="0.162399" calcext:value-type="float">
            <text:p>0.162399</text:p>
          </table:table-cell>
          <table:table-cell office:value-type="float" office:value="0.198826" calcext:value-type="float">
            <text:p>0.198826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48621" calcext:value-type="float">
            <text:p>0.548621</text:p>
          </table:table-cell>
          <table:table-cell office:value-type="float" office:value="4.75" calcext:value-type="float">
            <text:p>4.75</text:p>
          </table:table-cell>
          <table:table-cell office:value-type="float" office:value="0" calcext:value-type="float">
            <text:p>0</text:p>
          </table:table-cell>
          <table:table-cell office:value-type="float" office:value="11.728" calcext:value-type="float">
            <text:p>11.728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float" office:value="0.003123" calcext:value-type="float">
            <text:p>0.003123</text:p>
          </table:table-cell>
          <table:table-cell office:value-type="float" office:value="2.3255" calcext:value-type="float">
            <text:p>2.3255</text:p>
          </table:table-cell>
          <table:table-cell office:value-type="float" office:value="2.14398" calcext:value-type="float">
            <text:p>2.14398</text:p>
          </table:table-cell>
          <table:table-cell office:value-type="float" office:value="0.180614" calcext:value-type="float">
            <text:p>0.180614</text:p>
          </table:table-cell>
          <table:table-cell office:value-type="float" office:value="0.440793" calcext:value-type="float">
            <text:p>0.4407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0172" calcext:value-type="float">
            <text:p>1.20172</text:p>
          </table:table-cell>
          <table:table-cell office:value-type="float" office:value="0.531855" calcext:value-type="float">
            <text:p>0.531855</text:p>
          </table:table-cell>
          <table:table-cell office:value-type="float" office:value="2.13834" calcext:value-type="float">
            <text:p>2.13834</text:p>
          </table:table-cell>
          <table:table-cell office:value-type="float" office:value="0.271543" calcext:value-type="float">
            <text:p>0.271543</text:p>
          </table:table-cell>
          <table:table-cell office:value-type="float" office:value="0.230744" calcext:value-type="float">
            <text:p>0.230744</text:p>
          </table:table-cell>
          <table:table-cell office:value-type="float" office:value="0.29208" calcext:value-type="float">
            <text:p>0.29208</text:p>
          </table:table-cell>
          <table:table-cell office:value-type="float" office:value="0.291052" calcext:value-type="float">
            <text:p>0.291052</text:p>
          </table:table-cell>
          <table:table-cell office:value-type="float" office:value="5.99" calcext:value-type="float">
            <text:p>5.99</text:p>
          </table:table-cell>
          <table:table-cell office:value-type="float" office:value="0" calcext:value-type="float">
            <text:p>0</text:p>
          </table:table-cell>
          <table:table-cell office:value-type="float" office:value="7.15772" calcext:value-type="float">
            <text:p>7.15772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2.42337" calcext:value-type="float">
            <text:p>2.42337</text:p>
          </table:table-cell>
          <table:table-cell office:value-type="float" office:value="2.0482" calcext:value-type="float">
            <text:p>2.0482</text:p>
          </table:table-cell>
          <table:table-cell office:value-type="float" office:value="0.37435" calcext:value-type="float">
            <text:p>0.37435</text:p>
          </table:table-cell>
          <table:table-cell office:value-type="float" office:value="0.466576" calcext:value-type="float">
            <text:p>0.466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444" calcext:value-type="float">
            <text:p>1.2444</text:p>
          </table:table-cell>
          <table:table-cell office:value-type="float" office:value="0.813797" calcext:value-type="float">
            <text:p>0.813797</text:p>
          </table:table-cell>
          <table:table-cell office:value-type="float" office:value="2.65145" calcext:value-type="float">
            <text:p>2.65145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212292" calcext:value-type="float">
            <text:p>0.212292</text:p>
          </table:table-cell>
          <table:table-cell office:value-type="float" office:value="0.358646" calcext:value-type="float">
            <text:p>0.358646</text:p>
          </table:table-cell>
          <table:table-cell office:value-type="float" office:value="0.350478" calcext:value-type="float">
            <text:p>0.350478</text:p>
          </table:table-cell>
          <table:table-cell office:value-type="float" office:value="6.03" calcext:value-type="float">
            <text:p>6.03</text:p>
          </table:table-cell>
          <table:table-cell office:value-type="float" office:value="0" calcext:value-type="float">
            <text:p>0</text:p>
          </table:table-cell>
          <table:table-cell office:value-type="float" office:value="9.37656" calcext:value-type="float">
            <text:p>9.37656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0034" calcext:value-type="float">
            <text:p>0.0034</text:p>
          </table:table-cell>
          <table:table-cell office:value-type="float" office:value="2.07254" calcext:value-type="float">
            <text:p>2.07254</text:p>
          </table:table-cell>
          <table:table-cell office:value-type="float" office:value="1.94264" calcext:value-type="float">
            <text:p>1.94264</text:p>
          </table:table-cell>
          <table:table-cell office:value-type="float" office:value="0.129216" calcext:value-type="float">
            <text:p>0.129216</text:p>
          </table:table-cell>
          <table:table-cell office:value-type="float" office:value="0.466694" calcext:value-type="float">
            <text:p>0.4666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47414" calcext:value-type="float">
            <text:p>0.947414</text:p>
          </table:table-cell>
          <table:table-cell office:value-type="float" office:value="0.846286" calcext:value-type="float">
            <text:p>0.846286</text:p>
          </table:table-cell>
          <table:table-cell office:value-type="float" office:value="2.03365" calcext:value-type="float">
            <text:p>2.03365</text:p>
          </table:table-cell>
          <table:table-cell office:value-type="float" office:value="0.112369" calcext:value-type="float">
            <text:p>0.112369</text:p>
          </table:table-cell>
          <table:table-cell office:value-type="float" office:value="0.153132" calcext:value-type="float">
            <text:p>0.153132</text:p>
          </table:table-cell>
          <table:table-cell office:value-type="float" office:value="0.299146" calcext:value-type="float">
            <text:p>0.299146</text:p>
          </table:table-cell>
          <table:table-cell office:value-type="float" office:value="0.303519" calcext:value-type="float">
            <text:p>0.303519</text:p>
          </table:table-cell>
          <table:table-cell office:value-type="float" office:value="5.12" calcext:value-type="float">
            <text:p>5.12</text:p>
          </table:table-cell>
          <table:table-cell office:value-type="float" office:value="0" calcext:value-type="float">
            <text:p>0</text:p>
          </table:table-cell>
          <table:table-cell office:value-type="float" office:value="6.65216" calcext:value-type="float">
            <text:p>6.65216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2.31475" calcext:value-type="float">
            <text:p>2.31475</text:p>
          </table:table-cell>
          <table:table-cell office:value-type="float" office:value="2.1424" calcext:value-type="float">
            <text:p>2.1424</text:p>
          </table:table-cell>
          <table:table-cell office:value-type="float" office:value="0.171569" calcext:value-type="float">
            <text:p>0.171569</text:p>
          </table:table-cell>
          <table:table-cell office:value-type="float" office:value="0.387236" calcext:value-type="float">
            <text:p>0.387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5366" calcext:value-type="float">
            <text:p>1.05366</text:p>
          </table:table-cell>
          <table:table-cell office:value-type="float" office:value="0.590063" calcext:value-type="float">
            <text:p>0.590063</text:p>
          </table:table-cell>
          <table:table-cell office:value-type="float" office:value="2.65875" calcext:value-type="float">
            <text:p>2.65875</text:p>
          </table:table-cell>
          <table:table-cell office:value-type="float" office:value="0.132424" calcext:value-type="float">
            <text:p>0.132424</text:p>
          </table:table-cell>
          <table:table-cell office:value-type="float" office:value="0.16954" calcext:value-type="float">
            <text:p>0.16954</text:p>
          </table:table-cell>
          <table:table-cell office:value-type="float" office:value="0.367541" calcext:value-type="float">
            <text:p>0.367541</text:p>
          </table:table-cell>
          <table:table-cell office:value-type="float" office:value="0.359267" calcext:value-type="float">
            <text:p>0.359267</text:p>
          </table:table-cell>
          <table:table-cell office:value-type="float" office:value="5.72" calcext:value-type="float">
            <text:p>5.72</text:p>
          </table:table-cell>
          <table:table-cell office:value-type="float" office:value="0" calcext:value-type="float">
            <text:p>0</text:p>
          </table:table-cell>
          <table:table-cell office:value-type="float" office:value="7.33126" calcext:value-type="float">
            <text:p>7.33126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Default" office:value-type="float" office:value="0.002741" calcext:value-type="float">
            <text:p>0.002741</text:p>
          </table:table-cell>
          <table:table-cell office:value-type="float" office:value="2.49071" calcext:value-type="float">
            <text:p>2.49071</text:p>
          </table:table-cell>
          <table:table-cell office:value-type="float" office:value="2.39455" calcext:value-type="float">
            <text:p>2.39455</text:p>
          </table:table-cell>
          <table:table-cell office:value-type="float" office:value="0.095187" calcext:value-type="float">
            <text:p>0.095187</text:p>
          </table:table-cell>
          <table:table-cell office:value-type="float" office:value="0.379637" calcext:value-type="float">
            <text:p>0.379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0421" calcext:value-type="float">
            <text:p>1.00421</text:p>
          </table:table-cell>
          <table:table-cell office:value-type="float" office:value="0.473473" calcext:value-type="float">
            <text:p>0.473473</text:p>
          </table:table-cell>
          <table:table-cell office:value-type="float" office:value="2.52813" calcext:value-type="float">
            <text:p>2.52813</text:p>
          </table:table-cell>
          <table:table-cell office:value-type="float" office:value="0.106798" calcext:value-type="float">
            <text:p>0.106798</text:p>
          </table:table-cell>
          <table:table-cell office:value-type="float" office:value="0.144637" calcext:value-type="float">
            <text:p>0.144637</text:p>
          </table:table-cell>
          <table:table-cell office:value-type="float" office:value="0.351839" calcext:value-type="float">
            <text:p>0.351839</text:p>
          </table:table-cell>
          <table:table-cell office:value-type="float" office:value="0.351679" calcext:value-type="float">
            <text:p>0.351679</text:p>
          </table:table-cell>
          <table:table-cell office:value-type="float" office:value="5.7025" calcext:value-type="float">
            <text:p>5.7025</text:p>
          </table:table-cell>
          <table:table-cell office:value-type="float" office:value="0" calcext:value-type="float">
            <text:p>0</text:p>
          </table:table-cell>
          <table:table-cell office:value-type="float" office:value="7.14389" calcext:value-type="float">
            <text:p>7.14389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2.98538" calcext:value-type="float">
            <text:p>2.98538</text:p>
          </table:table-cell>
          <table:table-cell office:value-type="float" office:value="2.89889" calcext:value-type="float">
            <text:p>2.89889</text:p>
          </table:table-cell>
          <table:table-cell office:value-type="float" office:value="0.085785" calcext:value-type="float">
            <text:p>0.085785</text:p>
          </table:table-cell>
          <table:table-cell office:value-type="float" office:value="0.516949" calcext:value-type="float">
            <text:p>0.516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7775" calcext:value-type="float">
            <text:p>1.17775</text:p>
          </table:table-cell>
          <table:table-cell office:value-type="float" office:value="0.589298" calcext:value-type="float">
            <text:p>0.589298</text:p>
          </table:table-cell>
          <table:table-cell office:value-type="float" office:value="3.35861" calcext:value-type="float">
            <text:p>3.35861</text:p>
          </table:table-cell>
          <table:table-cell office:value-type="float" office:value="0.211602" calcext:value-type="float">
            <text:p>0.211602</text:p>
          </table:table-cell>
          <table:table-cell office:value-type="float" office:value="0.181268" calcext:value-type="float">
            <text:p>0.181268</text:p>
          </table:table-cell>
          <table:table-cell office:value-type="float" office:value="0.453827" calcext:value-type="float">
            <text:p>0.453827</text:p>
          </table:table-cell>
          <table:table-cell office:value-type="float" office:value="0.43553" calcext:value-type="float">
            <text:p>0.43553</text:p>
          </table:table-cell>
          <table:table-cell office:value-type="float" office:value="6.5675" calcext:value-type="float">
            <text:p>6.5675</text:p>
          </table:table-cell>
          <table:table-cell office:value-type="float" office:value="0" calcext:value-type="float">
            <text:p>0</text:p>
          </table:table-cell>
          <table:table-cell office:value-type="float" office:value="9.03296" calcext:value-type="float">
            <text:p>9.03296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Default" office:value-type="float" office:value="0.003678" calcext:value-type="float">
            <text:p>0.003678</text:p>
          </table:table-cell>
          <table:table-cell office:value-type="float" office:value="2.44295" calcext:value-type="float">
            <text:p>2.44295</text:p>
          </table:table-cell>
          <table:table-cell office:value-type="float" office:value="2.33086" calcext:value-type="float">
            <text:p>2.33086</text:p>
          </table:table-cell>
          <table:table-cell office:value-type="float" office:value="0.11126" calcext:value-type="float">
            <text:p>0.11126</text:p>
          </table:table-cell>
          <table:table-cell office:value-type="float" office:value="0.370474" calcext:value-type="float">
            <text:p>0.370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53836" calcext:value-type="float">
            <text:p>0.853836</text:p>
          </table:table-cell>
          <table:table-cell office:value-type="float" office:value="0.45831" calcext:value-type="float">
            <text:p>0.45831</text:p>
          </table:table-cell>
          <table:table-cell office:value-type="float" office:value="2.68894" calcext:value-type="float">
            <text:p>2.68894</text:p>
          </table:table-cell>
          <table:table-cell office:value-type="float" office:value="0.121868" calcext:value-type="float">
            <text:p>0.121868</text:p>
          </table:table-cell>
          <table:table-cell office:value-type="float" office:value="0.168465" calcext:value-type="float">
            <text:p>0.168465</text:p>
          </table:table-cell>
          <table:table-cell office:value-type="float" office:value="0.386672" calcext:value-type="float">
            <text:p>0.386672</text:p>
          </table:table-cell>
          <table:table-cell office:value-type="float" office:value="0.372958" calcext:value-type="float">
            <text:p>0.372958</text:p>
          </table:table-cell>
          <table:table-cell office:value-type="float" office:value="5.95" calcext:value-type="float">
            <text:p>5.95</text:p>
          </table:table-cell>
          <table:table-cell office:value-type="float" office:value="0" calcext:value-type="float">
            <text:p>0</text:p>
          </table:table-cell>
          <table:table-cell office:value-type="float" office:value="7.13051" calcext:value-type="float">
            <text:p>7.13051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3.45231" calcext:value-type="float">
            <text:p>3.45231</text:p>
          </table:table-cell>
          <table:table-cell office:value-type="float" office:value="3.3699" calcext:value-type="float">
            <text:p>3.3699</text:p>
          </table:table-cell>
          <table:table-cell office:value-type="float" office:value="0.081553" calcext:value-type="float">
            <text:p>0.081553</text:p>
          </table:table-cell>
          <table:table-cell office:value-type="float" office:value="0.359252" calcext:value-type="float">
            <text:p>0.359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46728" calcext:value-type="float">
            <text:p>0.846728</text:p>
          </table:table-cell>
          <table:table-cell office:value-type="float" office:value="0.361772" calcext:value-type="float">
            <text:p>0.361772</text:p>
          </table:table-cell>
          <table:table-cell office:value-type="float" office:value="2.9088" calcext:value-type="float">
            <text:p>2.9088</text:p>
          </table:table-cell>
          <table:table-cell office:value-type="float" office:value="0.182701" calcext:value-type="float">
            <text:p>0.182701</text:p>
          </table:table-cell>
          <table:table-cell office:value-type="float" office:value="0.240798" calcext:value-type="float">
            <text:p>0.240798</text:p>
          </table:table-cell>
          <table:table-cell office:value-type="float" office:value="0.378235" calcext:value-type="float">
            <text:p>0.378235</text:p>
          </table:table-cell>
          <table:table-cell office:value-type="float" office:value="0.372441" calcext:value-type="float">
            <text:p>0.372441</text:p>
          </table:table-cell>
          <table:table-cell office:value-type="float" office:value="5.55" calcext:value-type="float">
            <text:p>5.55</text:p>
          </table:table-cell>
          <table:table-cell office:value-type="float" office:value="0" calcext:value-type="float">
            <text:p>0</text:p>
          </table:table-cell>
          <table:table-cell office:value-type="float" office:value="8.36859" calcext:value-type="float">
            <text:p>8.36859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Default" office:value-type="float" office:value="0.005028" calcext:value-type="float">
            <text:p>0.005028</text:p>
          </table:table-cell>
          <table:table-cell office:value-type="float" office:value="2.16553" calcext:value-type="float">
            <text:p>2.16553</text:p>
          </table:table-cell>
          <table:table-cell office:value-type="float" office:value="2.09821" calcext:value-type="float">
            <text:p>2.09821</text:p>
          </table:table-cell>
          <table:table-cell office:value-type="float" office:value="0.066491" calcext:value-type="float">
            <text:p>0.066491</text:p>
          </table:table-cell>
          <table:table-cell office:value-type="float" office:value="0.468665" calcext:value-type="float">
            <text:p>0.4686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6228" calcext:value-type="float">
            <text:p>1.46228</text:p>
          </table:table-cell>
          <table:table-cell office:value-type="float" office:value="0.608067" calcext:value-type="float">
            <text:p>0.608067</text:p>
          </table:table-cell>
          <table:table-cell office:value-type="float" office:value="2.35753" calcext:value-type="float">
            <text:p>2.35753</text:p>
          </table:table-cell>
          <table:table-cell office:value-type="float" office:value="0.135951" calcext:value-type="float">
            <text:p>0.135951</text:p>
          </table:table-cell>
          <table:table-cell office:value-type="float" office:value="0.190052" calcext:value-type="float">
            <text:p>0.190052</text:p>
          </table:table-cell>
          <table:table-cell office:value-type="float" office:value="0.31426" calcext:value-type="float">
            <text:p>0.31426</text:p>
          </table:table-cell>
          <table:table-cell office:value-type="float" office:value="0.309299" calcext:value-type="float">
            <text:p>0.309299</text:p>
          </table:table-cell>
          <table:table-cell office:value-type="float" office:value="6.425" calcext:value-type="float">
            <text:p>6.425</text:p>
          </table:table-cell>
          <table:table-cell office:value-type="float" office:value="0" calcext:value-type="float">
            <text:p>0</text:p>
          </table:table-cell>
          <table:table-cell office:value-type="float" office:value="7.40881" calcext:value-type="float">
            <text:p>7.40881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4" calcext:value-type="float">
            <text:p>4.00E-006</text:p>
          </table:table-cell>
          <table:table-cell office:value-type="float" office:value="2.77781" calcext:value-type="float">
            <text:p>2.77781</text:p>
          </table:table-cell>
          <table:table-cell office:value-type="float" office:value="2.68493" calcext:value-type="float">
            <text:p>2.68493</text:p>
          </table:table-cell>
          <table:table-cell office:value-type="float" office:value="0.091922" calcext:value-type="float">
            <text:p>0.091922</text:p>
          </table:table-cell>
          <table:table-cell office:value-type="float" office:value="0.493529" calcext:value-type="float">
            <text:p>0.4935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7553" calcext:value-type="float">
            <text:p>1.17553</text:p>
          </table:table-cell>
          <table:table-cell office:value-type="float" office:value="0.991229" calcext:value-type="float">
            <text:p>0.991229</text:p>
          </table:table-cell>
          <table:table-cell office:value-type="float" office:value="2.93088" calcext:value-type="float">
            <text:p>2.93088</text:p>
          </table:table-cell>
          <table:table-cell office:value-type="float" office:value="0.176441" calcext:value-type="float">
            <text:p>0.176441</text:p>
          </table:table-cell>
          <table:table-cell office:value-type="float" office:value="0.287982" calcext:value-type="float">
            <text:p>0.287982</text:p>
          </table:table-cell>
          <table:table-cell office:value-type="float" office:value="0.365811" calcext:value-type="float">
            <text:p>0.365811</text:p>
          </table:table-cell>
          <table:table-cell office:value-type="float" office:value="0.357039" calcext:value-type="float">
            <text:p>0.357039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 office:value-type="float" office:value="10.8188" calcext:value-type="float">
            <text:p>10.8188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Default" office:value-type="float" office:value="0.003022" calcext:value-type="float">
            <text:p>0.003022</text:p>
          </table:table-cell>
          <table:table-cell office:value-type="float" office:value="2.76628" calcext:value-type="float">
            <text:p>2.76628</text:p>
          </table:table-cell>
          <table:table-cell office:value-type="float" office:value="2.4819" calcext:value-type="float">
            <text:p>2.4819</text:p>
          </table:table-cell>
          <table:table-cell office:value-type="float" office:value="0.282878" calcext:value-type="float">
            <text:p>0.282878</text:p>
          </table:table-cell>
          <table:table-cell office:value-type="float" office:value="0.421599" calcext:value-type="float">
            <text:p>0.4215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259" calcext:value-type="float">
            <text:p>1.0259</text:p>
          </table:table-cell>
          <table:table-cell office:value-type="float" office:value="0.523478" calcext:value-type="float">
            <text:p>0.523478</text:p>
          </table:table-cell>
          <table:table-cell office:value-type="float" office:value="2.51539" calcext:value-type="float">
            <text:p>2.51539</text:p>
          </table:table-cell>
          <table:table-cell office:value-type="float" office:value="0.137623" calcext:value-type="float">
            <text:p>0.137623</text:p>
          </table:table-cell>
          <table:table-cell office:value-type="float" office:value="0.216354" calcext:value-type="float">
            <text:p>0.216354</text:p>
          </table:table-cell>
          <table:table-cell office:value-type="float" office:value="0.341292" calcext:value-type="float">
            <text:p>0.341292</text:p>
          </table:table-cell>
          <table:table-cell office:value-type="float" office:value="0.336707" calcext:value-type="float">
            <text:p>0.336707</text:p>
          </table:table-cell>
          <table:table-cell office:value-type="float" office:value="5.9775" calcext:value-type="float">
            <text:p>5.9775</text:p>
          </table:table-cell>
          <table:table-cell office:value-type="float" office:value="0" calcext:value-type="float">
            <text:p>0</text:p>
          </table:table-cell>
          <table:table-cell office:value-type="float" office:value="7.66125" calcext:value-type="float">
            <text:p>7.66125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3.27209" calcext:value-type="float">
            <text:p>3.27209</text:p>
          </table:table-cell>
          <table:table-cell office:value-type="float" office:value="3.10258" calcext:value-type="float">
            <text:p>3.10258</text:p>
          </table:table-cell>
          <table:table-cell office:value-type="float" office:value="0.168318" calcext:value-type="float">
            <text:p>0.168318</text:p>
          </table:table-cell>
          <table:table-cell office:value-type="float" office:value="0.450192" calcext:value-type="float">
            <text:p>0.450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5653" calcext:value-type="float">
            <text:p>1.65653</text:p>
          </table:table-cell>
          <table:table-cell office:value-type="float" office:value="0.626184" calcext:value-type="float">
            <text:p>0.626184</text:p>
          </table:table-cell>
          <table:table-cell office:value-type="float" office:value="3.23329" calcext:value-type="float">
            <text:p>3.23329</text:p>
          </table:table-cell>
          <table:table-cell office:value-type="float" office:value="0.166034" calcext:value-type="float">
            <text:p>0.166034</text:p>
          </table:table-cell>
          <table:table-cell office:value-type="float" office:value="0.207908" calcext:value-type="float">
            <text:p>0.207908</text:p>
          </table:table-cell>
          <table:table-cell office:value-type="float" office:value="0.435214" calcext:value-type="float">
            <text:p>0.435214</text:p>
          </table:table-cell>
          <table:table-cell office:value-type="float" office:value="0.422337" calcext:value-type="float">
            <text:p>0.422337</text:p>
          </table:table-cell>
          <table:table-cell office:value-type="float" office:value="5.4225" calcext:value-type="float">
            <text:p>5.4225</text:p>
          </table:table-cell>
          <table:table-cell office:value-type="float" office:value="0" calcext:value-type="float">
            <text:p>0</text:p>
          </table:table-cell>
          <table:table-cell office:value-type="float" office:value="9.63763" calcext:value-type="float">
            <text:p>9.63763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2.69496" calcext:value-type="float">
            <text:p>2.69496</text:p>
          </table:table-cell>
          <table:table-cell office:value-type="float" office:value="2.56277" calcext:value-type="float">
            <text:p>2.56277</text:p>
          </table:table-cell>
          <table:table-cell office:value-type="float" office:value="0.131339" calcext:value-type="float">
            <text:p>0.131339</text:p>
          </table:table-cell>
          <table:table-cell office:value-type="float" office:value="0.582419" calcext:value-type="float">
            <text:p>0.582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1309" calcext:value-type="float">
            <text:p>1.41309</text:p>
          </table:table-cell>
          <table:table-cell office:value-type="float" office:value="1.02983" calcext:value-type="float">
            <text:p>1.02983</text:p>
          </table:table-cell>
          <table:table-cell office:value-type="float" office:value="3.05543" calcext:value-type="float">
            <text:p>3.05543</text:p>
          </table:table-cell>
          <table:table-cell office:value-type="float" office:value="0.162102" calcext:value-type="float">
            <text:p>0.162102</text:p>
          </table:table-cell>
          <table:table-cell office:value-type="float" office:value="0.197892" calcext:value-type="float">
            <text:p>0.197892</text:p>
          </table:table-cell>
          <table:table-cell office:value-type="float" office:value="0.408012" calcext:value-type="float">
            <text:p>0.408012</text:p>
          </table:table-cell>
          <table:table-cell office:value-type="float" office:value="0.401498" calcext:value-type="float">
            <text:p>0.401498</text:p>
          </table:table-cell>
          <table:table-cell office:value-type="float" office:value="6.53" calcext:value-type="float">
            <text:p>6.53</text:p>
          </table:table-cell>
          <table:table-cell office:value-type="float" office:value="0" calcext:value-type="float">
            <text:p>0</text:p>
          </table:table-cell>
          <table:table-cell office:value-type="float" office:value="9.15323" calcext:value-type="float">
            <text:p>9.15323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09" calcext:value-type="float">
            <text:p>9.00E-006</text:p>
          </table:table-cell>
          <table:table-cell office:value-type="float" office:value="5.57901" calcext:value-type="float">
            <text:p>5.57901</text:p>
          </table:table-cell>
          <table:table-cell office:value-type="float" office:value="5.26467" calcext:value-type="float">
            <text:p>5.26467</text:p>
          </table:table-cell>
          <table:table-cell office:value-type="float" office:value="0.313514" calcext:value-type="float">
            <text:p>0.313514</text:p>
          </table:table-cell>
          <table:table-cell office:value-type="float" office:value="0.423013" calcext:value-type="float">
            <text:p>0.423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16938" calcext:value-type="float">
            <text:p>0.916938</text:p>
          </table:table-cell>
          <table:table-cell office:value-type="float" office:value="0.422382" calcext:value-type="float">
            <text:p>0.422382</text:p>
          </table:table-cell>
          <table:table-cell office:value-type="float" office:value="4.90272" calcext:value-type="float">
            <text:p>4.90272</text:p>
          </table:table-cell>
          <table:table-cell office:value-type="float" office:value="0.168009" calcext:value-type="float">
            <text:p>0.168009</text:p>
          </table:table-cell>
          <table:table-cell office:value-type="float" office:value="0.322483" calcext:value-type="float">
            <text:p>0.322483</text:p>
          </table:table-cell>
          <table:table-cell office:value-type="float" office:value="0.618181" calcext:value-type="float">
            <text:p>0.618181</text:p>
          </table:table-cell>
          <table:table-cell office:value-type="float" office:value="0.601377" calcext:value-type="float">
            <text:p>0.601377</text:p>
          </table:table-cell>
          <table:table-cell office:value-type="float" office:value="5.3775" calcext:value-type="float">
            <text:p>5.3775</text:p>
          </table:table-cell>
          <table:table-cell office:value-type="float" office:value="0" calcext:value-type="float">
            <text:p>0</text:p>
          </table:table-cell>
          <table:table-cell office:value-type="float" office:value="12.745" calcext:value-type="float">
            <text:p>12.745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7.46211" calcext:value-type="float">
            <text:p>7.46211</text:p>
          </table:table-cell>
          <table:table-cell office:value-type="float" office:value="7.15254" calcext:value-type="float">
            <text:p>7.15254</text:p>
          </table:table-cell>
          <table:table-cell office:value-type="float" office:value="0.308441" calcext:value-type="float">
            <text:p>0.308441</text:p>
          </table:table-cell>
          <table:table-cell office:value-type="float" office:value="0.359277" calcext:value-type="float">
            <text:p>0.3592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6793" calcext:value-type="float">
            <text:p>1.06793</text:p>
          </table:table-cell>
          <table:table-cell office:value-type="float" office:value="0.472705" calcext:value-type="float">
            <text:p>0.472705</text:p>
          </table:table-cell>
          <table:table-cell office:value-type="float" office:value="5.96874" calcext:value-type="float">
            <text:p>5.96874</text:p>
          </table:table-cell>
          <table:table-cell office:value-type="float" office:value="0.179628" calcext:value-type="float">
            <text:p>0.179628</text:p>
          </table:table-cell>
          <table:table-cell office:value-type="float" office:value="0.249046" calcext:value-type="float">
            <text:p>0.249046</text:p>
          </table:table-cell>
          <table:table-cell office:value-type="float" office:value="0.732197" calcext:value-type="float">
            <text:p>0.732197</text:p>
          </table:table-cell>
          <table:table-cell office:value-type="float" office:value="0.758068" calcext:value-type="float">
            <text:p>0.758068</text:p>
          </table:table-cell>
          <table:table-cell office:value-type="float" office:value="4.6925" calcext:value-type="float">
            <text:p>4.6925</text:p>
          </table:table-cell>
          <table:table-cell office:value-type="float" office:value="0" calcext:value-type="float">
            <text:p>0</text:p>
          </table:table-cell>
          <table:table-cell office:value-type="float" office:value="15.771" calcext:value-type="float">
            <text:p>15.771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5.50835" calcext:value-type="float">
            <text:p>5.50835</text:p>
          </table:table-cell>
          <table:table-cell office:value-type="float" office:value="5.0983" calcext:value-type="float">
            <text:p>5.0983</text:p>
          </table:table-cell>
          <table:table-cell office:value-type="float" office:value="0.409311" calcext:value-type="float">
            <text:p>0.409311</text:p>
          </table:table-cell>
          <table:table-cell office:value-type="float" office:value="0.471892" calcext:value-type="float">
            <text:p>0.471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1094" calcext:value-type="float">
            <text:p>0.981094</text:p>
          </table:table-cell>
          <table:table-cell office:value-type="float" office:value="0.790484" calcext:value-type="float">
            <text:p>0.790484</text:p>
          </table:table-cell>
          <table:table-cell office:value-type="float" office:value="2.92083" calcext:value-type="float">
            <text:p>2.92083</text:p>
          </table:table-cell>
          <table:table-cell office:value-type="float" office:value="0.187789" calcext:value-type="float">
            <text:p>0.187789</text:p>
          </table:table-cell>
          <table:table-cell office:value-type="float" office:value="0.281069" calcext:value-type="float">
            <text:p>0.281069</text:p>
          </table:table-cell>
          <table:table-cell office:value-type="float" office:value="0.405478" calcext:value-type="float">
            <text:p>0.405478</text:p>
          </table:table-cell>
          <table:table-cell office:value-type="float" office:value="0.411409" calcext:value-type="float">
            <text:p>0.411409</text:p>
          </table:table-cell>
          <table:table-cell office:value-type="float" office:value="4.9025" calcext:value-type="float">
            <text:p>4.9025</text:p>
          </table:table-cell>
          <table:table-cell office:value-type="float" office:value="0" calcext:value-type="float">
            <text:p>0</text:p>
          </table:table-cell>
          <table:table-cell office:value-type="float" office:value="11.1671" calcext:value-type="float">
            <text:p>11.1671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4.29002" calcext:value-type="float">
            <text:p>4.29002</text:p>
          </table:table-cell>
          <table:table-cell office:value-type="float" office:value="4.12282" calcext:value-type="float">
            <text:p>4.12282</text:p>
          </table:table-cell>
          <table:table-cell office:value-type="float" office:value="0.166438" calcext:value-type="float">
            <text:p>0.166438</text:p>
          </table:table-cell>
          <table:table-cell office:value-type="float" office:value="0.488522" calcext:value-type="float">
            <text:p>0.4885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62377" calcext:value-type="float">
            <text:p>0.862377</text:p>
          </table:table-cell>
          <table:table-cell office:value-type="float" office:value="0.858606" calcext:value-type="float">
            <text:p>0.858606</text:p>
          </table:table-cell>
          <table:table-cell office:value-type="float" office:value="2.71826" calcext:value-type="float">
            <text:p>2.71826</text:p>
          </table:table-cell>
          <table:table-cell office:value-type="float" office:value="0.278204" calcext:value-type="float">
            <text:p>0.278204</text:p>
          </table:table-cell>
          <table:table-cell office:value-type="float" office:value="0.286233" calcext:value-type="float">
            <text:p>0.286233</text:p>
          </table:table-cell>
          <table:table-cell office:value-type="float" office:value="0.392037" calcext:value-type="float">
            <text:p>0.392037</text:p>
          </table:table-cell>
          <table:table-cell office:value-type="float" office:value="0.402825" calcext:value-type="float">
            <text:p>0.402825</text:p>
          </table:table-cell>
          <table:table-cell office:value-type="float" office:value="5.0875" calcext:value-type="float">
            <text:p>5.0875</text:p>
          </table:table-cell>
          <table:table-cell office:value-type="float" office:value="0" calcext:value-type="float">
            <text:p>0</text:p>
          </table:table-cell>
          <table:table-cell office:value-type="float" office:value="9.81091" calcext:value-type="float">
            <text:p>9.81091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2.02018" calcext:value-type="float">
            <text:p>2.02018</text:p>
          </table:table-cell>
          <table:table-cell office:value-type="float" office:value="1.92253" calcext:value-type="float">
            <text:p>1.92253</text:p>
          </table:table-cell>
          <table:table-cell office:value-type="float" office:value="0.097035" calcext:value-type="float">
            <text:p>0.097035</text:p>
          </table:table-cell>
          <table:table-cell office:value-type="float" office:value="0.420922" calcext:value-type="float">
            <text:p>0.420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68479" calcext:value-type="float">
            <text:p>0.968479</text:p>
          </table:table-cell>
          <table:table-cell office:value-type="float" office:value="0.656511" calcext:value-type="float">
            <text:p>0.656511</text:p>
          </table:table-cell>
          <table:table-cell office:value-type="float" office:value="1.83715" calcext:value-type="float">
            <text:p>1.83715</text:p>
          </table:table-cell>
          <table:table-cell office:value-type="float" office:value="0.176597" calcext:value-type="float">
            <text:p>0.176597</text:p>
          </table:table-cell>
          <table:table-cell office:value-type="float" office:value="0.173469" calcext:value-type="float">
            <text:p>0.173469</text:p>
          </table:table-cell>
          <table:table-cell office:value-type="float" office:value="0.277964" calcext:value-type="float">
            <text:p>0.277964</text:p>
          </table:table-cell>
          <table:table-cell office:value-type="float" office:value="0.27994" calcext:value-type="float">
            <text:p>0.27994</text:p>
          </table:table-cell>
          <table:table-cell office:value-type="float" office:value="3.845" calcext:value-type="float">
            <text:p>3.845</text:p>
          </table:table-cell>
          <table:table-cell office:value-type="float" office:value="0" calcext:value-type="float">
            <text:p>0</text:p>
          </table:table-cell>
          <table:table-cell office:value-type="float" office:value="8.32461" calcext:value-type="float">
            <text:p>8.32461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3.08846" calcext:value-type="float">
            <text:p>3.08846</text:p>
          </table:table-cell>
          <table:table-cell office:value-type="float" office:value="2.96644" calcext:value-type="float">
            <text:p>2.96644</text:p>
          </table:table-cell>
          <table:table-cell office:value-type="float" office:value="0.121401" calcext:value-type="float">
            <text:p>0.121401</text:p>
          </table:table-cell>
          <table:table-cell office:value-type="float" office:value="0.437994" calcext:value-type="float">
            <text:p>0.437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1412" calcext:value-type="float">
            <text:p>1.11412</text:p>
          </table:table-cell>
          <table:table-cell office:value-type="float" office:value="0.654927" calcext:value-type="float">
            <text:p>0.654927</text:p>
          </table:table-cell>
          <table:table-cell office:value-type="float" office:value="2.36225" calcext:value-type="float">
            <text:p>2.36225</text:p>
          </table:table-cell>
          <table:table-cell office:value-type="float" office:value="0.266344" calcext:value-type="float">
            <text:p>0.266344</text:p>
          </table:table-cell>
          <table:table-cell office:value-type="float" office:value="0.206863" calcext:value-type="float">
            <text:p>0.206863</text:p>
          </table:table-cell>
          <table:table-cell office:value-type="float" office:value="0.347855" calcext:value-type="float">
            <text:p>0.347855</text:p>
          </table:table-cell>
          <table:table-cell office:value-type="float" office:value="0.347245" calcext:value-type="float">
            <text:p>0.347245</text:p>
          </table:table-cell>
          <table:table-cell office:value-type="float" office:value="4.69" calcext:value-type="float">
            <text:p>4.69</text:p>
          </table:table-cell>
          <table:table-cell office:value-type="float" office:value="0" calcext:value-type="float">
            <text:p>0</text:p>
          </table:table-cell>
          <table:table-cell office:value-type="float" office:value="8.14613" calcext:value-type="float">
            <text:p>8.14613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4.25821" calcext:value-type="float">
            <text:p>4.25821</text:p>
          </table:table-cell>
          <table:table-cell office:value-type="float" office:value="3.80539" calcext:value-type="float">
            <text:p>3.80539</text:p>
          </table:table-cell>
          <table:table-cell office:value-type="float" office:value="0.452096" calcext:value-type="float">
            <text:p>0.452096</text:p>
          </table:table-cell>
          <table:table-cell office:value-type="float" office:value="0.497058" calcext:value-type="float">
            <text:p>0.497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0655" calcext:value-type="float">
            <text:p>1.10655</text:p>
          </table:table-cell>
          <table:table-cell office:value-type="float" office:value="0.747318" calcext:value-type="float">
            <text:p>0.747318</text:p>
          </table:table-cell>
          <table:table-cell office:value-type="float" office:value="2.68367" calcext:value-type="float">
            <text:p>2.68367</text:p>
          </table:table-cell>
          <table:table-cell office:value-type="float" office:value="0.154001" calcext:value-type="float">
            <text:p>0.154001</text:p>
          </table:table-cell>
          <table:table-cell office:value-type="float" office:value="0.195507" calcext:value-type="float">
            <text:p>0.195507</text:p>
          </table:table-cell>
          <table:table-cell office:value-type="float" office:value="0.377298" calcext:value-type="float">
            <text:p>0.377298</text:p>
          </table:table-cell>
          <table:table-cell office:value-type="float" office:value="0.369519" calcext:value-type="float">
            <text:p>0.369519</text:p>
          </table:table-cell>
          <table:table-cell office:value-type="float" office:value="4.705" calcext:value-type="float">
            <text:p>4.705</text:p>
          </table:table-cell>
          <table:table-cell office:value-type="float" office:value="0" calcext:value-type="float">
            <text:p>0</text:p>
          </table:table-cell>
          <table:table-cell office:value-type="float" office:value="9.65883" calcext:value-type="float">
            <text:p>9.65883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Default" office:value-type="float" office:value="0.142177" calcext:value-type="float">
            <text:p>0.142177</text:p>
          </table:table-cell>
          <table:table-cell office:value-type="float" office:value="3.99763" calcext:value-type="float">
            <text:p>3.99763</text:p>
          </table:table-cell>
          <table:table-cell office:value-type="float" office:value="3.56851" calcext:value-type="float">
            <text:p>3.56851</text:p>
          </table:table-cell>
          <table:table-cell office:value-type="float" office:value="0.428387" calcext:value-type="float">
            <text:p>0.428387</text:p>
          </table:table-cell>
          <table:table-cell office:value-type="float" office:value="0.663771" calcext:value-type="float">
            <text:p>0.6637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0081" calcext:value-type="float">
            <text:p>1.50081</text:p>
          </table:table-cell>
          <table:table-cell office:value-type="float" office:value="1.30161" calcext:value-type="float">
            <text:p>1.30161</text:p>
          </table:table-cell>
          <table:table-cell office:value-type="float" office:value="2.36969" calcext:value-type="float">
            <text:p>2.36969</text:p>
          </table:table-cell>
          <table:table-cell office:value-type="float" office:value="0.116539" calcext:value-type="float">
            <text:p>0.116539</text:p>
          </table:table-cell>
          <table:table-cell office:value-type="float" office:value="0.186623" calcext:value-type="float">
            <text:p>0.186623</text:p>
          </table:table-cell>
          <table:table-cell office:value-type="float" office:value="0.351384" calcext:value-type="float">
            <text:p>0.351384</text:p>
          </table:table-cell>
          <table:table-cell office:value-type="float" office:value="0.35565" calcext:value-type="float">
            <text:p>0.35565</text:p>
          </table:table-cell>
          <table:table-cell office:value-type="float" office:value="4.325" calcext:value-type="float">
            <text:p>4.325</text:p>
          </table:table-cell>
          <table:table-cell office:value-type="float" office:value="0" calcext:value-type="float">
            <text:p>0</text:p>
          </table:table-cell>
          <table:table-cell office:value-type="float" office:value="10.2967" calcext:value-type="float">
            <text:p>10.2967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4.52329" calcext:value-type="float">
            <text:p>4.52329</text:p>
          </table:table-cell>
          <table:table-cell office:value-type="float" office:value="4.02127" calcext:value-type="float">
            <text:p>4.02127</text:p>
          </table:table-cell>
          <table:table-cell office:value-type="float" office:value="0.501258" calcext:value-type="float">
            <text:p>0.501258</text:p>
          </table:table-cell>
          <table:table-cell office:value-type="float" office:value="0.681788" calcext:value-type="float">
            <text:p>0.681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8856" calcext:value-type="float">
            <text:p>1.78856</text:p>
          </table:table-cell>
          <table:table-cell office:value-type="float" office:value="1.1533" calcext:value-type="float">
            <text:p>1.1533</text:p>
          </table:table-cell>
          <table:table-cell office:value-type="float" office:value="3.03795" calcext:value-type="float">
            <text:p>3.03795</text:p>
          </table:table-cell>
          <table:table-cell office:value-type="float" office:value="0.146153" calcext:value-type="float">
            <text:p>0.146153</text:p>
          </table:table-cell>
          <table:table-cell office:value-type="float" office:value="0.208176" calcext:value-type="float">
            <text:p>0.208176</text:p>
          </table:table-cell>
          <table:table-cell office:value-type="float" office:value="0.418505" calcext:value-type="float">
            <text:p>0.418505</text:p>
          </table:table-cell>
          <table:table-cell office:value-type="float" office:value="0.420091" calcext:value-type="float">
            <text:p>0.420091</text:p>
          </table:table-cell>
          <table:table-cell office:value-type="float" office:value="5.515" calcext:value-type="float">
            <text:p>5.515</text:p>
          </table:table-cell>
          <table:table-cell office:value-type="float" office:value="0" calcext:value-type="float">
            <text:p>0</text:p>
          </table:table-cell>
          <table:table-cell office:value-type="float" office:value="11.5558" calcext:value-type="float">
            <text:p>11.5558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Default" office:value-type="float" office:value="0.004485" calcext:value-type="float">
            <text:p>0.004485</text:p>
          </table:table-cell>
          <table:table-cell office:value-type="float" office:value="4.81448" calcext:value-type="float">
            <text:p>4.81448</text:p>
          </table:table-cell>
          <table:table-cell office:value-type="float" office:value="4.41169" calcext:value-type="float">
            <text:p>4.41169</text:p>
          </table:table-cell>
          <table:table-cell office:value-type="float" office:value="0.402005" calcext:value-type="float">
            <text:p>0.402005</text:p>
          </table:table-cell>
          <table:table-cell office:value-type="float" office:value="0.5992" calcext:value-type="float">
            <text:p>0.5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4463" calcext:value-type="float">
            <text:p>1.04463</text:p>
          </table:table-cell>
          <table:table-cell office:value-type="float" office:value="0.999862" calcext:value-type="float">
            <text:p>0.999862</text:p>
          </table:table-cell>
          <table:table-cell office:value-type="float" office:value="3.76266" calcext:value-type="float">
            <text:p>3.76266</text:p>
          </table:table-cell>
          <table:table-cell office:value-type="float" office:value="0.167242" calcext:value-type="float">
            <text:p>0.167242</text:p>
          </table:table-cell>
          <table:table-cell office:value-type="float" office:value="0.226225" calcext:value-type="float">
            <text:p>0.226225</text:p>
          </table:table-cell>
          <table:table-cell office:value-type="float" office:value="0.498089" calcext:value-type="float">
            <text:p>0.498089</text:p>
          </table:table-cell>
          <table:table-cell office:value-type="float" office:value="0.495292" calcext:value-type="float">
            <text:p>0.495292</text:p>
          </table:table-cell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  <table:table-cell office:value-type="float" office:value="11.6356" calcext:value-type="float">
            <text:p>11.6356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</table:table>
      <table:table table:name="graph" table:style-name="ta1">
        <table:shapes>
          <draw:frame draw:z-index="0" draw:style-name="gr1" draw:text-style-name="P1" svg:width="18.161cm" svg:height="21.123cm" svg:x="0cm" svg:y="0cm">
            <draw:object draw:notify-on-update-of-ranges="tables.A2:tables.A5 tables.D1:tables.D1 tables.D2:tables.D5 tables.E1:tables.E1 tables.E2:tables.E5 tables.F1:tables.F1 tables.F2:tables.F5 tables.J1:tables.J1 tables.J2:tables.J5 tables.K1:tables.K1 tables.K2:tables.K5 tables.L1:tables.L1 tables.L2:tables.L5 tables.M1:tables.M1 tables.M2:tables.M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0.196cm" svg:height="21.122cm" svg:x="18.161cm" svg:y="-0.001cm">
            <draw:object draw:notify-on-update-of-ranges="tables.A2:tables.A5 tables.D1:tables.D1 tables.D2:tables.D5 tables.E1:tables.E1 tables.E2:tables.E5 tables.F1:tables.F1 tables.F2:tables.F5 tables.J1:tables.J1 tables.J2:tables.J5 tables.K1:tables.K1 tables.K2:tables.K5 tables.L1:tables.L1 tables.L2:tables.L5 tables.M1:tables.M1 tables.M2:tables.M5 tables.N1:tables.N1 tables.N2:tables.N5 tables.S1:tables.S1 tables.S2:tables.S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4.262cm" svg:height="20.671cm" svg:x="0.05cm" svg:y="21.675cm">
            <draw:object draw:notify-on-update-of-ranges="tables.A8:tables.A11 tables.D7:tables.D7 tables.D8:tables.D11 tables.E7:tables.E7 tables.E8:tables.E11 tables.F7:tables.F7 tables.F8:tables.F11 tables.J7:tables.J7 tables.J8:tables.J11 tables.K7:tables.K7 tables.K8:tables.K11 tables.L7:tables.L7 tables.L8:tables.L11 tables.M7:tables.M7 tables.M8:tables.M11 tables.S7:tables.S7 tables.S8:tables.S11" xlink:href="./Object 4" xlink:type="simple" xlink:show="embed" xlink:actuate="onLoad"/>
            <draw:image xlink:href="./ObjectReplacements/Object 4" xlink:type="simple" xlink:show="embed" xlink:actuate="onLoad"/>
            <svg:title>Normalised on points density</svg:title>
            <svg:desc>Normalised on points density</svg:desc>
          </draw:frame>
          <draw:frame draw:z-index="3" draw:style-name="gr1" draw:text-style-name="P1" svg:width="22.467cm" svg:height="20.521cm" svg:x="15.77cm" svg:y="21.773cm">
            <draw:object draw:notify-on-update-of-ranges="tables.Q15:tables.Q59 tables.E1:tables.E1 tables.E15:tables.E59 tables.Q15:tables.Q59 tables.D1:tables.D1 tables.D15:tables.D59 tables.Q15:tables.Q59 tables.F1:tables.F1 tables.F15:tables.F59 tables.Q15:tables.Q59 tables.J1:tables.J1 tables.J15:tables.J59 tables.Q15:tables.Q59 tables.K1:tables.K1 tables.K15:tables.K59 tables.Q15:tables.Q59 tables.L1:tables.L1 tables.L15:tables.L59 tables.Q15:tables.Q59 tables.M1:tables.M1 tables.M15:tables.M5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 style:data-style-name="N2" text:time-value="01:40:51.452610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00:58:25.337920725</meta:creation-date>
    <meta:generator>LibreOffice/4.2.8.2$Linux_X86_64 LibreOffice_project/420m0$Build-2</meta:generator>
    <dc:date>2016-09-11T02:43:30.256044545</dc:date>
    <meta:editing-duration>PT1H13M31S</meta:editing-duration>
    <meta:editing-cycles>5</meta:editing-cycles>
    <meta:document-statistic meta:table-count="2" meta:cell-count="3763" meta:object-count="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162cm" svg:height="21.124cm" xlink:href=".." xlink:type="simple" chart:class="chart:area" chart:style-name="ch1">
        <chart:legend chart:legend-position="end" svg:x="14.655cm" svg:y="8.769cm" style:legend-expansion="high" chart:style-name="ch2"/>
        <chart:plot-area chart:style-name="ch3" table:cell-range-address="tables.A2:tables.A5 tables.D1:tables.F5 tables.J1:tables.M5" chart:data-source-has-labels="both" svg:x="0.363cm" svg:y="0.422cm" svg:width="13.929cm" svg:height="20.28cm">
          <chartooo:coordinate-region svg:x="0.984cm" svg:y="0.621cm" svg:width="13.214cm" svg:height="19.434cm"/>
          <chart:axis chart:dimension="x" chart:name="primary-x" chart:style-name="ch4" chartooo:axis-type="auto">
            <chartooo:date-scale/>
            <chart:categories table:cell-range-address="tables.A2:tables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les.D2:tables.D5" chart:label-cell-address="tables.D1:tables.D1" chart:class="chart:area">
            <chart:data-point chart:repeated="4"/>
          </chart:series>
          <chart:series chart:style-name="ch7" chart:values-cell-range-address="tables.E2:tables.E5" chart:label-cell-address="tables.E1:tables.E1" chart:class="chart:area">
            <chart:data-point chart:repeated="4"/>
          </chart:series>
          <chart:series chart:style-name="ch8" chart:values-cell-range-address="tables.F2:tables.F5" chart:label-cell-address="tables.F1:tables.F1" chart:class="chart:area">
            <chart:data-point chart:repeated="4"/>
          </chart:series>
          <chart:series chart:style-name="ch9" chart:values-cell-range-address="tables.J2:tables.J5" chart:label-cell-address="tables.J1:tables.J1" chart:class="chart:area">
            <chart:data-point chart:repeated="4"/>
          </chart:series>
          <chart:series chart:style-name="ch10" chart:values-cell-range-address="tables.K2:tables.K5" chart:label-cell-address="tables.K1:tables.K1" chart:class="chart:area">
            <chart:data-point chart:repeated="4"/>
          </chart:series>
          <chart:series chart:style-name="ch11" chart:values-cell-range-address="tables.L2:tables.L5" chart:label-cell-address="tables.L1:tables.L1" chart:class="chart:area">
            <chart:data-point chart:repeated="4"/>
          </chart:series>
          <chart:series chart:style-name="ch12" chart:values-cell-range-address="tables.M2:tables.M5" chart:label-cell-address="tables.M1:tables.M1" chart:class="chart:area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shrinkSingle</text:p>
                <draw:g>
                  <svg:desc>tables.D1:tables.D1</svg:desc>
                </draw:g>
              </table:table-cell>
              <table:table-cell office:value-type="string">
                <text:p> shrinkSeveral</text:p>
                <draw:g>
                  <svg:desc>tables.E1:tables.E1</svg:desc>
                </draw:g>
              </table:table-cell>
              <table:table-cell office:value-type="string">
                <text:p> Add new vertices</text:p>
                <draw:g>
                  <svg:desc>tables.F1:tables.F1</svg:desc>
                </draw:g>
              </table:table-cell>
              <table:table-cell office:value-type="string">
                <text:p> rayTracing</text:p>
                <draw:g>
                  <svg:desc>tables.J1:tables.J1</svg:desc>
                </draw:g>
              </table:table-cell>
              <table:table-cell office:value-type="string">
                <text:p> rayRetracing</text:p>
                <draw:g>
                  <svg:desc>tables.K1:tables.K1</svg:desc>
                </draw:g>
              </table:table-cell>
              <table:table-cell office:value-type="string">
                <text:p> growManifold</text:p>
                <draw:g>
                  <svg:desc>tables.L1:tables.L1</svg:desc>
                </draw:g>
              </table:table-cell>
              <table:table-cell office:value-type="string">
                <text:p> growManifoldSev</text:p>
                <draw:g>
                  <svg:desc>tables.M1:tables.M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les.A2:tables.A5</svg:desc>
                </draw:g>
              </table:table-cell>
              <table:table-cell office:value-type="float" office:value="0.393466555555556">
                <text:p>0.393466555555556</text:p>
                <draw:g>
                  <svg:desc>tables.D2:tables.D5</svg:desc>
                </draw:g>
              </table:table-cell>
              <table:table-cell office:value-type="float" office:value="0.0792366">
                <text:p>0.0792366</text:p>
                <draw:g>
                  <svg:desc>tables.E2:tables.E5</svg:desc>
                </draw:g>
              </table:table-cell>
              <table:table-cell office:value-type="float" office:value="0.0707356666666667">
                <text:p>0.0707356666666667</text:p>
                <draw:g>
                  <svg:desc>tables.F2:tables.F5</svg:desc>
                </draw:g>
              </table:table-cell>
              <table:table-cell office:value-type="float" office:value="0.201630022222222">
                <text:p>0.201630022222222</text:p>
                <draw:g>
                  <svg:desc>tables.J2:tables.J5</svg:desc>
                </draw:g>
              </table:table-cell>
              <table:table-cell office:value-type="float" office:value="0.118537844444444">
                <text:p>0.118537844444444</text:p>
                <draw:g>
                  <svg:desc>tables.K2:tables.K5</svg:desc>
                </draw:g>
              </table:table-cell>
              <table:table-cell office:value-type="float" office:value="0.356027533333333">
                <text:p>0.356027533333333</text:p>
                <draw:g>
                  <svg:desc>tables.L2:tables.L5</svg:desc>
                </draw:g>
              </table:table-cell>
              <table:table-cell office:value-type="float" office:value="0.0661495555555555">
                <text:p>0.0661495555555555</text:p>
                <draw:g>
                  <svg:desc>tables.M2:tables.M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94858844444444">
                <text:p>0.994858844444444</text:p>
              </table:table-cell>
              <table:table-cell office:value-type="float" office:value="0.133316866666667">
                <text:p>0.133316866666667</text:p>
              </table:table-cell>
              <table:table-cell office:value-type="float" office:value="0.193710133333333">
                <text:p>0.193710133333333</text:p>
              </table:table-cell>
              <table:table-cell office:value-type="float" office:value="0.464285355555556">
                <text:p>0.464285355555556</text:p>
              </table:table-cell>
              <table:table-cell office:value-type="float" office:value="0.276546177777778">
                <text:p>0.276546177777778</text:p>
              </table:table-cell>
              <table:table-cell office:value-type="float" office:value="0.941458866666667">
                <text:p>0.941458866666667</text:p>
              </table:table-cell>
              <table:table-cell office:value-type="float" office:value="0.113468577777778">
                <text:p>0.11346857777777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256298">
                <text:p>1.8256298</text:p>
              </table:table-cell>
              <table:table-cell office:value-type="float" office:value="0.156967911111111">
                <text:p>0.156967911111111</text:p>
              </table:table-cell>
              <table:table-cell office:value-type="float" office:value="0.3147302">
                <text:p>0.3147302</text:p>
              </table:table-cell>
              <table:table-cell office:value-type="float" office:value="0.751016244444444">
                <text:p>0.751016244444444</text:p>
              </table:table-cell>
              <table:table-cell office:value-type="float" office:value="0.463694488888889">
                <text:p>0.463694488888889</text:p>
              </table:table-cell>
              <table:table-cell office:value-type="float" office:value="1.78920728888889">
                <text:p>1.78920728888889</text:p>
              </table:table-cell>
              <table:table-cell office:value-type="float" office:value="0.134024377777778">
                <text:p>0.13402437777777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97249833333333">
                <text:p>2.97249833333333</text:p>
              </table:table-cell>
              <table:table-cell office:value-type="float" office:value="0.264952266666667">
                <text:p>0.264952266666667</text:p>
              </table:table-cell>
              <table:table-cell office:value-type="float" office:value="0.454469866666667">
                <text:p>0.454469866666667</text:p>
              </table:table-cell>
              <table:table-cell office:value-type="float" office:value="1.12775786666667">
                <text:p>1.12775786666667</text:p>
              </table:table-cell>
              <table:table-cell office:value-type="float" office:value="0.687255022222222">
                <text:p>0.687255022222222</text:p>
              </table:table-cell>
              <table:table-cell office:value-type="float" office:value="2.9775144">
                <text:p>2.9775144</text:p>
              </table:table-cell>
              <table:table-cell office:value-type="float" office:value="0.157751177777778">
                <text:p>0.1577511777777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0066cc" draw:fill-color="#0066c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4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4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4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197cm" svg:height="21.123cm" xlink:href=".." xlink:type="simple" chart:class="chart:line" chart:style-name="ch1">
        <chart:legend chart:legend-position="end" svg:x="16.101cm" svg:y="8.27cm" style:legend-expansion="high" chart:style-name="ch2"/>
        <chart:plot-area chart:style-name="ch3" table:cell-range-address="tables.A2:tables.A5 tables.D1:tables.F5 tables.J1:tables.N5 tables.S1:tables.S5" chart:data-source-has-labels="both" svg:x="0.403cm" svg:y="0.422cm" svg:width="15.295cm" svg:height="20.279cm">
          <chartooo:coordinate-region svg:x="1.024cm" svg:y="0.621cm" svg:width="14.58cm" svg:height="19.433cm"/>
          <chart:axis chart:dimension="x" chart:name="primary-x" chart:style-name="ch4" chartooo:axis-type="auto">
            <chartooo:date-scale/>
            <chart:categories table:cell-range-address="tables.A2:tables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les.D2:tables.D5" chart:label-cell-address="tables.D1:tables.D1" chart:class="chart:line">
            <chart:data-point chart:repeated="4"/>
          </chart:series>
          <chart:series chart:style-name="ch7" chart:values-cell-range-address="tables.E2:tables.E5" chart:label-cell-address="tables.E1:tables.E1" chart:class="chart:line">
            <chart:data-point chart:repeated="4"/>
          </chart:series>
          <chart:series chart:style-name="ch8" chart:values-cell-range-address="tables.F2:tables.F5" chart:label-cell-address="tables.F1:tables.F1" chart:class="chart:line">
            <chart:data-point chart:repeated="4"/>
          </chart:series>
          <chart:series chart:style-name="ch9" chart:values-cell-range-address="tables.J2:tables.J5" chart:label-cell-address="tables.J1:tables.J1" chart:class="chart:line">
            <chart:data-point chart:repeated="4"/>
          </chart:series>
          <chart:series chart:style-name="ch10" chart:values-cell-range-address="tables.K2:tables.K5" chart:label-cell-address="tables.K1:tables.K1" chart:class="chart:line">
            <chart:data-point chart:repeated="4"/>
          </chart:series>
          <chart:series chart:style-name="ch11" chart:values-cell-range-address="tables.L2:tables.L5" chart:label-cell-address="tables.L1:tables.L1" chart:class="chart:line">
            <chart:data-point chart:repeated="4"/>
          </chart:series>
          <chart:series chart:style-name="ch12" chart:values-cell-range-address="tables.M2:tables.M5" chart:label-cell-address="tables.M1:tables.M1" chart:class="chart:line">
            <chart:data-point chart:repeated="4"/>
          </chart:series>
          <chart:series chart:style-name="ch13" chart:values-cell-range-address="tables.N2:tables.N5" chart:label-cell-address="tables.N1:tables.N1" chart:class="chart:line">
            <chart:data-point chart:repeated="4"/>
          </chart:series>
          <chart:series chart:style-name="ch14" chart:values-cell-range-address="tables.S2:tables.S5" chart:label-cell-address="tables.S1:tables.S1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shrinkSingle</text:p>
                <draw:g>
                  <svg:desc>tables.D1:tables.D1</svg:desc>
                </draw:g>
              </table:table-cell>
              <table:table-cell office:value-type="string">
                <text:p> shrinkSeveral</text:p>
                <draw:g>
                  <svg:desc>tables.E1:tables.E1</svg:desc>
                </draw:g>
              </table:table-cell>
              <table:table-cell office:value-type="string">
                <text:p> Add new vertices</text:p>
                <draw:g>
                  <svg:desc>tables.F1:tables.F1</svg:desc>
                </draw:g>
              </table:table-cell>
              <table:table-cell office:value-type="string">
                <text:p> rayTracing</text:p>
                <draw:g>
                  <svg:desc>tables.J1:tables.J1</svg:desc>
                </draw:g>
              </table:table-cell>
              <table:table-cell office:value-type="string">
                <text:p> rayRetracing</text:p>
                <draw:g>
                  <svg:desc>tables.K1:tables.K1</svg:desc>
                </draw:g>
              </table:table-cell>
              <table:table-cell office:value-type="string">
                <text:p> growManifold</text:p>
                <draw:g>
                  <svg:desc>tables.L1:tables.L1</svg:desc>
                </draw:g>
              </table:table-cell>
              <table:table-cell office:value-type="string">
                <text:p> growManifoldSev</text:p>
                <draw:g>
                  <svg:desc>tables.M1:tables.M1</svg:desc>
                </draw:g>
              </table:table-cell>
              <table:table-cell office:value-type="string">
                <text:p> growManifold</text:p>
                <draw:g>
                  <svg:desc>tables.N1:tables.N1</svg:desc>
                </draw:g>
              </table:table-cell>
              <table:table-cell office:value-type="string">
                <text:p> Overall</text:p>
                <draw:g>
                  <svg:desc>tables.S1:tables.S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les.A2:tables.A5</svg:desc>
                </draw:g>
              </table:table-cell>
              <table:table-cell office:value-type="float" office:value="0.393466555555556">
                <text:p>0.393466555555556</text:p>
                <draw:g>
                  <svg:desc>tables.D2:tables.D5</svg:desc>
                </draw:g>
              </table:table-cell>
              <table:table-cell office:value-type="float" office:value="0.0792366">
                <text:p>0.0792366</text:p>
                <draw:g>
                  <svg:desc>tables.E2:tables.E5</svg:desc>
                </draw:g>
              </table:table-cell>
              <table:table-cell office:value-type="float" office:value="0.0707356666666667">
                <text:p>0.0707356666666667</text:p>
                <draw:g>
                  <svg:desc>tables.F2:tables.F5</svg:desc>
                </draw:g>
              </table:table-cell>
              <table:table-cell office:value-type="float" office:value="0.201630022222222">
                <text:p>0.201630022222222</text:p>
                <draw:g>
                  <svg:desc>tables.J2:tables.J5</svg:desc>
                </draw:g>
              </table:table-cell>
              <table:table-cell office:value-type="float" office:value="0.118537844444444">
                <text:p>0.118537844444444</text:p>
                <draw:g>
                  <svg:desc>tables.K2:tables.K5</svg:desc>
                </draw:g>
              </table:table-cell>
              <table:table-cell office:value-type="float" office:value="0.356027533333333">
                <text:p>0.356027533333333</text:p>
                <draw:g>
                  <svg:desc>tables.L2:tables.L5</svg:desc>
                </draw:g>
              </table:table-cell>
              <table:table-cell office:value-type="float" office:value="0.0661495555555555">
                <text:p>0.0661495555555555</text:p>
                <draw:g>
                  <svg:desc>tables.M2:tables.M5</svg:desc>
                </draw:g>
              </table:table-cell>
              <table:table-cell office:value-type="float" office:value="0.0368308222222222">
                <text:p>0.0368308222222222</text:p>
                <draw:g>
                  <svg:desc>tables.N2:tables.N5</svg:desc>
                </draw:g>
              </table:table-cell>
              <table:table-cell office:value-type="float" office:value="1.37268206666667">
                <text:p>1.37268206666667</text:p>
                <draw:g>
                  <svg:desc>tables.S2:tables.S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94858844444444">
                <text:p>0.994858844444444</text:p>
              </table:table-cell>
              <table:table-cell office:value-type="float" office:value="0.133316866666667">
                <text:p>0.133316866666667</text:p>
              </table:table-cell>
              <table:table-cell office:value-type="float" office:value="0.193710133333333">
                <text:p>0.193710133333333</text:p>
              </table:table-cell>
              <table:table-cell office:value-type="float" office:value="0.464285355555556">
                <text:p>0.464285355555556</text:p>
              </table:table-cell>
              <table:table-cell office:value-type="float" office:value="0.276546177777778">
                <text:p>0.276546177777778</text:p>
              </table:table-cell>
              <table:table-cell office:value-type="float" office:value="0.941458866666667">
                <text:p>0.941458866666667</text:p>
              </table:table-cell>
              <table:table-cell office:value-type="float" office:value="0.113468577777778">
                <text:p>0.113468577777778</text:p>
              </table:table-cell>
              <table:table-cell office:value-type="float" office:value="0.0820527111111111">
                <text:p>0.0820527111111111</text:p>
              </table:table-cell>
              <table:table-cell office:value-type="float" office:value="3.28563577777778">
                <text:p>3.2856357777777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256298">
                <text:p>1.8256298</text:p>
              </table:table-cell>
              <table:table-cell office:value-type="float" office:value="0.156967911111111">
                <text:p>0.156967911111111</text:p>
              </table:table-cell>
              <table:table-cell office:value-type="float" office:value="0.3147302">
                <text:p>0.3147302</text:p>
              </table:table-cell>
              <table:table-cell office:value-type="float" office:value="0.751016244444444">
                <text:p>0.751016244444444</text:p>
              </table:table-cell>
              <table:table-cell office:value-type="float" office:value="0.463694488888889">
                <text:p>0.463694488888889</text:p>
              </table:table-cell>
              <table:table-cell office:value-type="float" office:value="1.78920728888889">
                <text:p>1.78920728888889</text:p>
              </table:table-cell>
              <table:table-cell office:value-type="float" office:value="0.134024377777778">
                <text:p>0.134024377777778</text:p>
              </table:table-cell>
              <table:table-cell office:value-type="float" office:value="0.122208533333333">
                <text:p>0.122208533333333</text:p>
              </table:table-cell>
              <table:table-cell office:value-type="float" office:value="5.68466311111111">
                <text:p>5.6846631111111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97249833333333">
                <text:p>2.97249833333333</text:p>
              </table:table-cell>
              <table:table-cell office:value-type="float" office:value="0.264952266666667">
                <text:p>0.264952266666667</text:p>
              </table:table-cell>
              <table:table-cell office:value-type="float" office:value="0.454469866666667">
                <text:p>0.454469866666667</text:p>
              </table:table-cell>
              <table:table-cell office:value-type="float" office:value="1.12775786666667">
                <text:p>1.12775786666667</text:p>
              </table:table-cell>
              <table:table-cell office:value-type="float" office:value="0.687255022222222">
                <text:p>0.687255022222222</text:p>
              </table:table-cell>
              <table:table-cell office:value-type="float" office:value="2.9775144">
                <text:p>2.9775144</text:p>
              </table:table-cell>
              <table:table-cell office:value-type="float" office:value="0.157751177777778">
                <text:p>0.157751177777778</text:p>
              </table:table-cell>
              <table:table-cell office:value-type="float" office:value="0.177583933333333">
                <text:p>0.177583933333333</text:p>
              </table:table-cell>
              <table:table-cell office:value-type="float" office:value="8.99617266666667">
                <text:p>8.996172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263cm" svg:height="20.672cm" xlink:href=".." xlink:type="simple" chart:class="chart:line" chart:style-name="ch1">
        <chart:title svg:x="4.177cm" svg:y="0.549cm" chart:style-name="ch2">
          <text:p>Normalised on points density</text:p>
        </chart:title>
        <chart:legend chart:legend-position="end" svg:x="10.167cm" svg:y="8.294cm" style:legend-expansion="high" chart:style-name="ch3"/>
        <chart:plot-area chart:style-name="ch4" table:cell-range-address="tables.A8:tables.A11 tables.D7:tables.F11 tables.J7:tables.M11 tables.S7:tables.S11" chart:data-source-has-labels="both" svg:x="0.285cm" svg:y="1.767cm" svg:width="9.597cm" svg:height="18.492cm">
          <chartooo:coordinate-region svg:x="1.012cm" svg:y="1.966cm" svg:width="8.776cm" svg:height="17.646cm"/>
          <chart:axis chart:dimension="x" chart:name="primary-x" chart:style-name="ch5" chartooo:axis-type="auto">
            <chartooo:date-scale/>
            <chart:categories table:cell-range-address="tables.A8:tables.A11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tables.D8:tables.D11" chart:label-cell-address="tables.D7:tables.D7" chart:class="chart:line">
            <chart:data-point chart:repeated="4"/>
          </chart:series>
          <chart:series chart:style-name="ch8" chart:values-cell-range-address="tables.E8:tables.E11" chart:label-cell-address="tables.E7:tables.E7" chart:class="chart:line">
            <chart:data-point chart:repeated="4"/>
          </chart:series>
          <chart:series chart:style-name="ch9" chart:values-cell-range-address="tables.F8:tables.F11" chart:label-cell-address="tables.F7:tables.F7" chart:class="chart:line">
            <chart:data-point chart:repeated="4"/>
          </chart:series>
          <chart:series chart:style-name="ch10" chart:values-cell-range-address="tables.J8:tables.J11" chart:label-cell-address="tables.J7:tables.J7" chart:class="chart:line">
            <chart:data-point chart:repeated="4"/>
          </chart:series>
          <chart:series chart:style-name="ch11" chart:values-cell-range-address="tables.K8:tables.K11" chart:label-cell-address="tables.K7:tables.K7" chart:class="chart:line">
            <chart:data-point chart:repeated="4"/>
          </chart:series>
          <chart:series chart:style-name="ch12" chart:values-cell-range-address="tables.L8:tables.L11" chart:label-cell-address="tables.L7:tables.L7" chart:class="chart:line">
            <chart:data-point chart:repeated="4"/>
          </chart:series>
          <chart:series chart:style-name="ch13" chart:values-cell-range-address="tables.M8:tables.M11" chart:label-cell-address="tables.M7:tables.M7" chart:class="chart:line">
            <chart:data-point chart:repeated="4"/>
          </chart:series>
          <chart:series chart:style-name="ch14" chart:values-cell-range-address="tables.S8:tables.S11" chart:label-cell-address="tables.S7:tables.S7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shrinkSingle</text:p>
                <draw:g>
                  <svg:desc>tables.D7:tables.D7</svg:desc>
                </draw:g>
              </table:table-cell>
              <table:table-cell office:value-type="string">
                <text:p> shrinkSeveral</text:p>
                <draw:g>
                  <svg:desc>tables.E7:tables.E7</svg:desc>
                </draw:g>
              </table:table-cell>
              <table:table-cell office:value-type="string">
                <text:p> Add new vertices</text:p>
                <draw:g>
                  <svg:desc>tables.F7:tables.F7</svg:desc>
                </draw:g>
              </table:table-cell>
              <table:table-cell office:value-type="string">
                <text:p> rayTracing</text:p>
                <draw:g>
                  <svg:desc>tables.J7:tables.J7</svg:desc>
                </draw:g>
              </table:table-cell>
              <table:table-cell office:value-type="string">
                <text:p> rayRetracing</text:p>
                <draw:g>
                  <svg:desc>tables.K7:tables.K7</svg:desc>
                </draw:g>
              </table:table-cell>
              <table:table-cell office:value-type="string">
                <text:p> growManifold</text:p>
                <draw:g>
                  <svg:desc>tables.L7:tables.L7</svg:desc>
                </draw:g>
              </table:table-cell>
              <table:table-cell office:value-type="string">
                <text:p> growManifoldSev</text:p>
                <draw:g>
                  <svg:desc>tables.M7:tables.M7</svg:desc>
                </draw:g>
              </table:table-cell>
              <table:table-cell office:value-type="string">
                <text:p> Overall</text:p>
                <draw:g>
                  <svg:desc>tables.S7:tables.S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les.A8:tables.A11</svg:desc>
                </draw:g>
              </table:table-cell>
              <table:table-cell office:value-type="float" office:value="0.393466555555556">
                <text:p>0.393466555555556</text:p>
                <draw:g>
                  <svg:desc>tables.D8:tables.D11</svg:desc>
                </draw:g>
              </table:table-cell>
              <table:table-cell office:value-type="float" office:value="0.0792366">
                <text:p>0.0792366</text:p>
                <draw:g>
                  <svg:desc>tables.E8:tables.E11</svg:desc>
                </draw:g>
              </table:table-cell>
              <table:table-cell office:value-type="float" office:value="0.0707356666666667">
                <text:p>0.0707356666666667</text:p>
                <draw:g>
                  <svg:desc>tables.F8:tables.F11</svg:desc>
                </draw:g>
              </table:table-cell>
              <table:table-cell office:value-type="float" office:value="0.201630022222222">
                <text:p>0.201630022222222</text:p>
                <draw:g>
                  <svg:desc>tables.J8:tables.J11</svg:desc>
                </draw:g>
              </table:table-cell>
              <table:table-cell office:value-type="float" office:value="0.118537844444444">
                <text:p>0.118537844444444</text:p>
                <draw:g>
                  <svg:desc>tables.K8:tables.K11</svg:desc>
                </draw:g>
              </table:table-cell>
              <table:table-cell office:value-type="float" office:value="0.356027533333333">
                <text:p>0.356027533333333</text:p>
                <draw:g>
                  <svg:desc>tables.L8:tables.L11</svg:desc>
                </draw:g>
              </table:table-cell>
              <table:table-cell office:value-type="float" office:value="0.0661495555555555">
                <text:p>0.0661495555555555</text:p>
                <draw:g>
                  <svg:desc>tables.M8:tables.M11</svg:desc>
                </draw:g>
              </table:table-cell>
              <table:table-cell office:value-type="float" office:value="1.37268206666667">
                <text:p>1.37268206666667</text:p>
                <draw:g>
                  <svg:desc>tables.S8:tables.S1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497429422222222">
                <text:p>0.497429422222222</text:p>
              </table:table-cell>
              <table:table-cell office:value-type="float" office:value="0.0666584333333333">
                <text:p>0.0666584333333333</text:p>
              </table:table-cell>
              <table:table-cell office:value-type="float" office:value="0.0968550666666666">
                <text:p>0.0968550666666666</text:p>
              </table:table-cell>
              <table:table-cell office:value-type="float" office:value="0.232142677777778">
                <text:p>0.232142677777778</text:p>
              </table:table-cell>
              <table:table-cell office:value-type="float" office:value="0.138273088888889">
                <text:p>0.138273088888889</text:p>
              </table:table-cell>
              <table:table-cell office:value-type="float" office:value="0.470729433333333">
                <text:p>0.470729433333333</text:p>
              </table:table-cell>
              <table:table-cell office:value-type="float" office:value="0.0567342888888889">
                <text:p>0.0567342888888889</text:p>
              </table:table-cell>
              <table:table-cell office:value-type="float" office:value="1.64281788888889">
                <text:p>1.6428178888888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08543266666667">
                <text:p>0.608543266666667</text:p>
              </table:table-cell>
              <table:table-cell office:value-type="float" office:value="0.052322637037037">
                <text:p>0.052322637037037</text:p>
              </table:table-cell>
              <table:table-cell office:value-type="float" office:value="0.104910066666667">
                <text:p>0.104910066666667</text:p>
              </table:table-cell>
              <table:table-cell office:value-type="float" office:value="0.250338748148148">
                <text:p>0.250338748148148</text:p>
              </table:table-cell>
              <table:table-cell office:value-type="float" office:value="0.15456482962963">
                <text:p>0.15456482962963</text:p>
              </table:table-cell>
              <table:table-cell office:value-type="float" office:value="0.59640242962963">
                <text:p>0.59640242962963</text:p>
              </table:table-cell>
              <table:table-cell office:value-type="float" office:value="0.0446747925925926">
                <text:p>0.0446747925925926</text:p>
              </table:table-cell>
              <table:table-cell office:value-type="float" office:value="1.8948877037037">
                <text:p>1.894887703703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743124583333333">
                <text:p>0.743124583333333</text:p>
              </table:table-cell>
              <table:table-cell office:value-type="float" office:value="0.0662380666666667">
                <text:p>0.0662380666666667</text:p>
              </table:table-cell>
              <table:table-cell office:value-type="float" office:value="0.113617466666667">
                <text:p>0.113617466666667</text:p>
              </table:table-cell>
              <table:table-cell office:value-type="float" office:value="0.281939466666667">
                <text:p>0.281939466666667</text:p>
              </table:table-cell>
              <table:table-cell office:value-type="float" office:value="0.171813755555556">
                <text:p>0.171813755555556</text:p>
              </table:table-cell>
              <table:table-cell office:value-type="float" office:value="0.7443786">
                <text:p>0.7443786</text:p>
              </table:table-cell>
              <table:table-cell office:value-type="float" office:value="0.0394377944444444">
                <text:p>0.0394377944444444</text:p>
              </table:table-cell>
              <table:table-cell office:value-type="float" office:value="2.24904316666667">
                <text:p>2.2490431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1cm" chart:symbol-height="1cm" chart:link-data-style-to-source="true">
        <chart:symbol-image xlink:href="Pictures/2000000A000000DF000000DFB32BCA89.svm" xlink:type="simple" xlink:actuate="onLoad"/>
      </style:chart-properties>
      <style:graphic-properties draw:stroke="none" svg:stroke-width="0.08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1cm" chart:symbol-height="1cm" chart:link-data-style-to-source="true">
        <chart:symbol-image/>
      </style:chart-properties>
      <style:graphic-properties draw:stroke="none" svg:stroke-color="#314004" svg:stroke-opacity="50%" draw:fill-color="#314004" draw:opacity="50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1cm" chart:symbol-height="1cm" chart:link-data-style-to-source="true">
        <chart:symbol-image/>
      </style:chart-properties>
      <style:graphic-properties draw:stroke="none" svg:stroke-width="0.08cm" svg:stroke-color="#669966" svg:stroke-opacity="50%" draw:fill-color="#669966" draw:opacity="50%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1cm" chart:symbol-height="1cm" chart:link-data-style-to-source="true">
        <chart:symbol-image xlink:href="Pictures/2000000A000000DF000000DF0C73D8B8.svm" xlink:type="simple" xlink:actuate="onLoad"/>
      </style:chart-properties>
      <style:graphic-properties draw:stroke="none" svg:stroke-width="0.08cm" svg:stroke-color="#ffd320" svg:stroke-opacity="50%" draw:fill-color="#ffd320" draw:opacity="5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1cm" chart:symbol-height="1cm" chart:link-data-style-to-source="true">
        <chart:symbol-image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1cm" chart:symbol-height="1cm" chart:link-data-style-to-source="true">
        <chart:symbol-image xlink:href="Pictures/2000000A000000DF000000DF6E63EBE2.svm" xlink:type="simple" xlink:actuate="onLoad"/>
      </style:chart-properties>
      <style:graphic-properties draw:stroke="none" svg:stroke-width="0.08cm" svg:stroke-color="#9999ff" svg:stroke-opacity="50%" draw:fill-color="#9999ff" draw:opacity="50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1cm" chart:symbol-height="1cm" chart:link-data-style-to-source="true">
        <chart:symbol-image xlink:href="Pictures/2000000A000000DF000000DFA49E5E3A.svm" xlink:type="simple" xlink:actuate="onLoad"/>
      </style:chart-properties>
      <style:graphic-properties draw:stroke="none" svg:stroke-width="0.08cm" svg:stroke-color="#ff3300" draw:fill-color="#ff3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468cm" svg:height="20.522cm" xlink:href=".." xlink:type="simple" chart:class="chart:scatter" chart:style-name="ch1">
        <chart:legend chart:legend-position="end" svg:x="18.961cm" svg:y="8.468cm" style:legend-expansion="high" chart:style-name="ch2"/>
        <chart:plot-area chart:style-name="ch3" table:cell-range-address="tables.Q15:tables.Q59 tables.D1:tables.F1 tables.D15:tables.F59 tables.J1:tables.M1 tables.J15:tables.M59" chart:data-source-has-labels="row" svg:x="0.448cm" svg:y="6.717cm" svg:width="17.472cm" svg:height="13.392cm">
          <chartooo:coordinate-region svg:x="1.175cm" svg:y="6.916cm" svg:width="16.505cm" svg:height="12.5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les.E15:tables.E59" chart:label-cell-address="tables.E1:tables.E1" chart:class="chart:scatter">
            <chart:domain table:cell-range-address="tables.Q15:tables.Q59"/>
            <chart:data-point chart:repeated="45"/>
          </chart:series>
          <chart:series chart:style-name="ch7" chart:values-cell-range-address="tables.D15:tables.D59" chart:label-cell-address="tables.D1:tables.D1" chart:class="chart:scatter">
            <chart:data-point chart:repeated="45"/>
          </chart:series>
          <chart:series chart:style-name="ch8" chart:values-cell-range-address="tables.F15:tables.F59" chart:label-cell-address="tables.F1:tables.F1" chart:class="chart:scatter">
            <chart:data-point chart:repeated="45"/>
          </chart:series>
          <chart:series chart:style-name="ch9" chart:values-cell-range-address="tables.J15:tables.J59" chart:label-cell-address="tables.J1:tables.J1" chart:class="chart:scatter">
            <chart:data-point chart:repeated="45"/>
          </chart:series>
          <chart:series chart:style-name="ch10" chart:values-cell-range-address="tables.K15:tables.K59" chart:label-cell-address="tables.K1:tables.K1" chart:class="chart:scatter">
            <chart:data-point chart:repeated="45"/>
          </chart:series>
          <chart:series chart:style-name="ch11" chart:values-cell-range-address="tables.L15:tables.L59" chart:label-cell-address="tables.L1:tables.L1" chart:class="chart:scatter">
            <chart:data-point chart:repeated="45"/>
          </chart:series>
          <chart:series chart:style-name="ch12" chart:values-cell-range-address="tables.M15:tables.M59" chart:label-cell-address="tables.M1:tables.M1" chart:class="chart:scatter">
            <chart:data-point chart:repeated="4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 shrinkSeveral</text:p>
                <draw:g>
                  <svg:desc>tables.E1:tables.E1</svg:desc>
                </draw:g>
              </table:table-cell>
              <table:table-cell office:value-type="string">
                <text:p> shrinkSingle</text:p>
                <draw:g>
                  <svg:desc>tables.D1:tables.D1</svg:desc>
                </draw:g>
              </table:table-cell>
              <table:table-cell office:value-type="string">
                <text:p> Add new vertices</text:p>
                <draw:g>
                  <svg:desc>tables.F1:tables.F1</svg:desc>
                </draw:g>
              </table:table-cell>
              <table:table-cell office:value-type="string">
                <text:p> rayTracing</text:p>
                <draw:g>
                  <svg:desc>tables.J1:tables.J1</svg:desc>
                </draw:g>
              </table:table-cell>
              <table:table-cell office:value-type="string">
                <text:p> rayRetracing</text:p>
                <draw:g>
                  <svg:desc>tables.K1:tables.K1</svg:desc>
                </draw:g>
              </table:table-cell>
              <table:table-cell office:value-type="string">
                <text:p> growManifold</text:p>
                <draw:g>
                  <svg:desc>tables.L1:tables.L1</svg:desc>
                </draw:g>
              </table:table-cell>
              <table:table-cell office:value-type="string">
                <text:p> growManifoldSev</text:p>
                <draw:g>
                  <svg:desc>tables.M1:table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3">
                <text:p>1.63</text:p>
                <draw:g>
                  <svg:desc>tables.Q15:tables.Q59</svg:desc>
                </draw:g>
              </table:table-cell>
              <table:table-cell office:value-type="float" office:value="0.006537">
                <text:p>0.006537</text:p>
                <draw:g>
                  <svg:desc>tables.E15:tables.E59</svg:desc>
                </draw:g>
              </table:table-cell>
              <table:table-cell office:value-type="float" office:value="0.01124">
                <text:p>0.01124</text:p>
                <draw:g>
                  <svg:desc>tables.D15:tables.D59</svg:desc>
                </draw:g>
              </table:table-cell>
              <table:table-cell office:value-type="float" office:value="0.041465">
                <text:p>0.041465</text:p>
                <draw:g>
                  <svg:desc>tables.F15:tables.F59</svg:desc>
                </draw:g>
              </table:table-cell>
              <table:table-cell office:value-type="float" office:value="0.13929">
                <text:p>0.13929</text:p>
                <draw:g>
                  <svg:desc>tables.J15:tables.J59</svg:desc>
                </draw:g>
              </table:table-cell>
              <table:table-cell office:value-type="float" office:value="0">
                <text:p>0</text:p>
                <draw:g>
                  <svg:desc>tables.K15:tables.K59</svg:desc>
                </draw:g>
              </table:table-cell>
              <table:table-cell office:value-type="float" office:value="0.052801">
                <text:p>0.052801</text:p>
                <draw:g>
                  <svg:desc>tables.L15:tables.L59</svg:desc>
                </draw:g>
              </table:table-cell>
              <table:table-cell office:value-type="float" office:value="0.015023">
                <text:p>0.015023</text:p>
                <draw:g>
                  <svg:desc>tables.M15:tables.M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15">
                <text:p>1.215</text:p>
              </table:table-cell>
              <table:table-cell office:value-type="float" office:value="0.013323">
                <text:p>0.013323</text:p>
              </table:table-cell>
              <table:table-cell office:value-type="float" office:value="0.077202">
                <text:p>0.077202</text:p>
              </table:table-cell>
              <table:table-cell office:value-type="float" office:value="0.078729">
                <text:p>0.078729</text:p>
              </table:table-cell>
              <table:table-cell office:value-type="float" office:value="0.191326">
                <text:p>0.191326</text:p>
              </table:table-cell>
              <table:table-cell office:value-type="float" office:value="0.15807">
                <text:p>0.15807</text:p>
              </table:table-cell>
              <table:table-cell office:value-type="float" office:value="0.11064">
                <text:p>0.11064</text:p>
              </table:table-cell>
              <table:table-cell office:value-type="float" office:value="0.015985">
                <text:p>0.015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275">
                <text:p>1.3275</text:p>
              </table:table-cell>
              <table:table-cell office:value-type="float" office:value="0.023037">
                <text:p>0.023037</text:p>
              </table:table-cell>
              <table:table-cell office:value-type="float" office:value="0.200833">
                <text:p>0.200833</text:p>
              </table:table-cell>
              <table:table-cell office:value-type="float" office:value="0.100208">
                <text:p>0.100208</text:p>
              </table:table-cell>
              <table:table-cell office:value-type="float" office:value="0.180916">
                <text:p>0.180916</text:p>
              </table:table-cell>
              <table:table-cell office:value-type="float" office:value="0.122228">
                <text:p>0.122228</text:p>
              </table:table-cell>
              <table:table-cell office:value-type="float" office:value="0.15936">
                <text:p>0.15936</text:p>
              </table:table-cell>
              <table:table-cell office:value-type="float" office:value="0.019297">
                <text:p>0.019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625">
                <text:p>1.1625</text:p>
              </table:table-cell>
              <table:table-cell office:value-type="float" office:value="0.022574">
                <text:p>0.022574</text:p>
              </table:table-cell>
              <table:table-cell office:value-type="float" office:value="0.203209">
                <text:p>0.203209</text:p>
              </table:table-cell>
              <table:table-cell office:value-type="float" office:value="0.052035">
                <text:p>0.052035</text:p>
              </table:table-cell>
              <table:table-cell office:value-type="float" office:value="0.163405">
                <text:p>0.163405</text:p>
              </table:table-cell>
              <table:table-cell office:value-type="float" office:value="0.108135">
                <text:p>0.108135</text:p>
              </table:table-cell>
              <table:table-cell office:value-type="float" office:value="0.267355">
                <text:p>0.267355</text:p>
              </table:table-cell>
              <table:table-cell office:value-type="float" office:value="0.021494">
                <text:p>0.021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3">
                <text:p>1.13</text:p>
              </table:table-cell>
              <table:table-cell office:value-type="float" office:value="0.023312">
                <text:p>0.023312</text:p>
              </table:table-cell>
              <table:table-cell office:value-type="float" office:value="0.427923">
                <text:p>0.427923</text:p>
              </table:table-cell>
              <table:table-cell office:value-type="float" office:value="0.047385">
                <text:p>0.047385</text:p>
              </table:table-cell>
              <table:table-cell office:value-type="float" office:value="0.201938">
                <text:p>0.201938</text:p>
              </table:table-cell>
              <table:table-cell office:value-type="float" office:value="0.093002">
                <text:p>0.093002</text:p>
              </table:table-cell>
              <table:table-cell office:value-type="float" office:value="0.270282">
                <text:p>0.270282</text:p>
              </table:table-cell>
              <table:table-cell office:value-type="float" office:value="0.017749">
                <text:p>0.0177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3">
                <text:p>1.33</text:p>
              </table:table-cell>
              <table:table-cell office:value-type="float" office:value="0.067584">
                <text:p>0.067584</text:p>
              </table:table-cell>
              <table:table-cell office:value-type="float" office:value="0.318808">
                <text:p>0.318808</text:p>
              </table:table-cell>
              <table:table-cell office:value-type="float" office:value="0.063364">
                <text:p>0.063364</text:p>
              </table:table-cell>
              <table:table-cell office:value-type="float" office:value="0.213302">
                <text:p>0.213302</text:p>
              </table:table-cell>
              <table:table-cell office:value-type="float" office:value="0.104409">
                <text:p>0.104409</text:p>
              </table:table-cell>
              <table:table-cell office:value-type="float" office:value="0.321788">
                <text:p>0.321788</text:p>
              </table:table-cell>
              <table:table-cell office:value-type="float" office:value="0.023815">
                <text:p>0.023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1">
                <text:p>1.41</text:p>
              </table:table-cell>
              <table:table-cell office:value-type="float" office:value="0.08002">
                <text:p>0.08002</text:p>
              </table:table-cell>
              <table:table-cell office:value-type="float" office:value="0.420101">
                <text:p>0.420101</text:p>
              </table:table-cell>
              <table:table-cell office:value-type="float" office:value="0.085698">
                <text:p>0.085698</text:p>
              </table:table-cell>
              <table:table-cell office:value-type="float" office:value="0.32856">
                <text:p>0.32856</text:p>
              </table:table-cell>
              <table:table-cell office:value-type="float" office:value="0.178271">
                <text:p>0.178271</text:p>
              </table:table-cell>
              <table:table-cell office:value-type="float" office:value="0.545329">
                <text:p>0.545329</text:p>
              </table:table-cell>
              <table:table-cell office:value-type="float" office:value="0.038336">
                <text:p>0.0383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775">
                <text:p>1.4775</text:p>
              </table:table-cell>
              <table:table-cell office:value-type="float" office:value="0.070391">
                <text:p>0.070391</text:p>
              </table:table-cell>
              <table:table-cell office:value-type="float" office:value="0.321258">
                <text:p>0.321258</text:p>
              </table:table-cell>
              <table:table-cell office:value-type="float" office:value="0.076283">
                <text:p>0.076283</text:p>
              </table:table-cell>
              <table:table-cell office:value-type="float" office:value="0.26946">
                <text:p>0.26946</text:p>
              </table:table-cell>
              <table:table-cell office:value-type="float" office:value="0.12595">
                <text:p>0.12595</text:p>
              </table:table-cell>
              <table:table-cell office:value-type="float" office:value="0.300865">
                <text:p>0.300865</text:p>
              </table:table-cell>
              <table:table-cell office:value-type="float" office:value="0.036163">
                <text:p>0.036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4">
                <text:p>1.34</text:p>
              </table:table-cell>
              <table:table-cell office:value-type="float" office:value="0.112577">
                <text:p>0.112577</text:p>
              </table:table-cell>
              <table:table-cell office:value-type="float" office:value="0.520135">
                <text:p>0.520135</text:p>
              </table:table-cell>
              <table:table-cell office:value-type="float" office:value="0.093803">
                <text:p>0.093803</text:p>
              </table:table-cell>
              <table:table-cell office:value-type="float" office:value="0.347667">
                <text:p>0.347667</text:p>
              </table:table-cell>
              <table:table-cell office:value-type="float" office:value="0.179494">
                <text:p>0.179494</text:p>
              </table:table-cell>
              <table:table-cell office:value-type="float" office:value="0.365251">
                <text:p>0.365251</text:p>
              </table:table-cell>
              <table:table-cell office:value-type="float" office:value="0.035994">
                <text:p>0.0359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425">
                <text:p>1.4425</text:p>
              </table:table-cell>
              <table:table-cell office:value-type="float" office:value="0.084931">
                <text:p>0.084931</text:p>
              </table:table-cell>
              <table:table-cell office:value-type="float" office:value="0.484901">
                <text:p>0.484901</text:p>
              </table:table-cell>
              <table:table-cell office:value-type="float" office:value="0.108393">
                <text:p>0.108393</text:p>
              </table:table-cell>
              <table:table-cell office:value-type="float" office:value="0.310493">
                <text:p>0.310493</text:p>
              </table:table-cell>
              <table:table-cell office:value-type="float" office:value="0.20164">
                <text:p>0.20164</text:p>
              </table:table-cell>
              <table:table-cell office:value-type="float" office:value="0.428331">
                <text:p>0.428331</text:p>
              </table:table-cell>
              <table:table-cell office:value-type="float" office:value="0.036214">
                <text:p>0.0362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925">
                <text:p>1.5925</text:p>
              </table:table-cell>
              <table:table-cell office:value-type="float" office:value="0.081274">
                <text:p>0.081274</text:p>
              </table:table-cell>
              <table:table-cell office:value-type="float" office:value="0.466905">
                <text:p>0.466905</text:p>
              </table:table-cell>
              <table:table-cell office:value-type="float" office:value="0.085237">
                <text:p>0.085237</text:p>
              </table:table-cell>
              <table:table-cell office:value-type="float" office:value="0.236888">
                <text:p>0.236888</text:p>
              </table:table-cell>
              <table:table-cell office:value-type="float" office:value="0.179266">
                <text:p>0.179266</text:p>
              </table:table-cell>
              <table:table-cell office:value-type="float" office:value="0.412959">
                <text:p>0.412959</text:p>
              </table:table-cell>
              <table:table-cell office:value-type="float" office:value="0.040456">
                <text:p>0.040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6">
                <text:p>1.46</text:p>
              </table:table-cell>
              <table:table-cell office:value-type="float" office:value="0.103713">
                <text:p>0.103713</text:p>
              </table:table-cell>
              <table:table-cell office:value-type="float" office:value="0.486665">
                <text:p>0.486665</text:p>
              </table:table-cell>
              <table:table-cell office:value-type="float" office:value="0.062081">
                <text:p>0.062081</text:p>
              </table:table-cell>
              <table:table-cell office:value-type="float" office:value="0.126895">
                <text:p>0.126895</text:p>
              </table:table-cell>
              <table:table-cell office:value-type="float" office:value="0.084748">
                <text:p>0.084748</text:p>
              </table:table-cell>
              <table:table-cell office:value-type="float" office:value="0.485833">
                <text:p>0.485833</text:p>
              </table:table-cell>
              <table:table-cell office:value-type="float" office:value="0.026594">
                <text:p>0.0265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55">
                <text:p>1.255</text:p>
              </table:table-cell>
              <table:table-cell office:value-type="float" office:value="0.056483">
                <text:p>0.056483</text:p>
              </table:table-cell>
              <table:table-cell office:value-type="float" office:value="0.597166">
                <text:p>0.597166</text:p>
              </table:table-cell>
              <table:table-cell office:value-type="float" office:value="0.04834">
                <text:p>0.04834</text:p>
              </table:table-cell>
              <table:table-cell office:value-type="float" office:value="0.134986">
                <text:p>0.134986</text:p>
              </table:table-cell>
              <table:table-cell office:value-type="float" office:value="0.053638">
                <text:p>0.053638</text:p>
              </table:table-cell>
              <table:table-cell office:value-type="float" office:value="0.551032">
                <text:p>0.551032</text:p>
              </table:table-cell>
              <table:table-cell office:value-type="float" office:value="0.027699">
                <text:p>0.0276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925">
                <text:p>1.0925</text:p>
              </table:table-cell>
              <table:table-cell office:value-type="float" office:value="0.231423">
                <text:p>0.231423</text:p>
              </table:table-cell>
              <table:table-cell office:value-type="float" office:value="0.657204">
                <text:p>0.657204</text:p>
              </table:table-cell>
              <table:table-cell office:value-type="float" office:value="0.060158">
                <text:p>0.060158</text:p>
              </table:table-cell>
              <table:table-cell office:value-type="float" office:value="0.138096">
                <text:p>0.138096</text:p>
              </table:table-cell>
              <table:table-cell office:value-type="float" office:value="0.060377">
                <text:p>0.060377</text:p>
              </table:table-cell>
              <table:table-cell office:value-type="float" office:value="0.644604">
                <text:p>0.644604</text:p>
              </table:table-cell>
              <table:table-cell office:value-type="float" office:value="0.02713">
                <text:p>0.027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325">
                <text:p>1.5325</text:p>
              </table:table-cell>
              <table:table-cell office:value-type="float" office:value="0.123554">
                <text:p>0.123554</text:p>
              </table:table-cell>
              <table:table-cell office:value-type="float" office:value="0.361488">
                <text:p>0.361488</text:p>
              </table:table-cell>
              <table:table-cell office:value-type="float" office:value="0.081357">
                <text:p>0.081357</text:p>
              </table:table-cell>
              <table:table-cell office:value-type="float" office:value="0.193486">
                <text:p>0.193486</text:p>
              </table:table-cell>
              <table:table-cell office:value-type="float" office:value="0.103829">
                <text:p>0.103829</text:p>
              </table:table-cell>
              <table:table-cell office:value-type="float" office:value="0.381566">
                <text:p>0.381566</text:p>
              </table:table-cell>
              <table:table-cell office:value-type="float" office:value="0.077968">
                <text:p>0.077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85">
                <text:p>1.185</text:p>
              </table:table-cell>
              <table:table-cell office:value-type="float" office:value="0.049762">
                <text:p>0.049762</text:p>
              </table:table-cell>
              <table:table-cell office:value-type="float" office:value="0.384816">
                <text:p>0.384816</text:p>
              </table:table-cell>
              <table:table-cell office:value-type="float" office:value="0.054892">
                <text:p>0.054892</text:p>
              </table:table-cell>
              <table:table-cell office:value-type="float" office:value="0.154649">
                <text:p>0.154649</text:p>
              </table:table-cell>
              <table:table-cell office:value-type="float" office:value="0.093572">
                <text:p>0.093572</text:p>
              </table:table-cell>
              <table:table-cell office:value-type="float" office:value="0.398029">
                <text:p>0.398029</text:p>
              </table:table-cell>
              <table:table-cell office:value-type="float" office:value="0.074946">
                <text:p>0.0749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65">
                <text:p>1.165</text:p>
              </table:table-cell>
              <table:table-cell office:value-type="float" office:value="0.019084">
                <text:p>0.019084</text:p>
              </table:table-cell>
              <table:table-cell office:value-type="float" office:value="0.219199">
                <text:p>0.219199</text:p>
              </table:table-cell>
              <table:table-cell office:value-type="float" office:value="0.052102">
                <text:p>0.052102</text:p>
              </table:table-cell>
              <table:table-cell office:value-type="float" office:value="0.146485">
                <text:p>0.146485</text:p>
              </table:table-cell>
              <table:table-cell office:value-type="float" office:value="0.09097">
                <text:p>0.09097</text:p>
              </table:table-cell>
              <table:table-cell office:value-type="float" office:value="0.224307">
                <text:p>0.224307</text:p>
              </table:table-cell>
              <table:table-cell office:value-type="float" office:value="0.051201">
                <text:p>0.0512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425">
                <text:p>1.0425</text:p>
              </table:table-cell>
              <table:table-cell office:value-type="float" office:value="0.069146">
                <text:p>0.069146</text:p>
              </table:table-cell>
              <table:table-cell office:value-type="float" office:value="0.31555">
                <text:p>0.31555</text:p>
              </table:table-cell>
              <table:table-cell office:value-type="float" office:value="0.058148">
                <text:p>0.058148</text:p>
              </table:table-cell>
              <table:table-cell office:value-type="float" office:value="0.150585">
                <text:p>0.150585</text:p>
              </table:table-cell>
              <table:table-cell office:value-type="float" office:value="0.117902">
                <text:p>0.117902</text:p>
              </table:table-cell>
              <table:table-cell office:value-type="float" office:value="0.280324">
                <text:p>0.280324</text:p>
              </table:table-cell>
              <table:table-cell office:value-type="float" office:value="0.061575">
                <text:p>0.0615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25">
                <text:p>1.425</text:p>
              </table:table-cell>
              <table:table-cell office:value-type="float" office:value="0.121931">
                <text:p>0.121931</text:p>
              </table:table-cell>
              <table:table-cell office:value-type="float" office:value="0.384038">
                <text:p>0.384038</text:p>
              </table:table-cell>
              <table:table-cell office:value-type="float" office:value="0.096989">
                <text:p>0.096989</text:p>
              </table:table-cell>
              <table:table-cell office:value-type="float" office:value="0.229704">
                <text:p>0.229704</text:p>
              </table:table-cell>
              <table:table-cell office:value-type="float" office:value="0.222505">
                <text:p>0.222505</text:p>
              </table:table-cell>
              <table:table-cell office:value-type="float" office:value="0.351675">
                <text:p>0.351675</text:p>
              </table:table-cell>
              <table:table-cell office:value-type="float" office:value="0.079184">
                <text:p>0.0791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975">
                <text:p>1.2975</text:p>
              </table:table-cell>
              <table:table-cell office:value-type="float" office:value="0.152685">
                <text:p>0.152685</text:p>
              </table:table-cell>
              <table:table-cell office:value-type="float" office:value="0.45105">
                <text:p>0.45105</text:p>
              </table:table-cell>
              <table:table-cell office:value-type="float" office:value="0.076678">
                <text:p>0.076678</text:p>
              </table:table-cell>
              <table:table-cell office:value-type="float" office:value="0.139931">
                <text:p>0.139931</text:p>
              </table:table-cell>
              <table:table-cell office:value-type="float" office:value="0.101513">
                <text:p>0.101513</text:p>
              </table:table-cell>
              <table:table-cell office:value-type="float" office:value="0.428634">
                <text:p>0.428634</text:p>
              </table:table-cell>
              <table:table-cell office:value-type="float" office:value="0.097382">
                <text:p>0.0973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775">
                <text:p>1.2775</text:p>
              </table:table-cell>
              <table:table-cell office:value-type="float" office:value="0.183469">
                <text:p>0.183469</text:p>
              </table:table-cell>
              <table:table-cell office:value-type="float" office:value="0.532059">
                <text:p>0.532059</text:p>
              </table:table-cell>
              <table:table-cell office:value-type="float" office:value="0.054025">
                <text:p>0.054025</text:p>
              </table:table-cell>
              <table:table-cell office:value-type="float" office:value="0.162089">
                <text:p>0.162089</text:p>
              </table:table-cell>
              <table:table-cell office:value-type="float" office:value="0.0648">
                <text:p>0.0648</text:p>
              </table:table-cell>
              <table:table-cell office:value-type="float" office:value="0.478913">
                <text:p>0.478913</text:p>
              </table:table-cell>
              <table:table-cell office:value-type="float" office:value="0.108447">
                <text:p>0.1084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875">
                <text:p>1.1875</text:p>
              </table:table-cell>
              <table:table-cell office:value-type="float" office:value="0.259621">
                <text:p>0.259621</text:p>
              </table:table-cell>
              <table:table-cell office:value-type="float" office:value="0.645781">
                <text:p>0.645781</text:p>
              </table:table-cell>
              <table:table-cell office:value-type="float" office:value="0.04747">
                <text:p>0.04747</text:p>
              </table:table-cell>
              <table:table-cell office:value-type="float" office:value="0.205309">
                <text:p>0.205309</text:p>
              </table:table-cell>
              <table:table-cell office:value-type="float" office:value="0.080226">
                <text:p>0.080226</text:p>
              </table:table-cell>
              <table:table-cell office:value-type="float" office:value="0.51159">
                <text:p>0.51159</text:p>
              </table:table-cell>
              <table:table-cell office:value-type="float" office:value="0.047813">
                <text:p>0.0478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">
                <text:p>1.5</text:p>
              </table:table-cell>
              <table:table-cell office:value-type="float" office:value="0.076081">
                <text:p>0.076081</text:p>
              </table:table-cell>
              <table:table-cell office:value-type="float" office:value="0.275522">
                <text:p>0.275522</text:p>
              </table:table-cell>
              <table:table-cell office:value-type="float" office:value="0.072398">
                <text:p>0.072398</text:p>
              </table:table-cell>
              <table:table-cell office:value-type="float" office:value="0.269032">
                <text:p>0.269032</text:p>
              </table:table-cell>
              <table:table-cell office:value-type="float" office:value="0.092212">
                <text:p>0.092212</text:p>
              </table:table-cell>
              <table:table-cell office:value-type="float" office:value="0.28001">
                <text:p>0.28001</text:p>
              </table:table-cell>
              <table:table-cell office:value-type="float" office:value="0.051829">
                <text:p>0.0518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075">
                <text:p>1.5075</text:p>
              </table:table-cell>
              <table:table-cell office:value-type="float" office:value="0.080843">
                <text:p>0.080843</text:p>
              </table:table-cell>
              <table:table-cell office:value-type="float" office:value="0.327658">
                <text:p>0.327658</text:p>
              </table:table-cell>
              <table:table-cell office:value-type="float" office:value="0.088774">
                <text:p>0.088774</text:p>
              </table:table-cell>
              <table:table-cell office:value-type="float" office:value="0.252577">
                <text:p>0.252577</text:p>
              </table:table-cell>
              <table:table-cell office:value-type="float" office:value="0.130213">
                <text:p>0.130213</text:p>
              </table:table-cell>
              <table:table-cell office:value-type="float" office:value="0.330222">
                <text:p>0.330222</text:p>
              </table:table-cell>
              <table:table-cell office:value-type="float" office:value="0.03956">
                <text:p>0.039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8">
                <text:p>1.28</text:p>
              </table:table-cell>
              <table:table-cell office:value-type="float" office:value="0.049567">
                <text:p>0.049567</text:p>
              </table:table-cell>
              <table:table-cell office:value-type="float" office:value="0.255569">
                <text:p>0.255569</text:p>
              </table:table-cell>
              <table:table-cell office:value-type="float" office:value="0.082639">
                <text:p>0.082639</text:p>
              </table:table-cell>
              <table:table-cell office:value-type="float" office:value="0.233404">
                <text:p>0.233404</text:p>
              </table:table-cell>
              <table:table-cell office:value-type="float" office:value="0.187322">
                <text:p>0.187322</text:p>
              </table:table-cell>
              <table:table-cell office:value-type="float" office:value="0.262313">
                <text:p>0.262313</text:p>
              </table:table-cell>
              <table:table-cell office:value-type="float" office:value="0.092098">
                <text:p>0.0920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3">
                <text:p>1.43</text:p>
              </table:table-cell>
              <table:table-cell office:value-type="float" office:value="0.061504">
                <text:p>0.061504</text:p>
              </table:table-cell>
              <table:table-cell office:value-type="float" office:value="0.310217">
                <text:p>0.310217</text:p>
              </table:table-cell>
              <table:table-cell office:value-type="float" office:value="0.057486">
                <text:p>0.057486</text:p>
              </table:table-cell>
              <table:table-cell office:value-type="float" office:value="0.204005">
                <text:p>0.204005</text:p>
              </table:table-cell>
              <table:table-cell office:value-type="float" office:value="0.102186">
                <text:p>0.102186</text:p>
              </table:table-cell>
              <table:table-cell office:value-type="float" office:value="0.335473">
                <text:p>0.335473</text:p>
              </table:table-cell>
              <table:table-cell office:value-type="float" office:value="0.10388">
                <text:p>0.103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275">
                <text:p>1.4275</text:p>
              </table:table-cell>
              <table:table-cell office:value-type="float" office:value="0.06609">
                <text:p>0.06609</text:p>
              </table:table-cell>
              <table:table-cell office:value-type="float" office:value="0.323888">
                <text:p>0.323888</text:p>
              </table:table-cell>
              <table:table-cell office:value-type="float" office:value="0.063264">
                <text:p>0.063264</text:p>
              </table:table-cell>
              <table:table-cell office:value-type="float" office:value="0.230836">
                <text:p>0.230836</text:p>
              </table:table-cell>
              <table:table-cell office:value-type="float" office:value="0.110321">
                <text:p>0.110321</text:p>
              </table:table-cell>
              <table:table-cell office:value-type="float" office:value="0.31163">
                <text:p>0.31163</text:p>
              </table:table-cell>
              <table:table-cell office:value-type="float" office:value="0.154022">
                <text:p>0.1540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4">
                <text:p>1.64</text:p>
              </table:table-cell>
              <table:table-cell office:value-type="float" office:value="0.078855">
                <text:p>0.078855</text:p>
              </table:table-cell>
              <table:table-cell office:value-type="float" office:value="0.408824">
                <text:p>0.408824</text:p>
              </table:table-cell>
              <table:table-cell office:value-type="float" office:value="0.077218">
                <text:p>0.077218</text:p>
              </table:table-cell>
              <table:table-cell office:value-type="float" office:value="0.263429">
                <text:p>0.263429</text:p>
              </table:table-cell>
              <table:table-cell office:value-type="float" office:value="0.111132">
                <text:p>0.111132</text:p>
              </table:table-cell>
              <table:table-cell office:value-type="float" office:value="0.375534">
                <text:p>0.375534</text:p>
              </table:table-cell>
              <table:table-cell office:value-type="float" office:value="0.20408">
                <text:p>0.204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875">
                <text:p>1.4875</text:p>
              </table:table-cell>
              <table:table-cell office:value-type="float" office:value="0.060674">
                <text:p>0.060674</text:p>
              </table:table-cell>
              <table:table-cell office:value-type="float" office:value="0.326898">
                <text:p>0.326898</text:p>
              </table:table-cell>
              <table:table-cell office:value-type="float" office:value="0.056695">
                <text:p>0.056695</text:p>
              </table:table-cell>
              <table:table-cell office:value-type="float" office:value="0.162267">
                <text:p>0.162267</text:p>
              </table:table-cell>
              <table:table-cell office:value-type="float" office:value="0.089265">
                <text:p>0.089265</text:p>
              </table:table-cell>
              <table:table-cell office:value-type="float" office:value="0.341351">
                <text:p>0.341351</text:p>
              </table:table-cell>
              <table:table-cell office:value-type="float" office:value="0.311064">
                <text:p>0.3110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875">
                <text:p>1.3875</text:p>
              </table:table-cell>
              <table:table-cell office:value-type="float" office:value="0.054811">
                <text:p>0.054811</text:p>
              </table:table-cell>
              <table:table-cell office:value-type="float" office:value="0.51038">
                <text:p>0.51038</text:p>
              </table:table-cell>
              <table:table-cell office:value-type="float" office:value="0.05471">
                <text:p>0.05471</text:p>
              </table:table-cell>
              <table:table-cell office:value-type="float" office:value="0.225725">
                <text:p>0.225725</text:p>
              </table:table-cell>
              <table:table-cell office:value-type="float" office:value="0.073496">
                <text:p>0.073496</text:p>
              </table:table-cell>
              <table:table-cell office:value-type="float" office:value="0.335741">
                <text:p>0.335741</text:p>
              </table:table-cell>
              <table:table-cell office:value-type="float" office:value="0.071565">
                <text:p>0.0715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05">
                <text:p>1.605</text:p>
              </table:table-cell>
              <table:table-cell office:value-type="float" office:value="0.034262">
                <text:p>0.034262</text:p>
              </table:table-cell>
              <table:table-cell office:value-type="float" office:value="0.292771">
                <text:p>0.292771</text:p>
              </table:table-cell>
              <table:table-cell office:value-type="float" office:value="0.074641">
                <text:p>0.074641</text:p>
              </table:table-cell>
              <table:table-cell office:value-type="float" office:value="0.250198">
                <text:p>0.250198</text:p>
              </table:table-cell>
              <table:table-cell office:value-type="float" office:value="0.120312">
                <text:p>0.120312</text:p>
              </table:table-cell>
              <table:table-cell office:value-type="float" office:value="0.284803">
                <text:p>0.284803</text:p>
              </table:table-cell>
              <table:table-cell office:value-type="float" office:value="0.19905">
                <text:p>0.199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625">
                <text:p>1.5625</text:p>
              </table:table-cell>
              <table:table-cell office:value-type="float" office:value="0.046301">
                <text:p>0.046301</text:p>
              </table:table-cell>
              <table:table-cell office:value-type="float" office:value="0.410104">
                <text:p>0.410104</text:p>
              </table:table-cell>
              <table:table-cell office:value-type="float" office:value="0.076377">
                <text:p>0.076377</text:p>
              </table:table-cell>
              <table:table-cell office:value-type="float" office:value="0.208924">
                <text:p>0.208924</text:p>
              </table:table-cell>
              <table:table-cell office:value-type="float" office:value="0.171462">
                <text:p>0.171462</text:p>
              </table:table-cell>
              <table:table-cell office:value-type="float" office:value="0.333999">
                <text:p>0.333999</text:p>
              </table:table-cell>
              <table:table-cell office:value-type="float" office:value="0.034471">
                <text:p>0.0344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925">
                <text:p>1.4925</text:p>
              </table:table-cell>
              <table:table-cell office:value-type="float" office:value="0.054635">
                <text:p>0.054635</text:p>
              </table:table-cell>
              <table:table-cell office:value-type="float" office:value="0.298796">
                <text:p>0.298796</text:p>
              </table:table-cell>
              <table:table-cell office:value-type="float" office:value="0.059562">
                <text:p>0.059562</text:p>
              </table:table-cell>
              <table:table-cell office:value-type="float" office:value="0.19722">
                <text:p>0.19722</text:p>
              </table:table-cell>
              <table:table-cell office:value-type="float" office:value="0.091613">
                <text:p>0.091613</text:p>
              </table:table-cell>
              <table:table-cell office:value-type="float" office:value="0.319039">
                <text:p>0.319039</text:p>
              </table:table-cell>
              <table:table-cell office:value-type="float" office:value="0.034532">
                <text:p>0.0345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575">
                <text:p>1.3575</text:p>
              </table:table-cell>
              <table:table-cell office:value-type="float" office:value="0.045763">
                <text:p>0.045763</text:p>
              </table:table-cell>
              <table:table-cell office:value-type="float" office:value="0.407194">
                <text:p>0.407194</text:p>
              </table:table-cell>
              <table:table-cell office:value-type="float" office:value="0.071915">
                <text:p>0.071915</text:p>
              </table:table-cell>
              <table:table-cell office:value-type="float" office:value="0.328024">
                <text:p>0.328024</text:p>
              </table:table-cell>
              <table:table-cell office:value-type="float" office:value="0.106053">
                <text:p>0.106053</text:p>
              </table:table-cell>
              <table:table-cell office:value-type="float" office:value="0.387466">
                <text:p>0.387466</text:p>
              </table:table-cell>
              <table:table-cell office:value-type="float" office:value="0.035407">
                <text:p>0.0354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325">
                <text:p>1.6325</text:p>
              </table:table-cell>
              <table:table-cell office:value-type="float" office:value="0.054675">
                <text:p>0.054675</text:p>
              </table:table-cell>
              <table:table-cell office:value-type="float" office:value="0.33202">
                <text:p>0.33202</text:p>
              </table:table-cell>
              <table:table-cell office:value-type="float" office:value="0.08727">
                <text:p>0.08727</text:p>
              </table:table-cell>
              <table:table-cell office:value-type="float" office:value="0.255637">
                <text:p>0.255637</text:p>
              </table:table-cell>
              <table:table-cell office:value-type="float" office:value="0.184436">
                <text:p>0.184436</text:p>
              </table:table-cell>
              <table:table-cell office:value-type="float" office:value="0.378289">
                <text:p>0.378289</text:p>
              </table:table-cell>
              <table:table-cell office:value-type="float" office:value="0.03475">
                <text:p>0.034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425">
                <text:p>1.3425</text:p>
              </table:table-cell>
              <table:table-cell office:value-type="float" office:value="0.094072">
                <text:p>0.094072</text:p>
              </table:table-cell>
              <table:table-cell office:value-type="float" office:value="0.664159">
                <text:p>0.664159</text:p>
              </table:table-cell>
              <table:table-cell office:value-type="float" office:value="0.06894">
                <text:p>0.06894</text:p>
              </table:table-cell>
              <table:table-cell office:value-type="float" office:value="0.144196">
                <text:p>0.144196</text:p>
              </table:table-cell>
              <table:table-cell office:value-type="float" office:value="0.080976">
                <text:p>0.080976</text:p>
              </table:table-cell>
              <table:table-cell office:value-type="float" office:value="0.528815">
                <text:p>0.528815</text:p>
              </table:table-cell>
              <table:table-cell office:value-type="float" office:value="0.031448">
                <text:p>0.0314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725">
                <text:p>1.1725</text:p>
              </table:table-cell>
              <table:table-cell office:value-type="float" office:value="0.158715">
                <text:p>0.158715</text:p>
              </table:table-cell>
              <table:table-cell office:value-type="float" office:value="0.739331">
                <text:p>0.739331</text:p>
              </table:table-cell>
              <table:table-cell office:value-type="float" office:value="0.061518">
                <text:p>0.061518</text:p>
              </table:table-cell>
              <table:table-cell office:value-type="float" office:value="0.130214">
                <text:p>0.130214</text:p>
              </table:table-cell>
              <table:table-cell office:value-type="float" office:value="0.070582">
                <text:p>0.070582</text:p>
              </table:table-cell>
              <table:table-cell office:value-type="float" office:value="0.586517">
                <text:p>0.586517</text:p>
              </table:table-cell>
              <table:table-cell office:value-type="float" office:value="0.036941">
                <text:p>0.0369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225">
                <text:p>1.2225</text:p>
              </table:table-cell>
              <table:table-cell office:value-type="float" office:value="0.162468">
                <text:p>0.162468</text:p>
              </table:table-cell>
              <table:table-cell office:value-type="float" office:value="0.570701">
                <text:p>0.570701</text:p>
              </table:table-cell>
              <table:table-cell office:value-type="float" office:value="0.075796">
                <text:p>0.075796</text:p>
              </table:table-cell>
              <table:table-cell office:value-type="float" office:value="0.133312">
                <text:p>0.133312</text:p>
              </table:table-cell>
              <table:table-cell office:value-type="float" office:value="0.105578">
                <text:p>0.105578</text:p>
              </table:table-cell>
              <table:table-cell office:value-type="float" office:value="0.34219">
                <text:p>0.34219</text:p>
              </table:table-cell>
              <table:table-cell office:value-type="float" office:value="0.060707">
                <text:p>0.0607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725">
                <text:p>1.2725</text:p>
              </table:table-cell>
              <table:table-cell office:value-type="float" office:value="0.099883">
                <text:p>0.099883</text:p>
              </table:table-cell>
              <table:table-cell office:value-type="float" office:value="0.452234">
                <text:p>0.452234</text:p>
              </table:table-cell>
              <table:table-cell office:value-type="float" office:value="0.079154">
                <text:p>0.079154</text:p>
              </table:table-cell>
              <table:table-cell office:value-type="float" office:value="0.126031">
                <text:p>0.126031</text:p>
              </table:table-cell>
              <table:table-cell office:value-type="float" office:value="0.133742">
                <text:p>0.133742</text:p>
              </table:table-cell>
              <table:table-cell office:value-type="float" office:value="0.355573">
                <text:p>0.355573</text:p>
              </table:table-cell>
              <table:table-cell office:value-type="float" office:value="0.044435">
                <text:p>0.0444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">
                <text:p>0.96</text:p>
              </table:table-cell>
              <table:table-cell office:value-type="float" office:value="0.029727">
                <text:p>0.029727</text:p>
              </table:table-cell>
              <table:table-cell office:value-type="float" office:value="0.278094">
                <text:p>0.278094</text:p>
              </table:table-cell>
              <table:table-cell office:value-type="float" office:value="0.05537">
                <text:p>0.05537</text:p>
              </table:table-cell>
              <table:table-cell office:value-type="float" office:value="0.12647">
                <text:p>0.12647</text:p>
              </table:table-cell>
              <table:table-cell office:value-type="float" office:value="0.099378">
                <text:p>0.099378</text:p>
              </table:table-cell>
              <table:table-cell office:value-type="float" office:value="0.225524">
                <text:p>0.225524</text:p>
              </table:table-cell>
              <table:table-cell office:value-type="float" office:value="0.136338">
                <text:p>0.1363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7">
                <text:p>1.17</text:p>
              </table:table-cell>
              <table:table-cell office:value-type="float" office:value="0.036099">
                <text:p>0.036099</text:p>
              </table:table-cell>
              <table:table-cell office:value-type="float" office:value="0.334402">
                <text:p>0.334402</text:p>
              </table:table-cell>
              <table:table-cell office:value-type="float" office:value="0.063309">
                <text:p>0.063309</text:p>
              </table:table-cell>
              <table:table-cell office:value-type="float" office:value="0.167397">
                <text:p>0.167397</text:p>
              </table:table-cell>
              <table:table-cell office:value-type="float" office:value="0.110238">
                <text:p>0.110238</text:p>
              </table:table-cell>
              <table:table-cell office:value-type="float" office:value="0.346702">
                <text:p>0.346702</text:p>
              </table:table-cell>
              <table:table-cell office:value-type="float" office:value="0.104395">
                <text:p>0.1043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775">
                <text:p>1.1775</text:p>
              </table:table-cell>
              <table:table-cell office:value-type="float" office:value="0.070121">
                <text:p>0.070121</text:p>
              </table:table-cell>
              <table:table-cell office:value-type="float" office:value="0.408569">
                <text:p>0.408569</text:p>
              </table:table-cell>
              <table:table-cell office:value-type="float" office:value="0.072192">
                <text:p>0.072192</text:p>
              </table:table-cell>
              <table:table-cell office:value-type="float" office:value="0.143962">
                <text:p>0.143962</text:p>
              </table:table-cell>
              <table:table-cell office:value-type="float" office:value="0.115017">
                <text:p>0.115017</text:p>
              </table:table-cell>
              <table:table-cell office:value-type="float" office:value="0.297832">
                <text:p>0.297832</text:p>
              </table:table-cell>
              <table:table-cell office:value-type="float" office:value="0.106409">
                <text:p>0.1064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825">
                <text:p>1.0825</text:p>
              </table:table-cell>
              <table:table-cell office:value-type="float" office:value="0.046084">
                <text:p>0.046084</text:p>
              </table:table-cell>
              <table:table-cell office:value-type="float" office:value="0.340616">
                <text:p>0.340616</text:p>
              </table:table-cell>
              <table:table-cell office:value-type="float" office:value="0.081232">
                <text:p>0.081232</text:p>
              </table:table-cell>
              <table:table-cell office:value-type="float" office:value="0.20001">
                <text:p>0.20001</text:p>
              </table:table-cell>
              <table:table-cell office:value-type="float" office:value="0.184599">
                <text:p>0.184599</text:p>
              </table:table-cell>
              <table:table-cell office:value-type="float" office:value="0.297212">
                <text:p>0.297212</text:p>
              </table:table-cell>
              <table:table-cell office:value-type="float" office:value="0.026181">
                <text:p>0.0261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775">
                <text:p>1.3775</text:p>
              </table:table-cell>
              <table:table-cell office:value-type="float" office:value="0.040073">
                <text:p>0.040073</text:p>
              </table:table-cell>
              <table:table-cell office:value-type="float" office:value="0.455451">
                <text:p>0.455451</text:p>
              </table:table-cell>
              <table:table-cell office:value-type="float" office:value="0.084203">
                <text:p>0.084203</text:p>
              </table:table-cell>
              <table:table-cell office:value-type="float" office:value="0.270783">
                <text:p>0.270783</text:p>
              </table:table-cell>
              <table:table-cell office:value-type="float" office:value="0.179123">
                <text:p>0.179123</text:p>
              </table:table-cell>
              <table:table-cell office:value-type="float" office:value="0.359266">
                <text:p>0.359266</text:p>
              </table:table-cell>
              <table:table-cell office:value-type="float" office:value="0.035849">
                <text:p>0.0358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975">
                <text:p>1.2975</text:p>
              </table:table-cell>
              <table:table-cell office:value-type="float" office:value="0.107913">
                <text:p>0.107913</text:p>
              </table:table-cell>
              <table:table-cell office:value-type="float" office:value="0.495066">
                <text:p>0.495066</text:p>
              </table:table-cell>
              <table:table-cell office:value-type="float" office:value="0.093602">
                <text:p>0.093602</text:p>
              </table:table-cell>
              <table:table-cell office:value-type="float" office:value="0.184238">
                <text:p>0.184238</text:p>
              </table:table-cell>
              <table:table-cell office:value-type="float" office:value="0.160402">
                <text:p>0.160402</text:p>
              </table:table-cell>
              <table:table-cell office:value-type="float" office:value="0.43427">
                <text:p>0.43427</text:p>
              </table:table-cell>
              <table:table-cell office:value-type="float" office:value="0.047254">
                <text:p>0.0472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